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pt"/>
    </style:style>
    <style:style style:name="co2" style:family="table-column">
      <style:table-column-properties fo:break-before="auto" style:column-width="44.79pt"/>
    </style:style>
    <style:style style:name="co3" style:family="table-column">
      <style:table-column-properties fo:break-before="auto" style:column-width="22.11pt"/>
    </style:style>
    <style:style style:name="co4" style:family="table-column">
      <style:table-column-properties fo:break-before="auto" style:column-width="37.76pt"/>
    </style:style>
    <style:style style:name="co5" style:family="table-column">
      <style:table-column-properties fo:break-before="auto" style:column-width="62.05pt"/>
    </style:style>
    <style:style style:name="co6" style:family="table-column">
      <style:table-column-properties fo:break-before="auto" style:column-width="56.55pt"/>
    </style:style>
    <style:style style:name="co7" style:family="table-column">
      <style:table-column-properties fo:break-before="auto" style:column-width="51.11pt"/>
    </style:style>
    <style:style style:name="co8" style:family="table-column">
      <style:table-column-properties fo:break-before="auto" style:column-width="65.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border="0.06pt solid #000000"/>
    </style:style>
    <style:style style:name="ce2" style:family="table-cell" style:parent-style-name="Default">
      <style:table-cell-properties fo:background-color="#ffcccc" fo:border="0.06pt solid #000000"/>
    </style:style>
    <style:style style:name="ce3" style:family="table-cell" style:parent-style-name="Default">
      <style:table-cell-properties fo:background-color="#ffffcc"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Exp005_full_RECORDweigh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Default"/>
        <table:table-row table:style-name="ro1">
          <table:table-cell table:style-name="Default" office:value-type="string" calcext:value-type="string">
            <text:p>labels</text:p>
          </table:table-cell>
          <table:table-cell table:style-name="Default" office:value-type="string" calcext:value-type="string">
            <text:p>EH_ID</text:p>
          </table:table-cell>
          <table:table-cell table:style-name="Default" office:value-type="string" calcext:value-type="string">
            <text:p>dpi</text:p>
          </table:table-cell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weight_dpi0</text:p>
          </table:table-cell>
          <table:table-cell table:style-name="Default" office:value-type="string" calcext:value-type="string">
            <text:p>weightloss</text:p>
          </table:table-cell>
          <table:table-cell table:style-name="Default" office:value-type="string" calcext:value-type="string">
            <text:p>fecweight</text:p>
          </table:table-cell>
          <table:table-cell table:style-name="Default" office:value-type="string" calcext:value-type="string">
            <text:p>Expe</text:p>
          </table:table-cell>
          <table:table-cell office:value-type="string" calcext:value-type="string">
            <text:p>Eimeri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D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8.93" calcext:value-type="float">
            <text:p>18.93</text:p>
          </table:table-cell>
          <table:table-cell table:style-name="ce1" table:formula="of:=([.E2]-[.D2])/[.E2]*100" office:value-type="float" office:value="0" calcext:value-type="float">
            <text:p>0</text:p>
          </table:table-cell>
          <table:table-cell table:style-name="ce1" office:value-type="float" office:value="2.31" calcext:value-type="float">
            <text:p>2.3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X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4.1" calcext:value-type="float">
            <text:p>24.1</text:p>
          </table:table-cell>
          <table:table-cell table:style-name="ce1" table:formula="of:=([.E3]-[.D3])/[.E3]*100" office:value-type="float" office:value="0" calcext:value-type="float">
            <text:p>0</text:p>
          </table:table-cell>
          <table:table-cell table:style-name="ce1" office:value-type="float" office:value="1.51" calcext:value-type="float">
            <text:p>1.5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WY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5" calcext:value-type="float">
            <text:p>17.5</text:p>
          </table:table-cell>
          <table:table-cell table:style-name="ce1" table:formula="of:=([.E4]-[.D4])/[.E4]*100" office:value-type="float" office:value="0" calcext:value-type="float">
            <text:p>0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T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94" calcext:value-type="float">
            <text:p>16.94</text:p>
          </table:table-cell>
          <table:table-cell table:style-name="ce1" table:formula="of:=([.E5]-[.D5])/[.E5]*100" office:value-type="float" office:value="0" calcext:value-type="float">
            <text:p>0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K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08" calcext:value-type="float">
            <text:p>17.08</text:p>
          </table:table-cell>
          <table:table-cell table:style-name="ce1" table:formula="of:=([.E6]-[.D6])/[.E6]*100" office:value-type="float" office:value="0" calcext:value-type="float">
            <text:p>0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X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2.8" calcext:value-type="float">
            <text:p>22.8</text:p>
          </table:table-cell>
          <table:table-cell table:style-name="ce1" table:formula="of:=([.E7]-[.D7])/[.E7]*100" office:value-type="float" office:value="0" calcext:value-type="float">
            <text:p>0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G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1" calcext:value-type="float">
            <text:p>20.1</text:p>
          </table:table-cell>
          <table:table-cell table:style-name="ce1" table:formula="of:=([.E8]-[.D8])/[.E8]*100" office:value-type="float" office:value="0" calcext:value-type="float">
            <text:p>0</text:p>
          </table:table-cell>
          <table:table-cell table:style-name="ce1" office:value-type="float" office:value="1.19" calcext:value-type="float">
            <text:p>1.1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PV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8.1" calcext:value-type="float">
            <text:p>18.1</text:p>
          </table:table-cell>
          <table:table-cell table:style-name="ce1" table:formula="of:=([.E9]-[.D9])/[.E9]*100" office:value-type="float" office:value="0" calcext:value-type="float">
            <text:p>0</text:p>
          </table:table-cell>
          <table:table-cell table:style-name="ce1" office:value-type="float" office:value="1.27" calcext:value-type="float">
            <text:p>1.2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S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71" calcext:value-type="float">
            <text:p>16.71</text:p>
          </table:table-cell>
          <table:table-cell table:style-name="ce1" table:formula="of:=([.E10]-[.D10])/[.E10]*100" office:value-type="float" office:value="0" calcext:value-type="float">
            <text:p>0</text:p>
          </table:table-cell>
          <table:table-cell table:style-name="ce1" office:value-type="float" office:value="1.24" calcext:value-type="float">
            <text:p>1.2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W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6" calcext:value-type="float">
            <text:p>20.6</text:p>
          </table:table-cell>
          <table:table-cell table:style-name="ce1" table:formula="of:=([.E11]-[.D11])/[.E11]*100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JW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03" calcext:value-type="float">
            <text:p>17.03</text:p>
          </table:table-cell>
          <table:table-cell table:style-name="ce1" table:formula="of:=([.E12]-[.D12])/[.E12]*100" office:value-type="float" office:value="0" calcext:value-type="float">
            <text:p>0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X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.55" calcext:value-type="float">
            <text:p>15.55</text:p>
          </table:table-cell>
          <table:table-cell table:style-name="ce1" table:formula="of:=([.E13]-[.D13])/[.E13]*100" office:value-type="float" office:value="0" calcext:value-type="float">
            <text:p>0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X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1.97" calcext:value-type="float">
            <text:p>21.97</text:p>
          </table:table-cell>
          <table:table-cell table:style-name="ce1" table:formula="of:=([.E14]-[.D14])/[.E14]*100" office:value-type="float" office:value="0" calcext:value-type="float">
            <text:p>0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UX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1.06" calcext:value-type="float">
            <text:p>21.06</text:p>
          </table:table-cell>
          <table:table-cell table:style-name="ce1" table:formula="of:=([.E15]-[.D15])/[.E15]*100" office:value-type="float" office:value="0" calcext:value-type="float">
            <text:p>0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UW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4" calcext:value-type="float">
            <text:p>16.4</text:p>
          </table:table-cell>
          <table:table-cell table:style-name="ce1" table:formula="of:=([.E16]-[.D16])/[.E16]*100" office:value-type="float" office:value="0" calcext:value-type="float">
            <text:p>0</text:p>
          </table:table-cell>
          <table:table-cell table:style-name="ce1" office:value-type="float" office:value="1.39" calcext:value-type="float">
            <text:p>1.3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NU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37" calcext:value-type="float">
            <text:p>20.37</text:p>
          </table:table-cell>
          <table:table-cell table:style-name="ce1" table:formula="of:=([.E17]-[.D17])/[.E17]*100" office:value-type="float" office:value="0" calcext:value-type="float">
            <text:p>0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PY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88" calcext:value-type="float">
            <text:p>16.88</text:p>
          </table:table-cell>
          <table:table-cell table:style-name="ce1" table:formula="of:=([.E18]-[.D18])/[.E18]*100" office:value-type="float" office:value="0" calcext:value-type="float">
            <text:p>0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PW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2.5" calcext:value-type="float">
            <text:p>22.5</text:p>
          </table:table-cell>
          <table:table-cell table:style-name="ce1" table:formula="of:=([.E19]-[.D19])/[.E19]*100" office:value-type="float" office:value="0" calcext:value-type="float">
            <text:p>0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XZ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1.35" calcext:value-type="float">
            <text:p>21.35</text:p>
          </table:table-cell>
          <table:table-cell table:style-name="ce1" table:formula="of:=([.E20]-[.D20])/[.E20]*100" office:value-type="float" office:value="0" calcext:value-type="float">
            <text:p>0</text:p>
          </table:table-cell>
          <table:table-cell table:style-name="ce1" office:value-type="float" office:value="2.49" calcext:value-type="float">
            <text:p>2.4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NS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65" calcext:value-type="float">
            <text:p>17.65</text:p>
          </table:table-cell>
          <table:table-cell table:style-name="ce1" table:formula="of:=([.E21]-[.D21])/[.E21]*100" office:value-type="float" office:value="0" calcext:value-type="float">
            <text:p>0</text:p>
          </table:table-cell>
          <table:table-cell table:style-name="ce1" office:value-type="float" office:value="2.01" calcext:value-type="float">
            <text:p>2.0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HN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6.85" calcext:value-type="float">
            <text:p>26.85</text:p>
          </table:table-cell>
          <table:table-cell table:style-name="ce1" table:formula="of:=([.E22]-[.D22])/[.E22]*100" office:value-type="float" office:value="0" calcext:value-type="float">
            <text:p>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FT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2.32" calcext:value-type="float">
            <text:p>22.32</text:p>
          </table:table-cell>
          <table:table-cell table:style-name="ce1" table:formula="of:=([.E23]-[.D23])/[.E23]*100" office:value-type="float" office:value="0" calcext:value-type="float">
            <text:p>0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UX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1.75" calcext:value-type="float">
            <text:p>21.75</text:p>
          </table:table-cell>
          <table:table-cell table:style-name="ce1" table:formula="of:=([.E24]-[.D24])/[.E24]*100" office:value-type="float" office:value="0" calcext:value-type="float">
            <text:p>0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PW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68" calcext:value-type="float">
            <text:p>17.68</text:p>
          </table:table-cell>
          <table:table-cell table:style-name="ce1" table:formula="of:=([.E25]-[.D25])/[.E25]*100" office:value-type="float" office:value="0" calcext:value-type="float">
            <text:p>0</text:p>
          </table:table-cell>
          <table:table-cell table:style-name="ce1" office:value-type="float" office:value="1.49" calcext:value-type="float">
            <text:p>1.4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O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26" calcext:value-type="float">
            <text:p>20.26</text:p>
          </table:table-cell>
          <table:table-cell table:style-name="ce1" table:formula="of:=([.E26]-[.D26])/[.E26]*100" office:value-type="float" office:value="0" calcext:value-type="float">
            <text:p>0</text:p>
          </table:table-cell>
          <table:table-cell table:style-name="ce1" office:value-type="float" office:value="1.48" calcext:value-type="float">
            <text:p>1.4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QS</text:p>
          </table:table-cell>
          <table:table-cell table:style-name="ce3" office:value-type="string" calcext:value-type="string">
            <text:p>LM0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.79" calcext:value-type="float">
            <text:p>19.79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27]-[.D27])/[.E27]*100" office:value-type="float" office:value="-4.54305335446381" calcext:value-type="float">
            <text:p>-4.5430533544638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TY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.7" calcext:value-type="float">
            <text:p>23.7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28]-[.D28])/[.E28]*100" office:value-type="float" office:value="1.65975103734441" calcext:value-type="float">
            <text:p>1.6597510373444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QR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22" calcext:value-type="float">
            <text:p>18.22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29]-[.D29])/[.E29]*100" office:value-type="float" office:value="-4.11428571428571" calcext:value-type="float">
            <text:p>-4.1142857142857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SV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48" calcext:value-type="float">
            <text:p>17.48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30]-[.D30])/[.E30]*100" office:value-type="float" office:value="-3.18772136953955" calcext:value-type="float">
            <text:p>-3.1877213695395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TZ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56" calcext:value-type="float">
            <text:p>16.56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31]-[.D31])/[.E31]*100" office:value-type="float" office:value="3.04449648711944" calcext:value-type="float">
            <text:p>3.0444964871194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KO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.54" calcext:value-type="float">
            <text:p>22.54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32]-[.D32])/[.E32]*100" office:value-type="float" office:value="1.14035087719299" calcext:value-type="float">
            <text:p>1.1403508771929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V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33" calcext:value-type="float">
            <text:p>20.33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33]-[.D33])/[.E33]*100" office:value-type="float" office:value="-1.14427860696516" calcext:value-type="float">
            <text:p>-1.1442786069651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W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71" calcext:value-type="float">
            <text:p>17.71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34]-[.D34])/[.E34]*100" office:value-type="float" office:value="2.15469613259669" calcext:value-type="float">
            <text:p>2.1546961325966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Z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73" calcext:value-type="float">
            <text:p>16.73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35]-[.D35])/[.E35]*100" office:value-type="float" office:value="-0.119688809096347" calcext:value-type="float">
            <text:p>-0.11968880909634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R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27" calcext:value-type="float">
            <text:p>20.27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36]-[.D36])/[.E36]*100" office:value-type="float" office:value="1.60194174757282" calcext:value-type="float">
            <text:p>1.6019417475728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S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35" calcext:value-type="float">
            <text:p>16.35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37]-[.D37])/[.E37]*100" office:value-type="float" office:value="3.99295361127422" calcext:value-type="float">
            <text:p>3.9929536112742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SW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9" calcext:value-type="float">
            <text:p>15.9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38]-[.D38])/[.E38]*100" office:value-type="float" office:value="-2.2508038585209" calcext:value-type="float">
            <text:p>-2.250803858520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74" calcext:value-type="float">
            <text:p>21.74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39]-[.D39])/[.E39]*100" office:value-type="float" office:value="1.04688211197087" calcext:value-type="float">
            <text:p>1.0468821119708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J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17" calcext:value-type="float">
            <text:p>21.17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40]-[.D40])/[.E40]*100" office:value-type="float" office:value="-0.52231718898387" calcext:value-type="float">
            <text:p>-0.5223171889838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RX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75" calcext:value-type="float">
            <text:p>16.75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41]-[.D41])/[.E41]*100" office:value-type="float" office:value="-2.13414634146342" calcext:value-type="float">
            <text:p>-2.1341463414634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WZ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55" calcext:value-type="float">
            <text:p>20.55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42]-[.D42])/[.E42]*100" office:value-type="float" office:value="-0.883652430044181" calcext:value-type="float">
            <text:p>-0.88365243004418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QU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96" calcext:value-type="float">
            <text:p>16.96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43]-[.D43])/[.E43]*100" office:value-type="float" office:value="-0.47393364928911" calcext:value-type="float">
            <text:p>-0.4739336492891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P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44]-[.D44])/[.E44]*100" office:value-type="float" office:value="2.22222222222222" calcext:value-type="float">
            <text:p>2.2222222222222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S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96" calcext:value-type="float">
            <text:p>20.96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45]-[.D45])/[.E45]*100" office:value-type="float" office:value="1.82669789227167" calcext:value-type="float">
            <text:p>1.8266978922716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QT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53" calcext:value-type="float">
            <text:p>17.53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46]-[.D46])/[.E46]*100" office:value-type="float" office:value="0.679886685552393" calcext:value-type="float">
            <text:p>0.67988668555239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HU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.62" calcext:value-type="float">
            <text:p>26.62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47]-[.D47])/[.E47]*100" office:value-type="float" office:value="0.85661080074488" calcext:value-type="float">
            <text:p>0.8566108007448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Q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48]-[.D48])/[.E48]*100" office:value-type="float" office:value="-2.1505376344086" calcext:value-type="float">
            <text:p>-2.150537634408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VX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72" calcext:value-type="float">
            <text:p>21.72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49]-[.D49])/[.E49]*100" office:value-type="float" office:value="0.137931034482764" calcext:value-type="float">
            <text:p>0.13793103448276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K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57" calcext:value-type="float">
            <text:p>18.57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50]-[.D50])/[.E50]*100" office:value-type="float" office:value="-5.03393665158371" calcext:value-type="float">
            <text:p>-5.0339366515837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OP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11" calcext:value-type="float">
            <text:p>20.11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51]-[.D51])/[.E51]*100" office:value-type="float" office:value="0.740375123395864" calcext:value-type="float">
            <text:p>0.74037512339586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UY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52]-[.D52])/[.E52]*100" office:value-type="float" office:value="-2.69413629160064" calcext:value-type="float">
            <text:p>-2.6941362916006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QT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.82" calcext:value-type="float">
            <text:p>23.82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53]-[.D53])/[.E53]*100" office:value-type="float" office:value="1.16182572614108" calcext:value-type="float">
            <text:p>1.1618257261410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RX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78" calcext:value-type="float">
            <text:p>17.78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54]-[.D54])/[.E54]*100" office:value-type="float" office:value="-1.60000000000001" calcext:value-type="float">
            <text:p>-1.6000000000000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45" calcext:value-type="float">
            <text:p>17.45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55]-[.D55])/[.E55]*100" office:value-type="float" office:value="-3.01062573789845" calcext:value-type="float">
            <text:p>-3.0106257378984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N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.75" calcext:value-type="float">
            <text:p>16.75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56]-[.D56])/[.E56]*100" office:value-type="float" office:value="1.93208430913348" calcext:value-type="float">
            <text:p>1.9320843091334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TU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.6" calcext:value-type="float">
            <text:p>22.6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57]-[.D57])/[.E57]*100" office:value-type="float" office:value="0.877192982456137" calcext:value-type="float">
            <text:p>0.87719298245613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PY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64" calcext:value-type="float">
            <text:p>20.64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58]-[.D58])/[.E58]*100" office:value-type="float" office:value="-2.6865671641791" calcext:value-type="float">
            <text:p>-2.686567164179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DE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72" calcext:value-type="float">
            <text:p>17.72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59]-[.D59])/[.E59]*100" office:value-type="float" office:value="2.09944751381217" calcext:value-type="float">
            <text:p>2.0994475138121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QS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.11" calcext:value-type="float">
            <text:p>16.11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60]-[.D60])/[.E60]*100" office:value-type="float" office:value="3.59066427289049" calcext:value-type="float">
            <text:p>3.5906642728904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KW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55" calcext:value-type="float">
            <text:p>20.55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61]-[.D61])/[.E61]*100" office:value-type="float" office:value="0.242718446601945" calcext:value-type="float">
            <text:p>0.24271844660194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V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.89" calcext:value-type="float">
            <text:p>16.89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62]-[.D62])/[.E62]*100" office:value-type="float" office:value="0.822078684674108" calcext:value-type="float">
            <text:p>0.82207868467410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KR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63]-[.D63])/[.E63]*100" office:value-type="float" office:value="-0.643086816720255" calcext:value-type="float">
            <text:p>-0.64308681672025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NR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.53" calcext:value-type="float">
            <text:p>21.53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64]-[.D64])/[.E64]*100" office:value-type="float" office:value="2.00273099681383" calcext:value-type="float">
            <text:p>2.0027309968138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VX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.45" calcext:value-type="float">
            <text:p>21.45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65]-[.D65])/[.E65]*100" office:value-type="float" office:value="-1.85185185185185" calcext:value-type="float">
            <text:p>-1.8518518518518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KO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.88" calcext:value-type="float">
            <text:p>15.88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66]-[.D66])/[.E66]*100" office:value-type="float" office:value="3.17073170731706" calcext:value-type="float">
            <text:p>3.1707317073170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P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07" calcext:value-type="float">
            <text:p>20.07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67]-[.D67])/[.E67]*100" office:value-type="float" office:value="1.47275405007364" calcext:value-type="float">
            <text:p>1.4727540500736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VZ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16" calcext:value-type="float">
            <text:p>17.16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68]-[.D68])/[.E68]*100" office:value-type="float" office:value="-1.65876777251186" calcext:value-type="float">
            <text:p>-1.6587677725118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W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.27" calcext:value-type="float">
            <text:p>21.27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69]-[.D69])/[.E69]*100" office:value-type="float" office:value="5.46666666666667" calcext:value-type="float">
            <text:p>5.4666666666666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KM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67" calcext:value-type="float">
            <text:p>20.67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70]-[.D70])/[.E70]*100" office:value-type="float" office:value="3.18501170960187" calcext:value-type="float">
            <text:p>3.1850117096018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TV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73" calcext:value-type="float">
            <text:p>17.73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71]-[.D71])/[.E71]*100" office:value-type="float" office:value="-0.453257790368282" calcext:value-type="float">
            <text:p>-0.45325779036828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FG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.95" calcext:value-type="float">
            <text:p>26.95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72]-[.D72])/[.E72]*100" office:value-type="float" office:value="-0.372439478584722" calcext:value-type="float">
            <text:p>-0.37243947858472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GY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.82" calcext:value-type="float">
            <text:p>23.82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73]-[.D73])/[.E73]*100" office:value-type="float" office:value="-6.72043010752688" calcext:value-type="float">
            <text:p>-6.7204301075268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IO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.01" calcext:value-type="float">
            <text:p>22.01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74]-[.D74])/[.E74]*100" office:value-type="float" office:value="-1.19540229885058" calcext:value-type="float">
            <text:p>-1.1954022988505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X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.23" calcext:value-type="float">
            <text:p>18.23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75]-[.D75])/[.E75]*100" office:value-type="float" office:value="-3.11085972850679" calcext:value-type="float">
            <text:p>-3.1108597285067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02" calcext:value-type="float">
            <text:p>20.02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76]-[.D76])/[.E76]*100" office:value-type="float" office:value="1.18460019743338" calcext:value-type="float">
            <text:p>1.1846001974333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KT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.03" calcext:value-type="float">
            <text:p>19.03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77]-[.D77])/[.E77]*100" office:value-type="float" office:value="-0.528262017960916" calcext:value-type="float">
            <text:p>-0.52826201796091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Z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.79" calcext:value-type="float">
            <text:p>23.79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78]-[.D78])/[.E78]*100" office:value-type="float" office:value="1.28630705394192" calcext:value-type="float">
            <text:p>1.2863070539419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TW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41" calcext:value-type="float">
            <text:p>17.41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79]-[.D79])/[.E79]*100" office:value-type="float" office:value="0.514285714285713" calcext:value-type="float">
            <text:p>0.51428571428571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83" calcext:value-type="float">
            <text:p>17.83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80]-[.D80])/[.E80]*100" office:value-type="float" office:value="-5.25383707201887" calcext:value-type="float">
            <text:p>-5.2538370720188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VZ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.6" calcext:value-type="float">
            <text:p>16.6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81]-[.D81])/[.E81]*100" office:value-type="float" office:value="2.81030444964869" calcext:value-type="float">
            <text:p>2.8103044496486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PU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.19" calcext:value-type="float">
            <text:p>22.19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82]-[.D82])/[.E82]*100" office:value-type="float" office:value="2.67543859649123" calcext:value-type="float">
            <text:p>2.6754385964912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PT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13" calcext:value-type="float">
            <text:p>20.13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83]-[.D83])/[.E83]*100" office:value-type="float" office:value="-0.149253731343272" calcext:value-type="float">
            <text:p>-0.14925373134327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Q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82" calcext:value-type="float">
            <text:p>17.82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84]-[.D84])/[.E84]*100" office:value-type="float" office:value="1.54696132596686" calcext:value-type="float">
            <text:p>1.5469613259668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V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.18" calcext:value-type="float">
            <text:p>16.18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85]-[.D85])/[.E85]*100" office:value-type="float" office:value="3.17175344105327" calcext:value-type="float">
            <text:p>3.1717534410532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RY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15" calcext:value-type="float">
            <text:p>20.15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86]-[.D86])/[.E86]*100" office:value-type="float" office:value="2.18446601941749" calcext:value-type="float">
            <text:p>2.1844660194174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SV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.14" calcext:value-type="float">
            <text:p>16.14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87]-[.D87])/[.E87]*100" office:value-type="float" office:value="5.22607163828538" calcext:value-type="float">
            <text:p>5.2260716382853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QX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.49" calcext:value-type="float">
            <text:p>15.49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88]-[.D88])/[.E88]*100" office:value-type="float" office:value="0.385852090032157" calcext:value-type="float">
            <text:p>0.38585209003215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RT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.49" calcext:value-type="float">
            <text:p>21.49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89]-[.D89])/[.E89]*100" office:value-type="float" office:value="2.18479745106964" calcext:value-type="float">
            <text:p>2.1847974510696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U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.82" calcext:value-type="float">
            <text:p>21.82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90]-[.D90])/[.E90]*100" office:value-type="float" office:value="-3.60873694207028" calcext:value-type="float">
            <text:p>-3.6087369420702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EN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.48" calcext:value-type="float">
            <text:p>16.48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91]-[.D91])/[.E91]*100" office:value-type="float" office:value="-0.487804878048792" calcext:value-type="float">
            <text:p>-0.48780487804879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QY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.69" calcext:value-type="float">
            <text:p>19.69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92]-[.D92])/[.E92]*100" office:value-type="float" office:value="3.33824251350024" calcext:value-type="float">
            <text:p>3.3382425135002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GS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22" calcext:value-type="float">
            <text:p>17.22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93]-[.D93])/[.E93]*100" office:value-type="float" office:value="-2.01421800947867" calcext:value-type="float">
            <text:p>-2.0142180094786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HX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94]-[.D94])/[.E94]*100" office:value-type="float" office:value="3.99999999999999" calcext:value-type="float">
            <text:p>3.9999999999999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FR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99" calcext:value-type="float">
            <text:p>20.99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95]-[.D95])/[.E95]*100" office:value-type="float" office:value="1.68618266978924" calcext:value-type="float">
            <text:p>1.6861826697892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left hand got stuck in between plastic box and lid</text:p>
          </table:table-cell>
          <table:table-cell/>
        </table:table-row>
        <table:table-row table:style-name="ro1">
          <table:table-cell table:style-name="ce1" office:value-type="string" calcext:value-type="string">
            <text:p>OVY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96]-[.D96])/[.E96]*100" office:value-type="float" office:value="1.98300283286118" calcext:value-type="float">
            <text:p>1.9830028328611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PQ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.06" calcext:value-type="float">
            <text:p>27.06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97]-[.D97])/[.E97]*100" office:value-type="float" office:value="-0.782122905027923" calcext:value-type="float">
            <text:p>-0.78212290502792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LZ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58" calcext:value-type="float">
            <text:p>24.58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98]-[.D98])/[.E98]*100" office:value-type="float" office:value="-10.1254480286738" calcext:value-type="float">
            <text:p>-10.125448028673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UV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.23" calcext:value-type="float">
            <text:p>21.23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99]-[.D99])/[.E99]*100" office:value-type="float" office:value="2.39080459770115" calcext:value-type="float">
            <text:p>2.3908045977011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JT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.37" calcext:value-type="float">
            <text:p>18.37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100]-[.D100])/[.E100]*100" office:value-type="float" office:value="-3.9027149321267" calcext:value-type="float">
            <text:p>-3.902714932126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RV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64" calcext:value-type="float">
            <text:p>20.64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101]-[.D101])/[.E101]*100" office:value-type="float" office:value="-1.87561697926949" calcext:value-type="float">
            <text:p>-1.8756169792694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N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.45" calcext:value-type="float">
            <text:p>19.45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102]-[.D102])/[.E102]*100" office:value-type="float" office:value="-2.74696249339672" calcext:value-type="float">
            <text:p>-2.74696249339672</text:p>
          </table:table-cell>
          <table:table-cell table:style-name="ce1" office:value-type="string" calcext:value-type="string">
            <text:p>1,7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LV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.01" calcext:value-type="float">
            <text:p>24.01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103]-[.D103])/[.E103]*100" office:value-type="float" office:value="0.373443983402489" calcext:value-type="float">
            <text:p>0.373443983402489</text:p>
          </table:table-cell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SY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104]-[.D104])/[.E104]*100" office:value-type="float" office:value="-0.857142857142849" calcext:value-type="float">
            <text:p>-0.857142857142849</text:p>
          </table:table-cell>
          <table:table-cell table:style-name="ce1" office:value-type="string" calcext:value-type="string">
            <text:p>1,1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D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.35" calcext:value-type="float">
            <text:p>17.35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105]-[.D105])/[.E105]*100" office:value-type="float" office:value="-2.42030696576151" calcext:value-type="float">
            <text:p>-2.42030696576151</text:p>
          </table:table-cell>
          <table:table-cell table:style-name="ce1" office:value-type="string" calcext:value-type="string">
            <text:p>1,1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O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.1" calcext:value-type="float">
            <text:p>17.1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106]-[.D106])/[.E106]*100" office:value-type="float" office:value="-0.117096018735381" calcext:value-type="float">
            <text:p>-0.117096018735381</text:p>
          </table:table-cell>
          <table:table-cell table:style-name="ce1" office:value-type="string" calcext:value-type="string">
            <text:p>0,9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HS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86" calcext:value-type="float">
            <text:p>21.86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107]-[.D107])/[.E107]*100" office:value-type="float" office:value="4.12280701754387" calcext:value-type="float">
            <text:p>4.12280701754387</text:p>
          </table:table-cell>
          <table:table-cell table:style-name="ce1" office:value-type="string" calcext:value-type="string">
            <text:p>1,5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E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108]-[.D108])/[.E108]*100" office:value-type="float" office:value="-2.48756218905473" calcext:value-type="float">
            <text:p>-2.48756218905473</text:p>
          </table:table-cell>
          <table:table-cell table:style-name="ce1" office:value-type="string" calcext:value-type="string">
            <text:p>0,9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W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.25" calcext:value-type="float">
            <text:p>18.25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109]-[.D109])/[.E109]*100" office:value-type="float" office:value="-0.828729281767948" calcext:value-type="float">
            <text:p>-0.828729281767948</text:p>
          </table:table-cell>
          <table:table-cell table:style-name="ce1" office:value-type="string" calcext:value-type="string">
            <text:p>1,6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PU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.02" calcext:value-type="float">
            <text:p>16.02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110]-[.D110])/[.E110]*100" office:value-type="float" office:value="4.12926391382406" calcext:value-type="float">
            <text:p>4.12926391382406</text:p>
          </table:table-cell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NX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.76" calcext:value-type="float">
            <text:p>19.76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111]-[.D111])/[.E111]*100" office:value-type="float" office:value="4.07766990291262" calcext:value-type="float">
            <text:p>4.07766990291262</text:p>
          </table:table-cell>
          <table:table-cell table:style-name="ce1" office:value-type="string" calcext:value-type="string">
            <text:p>1,3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YZ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.24" calcext:value-type="float">
            <text:p>16.24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112]-[.D112])/[.E112]*100" office:value-type="float" office:value="4.63887257780389" calcext:value-type="float">
            <text:p>4.63887257780389</text:p>
          </table:table-cell>
          <table:table-cell table:style-name="ce1" office:value-type="string" calcext:value-type="string">
            <text:p>0,8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WX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.06" calcext:value-type="float">
            <text:p>16.06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113]-[.D113])/[.E113]*100" office:value-type="float" office:value="-3.2797427652733" calcext:value-type="float">
            <text:p>-3.2797427652733</text:p>
          </table:table-cell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HO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.15" calcext:value-type="float">
            <text:p>22.15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114]-[.D114])/[.E114]*100" office:value-type="float" office:value="-0.819299044151114" calcext:value-type="float">
            <text:p>-0.819299044151114</text:p>
          </table:table-cell>
          <table:table-cell table:style-name="ce1" office:value-type="string" calcext:value-type="string">
            <text:p>1,1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HN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115]-[.D115])/[.E115]*100" office:value-type="float" office:value="-2.56410256410258" calcext:value-type="float">
            <text:p>-2.56410256410258</text:p>
          </table:table-cell>
          <table:table-cell table:style-name="ce1" office:value-type="string" calcext:value-type="string">
            <text:p>1,3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VZ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.95" calcext:value-type="float">
            <text:p>15.95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116]-[.D116])/[.E116]*100" office:value-type="float" office:value="2.74390243902439" calcext:value-type="float">
            <text:p>2.74390243902439</text:p>
          </table:table-cell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X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.48" calcext:value-type="float">
            <text:p>19.48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117]-[.D117])/[.E117]*100" office:value-type="float" office:value="4.36917034855179" calcext:value-type="float">
            <text:p>4.36917034855179</text:p>
          </table:table-cell>
          <table:table-cell table:style-name="ce1" office:value-type="string" calcext:value-type="string">
            <text:p>0,9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VY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.23" calcext:value-type="float">
            <text:p>17.23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118]-[.D118])/[.E118]*100" office:value-type="float" office:value="-2.07345971563982" calcext:value-type="float">
            <text:p>-2.07345971563982</text:p>
          </table:table-cell>
          <table:table-cell table:style-name="ce1" office:value-type="string" calcext:value-type="string">
            <text:p>1,4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MV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69" calcext:value-type="float">
            <text:p>21.69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119]-[.D119])/[.E119]*100" office:value-type="float" office:value="3.59999999999999" calcext:value-type="float">
            <text:p>3.59999999999999</text:p>
          </table:table-cell>
          <table:table-cell table:style-name="ce1" office:value-type="string" calcext:value-type="string">
            <text:p>1,6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O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.06" calcext:value-type="float">
            <text:p>22.06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120]-[.D120])/[.E120]*100" office:value-type="float" office:value="-3.3255269320843" calcext:value-type="float">
            <text:p>-3.3255269320843</text:p>
          </table:table-cell>
          <table:table-cell table:style-name="ce1" office:value-type="string" calcext:value-type="string">
            <text:p>1,8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Z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.42" calcext:value-type="float">
            <text:p>18.42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121]-[.D121])/[.E121]*100" office:value-type="float" office:value="-4.36260623229464" calcext:value-type="float">
            <text:p>-4.36260623229464</text:p>
          </table:table-cell>
          <table:table-cell table:style-name="ce1" office:value-type="string" calcext:value-type="string">
            <text:p>1,6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T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.73" calcext:value-type="float">
            <text:p>27.73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122]-[.D122])/[.E122]*100" office:value-type="float" office:value="-3.27746741154562" calcext:value-type="float">
            <text:p>-3.27746741154562</text:p>
          </table:table-cell>
          <table:table-cell table:style-name="ce1" office:value-type="string" calcext:value-type="string">
            <text:p>1,5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QV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.05" calcext:value-type="float">
            <text:p>25.05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123]-[.D123])/[.E123]*100" office:value-type="float" office:value="-12.2311827956989" calcext:value-type="float">
            <text:p>-12.2311827956989</text:p>
          </table:table-cell>
          <table:table-cell table:style-name="ce1" office:value-type="string" calcext:value-type="string">
            <text:p>3,3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UY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.58" calcext:value-type="float">
            <text:p>23.58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124]-[.D124])/[.E124]*100" office:value-type="float" office:value="-8.41379310344827" calcext:value-type="float">
            <text:p>-8.41379310344827</text:p>
          </table:table-cell>
          <table:table-cell table:style-name="ce1" office:value-type="string" calcext:value-type="string">
            <text:p>1,5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.73" calcext:value-type="float">
            <text:p>17.73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125]-[.D125])/[.E125]*100" office:value-type="float" office:value="-0.282805429864257" calcext:value-type="float">
            <text:p>-0.282805429864257</text:p>
          </table:table-cell>
          <table:table-cell table:style-name="ce1" office:value-type="string" calcext:value-type="string">
            <text:p>2,9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GO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38" calcext:value-type="float">
            <text:p>21.38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126]-[.D126])/[.E126]*100" office:value-type="float" office:value="-5.52813425468903" calcext:value-type="float">
            <text:p>-5.52813425468903</text:p>
          </table:table-cell>
          <table:table-cell table:style-name="ce1" office:value-type="string" calcext:value-type="string">
            <text:p>1,2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XY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22" calcext:value-type="float">
            <text:p>19.22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127]-[.D127])/[.E127]*100" office:value-type="float" office:value="-1.53195985208663" calcext:value-type="float">
            <text:p>-1.53195985208663</text:p>
          </table:table-cell>
          <table:table-cell table:style-name="ce1" office:value-type="string" calcext:value-type="string">
            <text:p>1,90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MW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.92" calcext:value-type="float">
            <text:p>23.92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128]-[.D128])/[.E128]*100" office:value-type="float" office:value="0.746887966804978" calcext:value-type="float">
            <text:p>0.746887966804978</text:p>
          </table:table-cell>
          <table:table-cell table:style-name="ce1" office:value-type="string" calcext:value-type="string">
            <text:p>1,0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MS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.91" calcext:value-type="float">
            <text:p>16.91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129]-[.D129])/[.E129]*100" office:value-type="float" office:value="3.37142857142857" calcext:value-type="float">
            <text:p>3.37142857142857</text:p>
          </table:table-cell>
          <table:table-cell table:style-name="ce1" office:value-type="string" calcext:value-type="string">
            <text:p>1,2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MY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.37" calcext:value-type="float">
            <text:p>17.37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130]-[.D130])/[.E130]*100" office:value-type="float" office:value="-2.5383707201889" calcext:value-type="float">
            <text:p>-2.5383707201889</text:p>
          </table:table-cell>
          <table:table-cell table:style-name="ce1" office:value-type="string" calcext:value-type="string">
            <text:p>2,5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KQ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.87" calcext:value-type="float">
            <text:p>16.87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131]-[.D131])/[.E131]*100" office:value-type="float" office:value="1.2295081967213" calcext:value-type="float">
            <text:p>1.2295081967213</text:p>
          </table:table-cell>
          <table:table-cell table:style-name="ce1" office:value-type="string" calcext:value-type="string">
            <text:p>1,30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PZ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96" calcext:value-type="float">
            <text:p>21.96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132]-[.D132])/[.E132]*100" office:value-type="float" office:value="3.68421052631579" calcext:value-type="float">
            <text:p>3.68421052631579</text:p>
          </table:table-cell>
          <table:table-cell table:style-name="ce1" office:value-type="string" calcext:value-type="string">
            <text:p>1,4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R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133]-[.D133])/[.E133]*100" office:value-type="float" office:value="-0.796019900497513" calcext:value-type="float">
            <text:p>-0.796019900497513</text:p>
          </table:table-cell>
          <table:table-cell table:style-name="ce1" office:value-type="string" calcext:value-type="string">
            <text:p>1,7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QY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.45" calcext:value-type="float">
            <text:p>18.45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134]-[.D134])/[.E134]*100" office:value-type="float" office:value="-1.93370165745855" calcext:value-type="float">
            <text:p>-1.93370165745855</text:p>
          </table:table-cell>
          <table:table-cell table:style-name="ce1" office:value-type="string" calcext:value-type="string">
            <text:p>1,0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U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.07" calcext:value-type="float">
            <text:p>16.07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135]-[.D135])/[.E135]*100" office:value-type="float" office:value="3.83004189108319" calcext:value-type="float">
            <text:p>3.83004189108319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V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99" calcext:value-type="float">
            <text:p>19.99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136]-[.D136])/[.E136]*100" office:value-type="float" office:value="2.9611650485437" calcext:value-type="float">
            <text:p>2.9611650485437</text:p>
          </table:table-cell>
          <table:table-cell table:style-name="ce1" office:value-type="string" calcext:value-type="string">
            <text:p>2,4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Y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.68" calcext:value-type="float">
            <text:p>16.68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137]-[.D137])/[.E137]*100" office:value-type="float" office:value="2.05519671168527" calcext:value-type="float">
            <text:p>2.05519671168527</text:p>
          </table:table-cell>
          <table:table-cell table:style-name="ce1" office:value-type="string" calcext:value-type="string">
            <text:p>1,0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P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45" calcext:value-type="float">
            <text:p>15.45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138]-[.D138])/[.E138]*100" office:value-type="float" office:value="0.643086816720266" calcext:value-type="float">
            <text:p>0.643086816720266</text:p>
          </table:table-cell>
          <table:table-cell table:style-name="ce1" office:value-type="string" calcext:value-type="string">
            <text:p>1,1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LZ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.23" calcext:value-type="float">
            <text:p>22.23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139]-[.D139])/[.E139]*100" office:value-type="float" office:value="-1.18343195266273" calcext:value-type="float">
            <text:p>-1.18343195266273</text:p>
          </table:table-cell>
          <table:table-cell table:style-name="ce1" office:value-type="string" calcext:value-type="string">
            <text:p>1,5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HX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13" calcext:value-type="float">
            <text:p>21.13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140]-[.D140])/[.E140]*100" office:value-type="float" office:value="-0.332383665717" calcext:value-type="float">
            <text:p>-0.332383665717</text:p>
          </table:table-cell>
          <table:table-cell table:style-name="ce1" office:value-type="string" calcext:value-type="string">
            <text:p>2,0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S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57" calcext:value-type="float">
            <text:p>15.57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141]-[.D141])/[.E141]*100" office:value-type="float" office:value="5.06097560975609" calcext:value-type="float">
            <text:p>5.06097560975609</text:p>
          </table:table-cell>
          <table:table-cell table:style-name="ce1" office:value-type="string" calcext:value-type="string">
            <text:p>0,9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Q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48" calcext:value-type="float">
            <text:p>19.48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142]-[.D142])/[.E142]*100" office:value-type="float" office:value="4.36917034855179" calcext:value-type="float">
            <text:p>4.36917034855179</text:p>
          </table:table-cell>
          <table:table-cell table:style-name="ce1" office:value-type="string" calcext:value-type="string">
            <text:p>1,1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TV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.13" calcext:value-type="float">
            <text:p>17.13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143]-[.D143])/[.E143]*100" office:value-type="float" office:value="-1.48104265402844" calcext:value-type="float">
            <text:p>-1.48104265402844</text:p>
          </table:table-cell>
          <table:table-cell table:style-name="ce1" office:value-type="string" calcext:value-type="string">
            <text:p>1,6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GP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81" calcext:value-type="float">
            <text:p>21.8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144]-[.D144])/[.E144]*100" office:value-type="float" office:value="3.06666666666667" calcext:value-type="float">
            <text:p>3.06666666666667</text:p>
          </table:table-cell>
          <table:table-cell table:style-name="ce1" office:value-type="string" calcext:value-type="string">
            <text:p>1,8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L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86" calcext:value-type="float">
            <text:p>21.86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145]-[.D145])/[.E145]*100" office:value-type="float" office:value="-2.3887587822014" calcext:value-type="float">
            <text:p>-2.3887587822014</text:p>
          </table:table-cell>
          <table:table-cell table:style-name="ce1" office:value-type="string" calcext:value-type="string">
            <text:p>1,40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TY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.63" calcext:value-type="float">
            <text:p>17.63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146]-[.D146])/[.E146]*100" office:value-type="float" office:value="0.113314447592066" calcext:value-type="float">
            <text:p>0.113314447592066</text:p>
          </table:table-cell>
          <table:table-cell table:style-name="ce1" office:value-type="string" calcext:value-type="string">
            <text:p>2,0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Q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.66" calcext:value-type="float">
            <text:p>27.66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147]-[.D147])/[.E147]*100" office:value-type="float" office:value="-3.01675977653631" calcext:value-type="float">
            <text:p>-3.01675977653631</text:p>
          </table:table-cell>
          <table:table-cell table:style-name="ce1" office:value-type="string" calcext:value-type="string">
            <text:p>1,8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TW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.79" calcext:value-type="float">
            <text:p>25.79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148]-[.D148])/[.E148]*100" office:value-type="float" office:value="-15.5465949820789" calcext:value-type="float">
            <text:p>-15.5465949820789</text:p>
          </table:table-cell>
          <table:table-cell table:style-name="ce1" office:value-type="string" calcext:value-type="string">
            <text:p>3,1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Z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.67" calcext:value-type="float">
            <text:p>22.67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149]-[.D149])/[.E149]*100" office:value-type="float" office:value="-4.22988505747127" calcext:value-type="float">
            <text:p>-4.22988505747127</text:p>
          </table:table-cell>
          <table:table-cell table:style-name="ce1" office:value-type="string" calcext:value-type="string">
            <text:p>2,6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G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19" calcext:value-type="float">
            <text:p>19.19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150]-[.D150])/[.E150]*100" office:value-type="float" office:value="-8.54072398190046" calcext:value-type="float">
            <text:p>-8.54072398190046</text:p>
          </table:table-cell>
          <table:table-cell table:style-name="ce1" office:value-type="string" calcext:value-type="string">
            <text:p>1,0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U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79" calcext:value-type="float">
            <text:p>21.79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151]-[.D151])/[.E151]*100" office:value-type="float" office:value="-7.5518262586377" calcext:value-type="float">
            <text:p>-7.5518262586377</text:p>
          </table:table-cell>
          <table:table-cell table:style-name="ce1" office:value-type="string" calcext:value-type="string">
            <text:p>1,3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VX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.34" calcext:value-type="float">
            <text:p>19.34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152]-[.D152])/[.E152]*100" office:value-type="float" office:value="-2.16587427363973" calcext:value-type="float">
            <text:p>-2.16587427363973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table:style-name="ce1" office:value-type="string" calcext:value-type="string">
            <text:p>KWY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.66" calcext:value-type="float">
            <text:p>23.66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153]-[.D153])/[.E153]*100" office:value-type="float" office:value="1.82572614107884" calcext:value-type="float">
            <text:p>1.82572614107884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Y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.48" calcext:value-type="float">
            <text:p>17.48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154]-[.D154])/[.E154]*100" office:value-type="float" office:value="0.114285714285712" calcext:value-type="float">
            <text:p>0.114285714285712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RS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.72" calcext:value-type="float">
            <text:p>17.72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155]-[.D155])/[.E155]*100" office:value-type="float" office:value="-4.60448642266823" calcext:value-type="float">
            <text:p>-4.60448642266823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SY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.73" calcext:value-type="float">
            <text:p>16.73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156]-[.D156])/[.E156]*100" office:value-type="float" office:value="2.04918032786884" calcext:value-type="float">
            <text:p>2.0491803278688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YZ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.32" calcext:value-type="float">
            <text:p>21.32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157]-[.D157])/[.E157]*100" office:value-type="float" office:value="6.49122807017544" calcext:value-type="float">
            <text:p>6.49122807017544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FU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.14" calcext:value-type="float">
            <text:p>20.14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158]-[.D158])/[.E158]*100" office:value-type="float" office:value="-0.199004975124374" calcext:value-type="float">
            <text:p>-0.199004975124374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JM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.31" calcext:value-type="float">
            <text:p>18.31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159]-[.D159])/[.E159]*100" office:value-type="float" office:value="-1.16022099447512" calcext:value-type="float">
            <text:p>-1.16022099447512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160]-[.D160])/[.E160]*100" office:value-type="float" office:value="7.24117295032915" calcext:value-type="float">
            <text:p>7.24117295032915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OU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161]-[.D161])/[.E161]*100" office:value-type="float" office:value="2.42718446601942" calcext:value-type="float">
            <text:p>2.42718446601942</text:p>
          </table:table-cell>
          <table:table-cell table:style-name="ce1" office:value-type="float" office:value="1.34" calcext:value-type="float">
            <text:p>1.3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.2" calcext:value-type="float">
            <text:p>16.2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162]-[.D162])/[.E162]*100" office:value-type="float" office:value="4.87375220199649" calcext:value-type="float">
            <text:p>4.87375220199649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SZ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.21" calcext:value-type="float">
            <text:p>15.21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163]-[.D163])/[.E163]*100" office:value-type="float" office:value="2.18649517684887" calcext:value-type="float">
            <text:p>2.18649517684887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JO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.73" calcext:value-type="float">
            <text:p>21.73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164]-[.D164])/[.E164]*100" office:value-type="float" office:value="1.09239872553481" calcext:value-type="float">
            <text:p>1.09239872553481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O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.95" calcext:value-type="float">
            <text:p>20.95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165]-[.D165])/[.E165]*100" office:value-type="float" office:value="0.522317188983853" calcext:value-type="float">
            <text:p>0.522317188983853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JP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166]-[.D166])/[.E166]*100" office:value-type="float" office:value="8.90243902439024" calcext:value-type="float">
            <text:p>8.90243902439024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.39" calcext:value-type="float">
            <text:p>19.39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167]-[.D167])/[.E167]*100" office:value-type="float" office:value="4.81099656357389" calcext:value-type="float">
            <text:p>4.81099656357389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GU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.01" calcext:value-type="float">
            <text:p>17.01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168]-[.D168])/[.E168]*100" office:value-type="float" office:value="-0.770142180094802" calcext:value-type="float">
            <text:p>-0.770142180094802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P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.93" calcext:value-type="float">
            <text:p>20.93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169]-[.D169])/[.E169]*100" office:value-type="float" office:value="6.97777777777778" calcext:value-type="float">
            <text:p>6.97777777777778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U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.02" calcext:value-type="float">
            <text:p>22.02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170]-[.D170])/[.E170]*100" office:value-type="float" office:value="-3.13817330210772" calcext:value-type="float">
            <text:p>-3.13817330210772</text:p>
          </table:table-cell>
          <table:table-cell table:style-name="ce1" office:value-type="float" office:value="1.83" calcext:value-type="float">
            <text:p>1.8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XY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.91" calcext:value-type="float">
            <text:p>17.91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171]-[.D171])/[.E171]*100" office:value-type="float" office:value="-1.47308781869689" calcext:value-type="float">
            <text:p>-1.47308781869689</text:p>
          </table:table-cell>
          <table:table-cell table:style-name="ce1" office:value-type="float" office:value="1.36" calcext:value-type="float">
            <text:p>1.3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Q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.48" calcext:value-type="float">
            <text:p>27.48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172]-[.D172])/[.E172]*100" office:value-type="float" office:value="-2.34636871508379" calcext:value-type="float">
            <text:p>-2.34636871508379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MV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.37" calcext:value-type="float">
            <text:p>26.37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173]-[.D173])/[.E173]*100" office:value-type="float" office:value="-18.1451612903226" calcext:value-type="float">
            <text:p>-18.1451612903226</text:p>
          </table:table-cell>
          <table:table-cell table:style-name="ce1" office:value-type="float" office:value="4.53" calcext:value-type="float">
            <text:p>4.5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S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.79" calcext:value-type="float">
            <text:p>22.79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174]-[.D174])/[.E174]*100" office:value-type="float" office:value="-4.7816091954023" calcext:value-type="float">
            <text:p>-4.7816091954023</text:p>
          </table:table-cell>
          <table:table-cell table:style-name="ce1" office:value-type="float" office:value="2.04" calcext:value-type="float">
            <text:p>2.0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fur shaggy/not well groomed</text:p>
          </table:table-cell>
          <table:table-cell/>
        </table:table-row>
        <table:table-row table:style-name="ro1">
          <table:table-cell table:style-name="ce1" office:value-type="string" calcext:value-type="string">
            <text:p>BIK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7.68" calcext:value-type="float">
            <text:p>17.68</text:p>
          </table:table-cell>
          <table:table-cell table:style-name="ce1" table:formula="of:=([.E175]-[.D175])/[.E175]*100" office:value-type="float" office:value="0" calcext:value-type="float">
            <text:p>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.02" calcext:value-type="float">
            <text:p>22.02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176]-[.D176])/[.E176]*100" office:value-type="float" office:value="-8.68706811451134" calcext:value-type="float">
            <text:p>-8.68706811451134</text:p>
          </table:table-cell>
          <table:table-cell table:style-name="ce1" office:value-type="float" office:value="1.58" calcext:value-type="float">
            <text:p>1.5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J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.41" calcext:value-type="float">
            <text:p>18.41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177]-[.D177])/[.E177]*100" office:value-type="float" office:value="2.74696249339672" calcext:value-type="float">
            <text:p>2.74696249339672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RU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.32" calcext:value-type="float">
            <text:p>23.32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178]-[.D178])/[.E178]*100" office:value-type="float" office:value="3.23651452282158" calcext:value-type="float">
            <text:p>3.23651452282158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V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.03" calcext:value-type="float">
            <text:p>16.03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179]-[.D179])/[.E179]*100" office:value-type="float" office:value="8.39999999999999" calcext:value-type="float">
            <text:p>8.39999999999999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SW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.37" calcext:value-type="float">
            <text:p>17.37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180]-[.D180])/[.E180]*100" office:value-type="float" office:value="-2.5383707201889" calcext:value-type="float">
            <text:p>-2.5383707201889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V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.46" calcext:value-type="float">
            <text:p>16.46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181]-[.D181])/[.E181]*100" office:value-type="float" office:value="3.62997658079624" calcext:value-type="float">
            <text:p>3.62997658079624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RW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.55" calcext:value-type="float">
            <text:p>21.55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182]-[.D182])/[.E182]*100" office:value-type="float" office:value="5.48245614035088" calcext:value-type="float">
            <text:p>5.48245614035088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IL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.06" calcext:value-type="float">
            <text:p>20.06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183]-[.D183])/[.E183]*100" office:value-type="float" office:value="0.199004975124392" calcext:value-type="float">
            <text:p>0.199004975124392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QZ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.85" calcext:value-type="float">
            <text:p>17.85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184]-[.D184])/[.E184]*100" office:value-type="float" office:value="1.38121546961326" calcext:value-type="float">
            <text:p>1.38121546961326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P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.13" calcext:value-type="float">
            <text:p>15.13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185]-[.D185])/[.E185]*100" office:value-type="float" office:value="9.45541591861161" calcext:value-type="float">
            <text:p>9.4554159186116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bloody poo,not soft</text:p>
          </table:table-cell>
          <table:table-cell/>
        </table:table-row>
        <table:table-row table:style-name="ro1">
          <table:table-cell table:style-name="ce1" office:value-type="string" calcext:value-type="string">
            <text:p>UVY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.07" calcext:value-type="float">
            <text:p>20.07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186]-[.D186])/[.E186]*100" office:value-type="float" office:value="2.57281553398059" calcext:value-type="float">
            <text:p>2.57281553398059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bloody,soft shit</text:p>
          </table:table-cell>
          <table:table-cell/>
        </table:table-row>
        <table:table-row table:style-name="ro1">
          <table:table-cell table:style-name="ce1" office:value-type="string" calcext:value-type="string">
            <text:p>CHW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187]-[.D187])/[.E187]*100" office:value-type="float" office:value="8.98414562536701" calcext:value-type="float">
            <text:p>8.98414562536701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WY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.66" calcext:value-type="float">
            <text:p>14.66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188]-[.D188])/[.E188]*100" office:value-type="float" office:value="5.72347266881029" calcext:value-type="float">
            <text:p>5.72347266881029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Z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.89" calcext:value-type="float">
            <text:p>21.89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189]-[.D189])/[.E189]*100" office:value-type="float" office:value="0.364132908511599" calcext:value-type="float">
            <text:p>0.364132908511599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MT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.74" calcext:value-type="float">
            <text:p>20.74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190]-[.D190])/[.E190]*100" office:value-type="float" office:value="1.51946818613485" calcext:value-type="float">
            <text:p>1.51946818613485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DL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191]-[.D191])/[.E191]*100" office:value-type="float" office:value="12.2560975609756" calcext:value-type="float">
            <text:p>12.2560975609756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looks good,bit soft shit</text:p>
          </table:table-cell>
          <table:table-cell/>
        </table:table-row>
        <table:table-row table:style-name="ro1">
          <table:table-cell table:style-name="ce1" office:value-type="string" calcext:value-type="string">
            <text:p>AHU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.63" calcext:value-type="float">
            <text:p>18.63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192]-[.D192])/[.E192]*100" office:value-type="float" office:value="8.54197349042711" calcext:value-type="float">
            <text:p>8.54197349042711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VY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.77" calcext:value-type="float">
            <text:p>16.77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193]-[.D193])/[.E193]*100" office:value-type="float" office:value="0.651658767772509" calcext:value-type="float">
            <text:p>0.651658767772509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H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.72" calcext:value-type="float">
            <text:p>20.72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194]-[.D194])/[.E194]*100" office:value-type="float" office:value="7.91111111111112" calcext:value-type="float">
            <text:p>7.91111111111112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NP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.63" calcext:value-type="float">
            <text:p>22.63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195]-[.D195])/[.E195]*100" office:value-type="float" office:value="-5.99531615925057" calcext:value-type="float">
            <text:p>-5.99531615925057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PV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.19" calcext:value-type="float">
            <text:p>17.19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196]-[.D196])/[.E196]*100" office:value-type="float" office:value="2.60623229461755" calcext:value-type="float">
            <text:p>2.60623229461755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Y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.15" calcext:value-type="float">
            <text:p>27.15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197]-[.D197])/[.E197]*100" office:value-type="float" office:value="-1.11731843575418" calcext:value-type="float">
            <text:p>-1.11731843575418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.72" calcext:value-type="float">
            <text:p>25.72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198]-[.D198])/[.E198]*100" office:value-type="float" office:value="-15.2329749103943" calcext:value-type="float">
            <text:p>-15.2329749103943</text:p>
          </table:table-cell>
          <table:table-cell table:style-name="ce1" office:value-type="float" office:value="1.67" calcext:value-type="float">
            <text:p>1.6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TW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.1" calcext:value-type="float">
            <text:p>22.1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199]-[.D199])/[.E199]*100" office:value-type="float" office:value="-1.60919540229886" calcext:value-type="float">
            <text:p>-1.60919540229886</text:p>
          </table:table-cell>
          <table:table-cell table:style-name="ce1" office:value-type="float" office:value="1.67" calcext:value-type="float">
            <text:p>1.6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QU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200]-[.D200])/[.E200]*100" office:value-type="float" office:value="4.18552036199094" calcext:value-type="float">
            <text:p>4.18552036199094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HO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.93" calcext:value-type="float">
            <text:p>21.93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201]-[.D201])/[.E201]*100" office:value-type="float" office:value="-8.24284304047383" calcext:value-type="float">
            <text:p>-8.24284304047383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QZ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87" calcext:value-type="float">
            <text:p>17.87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202]-[.D202])/[.E202]*100" office:value-type="float" office:value="5.59957739038562" calcext:value-type="float">
            <text:p>5.59957739038562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diarrhea</text:p>
          </table:table-cell>
          <table:table-cell/>
        </table:table-row>
        <table:table-row table:style-name="ro1">
          <table:table-cell table:style-name="ce1" office:value-type="string" calcext:value-type="string">
            <text:p>CGI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.25" calcext:value-type="float">
            <text:p>22.25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203]-[.D203])/[.E203]*100" office:value-type="float" office:value="7.67634854771785" calcext:value-type="float">
            <text:p>7.6763485477178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table:style-name="ce1" office:value-type="string" calcext:value-type="string">
            <text:p>LPT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.81" calcext:value-type="float">
            <text:p>14.81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204]-[.D204])/[.E204]*100" office:value-type="float" office:value="15.3714285714286" calcext:value-type="float">
            <text:p>15.3714285714286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W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.18" calcext:value-type="float">
            <text:p>18.18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205]-[.D205])/[.E205]*100" office:value-type="float" office:value="-7.31995277449822" calcext:value-type="float">
            <text:p>-7.31995277449822</text:p>
          </table:table-cell>
          <table:table-cell table:style-name="ce1" office:value-type="float" office:value="1.24" calcext:value-type="float">
            <text:p>1.2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Y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.11" calcext:value-type="float">
            <text:p>16.11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206]-[.D206])/[.E206]*100" office:value-type="float" office:value="5.6791569086651" calcext:value-type="float">
            <text:p>5.679156908665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table:style-name="ce1" office:value-type="string" calcext:value-type="string">
            <text:p>LSU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.95" calcext:value-type="float">
            <text:p>20.95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207]-[.D207])/[.E207]*100" office:value-type="float" office:value="8.1140350877193" calcext:value-type="float">
            <text:p>8.1140350877193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poop bloody</text:p>
          </table:table-cell>
          <table:table-cell/>
        </table:table-row>
        <table:table-row table:style-name="ro1">
          <table:table-cell table:style-name="ce1" office:value-type="string" calcext:value-type="string">
            <text:p>DMV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.63" calcext:value-type="float">
            <text:p>19.63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208]-[.D208])/[.E208]*100" office:value-type="float" office:value="2.33830845771145" calcext:value-type="float">
            <text:p>2.33830845771145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55" calcext:value-type="float">
            <text:p>17.55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209]-[.D209])/[.E209]*100" office:value-type="float" office:value="3.03867403314917" calcext:value-type="float">
            <text:p>3.03867403314917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diarrhea</text:p>
          </table:table-cell>
          <table:table-cell/>
        </table:table-row>
        <table:table-row table:style-name="ro1">
          <table:table-cell table:style-name="ce1" office:value-type="string" calcext:value-type="string">
            <text:p>APW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.04" calcext:value-type="float">
            <text:p>13.04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210]-[.D210])/[.E210]*100" office:value-type="float" office:value="21.9628964691801" calcext:value-type="float">
            <text:p>21.96289646918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acrificed</text:p>
          </table:table-cell>
          <table:table-cell/>
        </table:table-row>
        <table:table-row table:style-name="ro1">
          <table:table-cell table:style-name="ce1" office:value-type="string" calcext:value-type="string">
            <text:p>DET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.23" calcext:value-type="float">
            <text:p>18.23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211]-[.D211])/[.E211]*100" office:value-type="float" office:value="11.504854368932" calcext:value-type="float">
            <text:p>11.504854368932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diarrhea, bloody</text:p>
          </table:table-cell>
          <table:table-cell/>
        </table:table-row>
        <table:table-row table:style-name="ro1">
          <table:table-cell table:style-name="ce1" office:value-type="string" calcext:value-type="string">
            <text:p>AOY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212]-[.D212])/[.E212]*100" office:value-type="float" office:value="19.5537287140341" calcext:value-type="float">
            <text:p>19.553728714034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ot a lot poop</text:p>
          </table:table-cell>
          <table:table-cell/>
        </table:table-row>
        <table:table-row table:style-name="ro1">
          <table:table-cell table:style-name="ce1" office:value-type="string" calcext:value-type="string">
            <text:p>AIZ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.14" calcext:value-type="float">
            <text:p>13.14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213]-[.D213])/[.E213]*100" office:value-type="float" office:value="15.4983922829582" calcext:value-type="float">
            <text:p>15.498392282958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P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.4" calcext:value-type="float">
            <text:p>21.4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214]-[.D214])/[.E214]*100" office:value-type="float" office:value="2.5944469731452" calcext:value-type="float">
            <text:p>2.5944469731452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table:style-name="ce1" office:value-type="string" calcext:value-type="string">
            <text:p>QSY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215]-[.D215])/[.E215]*100" office:value-type="float" office:value="6.60018993352325" calcext:value-type="float">
            <text:p>6.6001899335232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bloody, soft feces</text:p>
          </table:table-cell>
          <table:table-cell/>
        </table:table-row>
        <table:table-row table:style-name="ro1">
          <table:table-cell table:style-name="ce1" office:value-type="string" calcext:value-type="string">
            <text:p>HNZ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216]-[.D216])/[.E216]*100" office:value-type="float" office:value="23.0487804878049" calcext:value-type="float">
            <text:p>23.04878048780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died overnight, laid dead in cage</text:p>
          </table:table-cell>
          <table:table-cell/>
        </table:table-row>
        <table:table-row table:style-name="ro1">
          <table:table-cell table:style-name="ce1" office:value-type="string" calcext:value-type="string">
            <text:p>DEY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2" calcext:value-type="float">
            <text:p>17.2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217]-[.D217])/[.E217]*100" office:value-type="float" office:value="15.5621011291114" calcext:value-type="float">
            <text:p>15.562101129111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W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.33" calcext:value-type="float">
            <text:p>16.33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218]-[.D218])/[.E218]*100" office:value-type="float" office:value="3.25829383886256" calcext:value-type="float">
            <text:p>3.25829383886256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LZ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.66" calcext:value-type="float">
            <text:p>20.66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219]-[.D219])/[.E219]*100" office:value-type="float" office:value="8.17777777777778" calcext:value-type="float">
            <text:p>8.17777777777778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KZ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.65" calcext:value-type="float">
            <text:p>21.65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220]-[.D220])/[.E220]*100" office:value-type="float" office:value="-1.40515222482434" calcext:value-type="float">
            <text:p>-1.40515222482434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JQ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.2" calcext:value-type="float">
            <text:p>16.2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221]-[.D221])/[.E221]*100" office:value-type="float" office:value="8.21529745042493" calcext:value-type="float">
            <text:p>8.21529745042493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bloody poop, soft, shaggy</text:p>
          </table:table-cell>
          <table:table-cell/>
        </table:table-row>
        <table:table-row table:style-name="ro1">
          <table:table-cell table:style-name="ce1" office:value-type="string" calcext:value-type="string">
            <text:p>FKS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.05" calcext:value-type="float">
            <text:p>27.05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222]-[.D222])/[.E222]*100" office:value-type="float" office:value="-0.744878957169457" calcext:value-type="float">
            <text:p>-0.744878957169457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KW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.84" calcext:value-type="float">
            <text:p>24.84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223]-[.D223])/[.E223]*100" office:value-type="float" office:value="-11.2903225806452" calcext:value-type="float">
            <text:p>-11.2903225806452</text:p>
          </table:table-cell>
          <table:table-cell table:style-name="ce1" office:value-type="float" office:value="1.67" calcext:value-type="float">
            <text:p>1.6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.12" calcext:value-type="float">
            <text:p>22.12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224]-[.D224])/[.E224]*100" office:value-type="float" office:value="-1.70114942528736" calcext:value-type="float">
            <text:p>-1.70114942528736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O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.72" calcext:value-type="float">
            <text:p>15.72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225]-[.D225])/[.E225]*100" office:value-type="float" office:value="11.0859728506787" calcext:value-type="float">
            <text:p>11.08597285067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o poop, watery diarrhea</text:p>
          </table:table-cell>
          <table:table-cell/>
        </table:table-row>
        <table:table-row table:style-name="ro1">
          <table:table-cell table:style-name="ce1" office:value-type="string" calcext:value-type="string">
            <text:p>BCO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.57" calcext:value-type="float">
            <text:p>21.57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226]-[.D226])/[.E226]*100" office:value-type="float" office:value="-6.46594274432378" calcext:value-type="float">
            <text:p>-6.46594274432378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TY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.62" calcext:value-type="float">
            <text:p>17.62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227]-[.D227])/[.E227]*100" office:value-type="float" office:value="6.9202324352879" calcext:value-type="float">
            <text:p>6.9202324352879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VZ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.69" calcext:value-type="float">
            <text:p>21.69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228]-[.D228])/[.E228]*100" office:value-type="float" office:value="10" calcext:value-type="float">
            <text:p>10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PU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.73" calcext:value-type="float">
            <text:p>14.73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229]-[.D229])/[.E229]*100" office:value-type="float" office:value="15.8285714285714" calcext:value-type="float">
            <text:p>15.8285714285714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SW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.98" calcext:value-type="float">
            <text:p>17.98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230]-[.D230])/[.E230]*100" office:value-type="float" office:value="-6.13931523022432" calcext:value-type="float">
            <text:p>-6.13931523022432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X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.72" calcext:value-type="float">
            <text:p>15.72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231]-[.D231])/[.E231]*100" office:value-type="float" office:value="7.96252927400467" calcext:value-type="float">
            <text:p>7.96252927400467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SZ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.4" calcext:value-type="float">
            <text:p>20.4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232]-[.D232])/[.E232]*100" office:value-type="float" office:value="10.5263157894737" calcext:value-type="float">
            <text:p>10.5263157894737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KO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.35" calcext:value-type="float">
            <text:p>19.35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233]-[.D233])/[.E233]*100" office:value-type="float" office:value="3.73134328358209" calcext:value-type="float">
            <text:p>3.73134328358209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QZ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.43" calcext:value-type="float">
            <text:p>17.43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234]-[.D234])/[.E234]*100" office:value-type="float" office:value="3.70165745856355" calcext:value-type="float">
            <text:p>3.70165745856355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PZ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235]-[.D235])/[.E235]*100" office:value-type="string" office:string-value="" calcext:value-type="error">
            <text:p>#VALUE!</text:p>
          </table:table-cell>
          <table:table-cell table:style-name="ce1" office:value-type="string" calcext:value-type="string">
            <text:p>dead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acrificed</text:p>
          </table:table-cell>
          <table:table-cell/>
        </table:table-row>
        <table:table-row table:style-name="ro1">
          <table:table-cell table:style-name="ce1" office:value-type="string" calcext:value-type="string">
            <text:p>TWY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.67" calcext:value-type="float">
            <text:p>17.67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236]-[.D236])/[.E236]*100" office:value-type="float" office:value="14.2233009708738" calcext:value-type="float">
            <text:p>14.2233009708738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WX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.86" calcext:value-type="float">
            <text:p>12.86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237]-[.D237])/[.E237]*100" office:value-type="float" office:value="24.4862008220787" calcext:value-type="float">
            <text:p>24.4862008220787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acrificed</text:p>
          </table:table-cell>
          <table:table-cell/>
        </table:table-row>
        <table:table-row table:style-name="ro1">
          <table:table-cell table:style-name="ce1" office:value-type="string" calcext:value-type="string">
            <text:p>JNS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238]-[.D238])/[.E238]*100" office:value-type="float" office:value="18.4565916398714" calcext:value-type="float">
            <text:p>18.4565916398714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UY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.31" calcext:value-type="float">
            <text:p>20.31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239]-[.D239])/[.E239]*100" office:value-type="float" office:value="7.55575785161584" calcext:value-type="float">
            <text:p>7.55575785161584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PV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.29" calcext:value-type="float">
            <text:p>19.29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240]-[.D240])/[.E240]*100" office:value-type="float" office:value="8.4045584045584" calcext:value-type="float">
            <text:p>8.4045584045584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TV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241]-[.D241])/[.E241]*100" office:value-type="string" office:string-value="" calcext:value-type="error">
            <text:p>#VALUE!</text:p>
          </table:table-cell>
          <table:table-cell table:style-name="ce1" office:value-type="string" calcext:value-type="string">
            <text:p>dead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died overnight, laid dead in cage</text:p>
          </table:table-cell>
          <table:table-cell/>
        </table:table-row>
        <table:table-row table:style-name="ro1">
          <table:table-cell table:style-name="ce1" office:value-type="string" calcext:value-type="string">
            <text:p>RUV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.55" calcext:value-type="float">
            <text:p>16.55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242]-[.D242])/[.E242]*100" office:value-type="float" office:value="18.7530682376043" calcext:value-type="float">
            <text:p>18.7530682376043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I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.65" calcext:value-type="float">
            <text:p>16.65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243]-[.D243])/[.E243]*100" office:value-type="float" office:value="1.36255924170616" calcext:value-type="float">
            <text:p>1.36255924170616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Y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.27" calcext:value-type="float">
            <text:p>21.27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244]-[.D244])/[.E244]*100" office:value-type="float" office:value="5.46666666666667" calcext:value-type="float">
            <text:p>5.46666666666667</text:p>
          </table:table-cell>
          <table:table-cell table:style-name="ce1" office:value-type="float" office:value="2.05" calcext:value-type="float">
            <text:p>2.0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TU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.78" calcext:value-type="float">
            <text:p>21.78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245]-[.D245])/[.E245]*100" office:value-type="float" office:value="-2.01405152224824" calcext:value-type="float">
            <text:p>-2.01405152224824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KS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.86" calcext:value-type="float">
            <text:p>15.86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246]-[.D246])/[.E246]*100" office:value-type="float" office:value="10.1416430594901" calcext:value-type="float">
            <text:p>10.141643059490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IR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.63" calcext:value-type="float">
            <text:p>26.63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247]-[.D247])/[.E247]*100" office:value-type="float" office:value="0.819366852886415" calcext:value-type="float">
            <text:p>0.819366852886415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HM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.5" calcext:value-type="float">
            <text:p>24.5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248]-[.D248])/[.E248]*100" office:value-type="float" office:value="-9.76702508960574" calcext:value-type="float">
            <text:p>-9.76702508960574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PT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.8" calcext:value-type="float">
            <text:p>21.8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249]-[.D249])/[.E249]*100" office:value-type="float" office:value="-0.229885057471268" calcext:value-type="float">
            <text:p>-0.229885057471268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U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.56" calcext:value-type="float">
            <text:p>15.56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250]-[.D250])/[.E250]*100" office:value-type="float" office:value="11.9909502262443" calcext:value-type="float">
            <text:p>11.9909502262443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QR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.41" calcext:value-type="float">
            <text:p>21.41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251]-[.D251])/[.E251]*100" office:value-type="float" office:value="-5.67620927936821" calcext:value-type="float">
            <text:p>-5.67620927936821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Z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.25" calcext:value-type="float">
            <text:p>18.25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252]-[.D252])/[.E252]*100" office:value-type="float" office:value="3.59218172213418" calcext:value-type="float">
            <text:p>3.59218172213418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T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.61" calcext:value-type="float">
            <text:p>22.61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253]-[.D253])/[.E253]*100" office:value-type="float" office:value="6.18257261410789" calcext:value-type="float">
            <text:p>6.18257261410789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S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254]-[.D254])/[.E254]*100" office:value-type="float" office:value="17.1428571428571" calcext:value-type="float">
            <text:p>17.142857142857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Z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.61" calcext:value-type="float">
            <text:p>17.61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255]-[.D255])/[.E255]*100" office:value-type="float" office:value="-3.95513577331758" calcext:value-type="float">
            <text:p>-3.95513577331758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T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.58" calcext:value-type="float">
            <text:p>16.58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256]-[.D256])/[.E256]*100" office:value-type="float" office:value="2.92740046838408" calcext:value-type="float">
            <text:p>2.92740046838408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M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.56" calcext:value-type="float">
            <text:p>20.56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257]-[.D257])/[.E257]*100" office:value-type="float" office:value="9.82456140350878" calcext:value-type="float">
            <text:p>9.82456140350878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HR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.09" calcext:value-type="float">
            <text:p>19.09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258]-[.D258])/[.E258]*100" office:value-type="float" office:value="5.02487562189056" calcext:value-type="float">
            <text:p>5.024875621890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K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.34" calcext:value-type="float">
            <text:p>18.34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259]-[.D259])/[.E259]*100" office:value-type="float" office:value="-1.32596685082872" calcext:value-type="float">
            <text:p>-1.32596685082872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KP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260]-[.D260])/[.E260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P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261]-[.D261])/[.E261]*100" office:value-type="float" office:value="17.3300970873786" calcext:value-type="float">
            <text:p>17.3300970873786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W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262]-[.D262])/[.E262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UW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263]-[.D263])/[.E263]*100" office:value-type="float" office:value="19.4212218649518" calcext:value-type="float">
            <text:p>19.4212218649518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few feces</text:p>
          </table:table-cell>
          <table:table-cell/>
        </table:table-row>
        <table:table-row table:style-name="ro1">
          <table:table-cell table:style-name="ce1" office:value-type="string" calcext:value-type="string">
            <text:p>BCY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.45" calcext:value-type="float">
            <text:p>20.45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264]-[.D264])/[.E264]*100" office:value-type="float" office:value="6.91852526172053" calcext:value-type="float">
            <text:p>6.91852526172053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L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.66" calcext:value-type="float">
            <text:p>19.66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265]-[.D265])/[.E265]*100" office:value-type="float" office:value="6.64767331433997" calcext:value-type="float">
            <text:p>6.64767331433997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TY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266]-[.D266])/[.E266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diarrhea</text:p>
          </table:table-cell>
          <table:table-cell/>
        </table:table-row>
        <table:table-row table:style-name="ro1">
          <table:table-cell table:style-name="ce1" office:value-type="string" calcext:value-type="string">
            <text:p>EMX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267]-[.D267])/[.E267]*100" office:value-type="float" office:value="11.6838487972509" calcext:value-type="float">
            <text:p>11.6838487972509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TX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.09" calcext:value-type="float">
            <text:p>17.09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268]-[.D268])/[.E268]*100" office:value-type="float" office:value="-1.24407582938389" calcext:value-type="float">
            <text:p>-1.24407582938389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N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.52" calcext:value-type="float">
            <text:p>20.52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269]-[.D269])/[.E269]*100" office:value-type="float" office:value="8.8" calcext:value-type="float">
            <text:p>8.8</text:p>
          </table:table-cell>
          <table:table-cell table:style-name="ce1" office:value-type="float" office:value="3.02" calcext:value-type="float">
            <text:p>3.0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YZ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.65" calcext:value-type="float">
            <text:p>22.65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270]-[.D270])/[.E270]*100" office:value-type="float" office:value="-6.08899297423886" calcext:value-type="float">
            <text:p>-6.08899297423886</text:p>
          </table:table-cell>
          <table:table-cell table:style-name="ce1" office:value-type="float" office:value="1.38" calcext:value-type="float">
            <text:p>1.3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XZ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.17" calcext:value-type="float">
            <text:p>15.17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271]-[.D271])/[.E271]*100" office:value-type="float" office:value="14.0509915014164" calcext:value-type="float">
            <text:p>14.0509915014164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J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.62" calcext:value-type="float">
            <text:p>26.62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272]-[.D272])/[.E272]*100" office:value-type="float" office:value="0.85661080074488" calcext:value-type="float">
            <text:p>0.85661080074488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DN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.35" calcext:value-type="float">
            <text:p>24.35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273]-[.D273])/[.E273]*100" office:value-type="float" office:value="-9.09498207885305" calcext:value-type="float">
            <text:p>-9.09498207885305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SZ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.08" calcext:value-type="float">
            <text:p>21.08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274]-[.D274])/[.E274]*100" office:value-type="float" office:value="3.08045977011495" calcext:value-type="float">
            <text:p>3.08045977011495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Q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.74" calcext:value-type="float">
            <text:p>15.74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275]-[.D275])/[.E275]*100" office:value-type="float" office:value="10.972850678733" calcext:value-type="float">
            <text:p>10.972850678733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TY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.4" calcext:value-type="float">
            <text:p>21.4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276]-[.D276])/[.E276]*100" office:value-type="float" office:value="-5.62685093780847" calcext:value-type="float">
            <text:p>-5.62685093780847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XY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.88" calcext:value-type="float">
            <text:p>18.88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277]-[.D277])/[.E277]*100" office:value-type="float" office:value="0.264131008980458" calcext:value-type="float">
            <text:p>0.26413100898045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JY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.59" calcext:value-type="float">
            <text:p>23.59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278]-[.D278])/[.E278]*100" office:value-type="float" office:value="2.11618257261411" calcext:value-type="float">
            <text:p>2.1161825726141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GH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.41" calcext:value-type="float">
            <text:p>14.41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279]-[.D279])/[.E279]*100" office:value-type="float" office:value="17.6571428571429" calcext:value-type="float">
            <text:p>17.657142857142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NX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.09" calcext:value-type="float">
            <text:p>18.09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280]-[.D280])/[.E280]*100" office:value-type="float" office:value="-6.78866587957496" calcext:value-type="float">
            <text:p>-6.7886658795749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WX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281]-[.D281])/[.E281]*100" office:value-type="float" office:value="2.22482435597189" calcext:value-type="float">
            <text:p>2.2248243559718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T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282]-[.D282])/[.E282]*100" office:value-type="float" office:value="11.140350877193" calcext:value-type="float">
            <text:p>11.14035087719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W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.72" calcext:value-type="float">
            <text:p>19.72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283]-[.D283])/[.E283]*100" office:value-type="float" office:value="1.8905472636816" calcext:value-type="float">
            <text:p>1.890547263681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QT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.01" calcext:value-type="float">
            <text:p>18.01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284]-[.D284])/[.E284]*100" office:value-type="float" office:value="0.497237569060773" calcext:value-type="float">
            <text:p>0.49723756906077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Z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285]-[.D285])/[.E285]*100" office:value-type="string" office:string-value="" calcext:value-type="error">
            <text:p>#VALUE!</text:p>
          </table:table-cell>
          <table:table-cell table:style-name="ce1" office:value-type="string" calcext:value-type="string">
            <text:p>dead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JT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.74" calcext:value-type="float">
            <text:p>17.74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286]-[.D286])/[.E286]*100" office:value-type="float" office:value="13.8834951456311" calcext:value-type="float">
            <text:p>13.883495145631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GS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287]-[.D287])/[.E287]*100" office:value-type="string" office:string-value="" calcext:value-type="error">
            <text:p>#VALUE!</text:p>
          </table:table-cell>
          <table:table-cell table:style-name="ce1" office:value-type="string" calcext:value-type="string">
            <text:p>dead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O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288]-[.D288])/[.E288]*100" office:value-type="float" office:value="17.0418006430868" calcext:value-type="float">
            <text:p>17.041800643086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N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.82" calcext:value-type="float">
            <text:p>21.82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289]-[.D289])/[.E289]*100" office:value-type="float" office:value="0.682749203459256" calcext:value-type="float">
            <text:p>0.68274920345925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Z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.91" calcext:value-type="float">
            <text:p>19.91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290]-[.D290])/[.E290]*100" office:value-type="float" office:value="5.46058879392212" calcext:value-type="float">
            <text:p>5.4605887939221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GX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291]-[.D291])/[.E291]*100" office:value-type="string" office:string-value="" calcext:value-type="error">
            <text:p>#VALUE!</text:p>
          </table:table-cell>
          <table:table-cell table:style-name="ce1" office:value-type="string" calcext:value-type="string">
            <text:p>dead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TZ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.32" calcext:value-type="float">
            <text:p>18.32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292]-[.D292])/[.E292]*100" office:value-type="float" office:value="10.0638193421699" calcext:value-type="float">
            <text:p>10.063819342169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JR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.23" calcext:value-type="float">
            <text:p>17.23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293]-[.D293])/[.E293]*100" office:value-type="float" office:value="-2.07345971563982" calcext:value-type="float">
            <text:p>-2.0734597156398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T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.63" calcext:value-type="float">
            <text:p>20.63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294]-[.D294])/[.E294]*100" office:value-type="float" office:value="8.31111111111112" calcext:value-type="float">
            <text:p>8.3111111111111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V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.93" calcext:value-type="float">
            <text:p>22.93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295]-[.D295])/[.E295]*100" office:value-type="float" office:value="-7.40046838407493" calcext:value-type="float">
            <text:p>-7.4004683840749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HR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.91" calcext:value-type="float">
            <text:p>15.91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296]-[.D296])/[.E296]*100" office:value-type="float" office:value="9.85835694050991" calcext:value-type="float">
            <text:p>9.8583569405099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SZ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.42" calcext:value-type="float">
            <text:p>26.42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297]-[.D297])/[.E297]*100" office:value-type="float" office:value="1.60148975791434" calcext:value-type="float">
            <text:p>1.6014897579143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FH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.38" calcext:value-type="float">
            <text:p>24.38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298]-[.D298])/[.E298]*100" office:value-type="float" office:value="-9.22939068100358" calcext:value-type="float">
            <text:p>-9.2293906810035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K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.74" calcext:value-type="float">
            <text:p>20.74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299]-[.D299])/[.E299]*100" office:value-type="float" office:value="4.64367816091955" calcext:value-type="float">
            <text:p>4.6436781609195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Y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.15" calcext:value-type="float">
            <text:p>17.15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300]-[.D300])/[.E300]*100" office:value-type="float" office:value="2.99773755656109" calcext:value-type="float">
            <text:p>2.9977375565610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JX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301]-[.D301])/[.E301]*100" office:value-type="float" office:value="-6.12043435340572" calcext:value-type="float">
            <text:p>-6.1204343534057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O</text:p>
          </table:table-cell>
          <table:table-cell office:value-type="string" calcext:value-type="string">
            <text:p>LM0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26" calcext:value-type="float">
            <text:p>19.26</text:p>
          </table:table-cell>
          <table:table-cell table:formula="of:=([.E302]-[.D302])/[.E302]*100"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</text:p>
          </table:table-cell>
          <table:table-cell office:value-type="string" calcext:value-type="string">
            <text:p>LM0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.97" calcext:value-type="float">
            <text:p>16.97</text:p>
          </table:table-cell>
          <table:table-cell table:formula="of:=([.E303]-[.D303])/[.E303]*100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</text:p>
          </table:table-cell>
          <table:table-cell office:value-type="string" calcext:value-type="string">
            <text:p>LM02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27" calcext:value-type="float">
            <text:p>17.27</text:p>
          </table:table-cell>
          <table:table-cell table:formula="of:=([.E304]-[.D304])/[.E304]*100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U</text:p>
          </table:table-cell>
          <table:table-cell office:value-type="string" calcext:value-type="string">
            <text:p>LM02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.82" calcext:value-type="float">
            <text:p>22.82</text:p>
          </table:table-cell>
          <table:table-cell table:formula="of:=([.E305]-[.D305])/[.E305]*100"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Q</text:p>
          </table:table-cell>
          <table:table-cell office:value-type="string" calcext:value-type="string">
            <text:p>LM0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.09" calcext:value-type="float">
            <text:p>22.09</text:p>
          </table:table-cell>
          <table:table-cell table:formula="of:=([.E306]-[.D306])/[.E306]*100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</text:p>
          </table:table-cell>
          <table:table-cell office:value-type="string" calcext:value-type="string">
            <text:p>LM02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65" calcext:value-type="float">
            <text:p>15.65</text:p>
          </table:table-cell>
          <table:table-cell table:formula="of:=([.E307]-[.D307])/[.E307]*100"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</text:p>
          </table:table-cell>
          <table:table-cell office:value-type="string" calcext:value-type="string">
            <text:p>LM02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42" calcext:value-type="float">
            <text:p>17.42</text:p>
          </table:table-cell>
          <table:table-cell table:formula="of:=([.E308]-[.D308])/[.E308]*100"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</text:p>
          </table:table-cell>
          <table:table-cell office:value-type="string" calcext:value-type="string">
            <text:p>LM0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.58" calcext:value-type="float">
            <text:p>21.58</text:p>
          </table:table-cell>
          <table:table-cell table:formula="of:=([.E309]-[.D309])/[.E309]*100"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V</text:p>
          </table:table-cell>
          <table:table-cell office:value-type="string" calcext:value-type="string">
            <text:p>LM0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39" calcext:value-type="float">
            <text:p>15.39</text:p>
          </table:table-cell>
          <table:table-cell table:formula="of:=([.E310]-[.D310])/[.E310]*100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LM02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.43" calcext:value-type="float">
            <text:p>27.43</text:p>
          </table:table-cell>
          <table:table-cell table:formula="of:=([.E311]-[.D311])/[.E311]*100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</text:p>
          </table:table-cell>
          <table:table-cell office:value-type="string" calcext:value-type="string">
            <text:p>LM02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.9" calcext:value-type="float">
            <text:p>23.9</text:p>
          </table:table-cell>
          <table:table-cell table:formula="of:=([.E312]-[.D312])/[.E312]*100"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</text:p>
          </table:table-cell>
          <table:table-cell office:value-type="string" calcext:value-type="string">
            <text:p>LM0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.37" calcext:value-type="float">
            <text:p>18.37</text:p>
          </table:table-cell>
          <table:table-cell table:formula="of:=([.E313]-[.D313])/[.E313]*100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</text:p>
          </table:table-cell>
          <table:table-cell office:value-type="string" calcext:value-type="string">
            <text:p>LM0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74" calcext:value-type="float">
            <text:p>17.74</text:p>
          </table:table-cell>
          <table:table-cell table:formula="of:=([.E314]-[.D314])/[.E314]*100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Z</text:p>
          </table:table-cell>
          <table:table-cell office:value-type="string" calcext:value-type="string">
            <text:p>LM02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.36" calcext:value-type="float">
            <text:p>20.36</text:p>
          </table:table-cell>
          <table:table-cell table:formula="of:=([.E315]-[.D315])/[.E315]*100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LM02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([.E316]-[.D316])/[.E316]*100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LM0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72" calcext:value-type="float">
            <text:p>19.72</text:p>
          </table:table-cell>
          <table:table-cell table:formula="of:=([.E317]-[.D317])/[.E317]*100"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</text:p>
          </table:table-cell>
          <table:table-cell office:value-type="string" calcext:value-type="string">
            <text:p>LM0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73" calcext:value-type="float">
            <text:p>19.73</text:p>
          </table:table-cell>
          <table:table-cell table:formula="of:=([.E318]-[.D318])/[.E318]*100"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</text:p>
          </table:table-cell>
          <table:table-cell office:value-type="string" calcext:value-type="string">
            <text:p>LM02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.99" calcext:value-type="float">
            <text:p>23.99</text:p>
          </table:table-cell>
          <table:table-cell table:formula="of:=([.E319]-[.D319])/[.E319]*100"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Y</text:p>
          </table:table-cell>
          <table:table-cell office:value-type="string" calcext:value-type="string">
            <text:p>LM02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.73" calcext:value-type="float">
            <text:p>20.73</text:p>
          </table:table-cell>
          <table:table-cell table:formula="of:=([.E320]-[.D320])/[.E320]*100"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Z</text:p>
          </table:table-cell>
          <table:table-cell office:value-type="string" calcext:value-type="string">
            <text:p>LM0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21" calcext:value-type="float">
            <text:p>19.21</text:p>
          </table:table-cell>
          <table:table-cell table:formula="of:=([.E321]-[.D321])/[.E321]*100"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</text:p>
          </table:table-cell>
          <table:table-cell office:value-type="string" calcext:value-type="string">
            <text:p>LM0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.05" calcext:value-type="float">
            <text:p>28.05</text:p>
          </table:table-cell>
          <table:table-cell table:formula="of:=([.E322]-[.D322])/[.E322]*100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</text:p>
          </table:table-cell>
          <table:table-cell office:value-type="string" calcext:value-type="string">
            <text:p>LM0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16" calcext:value-type="float">
            <text:p>15.16</text:p>
          </table:table-cell>
          <table:table-cell table:formula="of:=([.E323]-[.D323])/[.E323]*100"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Q</text:p>
          </table:table-cell>
          <table:table-cell office:value-type="string" calcext:value-type="string">
            <text:p>LM0204</text:p>
          </table:table-cell>
          <table:table-cell office:value-type="float" office:value="1" calcext:value-type="float">
            <text:p>1</text:p>
          </table:table-cell>
          <table:table-cell office:value-type="float" office:value="19.08" calcext:value-type="float">
            <text:p>19.08</text:p>
          </table:table-cell>
          <table:table-cell office:value-type="float" office:value="19.26" calcext:value-type="float">
            <text:p>19.26</text:p>
          </table:table-cell>
          <table:table-cell table:formula="of:=([.E324]-[.D324])/[.E324]*100" office:value-type="float" office:value="0.934579439252353" calcext:value-type="float">
            <text:p>0.934579439252353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U</text:p>
          </table:table-cell>
          <table:table-cell office:value-type="string" calcext:value-type="string">
            <text:p>LM0206</text:p>
          </table:table-cell>
          <table:table-cell office:value-type="float" office:value="1" calcext:value-type="float">
            <text:p>1</text:p>
          </table:table-cell>
          <table:table-cell office:value-type="float" office:value="17.39" calcext:value-type="float">
            <text:p>17.39</text:p>
          </table:table-cell>
          <table:table-cell office:value-type="float" office:value="16.97" calcext:value-type="float">
            <text:p>16.97</text:p>
          </table:table-cell>
          <table:table-cell table:formula="of:=([.E325]-[.D325])/[.E325]*100" office:value-type="float" office:value="-2.47495580436065" calcext:value-type="float">
            <text:p>-2.47495580436065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U</text:p>
          </table:table-cell>
          <table:table-cell office:value-type="string" calcext:value-type="string">
            <text:p>LM0207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office:value-type="float" office:value="17.27" calcext:value-type="float">
            <text:p>17.27</text:p>
          </table:table-cell>
          <table:table-cell table:formula="of:=([.E326]-[.D326])/[.E326]*100" office:value-type="float" office:value="-3.06890561667632" calcext:value-type="float">
            <text:p>-3.06890561667632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LM0208</text:p>
          </table:table-cell>
          <table:table-cell office:value-type="float" office:value="1" calcext:value-type="float">
            <text:p>1</text:p>
          </table:table-cell>
          <table:table-cell office:value-type="float" office:value="23.15" calcext:value-type="float">
            <text:p>23.15</text:p>
          </table:table-cell>
          <table:table-cell office:value-type="float" office:value="22.82" calcext:value-type="float">
            <text:p>22.82</text:p>
          </table:table-cell>
          <table:table-cell table:formula="of:=([.E327]-[.D327])/[.E327]*100" office:value-type="float" office:value="-1.44609991235757" calcext:value-type="float">
            <text:p>-1.44609991235757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</text:p>
          </table:table-cell>
          <table:table-cell office:value-type="string" calcext:value-type="string">
            <text:p>LM0209</text:p>
          </table:table-cell>
          <table:table-cell office:value-type="float" office:value="1" calcext:value-type="float">
            <text:p>1</text:p>
          </table:table-cell>
          <table:table-cell office:value-type="float" office:value="21.96" calcext:value-type="float">
            <text:p>21.96</text:p>
          </table:table-cell>
          <table:table-cell office:value-type="float" office:value="22.09" calcext:value-type="float">
            <text:p>22.09</text:p>
          </table:table-cell>
          <table:table-cell table:formula="of:=([.E328]-[.D328])/[.E328]*100" office:value-type="float" office:value="0.588501584427338" calcext:value-type="float">
            <text:p>0.588501584427338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</text:p>
          </table:table-cell>
          <table:table-cell office:value-type="string" calcext:value-type="string">
            <text:p>LM0210</text:p>
          </table:table-cell>
          <table:table-cell office:value-type="float" office:value="1" calcext:value-type="float">
            <text:p>1</text:p>
          </table:table-cell>
          <table:table-cell office:value-type="float" office:value="15.95" calcext:value-type="float">
            <text:p>15.95</text:p>
          </table:table-cell>
          <table:table-cell office:value-type="float" office:value="15.65" calcext:value-type="float">
            <text:p>15.65</text:p>
          </table:table-cell>
          <table:table-cell table:formula="of:=([.E329]-[.D329])/[.E329]*100" office:value-type="float" office:value="-1.91693290734824" calcext:value-type="float">
            <text:p>-1.91693290734824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</text:p>
          </table:table-cell>
          <table:table-cell office:value-type="string" calcext:value-type="string">
            <text:p>LM0211</text:p>
          </table:table-cell>
          <table:table-cell office:value-type="float" office:value="1" calcext:value-type="float">
            <text:p>1</text:p>
          </table:table-cell>
          <table:table-cell office:value-type="float" office:value="17.7" calcext:value-type="float">
            <text:p>17.7</text:p>
          </table:table-cell>
          <table:table-cell office:value-type="float" office:value="17.42" calcext:value-type="float">
            <text:p>17.42</text:p>
          </table:table-cell>
          <table:table-cell table:formula="of:=([.E330]-[.D330])/[.E330]*100" office:value-type="float" office:value="-1.60734787600458" calcext:value-type="float">
            <text:p>-1.60734787600458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T</text:p>
          </table:table-cell>
          <table:table-cell office:value-type="string" calcext:value-type="string">
            <text:p>LM0212</text:p>
          </table:table-cell>
          <table:table-cell office:value-type="float" office:value="1" calcext:value-type="float">
            <text:p>1</text:p>
          </table:table-cell>
          <table:table-cell office:value-type="float" office:value="21.55" calcext:value-type="float">
            <text:p>21.55</text:p>
          </table:table-cell>
          <table:table-cell office:value-type="float" office:value="21.58" calcext:value-type="float">
            <text:p>21.58</text:p>
          </table:table-cell>
          <table:table-cell table:formula="of:=([.E331]-[.D331])/[.E331]*100" office:value-type="float" office:value="0.139017608897116" calcext:value-type="float">
            <text:p>0.13901760889711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</text:p>
          </table:table-cell>
          <table:table-cell office:value-type="string" calcext:value-type="string">
            <text:p>LM0213</text:p>
          </table:table-cell>
          <table:table-cell office:value-type="float" office:value="1" calcext:value-type="float">
            <text:p>1</text:p>
          </table:table-cell>
          <table:table-cell office:value-type="float" office:value="15.33" calcext:value-type="float">
            <text:p>15.33</text:p>
          </table:table-cell>
          <table:table-cell office:value-type="float" office:value="15.39" calcext:value-type="float">
            <text:p>15.39</text:p>
          </table:table-cell>
          <table:table-cell table:formula="of:=([.E332]-[.D332])/[.E332]*100" office:value-type="float" office:value="0.389863547758288" calcext:value-type="float">
            <text:p>0.389863547758288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LM0214</text:p>
          </table:table-cell>
          <table:table-cell office:value-type="float" office:value="1" calcext:value-type="float">
            <text:p>1</text:p>
          </table:table-cell>
          <table:table-cell office:value-type="float" office:value="27.03" calcext:value-type="float">
            <text:p>27.03</text:p>
          </table:table-cell>
          <table:table-cell office:value-type="float" office:value="27.43" calcext:value-type="float">
            <text:p>27.43</text:p>
          </table:table-cell>
          <table:table-cell table:formula="of:=([.E333]-[.D333])/[.E333]*100" office:value-type="float" office:value="1.45825738242799" calcext:value-type="float">
            <text:p>1.45825738242799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N</text:p>
          </table:table-cell>
          <table:table-cell office:value-type="string" calcext:value-type="string">
            <text:p>LM0215</text:p>
          </table:table-cell>
          <table:table-cell office:value-type="float" office:value="1" calcext:value-type="float">
            <text:p>1</text:p>
          </table:table-cell>
          <table:table-cell office:value-type="float" office:value="23.94" calcext:value-type="float">
            <text:p>23.94</text:p>
          </table:table-cell>
          <table:table-cell office:value-type="float" office:value="23.9" calcext:value-type="float">
            <text:p>23.9</text:p>
          </table:table-cell>
          <table:table-cell table:formula="of:=([.E334]-[.D334])/[.E334]*100" office:value-type="float" office:value="-0.167364016736413" calcext:value-type="float">
            <text:p>-0.167364016736413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Y</text:p>
          </table:table-cell>
          <table:table-cell office:value-type="string" calcext:value-type="string">
            <text:p>LM0216</text:p>
          </table:table-cell>
          <table:table-cell office:value-type="float" office:value="1" calcext:value-type="float">
            <text:p>1</text:p>
          </table:table-cell>
          <table:table-cell office:value-type="float" office:value="17.12" calcext:value-type="float">
            <text:p>17.12</text:p>
          </table:table-cell>
          <table:table-cell office:value-type="float" office:value="18.37" calcext:value-type="float">
            <text:p>18.37</text:p>
          </table:table-cell>
          <table:table-cell table:formula="of:=([.E335]-[.D335])/[.E335]*100" office:value-type="float" office:value="6.80457267283615" calcext:value-type="float">
            <text:p>6.80457267283615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Y</text:p>
          </table:table-cell>
          <table:table-cell office:value-type="string" calcext:value-type="string">
            <text:p>LM0217</text:p>
          </table:table-cell>
          <table:table-cell office:value-type="float" office:value="1" calcext:value-type="float">
            <text:p>1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" calcext:value-type="float">
            <text:p>17.74</text:p>
          </table:table-cell>
          <table:table-cell table:formula="of:=([.E336]-[.D336])/[.E336]*100" office:value-type="float" office:value="1.12739571589628" calcext:value-type="float">
            <text:p>1.12739571589628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V</text:p>
          </table:table-cell>
          <table:table-cell office:value-type="string" calcext:value-type="string">
            <text:p>LM0218</text:p>
          </table:table-cell>
          <table:table-cell office:value-type="float" office:value="1" calcext:value-type="float">
            <text:p>1</text:p>
          </table:table-cell>
          <table:table-cell office:value-type="float" office:value="20.44" calcext:value-type="float">
            <text:p>20.44</text:p>
          </table:table-cell>
          <table:table-cell office:value-type="float" office:value="20.36" calcext:value-type="float">
            <text:p>20.36</text:p>
          </table:table-cell>
          <table:table-cell table:formula="of:=([.E337]-[.D337])/[.E337]*100" office:value-type="float" office:value="-0.392927308447946" calcext:value-type="float">
            <text:p>-0.39292730844794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</text:p>
          </table:table-cell>
          <table:table-cell office:value-type="string" calcext:value-type="string">
            <text:p>LM0219</text:p>
          </table:table-cell>
          <table:table-cell office:value-type="float" office:value="1" calcext:value-type="float">
            <text:p>1</text:p>
          </table:table-cell>
          <table:table-cell office:value-type="float" office:value="20.11" calcext:value-type="float">
            <text:p>20.11</text:p>
          </table:table-cell>
          <table:table-cell office:value-type="float" office:value="19" calcext:value-type="float">
            <text:p>19</text:p>
          </table:table-cell>
          <table:table-cell table:formula="of:=([.E338]-[.D338])/[.E338]*100" office:value-type="float" office:value="-5.84210526315789" calcext:value-type="float">
            <text:p>-5.84210526315789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N</text:p>
          </table:table-cell>
          <table:table-cell office:value-type="string" calcext:value-type="string">
            <text:p>LM0220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19.99</text:p>
          </table:table-cell>
          <table:table-cell office:value-type="float" office:value="19.72" calcext:value-type="float">
            <text:p>19.72</text:p>
          </table:table-cell>
          <table:table-cell table:formula="of:=([.E339]-[.D339])/[.E339]*100" office:value-type="float" office:value="-1.36916835699797" calcext:value-type="float">
            <text:p>-1.36916835699797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</text:p>
          </table:table-cell>
          <table:table-cell office:value-type="string" calcext:value-type="string">
            <text:p>LM0221</text:p>
          </table:table-cell>
          <table:table-cell office:value-type="float" office:value="1" calcext:value-type="float">
            <text:p>1</text:p>
          </table:table-cell>
          <table:table-cell office:value-type="float" office:value="19.58" calcext:value-type="float">
            <text:p>19.58</text:p>
          </table:table-cell>
          <table:table-cell office:value-type="float" office:value="19.73" calcext:value-type="float">
            <text:p>19.73</text:p>
          </table:table-cell>
          <table:table-cell table:formula="of:=([.E340]-[.D340])/[.E340]*100" office:value-type="float" office:value="0.760263558033462" calcext:value-type="float">
            <text:p>0.760263558033462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V</text:p>
          </table:table-cell>
          <table:table-cell office:value-type="string" calcext:value-type="string">
            <text:p>LM0222</text:p>
          </table:table-cell>
          <table:table-cell office:value-type="float" office:value="1" calcext:value-type="float">
            <text:p>1</text:p>
          </table:table-cell>
          <table:table-cell office:value-type="float" office:value="23.86" calcext:value-type="float">
            <text:p>23.86</text:p>
          </table:table-cell>
          <table:table-cell office:value-type="float" office:value="23.99" calcext:value-type="float">
            <text:p>23.99</text:p>
          </table:table-cell>
          <table:table-cell table:formula="of:=([.E341]-[.D341])/[.E341]*100" office:value-type="float" office:value="0.541892455189658" calcext:value-type="float">
            <text:p>0.541892455189658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Q</text:p>
          </table:table-cell>
          <table:table-cell office:value-type="string" calcext:value-type="string">
            <text:p>LM0223</text:p>
          </table:table-cell>
          <table:table-cell office:value-type="float" office:value="1" calcext:value-type="float">
            <text:p>1</text:p>
          </table:table-cell>
          <table:table-cell office:value-type="float" office:value="21.41" calcext:value-type="float">
            <text:p>21.41</text:p>
          </table:table-cell>
          <table:table-cell office:value-type="float" office:value="20.73" calcext:value-type="float">
            <text:p>20.73</text:p>
          </table:table-cell>
          <table:table-cell table:formula="of:=([.E342]-[.D342])/[.E342]*100" office:value-type="float" office:value="-3.28027013989387" calcext:value-type="float">
            <text:p>-3.28027013989387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</text:p>
          </table:table-cell>
          <table:table-cell office:value-type="string" calcext:value-type="string">
            <text:p>LM0224</text:p>
          </table:table-cell>
          <table:table-cell office:value-type="float" office:value="1" calcext:value-type="float">
            <text:p>1</text:p>
          </table:table-cell>
          <table:table-cell office:value-type="float" office:value="19.96" calcext:value-type="float">
            <text:p>19.96</text:p>
          </table:table-cell>
          <table:table-cell office:value-type="float" office:value="19.21" calcext:value-type="float">
            <text:p>19.21</text:p>
          </table:table-cell>
          <table:table-cell table:formula="of:=([.E343]-[.D343])/[.E343]*100" office:value-type="float" office:value="-3.90421655387819" calcext:value-type="float">
            <text:p>-3.90421655387819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LM0225</text:p>
          </table:table-cell>
          <table:table-cell office:value-type="float" office:value="1" calcext:value-type="float">
            <text:p>1</text:p>
          </table:table-cell>
          <table:table-cell office:value-type="float" office:value="27.75" calcext:value-type="float">
            <text:p>27.75</text:p>
          </table:table-cell>
          <table:table-cell office:value-type="float" office:value="28.05" calcext:value-type="float">
            <text:p>28.05</text:p>
          </table:table-cell>
          <table:table-cell table:formula="of:=([.E344]-[.D344])/[.E344]*100" office:value-type="float" office:value="1.06951871657754" calcext:value-type="float">
            <text:p>1.06951871657754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</text:p>
          </table:table-cell>
          <table:table-cell office:value-type="string" calcext:value-type="string">
            <text:p>LM0226</text:p>
          </table:table-cell>
          <table:table-cell office:value-type="float" office:value="1" calcext:value-type="float">
            <text:p>1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6" calcext:value-type="float">
            <text:p>15.16</text:p>
          </table:table-cell>
          <table:table-cell table:formula="of:=([.E345]-[.D345])/[.E345]*100" office:value-type="float" office:value="-0.527704485488127" calcext:value-type="float">
            <text:p>-0.527704485488127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</text:p>
          </table:table-cell>
          <table:table-cell office:value-type="string" calcext:value-type="string">
            <text:p>LM0204</text:p>
          </table:table-cell>
          <table:table-cell office:value-type="float" office:value="2" calcext:value-type="float">
            <text:p>2</text:p>
          </table:table-cell>
          <table:table-cell office:value-type="float" office:value="19.36" calcext:value-type="float">
            <text:p>19.36</text:p>
          </table:table-cell>
          <table:table-cell office:value-type="float" office:value="19.26" calcext:value-type="float">
            <text:p>19.26</text:p>
          </table:table-cell>
          <table:table-cell table:formula="of:=([.E346]-[.D346])/[.E346]*100" office:value-type="float" office:value="-0.51921079958462" calcext:value-type="float">
            <text:p>-0.51921079958462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</text:p>
          </table:table-cell>
          <table:table-cell office:value-type="string" calcext:value-type="string">
            <text:p>LM0206</text:p>
          </table:table-cell>
          <table:table-cell office:value-type="float" office:value="2" calcext:value-type="float">
            <text:p>2</text:p>
          </table:table-cell>
          <table:table-cell office:value-type="float" office:value="16.21" calcext:value-type="float">
            <text:p>16.21</text:p>
          </table:table-cell>
          <table:table-cell office:value-type="float" office:value="16.97" calcext:value-type="float">
            <text:p>16.97</text:p>
          </table:table-cell>
          <table:table-cell table:formula="of:=([.E347]-[.D347])/[.E347]*100" office:value-type="float" office:value="4.47849145550971" calcext:value-type="float">
            <text:p>4.47849145550971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LM0207</text:p>
          </table:table-cell>
          <table:table-cell office:value-type="float" office:value="2" calcext:value-type="float">
            <text:p>2</text:p>
          </table:table-cell>
          <table:table-cell office:value-type="float" office:value="16.72" calcext:value-type="float">
            <text:p>16.72</text:p>
          </table:table-cell>
          <table:table-cell office:value-type="float" office:value="17.27" calcext:value-type="float">
            <text:p>17.27</text:p>
          </table:table-cell>
          <table:table-cell table:formula="of:=([.E348]-[.D348])/[.E348]*100" office:value-type="float" office:value="3.18471337579618" calcext:value-type="float">
            <text:p>3.18471337579618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V</text:p>
          </table:table-cell>
          <table:table-cell office:value-type="string" calcext:value-type="string">
            <text:p>LM0208</text:p>
          </table:table-cell>
          <table:table-cell office:value-type="float" office:value="2" calcext:value-type="float">
            <text:p>2</text:p>
          </table:table-cell>
          <table:table-cell office:value-type="float" office:value="23.39" calcext:value-type="float">
            <text:p>23.39</text:p>
          </table:table-cell>
          <table:table-cell office:value-type="float" office:value="22.82" calcext:value-type="float">
            <text:p>22.82</text:p>
          </table:table-cell>
          <table:table-cell table:formula="of:=([.E349]-[.D349])/[.E349]*100" office:value-type="float" office:value="-2.49780893952673" calcext:value-type="float">
            <text:p>-2.49780893952673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</text:p>
          </table:table-cell>
          <table:table-cell office:value-type="string" calcext:value-type="string">
            <text:p>LM0209</text:p>
          </table:table-cell>
          <table:table-cell office:value-type="float" office:value="2" calcext:value-type="float">
            <text:p>2</text:p>
          </table:table-cell>
          <table:table-cell office:value-type="float" office:value="22.59" calcext:value-type="float">
            <text:p>22.59</text:p>
          </table:table-cell>
          <table:table-cell office:value-type="float" office:value="22.09" calcext:value-type="float">
            <text:p>22.09</text:p>
          </table:table-cell>
          <table:table-cell table:formula="of:=([.E350]-[.D350])/[.E350]*100" office:value-type="float" office:value="-2.26346763241286" calcext:value-type="float">
            <text:p>-2.2634676324128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Y</text:p>
          </table:table-cell>
          <table:table-cell office:value-type="string" calcext:value-type="string">
            <text:p>LM0210</text:p>
          </table:table-cell>
          <table:table-cell office:value-type="float" office:value="2" calcext:value-type="float">
            <text:p>2</text:p>
          </table:table-cell>
          <table:table-cell office:value-type="float" office:value="15.53" calcext:value-type="float">
            <text:p>15.53</text:p>
          </table:table-cell>
          <table:table-cell office:value-type="float" office:value="15.65" calcext:value-type="float">
            <text:p>15.65</text:p>
          </table:table-cell>
          <table:table-cell table:formula="of:=([.E351]-[.D351])/[.E351]*100" office:value-type="float" office:value="0.766773162939304" calcext:value-type="float">
            <text:p>0.766773162939304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W</text:p>
          </table:table-cell>
          <table:table-cell office:value-type="string" calcext:value-type="string">
            <text:p>LM0211</text:p>
          </table:table-cell>
          <table:table-cell office:value-type="float" office:value="2" calcext:value-type="float">
            <text:p>2</text:p>
          </table:table-cell>
          <table:table-cell office:value-type="float" office:value="17.76" calcext:value-type="float">
            <text:p>17.76</text:p>
          </table:table-cell>
          <table:table-cell office:value-type="float" office:value="17.42" calcext:value-type="float">
            <text:p>17.42</text:p>
          </table:table-cell>
          <table:table-cell table:formula="of:=([.E352]-[.D352])/[.E352]*100" office:value-type="float" office:value="-1.95177956371986" calcext:value-type="float">
            <text:p>-1.9517795637198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Y</text:p>
          </table:table-cell>
          <table:table-cell office:value-type="string" calcext:value-type="string">
            <text:p>LM0212</text:p>
          </table:table-cell>
          <table:table-cell office:value-type="float" office:value="2" calcext:value-type="float">
            <text:p>2</text:p>
          </table:table-cell>
          <table:table-cell office:value-type="float" office:value="21.11" calcext:value-type="float">
            <text:p>21.11</text:p>
          </table:table-cell>
          <table:table-cell office:value-type="float" office:value="21.58" calcext:value-type="float">
            <text:p>21.58</text:p>
          </table:table-cell>
          <table:table-cell table:formula="of:=([.E353]-[.D353])/[.E353]*100" office:value-type="float" office:value="2.17794253938832" calcext:value-type="float">
            <text:p>2.17794253938832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O</text:p>
          </table:table-cell>
          <table:table-cell office:value-type="string" calcext:value-type="string">
            <text:p>LM0213</text:p>
          </table:table-cell>
          <table:table-cell office:value-type="float" office:value="2" calcext:value-type="float">
            <text:p>2</text:p>
          </table:table-cell>
          <table:table-cell office:value-type="float" office:value="15.58" calcext:value-type="float">
            <text:p>15.58</text:p>
          </table:table-cell>
          <table:table-cell office:value-type="float" office:value="15.39" calcext:value-type="float">
            <text:p>15.39</text:p>
          </table:table-cell>
          <table:table-cell table:formula="of:=([.E354]-[.D354])/[.E354]*100" office:value-type="float" office:value="-1.23456790123456" calcext:value-type="float">
            <text:p>-1.2345679012345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</text:p>
          </table:table-cell>
          <table:table-cell office:value-type="string" calcext:value-type="string">
            <text:p>LM0214</text:p>
          </table:table-cell>
          <table:table-cell office:value-type="float" office:value="2" calcext:value-type="float">
            <text:p>2</text:p>
          </table:table-cell>
          <table:table-cell office:value-type="float" office:value="27.31" calcext:value-type="float">
            <text:p>27.31</text:p>
          </table:table-cell>
          <table:table-cell office:value-type="float" office:value="27.43" calcext:value-type="float">
            <text:p>27.43</text:p>
          </table:table-cell>
          <table:table-cell table:formula="of:=([.E355]-[.D355])/[.E355]*100" office:value-type="float" office:value="0.437477214728403" calcext:value-type="float">
            <text:p>0.437477214728403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</text:p>
          </table:table-cell>
          <table:table-cell office:value-type="string" calcext:value-type="string">
            <text:p>LM0215</text:p>
          </table:table-cell>
          <table:table-cell office:value-type="float" office:value="2" calcext:value-type="float">
            <text:p>2</text:p>
          </table:table-cell>
          <table:table-cell office:value-type="float" office:value="24.17" calcext:value-type="float">
            <text:p>24.17</text:p>
          </table:table-cell>
          <table:table-cell office:value-type="float" office:value="23.9" calcext:value-type="float">
            <text:p>23.9</text:p>
          </table:table-cell>
          <table:table-cell table:formula="of:=([.E356]-[.D356])/[.E356]*100" office:value-type="float" office:value="-1.12970711297072" calcext:value-type="float">
            <text:p>-1.12970711297072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J</text:p>
          </table:table-cell>
          <table:table-cell office:value-type="string" calcext:value-type="string">
            <text:p>LM0216</text:p>
          </table:table-cell>
          <table:table-cell office:value-type="float" office:value="2" calcext:value-type="float">
            <text:p>2</text:p>
          </table:table-cell>
          <table:table-cell office:value-type="float" office:value="16.49" calcext:value-type="float">
            <text:p>16.49</text:p>
          </table:table-cell>
          <table:table-cell office:value-type="float" office:value="18.37" calcext:value-type="float">
            <text:p>18.37</text:p>
          </table:table-cell>
          <table:table-cell table:formula="of:=([.E357]-[.D357])/[.E357]*100" office:value-type="float" office:value="10.2340772999456" calcext:value-type="float">
            <text:p>10.234077299945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</text:p>
          </table:table-cell>
          <table:table-cell office:value-type="string" calcext:value-type="string">
            <text:p>LM0217</text:p>
          </table:table-cell>
          <table:table-cell office:value-type="float" office:value="2" calcext:value-type="float">
            <text:p>2</text:p>
          </table:table-cell>
          <table:table-cell office:value-type="float" office:value="17.49" calcext:value-type="float">
            <text:p>17.49</text:p>
          </table:table-cell>
          <table:table-cell office:value-type="float" office:value="17.74" calcext:value-type="float">
            <text:p>17.74</text:p>
          </table:table-cell>
          <table:table-cell table:formula="of:=([.E358]-[.D358])/[.E358]*100" office:value-type="float" office:value="1.40924464487035" calcext:value-type="float">
            <text:p>1.40924464487035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Q</text:p>
          </table:table-cell>
          <table:table-cell office:value-type="string" calcext:value-type="string">
            <text:p>LM0218</text:p>
          </table:table-cell>
          <table:table-cell office:value-type="float" office:value="2" calcext:value-type="float">
            <text:p>2</text:p>
          </table:table-cell>
          <table:table-cell office:value-type="float" office:value="20.75" calcext:value-type="float">
            <text:p>20.75</text:p>
          </table:table-cell>
          <table:table-cell office:value-type="float" office:value="20.36" calcext:value-type="float">
            <text:p>20.36</text:p>
          </table:table-cell>
          <table:table-cell table:formula="of:=([.E359]-[.D359])/[.E359]*100" office:value-type="float" office:value="-1.9155206286837" calcext:value-type="float">
            <text:p>-1.9155206286837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Q</text:p>
          </table:table-cell>
          <table:table-cell office:value-type="string" calcext:value-type="string">
            <text:p>LM0219</text:p>
          </table:table-cell>
          <table:table-cell office:value-type="float" office:value="2" calcext:value-type="float">
            <text:p>2</text:p>
          </table:table-cell>
          <table:table-cell office:value-type="float" office:value="20.39" calcext:value-type="float">
            <text:p>20.39</text:p>
          </table:table-cell>
          <table:table-cell office:value-type="float" office:value="19" calcext:value-type="float">
            <text:p>19</text:p>
          </table:table-cell>
          <table:table-cell table:formula="of:=([.E360]-[.D360])/[.E360]*100" office:value-type="float" office:value="-7.31578947368421" calcext:value-type="float">
            <text:p>-7.31578947368421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</text:p>
          </table:table-cell>
          <table:table-cell office:value-type="string" calcext:value-type="string">
            <text:p>LM0220</text:p>
          </table:table-cell>
          <table:table-cell office:value-type="float" office:value="2" calcext:value-type="float">
            <text:p>2</text:p>
          </table:table-cell>
          <table:table-cell office:value-type="float" office:value="20.31" calcext:value-type="float">
            <text:p>20.31</text:p>
          </table:table-cell>
          <table:table-cell office:value-type="float" office:value="19.72" calcext:value-type="float">
            <text:p>19.72</text:p>
          </table:table-cell>
          <table:table-cell table:formula="of:=([.E361]-[.D361])/[.E361]*100" office:value-type="float" office:value="-2.99188640973631" calcext:value-type="float">
            <text:p>-2.99188640973631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</text:p>
          </table:table-cell>
          <table:table-cell office:value-type="string" calcext:value-type="string">
            <text:p>LM0221</text:p>
          </table:table-cell>
          <table:table-cell office:value-type="float" office:value="2" calcext:value-type="float">
            <text:p>2</text:p>
          </table:table-cell>
          <table:table-cell office:value-type="float" office:value="20.02" calcext:value-type="float">
            <text:p>20.02</text:p>
          </table:table-cell>
          <table:table-cell office:value-type="float" office:value="19.73" calcext:value-type="float">
            <text:p>19.73</text:p>
          </table:table-cell>
          <table:table-cell table:formula="of:=([.E362]-[.D362])/[.E362]*100" office:value-type="float" office:value="-1.46984287886467" calcext:value-type="float">
            <text:p>-1.46984287886467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M</text:p>
          </table:table-cell>
          <table:table-cell office:value-type="string" calcext:value-type="string">
            <text:p>LM0222</text:p>
          </table:table-cell>
          <table:table-cell office:value-type="float" office:value="2" calcext:value-type="float">
            <text:p>2</text:p>
          </table:table-cell>
          <table:table-cell office:value-type="float" office:value="23.83" calcext:value-type="float">
            <text:p>23.83</text:p>
          </table:table-cell>
          <table:table-cell office:value-type="float" office:value="23.99" calcext:value-type="float">
            <text:p>23.99</text:p>
          </table:table-cell>
          <table:table-cell table:formula="of:=([.E363]-[.D363])/[.E363]*100" office:value-type="float" office:value="0.666944560233431" calcext:value-type="float">
            <text:p>0.666944560233431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M</text:p>
          </table:table-cell>
          <table:table-cell office:value-type="string" calcext:value-type="string">
            <text:p>LM0223</text:p>
          </table:table-cell>
          <table:table-cell office:value-type="float" office:value="2" calcext:value-type="float">
            <text:p>2</text:p>
          </table:table-cell>
          <table:table-cell office:value-type="float" office:value="21.77" calcext:value-type="float">
            <text:p>21.77</text:p>
          </table:table-cell>
          <table:table-cell office:value-type="float" office:value="20.73" calcext:value-type="float">
            <text:p>20.73</text:p>
          </table:table-cell>
          <table:table-cell table:formula="of:=([.E364]-[.D364])/[.E364]*100" office:value-type="float" office:value="-5.0168837433671" calcext:value-type="float">
            <text:p>-5.0168837433671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Y</text:p>
          </table:table-cell>
          <table:table-cell office:value-type="string" calcext:value-type="string">
            <text:p>LM0224</text:p>
          </table:table-cell>
          <table:table-cell office:value-type="float" office:value="2" calcext:value-type="float">
            <text:p>2</text:p>
          </table:table-cell>
          <table:table-cell office:value-type="float" office:value="19.92" calcext:value-type="float">
            <text:p>19.92</text:p>
          </table:table-cell>
          <table:table-cell office:value-type="float" office:value="19.21" calcext:value-type="float">
            <text:p>19.21</text:p>
          </table:table-cell>
          <table:table-cell table:formula="of:=([.E365]-[.D365])/[.E365]*100" office:value-type="float" office:value="-3.69599167100469" calcext:value-type="float">
            <text:p>-3.69599167100469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Y</text:p>
          </table:table-cell>
          <table:table-cell office:value-type="string" calcext:value-type="string">
            <text:p>LM0225</text:p>
          </table:table-cell>
          <table:table-cell office:value-type="float" office:value="2" calcext:value-type="float">
            <text:p>2</text:p>
          </table:table-cell>
          <table:table-cell office:value-type="float" office:value="28.64" calcext:value-type="float">
            <text:p>28.64</text:p>
          </table:table-cell>
          <table:table-cell office:value-type="float" office:value="28.05" calcext:value-type="float">
            <text:p>28.05</text:p>
          </table:table-cell>
          <table:table-cell table:formula="of:=([.E366]-[.D366])/[.E366]*100" office:value-type="float" office:value="-2.10338680926916" calcext:value-type="float">
            <text:p>-2.1033868092691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U</text:p>
          </table:table-cell>
          <table:table-cell office:value-type="string" calcext:value-type="string">
            <text:p>LM0226</text:p>
          </table:table-cell>
          <table:table-cell office:value-type="float" office:value="2" calcext:value-type="float">
            <text:p>2</text:p>
          </table:table-cell>
          <table:table-cell office:value-type="float" office:value="15.69" calcext:value-type="float">
            <text:p>15.69</text:p>
          </table:table-cell>
          <table:table-cell office:value-type="float" office:value="15.16" calcext:value-type="float">
            <text:p>15.16</text:p>
          </table:table-cell>
          <table:table-cell table:formula="of:=([.E367]-[.D367])/[.E367]*100" office:value-type="float" office:value="-3.49604221635883" calcext:value-type="float">
            <text:p>-3.49604221635883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fur shaggy/not well groomed</text:p>
          </table:table-cell>
          <table:table-cell/>
        </table:table-row>
        <table:table-row table:style-name="ro1">
          <table:table-cell office:value-type="string" calcext:value-type="string">
            <text:p>HLV</text:p>
          </table:table-cell>
          <table:table-cell office:value-type="string" calcext:value-type="string">
            <text:p>LM0204</text:p>
          </table:table-cell>
          <table:table-cell office:value-type="float" office:value="3" calcext:value-type="float">
            <text:p>3</text:p>
          </table:table-cell>
          <table:table-cell office:value-type="float" office:value="19.99" calcext:value-type="float">
            <text:p>19.99</text:p>
          </table:table-cell>
          <table:table-cell office:value-type="float" office:value="19.26" calcext:value-type="float">
            <text:p>19.26</text:p>
          </table:table-cell>
          <table:table-cell table:formula="of:=([.E368]-[.D368])/[.E368]*100" office:value-type="float" office:value="-3.79023883696779" calcext:value-type="float">
            <text:p>-3.7902388369677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LM0206</text:p>
          </table:table-cell>
          <table:table-cell office:value-type="float" office:value="3" calcext:value-type="float">
            <text:p>3</text:p>
          </table:table-cell>
          <table:table-cell office:value-type="float" office:value="17.4" calcext:value-type="float">
            <text:p>17.4</text:p>
          </table:table-cell>
          <table:table-cell office:value-type="float" office:value="16.97" calcext:value-type="float">
            <text:p>16.97</text:p>
          </table:table-cell>
          <table:table-cell table:formula="of:=([.E369]-[.D369])/[.E369]*100" office:value-type="float" office:value="-2.53388332351208" calcext:value-type="float">
            <text:p>-2.53388332351208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Q</text:p>
          </table:table-cell>
          <table:table-cell office:value-type="string" calcext:value-type="string">
            <text:p>LM0207</text:p>
          </table:table-cell>
          <table:table-cell office:value-type="float" office:value="3" calcext:value-type="float">
            <text:p>3</text:p>
          </table:table-cell>
          <table:table-cell office:value-type="float" office:value="17.25" calcext:value-type="float">
            <text:p>17.25</text:p>
          </table:table-cell>
          <table:table-cell office:value-type="float" office:value="17.27" calcext:value-type="float">
            <text:p>17.27</text:p>
          </table:table-cell>
          <table:table-cell table:formula="of:=([.E370]-[.D370])/[.E370]*100" office:value-type="float" office:value="0.115807759119859" calcext:value-type="float">
            <text:p>0.115807759119859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LM0208</text:p>
          </table:table-cell>
          <table:table-cell office:value-type="float" office:value="3" calcext:value-type="float">
            <text:p>3</text:p>
          </table:table-cell>
          <table:table-cell office:value-type="float" office:value="24.15" calcext:value-type="float">
            <text:p>24.15</text:p>
          </table:table-cell>
          <table:table-cell office:value-type="float" office:value="22.82" calcext:value-type="float">
            <text:p>22.82</text:p>
          </table:table-cell>
          <table:table-cell table:formula="of:=([.E371]-[.D371])/[.E371]*100" office:value-type="float" office:value="-5.8282208588957" calcext:value-type="float">
            <text:p>-5.8282208588957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M</text:p>
          </table:table-cell>
          <table:table-cell office:value-type="string" calcext:value-type="string">
            <text:p>LM0209</text:p>
          </table:table-cell>
          <table:table-cell office:value-type="float" office:value="3" calcext:value-type="float">
            <text:p>3</text:p>
          </table:table-cell>
          <table:table-cell office:value-type="float" office:value="22.22" calcext:value-type="float">
            <text:p>22.22</text:p>
          </table:table-cell>
          <table:table-cell office:value-type="float" office:value="22.09" calcext:value-type="float">
            <text:p>22.09</text:p>
          </table:table-cell>
          <table:table-cell table:formula="of:=([.E372]-[.D372])/[.E372]*100" office:value-type="float" office:value="-0.588501584427338" calcext:value-type="float">
            <text:p>-0.58850158442733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</text:p>
          </table:table-cell>
          <table:table-cell office:value-type="string" calcext:value-type="string">
            <text:p>LM0210</text:p>
          </table:table-cell>
          <table:table-cell office:value-type="float" office:value="3" calcext:value-type="float">
            <text:p>3</text:p>
          </table:table-cell>
          <table:table-cell office:value-type="float" office:value="16.08" calcext:value-type="float">
            <text:p>16.08</text:p>
          </table:table-cell>
          <table:table-cell office:value-type="float" office:value="15.65" calcext:value-type="float">
            <text:p>15.65</text:p>
          </table:table-cell>
          <table:table-cell table:formula="of:=([.E373]-[.D373])/[.E373]*100" office:value-type="float" office:value="-2.7476038338658" calcext:value-type="float">
            <text:p>-2.74760383386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I</text:p>
          </table:table-cell>
          <table:table-cell office:value-type="string" calcext:value-type="string">
            <text:p>LM0211</text:p>
          </table:table-cell>
          <table:table-cell office:value-type="float" office:value="3" calcext:value-type="float">
            <text:p>3</text:p>
          </table:table-cell>
          <table:table-cell office:value-type="float" office:value="17.4" calcext:value-type="float">
            <text:p>17.4</text:p>
          </table:table-cell>
          <table:table-cell office:value-type="float" office:value="17.42" calcext:value-type="float">
            <text:p>17.42</text:p>
          </table:table-cell>
          <table:table-cell table:formula="of:=([.E374]-[.D374])/[.E374]*100" office:value-type="float" office:value="0.114810562571775" calcext:value-type="float">
            <text:p>0.11481056257177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V</text:p>
          </table:table-cell>
          <table:table-cell office:value-type="string" calcext:value-type="string">
            <text:p>LM0212</text:p>
          </table:table-cell>
          <table:table-cell office:value-type="float" office:value="3" calcext:value-type="float">
            <text:p>3</text:p>
          </table:table-cell>
          <table:table-cell office:value-type="float" office:value="21.06" calcext:value-type="float">
            <text:p>21.06</text:p>
          </table:table-cell>
          <table:table-cell office:value-type="float" office:value="21.58" calcext:value-type="float">
            <text:p>21.58</text:p>
          </table:table-cell>
          <table:table-cell table:formula="of:=([.E375]-[.D375])/[.E375]*100" office:value-type="float" office:value="2.40963855421687" calcext:value-type="float">
            <text:p>2.40963855421687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</text:p>
          </table:table-cell>
          <table:table-cell office:value-type="string" calcext:value-type="string">
            <text:p>LM0213</text:p>
          </table:table-cell>
          <table:table-cell office:value-type="float" office:value="3" calcext:value-type="float">
            <text:p>3</text:p>
          </table:table-cell>
          <table:table-cell office:value-type="float" office:value="15.95" calcext:value-type="float">
            <text:p>15.95</text:p>
          </table:table-cell>
          <table:table-cell office:value-type="float" office:value="15.39" calcext:value-type="float">
            <text:p>15.39</text:p>
          </table:table-cell>
          <table:table-cell table:formula="of:=([.E376]-[.D376])/[.E376]*100" office:value-type="float" office:value="-3.63872644574398" calcext:value-type="float">
            <text:p>-3.63872644574398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T</text:p>
          </table:table-cell>
          <table:table-cell office:value-type="string" calcext:value-type="string">
            <text:p>LM0214</text:p>
          </table:table-cell>
          <table:table-cell office:value-type="float" office:value="3" calcext:value-type="float">
            <text:p>3</text:p>
          </table:table-cell>
          <table:table-cell office:value-type="float" office:value="28.3" calcext:value-type="float">
            <text:p>28.3</text:p>
          </table:table-cell>
          <table:table-cell office:value-type="float" office:value="27.43" calcext:value-type="float">
            <text:p>27.43</text:p>
          </table:table-cell>
          <table:table-cell table:formula="of:=([.E377]-[.D377])/[.E377]*100" office:value-type="float" office:value="-3.1717098067809" calcext:value-type="float">
            <text:p>-3.171709806780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Q</text:p>
          </table:table-cell>
          <table:table-cell office:value-type="string" calcext:value-type="string">
            <text:p>LM0215</text:p>
          </table:table-cell>
          <table:table-cell office:value-type="float" office:value="3" calcext:value-type="float">
            <text:p>3</text:p>
          </table:table-cell>
          <table:table-cell office:value-type="float" office:value="24.29" calcext:value-type="float">
            <text:p>24.29</text:p>
          </table:table-cell>
          <table:table-cell office:value-type="float" office:value="23.9" calcext:value-type="float">
            <text:p>23.9</text:p>
          </table:table-cell>
          <table:table-cell table:formula="of:=([.E378]-[.D378])/[.E378]*100" office:value-type="float" office:value="-1.63179916317992" calcext:value-type="float">
            <text:p>-1.63179916317992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W</text:p>
          </table:table-cell>
          <table:table-cell office:value-type="string" calcext:value-type="string">
            <text:p>LM0216</text:p>
          </table:table-cell>
          <table:table-cell office:value-type="float" office:value="3" calcext:value-type="float">
            <text:p>3</text:p>
          </table:table-cell>
          <table:table-cell office:value-type="float" office:value="16.84" calcext:value-type="float">
            <text:p>16.84</text:p>
          </table:table-cell>
          <table:table-cell office:value-type="float" office:value="18.37" calcext:value-type="float">
            <text:p>18.37</text:p>
          </table:table-cell>
          <table:table-cell table:formula="of:=([.E379]-[.D379])/[.E379]*100" office:value-type="float" office:value="8.32879695155145" calcext:value-type="float">
            <text:p>8.3287969515514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S</text:p>
          </table:table-cell>
          <table:table-cell office:value-type="string" calcext:value-type="string">
            <text:p>LM0217</text:p>
          </table:table-cell>
          <table:table-cell office:value-type="float" office:value="3" calcext:value-type="float">
            <text:p>3</text:p>
          </table:table-cell>
          <table:table-cell office:value-type="float" office:value="17.41" calcext:value-type="float">
            <text:p>17.41</text:p>
          </table:table-cell>
          <table:table-cell office:value-type="float" office:value="17.74" calcext:value-type="float">
            <text:p>17.74</text:p>
          </table:table-cell>
          <table:table-cell table:formula="of:=([.E380]-[.D380])/[.E380]*100" office:value-type="float" office:value="1.86020293122885" calcext:value-type="float">
            <text:p>1.860202931228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X</text:p>
          </table:table-cell>
          <table:table-cell office:value-type="string" calcext:value-type="string">
            <text:p>LM0218</text:p>
          </table:table-cell>
          <table:table-cell office:value-type="float" office:value="3" calcext:value-type="float">
            <text:p>3</text:p>
          </table:table-cell>
          <table:table-cell office:value-type="float" office:value="20.2" calcext:value-type="float">
            <text:p>20.2</text:p>
          </table:table-cell>
          <table:table-cell office:value-type="float" office:value="20.36" calcext:value-type="float">
            <text:p>20.36</text:p>
          </table:table-cell>
          <table:table-cell table:formula="of:=([.E381]-[.D381])/[.E381]*100" office:value-type="float" office:value="0.785854616895875" calcext:value-type="float">
            <text:p>0.785854616895875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G</text:p>
          </table:table-cell>
          <table:table-cell office:value-type="string" calcext:value-type="string">
            <text:p>LM0219</text:p>
          </table:table-cell>
          <table:table-cell office:value-type="float" office:value="3" calcext:value-type="float">
            <text:p>3</text:p>
          </table:table-cell>
          <table:table-cell office:value-type="float" office:value="19.05" calcext:value-type="float">
            <text:p>19.05</text:p>
          </table:table-cell>
          <table:table-cell office:value-type="float" office:value="19" calcext:value-type="float">
            <text:p>19</text:p>
          </table:table-cell>
          <table:table-cell table:formula="of:=([.E382]-[.D382])/[.E382]*100" office:value-type="float" office:value="-0.263157894736846" calcext:value-type="float">
            <text:p>-0.263157894736846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</text:p>
          </table:table-cell>
          <table:table-cell office:value-type="string" calcext:value-type="string">
            <text:p>LM02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9.72" calcext:value-type="float">
            <text:p>19.72</text:p>
          </table:table-cell>
          <table:table-cell table:formula="of:=([.E383]-[.D383])/[.E383]*100" office:value-type="float" office:value="3.65111561866125" calcext:value-type="float">
            <text:p>3.6511156186612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</text:p>
          </table:table-cell>
          <table:table-cell office:value-type="string" calcext:value-type="string">
            <text:p>LM0221</text:p>
          </table:table-cell>
          <table:table-cell office:value-type="float" office:value="3" calcext:value-type="float">
            <text:p>3</text:p>
          </table:table-cell>
          <table:table-cell office:value-type="float" office:value="19.16" calcext:value-type="float">
            <text:p>19.16</text:p>
          </table:table-cell>
          <table:table-cell office:value-type="float" office:value="19.73" calcext:value-type="float">
            <text:p>19.73</text:p>
          </table:table-cell>
          <table:table-cell table:formula="of:=([.E384]-[.D384])/[.E384]*100" office:value-type="float" office:value="2.88900152052712" calcext:value-type="float">
            <text:p>2.8890015205271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LM0222</text:p>
          </table:table-cell>
          <table:table-cell office:value-type="float" office:value="3" calcext:value-type="float">
            <text:p>3</text:p>
          </table:table-cell>
          <table:table-cell office:value-type="float" office:value="22.48" calcext:value-type="float">
            <text:p>22.48</text:p>
          </table:table-cell>
          <table:table-cell office:value-type="float" office:value="23.99" calcext:value-type="float">
            <text:p>23.99</text:p>
          </table:table-cell>
          <table:table-cell table:formula="of:=([.E385]-[.D385])/[.E385]*100" office:value-type="float" office:value="6.29428928720299" calcext:value-type="float">
            <text:p>6.2942892872029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</text:p>
          </table:table-cell>
          <table:table-cell office:value-type="string" calcext:value-type="string">
            <text:p>LM0223</text:p>
          </table:table-cell>
          <table:table-cell office:value-type="float" office:value="3" calcext:value-type="float">
            <text:p>3</text:p>
          </table:table-cell>
          <table:table-cell office:value-type="float" office:value="20.46" calcext:value-type="float">
            <text:p>20.46</text:p>
          </table:table-cell>
          <table:table-cell office:value-type="float" office:value="20.73" calcext:value-type="float">
            <text:p>20.73</text:p>
          </table:table-cell>
          <table:table-cell table:formula="of:=([.E386]-[.D386])/[.E386]*100" office:value-type="float" office:value="1.30246020260492" calcext:value-type="float">
            <text:p>1.30246020260492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N</text:p>
          </table:table-cell>
          <table:table-cell office:value-type="string" calcext:value-type="string">
            <text:p>LM0224</text:p>
          </table:table-cell>
          <table:table-cell office:value-type="float" office:value="3" calcext:value-type="float">
            <text:p>3</text:p>
          </table:table-cell>
          <table:table-cell office:value-type="float" office:value="17.97" calcext:value-type="float">
            <text:p>17.97</text:p>
          </table:table-cell>
          <table:table-cell office:value-type="float" office:value="19.21" calcext:value-type="float">
            <text:p>19.21</text:p>
          </table:table-cell>
          <table:table-cell table:formula="of:=([.E387]-[.D387])/[.E387]*100" office:value-type="float" office:value="6.45497136907861" calcext:value-type="float">
            <text:p>6.4549713690786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</text:p>
          </table:table-cell>
          <table:table-cell office:value-type="string" calcext:value-type="string">
            <text:p>LM0225</text:p>
          </table:table-cell>
          <table:table-cell office:value-type="float" office:value="3" calcext:value-type="float">
            <text:p>3</text:p>
          </table:table-cell>
          <table:table-cell office:value-type="float" office:value="30.2" calcext:value-type="float">
            <text:p>30.2</text:p>
          </table:table-cell>
          <table:table-cell office:value-type="float" office:value="28.05" calcext:value-type="float">
            <text:p>28.05</text:p>
          </table:table-cell>
          <table:table-cell table:formula="of:=([.E388]-[.D388])/[.E388]*100" office:value-type="float" office:value="-7.66488413547237" calcext:value-type="float">
            <text:p>-7.66488413547237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LM0226</text:p>
          </table:table-cell>
          <table:table-cell office:value-type="float" office:value="3" calcext:value-type="float">
            <text:p>3</text:p>
          </table:table-cell>
          <table:table-cell office:value-type="float" office:value="15.66" calcext:value-type="float">
            <text:p>15.66</text:p>
          </table:table-cell>
          <table:table-cell office:value-type="float" office:value="15.16" calcext:value-type="float">
            <text:p>15.16</text:p>
          </table:table-cell>
          <table:table-cell table:formula="of:=([.E389]-[.D389])/[.E389]*100" office:value-type="float" office:value="-3.29815303430079" calcext:value-type="float">
            <text:p>-3.29815303430079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looks very neglected</text:p>
          </table:table-cell>
          <table:table-cell/>
        </table:table-row>
        <table:table-row table:style-name="ro1">
          <table:table-cell office:value-type="string" calcext:value-type="string">
            <text:p>KRW</text:p>
          </table:table-cell>
          <table:table-cell office:value-type="string" calcext:value-type="string">
            <text:p>LM0204</text:p>
          </table:table-cell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19.26" calcext:value-type="float">
            <text:p>19.26</text:p>
          </table:table-cell>
          <table:table-cell table:formula="of:=([.E390]-[.D390])/[.E390]*100" office:value-type="float" office:value="3.32294911734164" calcext:value-type="float">
            <text:p>3.32294911734164</text:p>
          </table:table-cell>
          <table:table-cell office:value-type="string" calcext:value-type="string">
            <text:p>1,7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LM0206</text:p>
          </table:table-cell>
          <table:table-cell office:value-type="float" office:value="4" calcext:value-type="float">
            <text:p>4</text:p>
          </table:table-cell>
          <table:table-cell office:value-type="float" office:value="15.86" calcext:value-type="float">
            <text:p>15.86</text:p>
          </table:table-cell>
          <table:table-cell office:value-type="float" office:value="16.97" calcext:value-type="float">
            <text:p>16.97</text:p>
          </table:table-cell>
          <table:table-cell table:formula="of:=([.E391]-[.D391])/[.E391]*100" office:value-type="float" office:value="6.54095462581025" calcext:value-type="float">
            <text:p>6.54095462581025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</text:p>
          </table:table-cell>
          <table:table-cell office:value-type="string" calcext:value-type="string">
            <text:p>LM0207</text:p>
          </table:table-cell>
          <table:table-cell office:value-type="float" office:value="4" calcext:value-type="float">
            <text:p>4</text:p>
          </table:table-cell>
          <table:table-cell office:value-type="float" office:value="16.79" calcext:value-type="float">
            <text:p>16.79</text:p>
          </table:table-cell>
          <table:table-cell office:value-type="float" office:value="17.27" calcext:value-type="float">
            <text:p>17.27</text:p>
          </table:table-cell>
          <table:table-cell table:formula="of:=([.E392]-[.D392])/[.E392]*100" office:value-type="float" office:value="2.77938621887667" calcext:value-type="float">
            <text:p>2.7793862188766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V</text:p>
          </table:table-cell>
          <table:table-cell office:value-type="string" calcext:value-type="string">
            <text:p>LM0208</text:p>
          </table:table-cell>
          <table:table-cell office:value-type="float" office:value="4" calcext:value-type="float">
            <text:p>4</text:p>
          </table:table-cell>
          <table:table-cell office:value-type="float" office:value="22.74" calcext:value-type="float">
            <text:p>22.74</text:p>
          </table:table-cell>
          <table:table-cell office:value-type="float" office:value="22.82" calcext:value-type="float">
            <text:p>22.82</text:p>
          </table:table-cell>
          <table:table-cell table:formula="of:=([.E393]-[.D393])/[.E393]*100" office:value-type="float" office:value="0.350569675723058" calcext:value-type="float">
            <text:p>0.350569675723058</text:p>
          </table:table-cell>
          <table:table-cell office:value-type="string" calcext:value-type="string">
            <text:p>1,70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X</text:p>
          </table:table-cell>
          <table:table-cell office:value-type="string" calcext:value-type="string">
            <text:p>LM0209</text:p>
          </table:table-cell>
          <table:table-cell office:value-type="float" office:value="4" calcext:value-type="float">
            <text:p>4</text:p>
          </table:table-cell>
          <table:table-cell office:value-type="float" office:value="21.54" calcext:value-type="float">
            <text:p>21.54</text:p>
          </table:table-cell>
          <table:table-cell office:value-type="float" office:value="22.09" calcext:value-type="float">
            <text:p>22.09</text:p>
          </table:table-cell>
          <table:table-cell table:formula="of:=([.E394]-[.D394])/[.E394]*100" office:value-type="float" office:value="2.48981439565415" calcext:value-type="float">
            <text:p>2.48981439565415</text:p>
          </table:table-cell>
          <table:table-cell office:value-type="string" calcext:value-type="string">
            <text:p>1,7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I</text:p>
          </table:table-cell>
          <table:table-cell office:value-type="string" calcext:value-type="string">
            <text:p>LM0210</text:p>
          </table:table-cell>
          <table:table-cell office:value-type="float" office:value="4" calcext:value-type="float">
            <text:p>4</text:p>
          </table:table-cell>
          <table:table-cell office:value-type="float" office:value="16.07" calcext:value-type="float">
            <text:p>16.07</text:p>
          </table:table-cell>
          <table:table-cell office:value-type="float" office:value="15.65" calcext:value-type="float">
            <text:p>15.65</text:p>
          </table:table-cell>
          <table:table-cell table:formula="of:=([.E395]-[.D395])/[.E395]*100" office:value-type="float" office:value="-2.68370607028754" calcext:value-type="float">
            <text:p>-2.68370607028754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</text:p>
          </table:table-cell>
          <table:table-cell office:value-type="string" calcext:value-type="string">
            <text:p>LM0211</text:p>
          </table:table-cell>
          <table:table-cell office:value-type="float" office:value="4" calcext:value-type="float">
            <text:p>4</text:p>
          </table:table-cell>
          <table:table-cell office:value-type="float" office:value="17.05" calcext:value-type="float">
            <text:p>17.05</text:p>
          </table:table-cell>
          <table:table-cell office:value-type="float" office:value="17.42" calcext:value-type="float">
            <text:p>17.42</text:p>
          </table:table-cell>
          <table:table-cell table:formula="of:=([.E396]-[.D396])/[.E396]*100" office:value-type="float" office:value="2.1239954075775" calcext:value-type="float">
            <text:p>2.1239954075775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O</text:p>
          </table:table-cell>
          <table:table-cell office:value-type="string" calcext:value-type="string">
            <text:p>LM0212</text:p>
          </table:table-cell>
          <table:table-cell office:value-type="float" office:value="4" calcext:value-type="float">
            <text:p>4</text:p>
          </table:table-cell>
          <table:table-cell office:value-type="float" office:value="19.42" calcext:value-type="float">
            <text:p>19.42</text:p>
          </table:table-cell>
          <table:table-cell office:value-type="float" office:value="21.58" calcext:value-type="float">
            <text:p>21.58</text:p>
          </table:table-cell>
          <table:table-cell table:formula="of:=([.E397]-[.D397])/[.E397]*100" office:value-type="float" office:value="10.0092678405931" calcext:value-type="float">
            <text:p>10.0092678405931</text:p>
          </table:table-cell>
          <table:table-cell office:value-type="string" calcext:value-type="string">
            <text:p>1,5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Q</text:p>
          </table:table-cell>
          <table:table-cell office:value-type="string" calcext:value-type="string">
            <text:p>LM0213</text:p>
          </table:table-cell>
          <table:table-cell office:value-type="float" office:value="4" calcext:value-type="float">
            <text:p>4</text:p>
          </table:table-cell>
          <table:table-cell office:value-type="float" office:value="14.74" calcext:value-type="float">
            <text:p>14.74</text:p>
          </table:table-cell>
          <table:table-cell office:value-type="float" office:value="15.39" calcext:value-type="float">
            <text:p>15.39</text:p>
          </table:table-cell>
          <table:table-cell table:formula="of:=([.E398]-[.D398])/[.E398]*100" office:value-type="float" office:value="4.22352176738142" calcext:value-type="float">
            <text:p>4.22352176738142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</text:p>
          </table:table-cell>
          <table:table-cell office:value-type="string" calcext:value-type="string">
            <text:p>LM0214</text:p>
          </table:table-cell>
          <table:table-cell office:value-type="float" office:value="4" calcext:value-type="float">
            <text:p>4</text:p>
          </table:table-cell>
          <table:table-cell office:value-type="float" office:value="26.54" calcext:value-type="float">
            <text:p>26.54</text:p>
          </table:table-cell>
          <table:table-cell office:value-type="float" office:value="27.43" calcext:value-type="float">
            <text:p>27.43</text:p>
          </table:table-cell>
          <table:table-cell table:formula="of:=([.E399]-[.D399])/[.E399]*100" office:value-type="float" office:value="3.2446226759023" calcext:value-type="float">
            <text:p>3.2446226759023</text:p>
          </table:table-cell>
          <table:table-cell office:value-type="string" calcext:value-type="string">
            <text:p>2,1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X</text:p>
          </table:table-cell>
          <table:table-cell office:value-type="string" calcext:value-type="string">
            <text:p>LM0215</text:p>
          </table:table-cell>
          <table:table-cell office:value-type="float" office:value="4" calcext:value-type="float">
            <text:p>4</text:p>
          </table:table-cell>
          <table:table-cell office:value-type="float" office:value="22.96" calcext:value-type="float">
            <text:p>22.96</text:p>
          </table:table-cell>
          <table:table-cell office:value-type="float" office:value="23.9" calcext:value-type="float">
            <text:p>23.9</text:p>
          </table:table-cell>
          <table:table-cell table:formula="of:=([.E400]-[.D400])/[.E400]*100" office:value-type="float" office:value="3.93305439330543" calcext:value-type="float">
            <text:p>3.93305439330543</text:p>
          </table:table-cell>
          <table:table-cell office:value-type="string" calcext:value-type="string">
            <text:p>1,7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</text:p>
          </table:table-cell>
          <table:table-cell office:value-type="string" calcext:value-type="string">
            <text:p>LM0216</text:p>
          </table:table-cell>
          <table:table-cell office:value-type="float" office:value="4" calcext:value-type="float">
            <text:p>4</text:p>
          </table:table-cell>
          <table:table-cell office:value-type="float" office:value="16.29" calcext:value-type="float">
            <text:p>16.29</text:p>
          </table:table-cell>
          <table:table-cell office:value-type="float" office:value="18.37" calcext:value-type="float">
            <text:p>18.37</text:p>
          </table:table-cell>
          <table:table-cell table:formula="of:=([.E401]-[.D401])/[.E401]*100" office:value-type="float" office:value="11.3228089275994" calcext:value-type="float">
            <text:p>11.3228089275994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</text:p>
          </table:table-cell>
          <table:table-cell office:value-type="string" calcext:value-type="string">
            <text:p>LM0217</text:p>
          </table:table-cell>
          <table:table-cell office:value-type="float" office:value="4" calcext:value-type="float">
            <text:p>4</text:p>
          </table:table-cell>
          <table:table-cell office:value-type="float" office:value="16.77" calcext:value-type="float">
            <text:p>16.77</text:p>
          </table:table-cell>
          <table:table-cell office:value-type="float" office:value="17.74" calcext:value-type="float">
            <text:p>17.74</text:p>
          </table:table-cell>
          <table:table-cell table:formula="of:=([.E402]-[.D402])/[.E402]*100" office:value-type="float" office:value="5.46786922209695" calcext:value-type="float">
            <text:p>5.4678692220969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</text:p>
          </table:table-cell>
          <table:table-cell office:value-type="string" calcext:value-type="string">
            <text:p>LM0218</text:p>
          </table:table-cell>
          <table:table-cell office:value-type="float" office:value="4" calcext:value-type="float">
            <text:p>4</text:p>
          </table:table-cell>
          <table:table-cell office:value-type="float" office:value="20.6" calcext:value-type="float">
            <text:p>20.6</text:p>
          </table:table-cell>
          <table:table-cell office:value-type="float" office:value="20.36" calcext:value-type="float">
            <text:p>20.36</text:p>
          </table:table-cell>
          <table:table-cell table:formula="of:=([.E403]-[.D403])/[.E403]*100" office:value-type="float" office:value="-1.17878192534382" calcext:value-type="float">
            <text:p>-1.17878192534382</text:p>
          </table:table-cell>
          <table:table-cell office:value-type="string" calcext:value-type="string">
            <text:p>1,5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</text:p>
          </table:table-cell>
          <table:table-cell office:value-type="string" calcext:value-type="string">
            <text:p>LM0219</text:p>
          </table:table-cell>
          <table:table-cell office:value-type="float" office:value="4" calcext:value-type="float">
            <text:p>4</text:p>
          </table:table-cell>
          <table:table-cell office:value-type="float" office:value="19.49" calcext:value-type="float">
            <text:p>19.49</text:p>
          </table:table-cell>
          <table:table-cell office:value-type="float" office:value="19" calcext:value-type="float">
            <text:p>19</text:p>
          </table:table-cell>
          <table:table-cell table:formula="of:=([.E404]-[.D404])/[.E404]*100" office:value-type="float" office:value="-2.57894736842104" calcext:value-type="float">
            <text:p>-2.57894736842104</text:p>
          </table:table-cell>
          <table:table-cell office:value-type="string" calcext:value-type="string">
            <text:p>1,5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</text:p>
          </table:table-cell>
          <table:table-cell office:value-type="string" calcext:value-type="string">
            <text:p>LM0220</text:p>
          </table:table-cell>
          <table:table-cell office:value-type="float" office:value="4" calcext:value-type="float">
            <text:p>4</text:p>
          </table:table-cell>
          <table:table-cell office:value-type="float" office:value="19.38" calcext:value-type="float">
            <text:p>19.38</text:p>
          </table:table-cell>
          <table:table-cell office:value-type="float" office:value="19.72" calcext:value-type="float">
            <text:p>19.72</text:p>
          </table:table-cell>
          <table:table-cell table:formula="of:=([.E405]-[.D405])/[.E405]*100" office:value-type="float" office:value="1.72413793103448" calcext:value-type="float">
            <text:p>1.72413793103448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U</text:p>
          </table:table-cell>
          <table:table-cell office:value-type="string" calcext:value-type="string">
            <text:p>LM0221</text:p>
          </table:table-cell>
          <table:table-cell office:value-type="float" office:value="4" calcext:value-type="float">
            <text:p>4</text:p>
          </table:table-cell>
          <table:table-cell office:value-type="float" office:value="19.9" calcext:value-type="float">
            <text:p>19.9</text:p>
          </table:table-cell>
          <table:table-cell office:value-type="float" office:value="19.73" calcext:value-type="float">
            <text:p>19.73</text:p>
          </table:table-cell>
          <table:table-cell table:formula="of:=([.E406]-[.D406])/[.E406]*100" office:value-type="float" office:value="-0.861632032437902" calcext:value-type="float">
            <text:p>-0.861632032437902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</text:p>
          </table:table-cell>
          <table:table-cell office:value-type="string" calcext:value-type="string">
            <text:p>LM0222</text:p>
          </table:table-cell>
          <table:table-cell office:value-type="float" office:value="4" calcext:value-type="float">
            <text:p>4</text:p>
          </table:table-cell>
          <table:table-cell office:value-type="float" office:value="22.35" calcext:value-type="float">
            <text:p>22.35</text:p>
          </table:table-cell>
          <table:table-cell office:value-type="float" office:value="23.99" calcext:value-type="float">
            <text:p>23.99</text:p>
          </table:table-cell>
          <table:table-cell table:formula="of:=([.E407]-[.D407])/[.E407]*100" office:value-type="float" office:value="6.83618174239265" calcext:value-type="float">
            <text:p>6.83618174239265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K</text:p>
          </table:table-cell>
          <table:table-cell office:value-type="string" calcext:value-type="string">
            <text:p>LM0223</text:p>
          </table:table-cell>
          <table:table-cell office:value-type="float" office:value="4" calcext:value-type="float">
            <text:p>4</text:p>
          </table:table-cell>
          <table:table-cell office:value-type="float" office:value="21.42" calcext:value-type="float">
            <text:p>21.42</text:p>
          </table:table-cell>
          <table:table-cell office:value-type="float" office:value="20.73" calcext:value-type="float">
            <text:p>20.73</text:p>
          </table:table-cell>
          <table:table-cell table:formula="of:=([.E408]-[.D408])/[.E408]*100" office:value-type="float" office:value="-3.32850940665702" calcext:value-type="float">
            <text:p>-3.32850940665702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</text:p>
          </table:table-cell>
          <table:table-cell office:value-type="string" calcext:value-type="string">
            <text:p>LM0224</text:p>
          </table:table-cell>
          <table:table-cell office:value-type="float" office:value="4" calcext:value-type="float">
            <text:p>4</text:p>
          </table:table-cell>
          <table:table-cell office:value-type="float" office:value="18.9" calcext:value-type="float">
            <text:p>18.9</text:p>
          </table:table-cell>
          <table:table-cell office:value-type="float" office:value="19.21" calcext:value-type="float">
            <text:p>19.21</text:p>
          </table:table-cell>
          <table:table-cell table:formula="of:=([.E409]-[.D409])/[.E409]*100" office:value-type="float" office:value="1.61374284226966" calcext:value-type="float">
            <text:p>1.61374284226966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</text:p>
          </table:table-cell>
          <table:table-cell office:value-type="string" calcext:value-type="string">
            <text:p>LM0225</text:p>
          </table:table-cell>
          <table:table-cell office:value-type="float" office:value="4" calcext:value-type="float">
            <text:p>4</text:p>
          </table:table-cell>
          <table:table-cell office:value-type="float" office:value="27.81" calcext:value-type="float">
            <text:p>27.81</text:p>
          </table:table-cell>
          <table:table-cell office:value-type="float" office:value="28.05" calcext:value-type="float">
            <text:p>28.05</text:p>
          </table:table-cell>
          <table:table-cell table:formula="of:=([.E410]-[.D410])/[.E410]*100" office:value-type="float" office:value="0.855614973262039" calcext:value-type="float">
            <text:p>0.855614973262039</text:p>
          </table:table-cell>
          <table:table-cell office:value-type="string" calcext:value-type="string">
            <text:p>2,1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X</text:p>
          </table:table-cell>
          <table:table-cell office:value-type="string" calcext:value-type="string">
            <text:p>LM0226</text:p>
          </table:table-cell>
          <table:table-cell office:value-type="float" office:value="4" calcext:value-type="float">
            <text:p>4</text:p>
          </table:table-cell>
          <table:table-cell office:value-type="float" office:value="15.08" calcext:value-type="float">
            <text:p>15.08</text:p>
          </table:table-cell>
          <table:table-cell office:value-type="float" office:value="15.16" calcext:value-type="float">
            <text:p>15.16</text:p>
          </table:table-cell>
          <table:table-cell table:formula="of:=([.E411]-[.D411])/[.E411]*100" office:value-type="float" office:value="0.527704485488127" calcext:value-type="float">
            <text:p>0.527704485488127</text:p>
          </table:table-cell>
          <table:table-cell office:value-type="string" calcext:value-type="string">
            <text:p>1,9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till looks messed up</text:p>
          </table:table-cell>
          <table:table-cell/>
        </table:table-row>
        <table:table-row table:style-name="ro1">
          <table:table-cell office:value-type="string" calcext:value-type="string">
            <text:p>HLP</text:p>
          </table:table-cell>
          <table:table-cell office:value-type="string" calcext:value-type="string">
            <text:p>LM0204</text:p>
          </table:table-cell>
          <table:table-cell office:value-type="float" office:value="5" calcext:value-type="float">
            <text:p>5</text:p>
          </table:table-cell>
          <table:table-cell office:value-type="float" office:value="18.73" calcext:value-type="float">
            <text:p>18.73</text:p>
          </table:table-cell>
          <table:table-cell office:value-type="float" office:value="19.26" calcext:value-type="float">
            <text:p>19.26</text:p>
          </table:table-cell>
          <table:table-cell table:formula="of:=([.E412]-[.D412])/[.E412]*100" office:value-type="float" office:value="2.75181723779855" calcext:value-type="float">
            <text:p>2.7518172377985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A bit diarrhea</text:p>
          </table:table-cell>
          <table:table-cell/>
        </table:table-row>
        <table:table-row table:style-name="ro1">
          <table:table-cell office:value-type="string" calcext:value-type="string">
            <text:p>BUV</text:p>
          </table:table-cell>
          <table:table-cell office:value-type="string" calcext:value-type="string">
            <text:p>LM0206</text:p>
          </table:table-cell>
          <table:table-cell office:value-type="float" office:value="5" calcext:value-type="float">
            <text:p>5</text:p>
          </table:table-cell>
          <table:table-cell office:value-type="float" office:value="15.27" calcext:value-type="float">
            <text:p>15.27</text:p>
          </table:table-cell>
          <table:table-cell office:value-type="float" office:value="16.97" calcext:value-type="float">
            <text:p>16.97</text:p>
          </table:table-cell>
          <table:table-cell table:formula="of:=([.E413]-[.D413])/[.E413]*100" office:value-type="float" office:value="10.0176782557454" calcext:value-type="float">
            <text:p>10.017678255745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oft feces, really little poop</text:p>
          </table:table-cell>
          <table:table-cell/>
        </table:table-row>
        <table:table-row table:style-name="ro1">
          <table:table-cell office:value-type="string" calcext:value-type="string">
            <text:p>BHT</text:p>
          </table:table-cell>
          <table:table-cell office:value-type="string" calcext:value-type="string">
            <text:p>LM02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.27" calcext:value-type="float">
            <text:p>17.27</text:p>
          </table:table-cell>
          <table:table-cell table:formula="of:=([.E414]-[.D414])/[.E414]*100" office:value-type="float" office:value="7.35379270411117" calcext:value-type="float">
            <text:p>7.35379270411117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diarrhea, really little poo</text:p>
          </table:table-cell>
          <table:table-cell/>
        </table:table-row>
        <table:table-row table:style-name="ro1">
          <table:table-cell office:value-type="string" calcext:value-type="string">
            <text:p>PSV</text:p>
          </table:table-cell>
          <table:table-cell office:value-type="string" calcext:value-type="string">
            <text:p>LM0208</text:p>
          </table:table-cell>
          <table:table-cell office:value-type="float" office:value="5" calcext:value-type="float">
            <text:p>5</text:p>
          </table:table-cell>
          <table:table-cell office:value-type="float" office:value="22.06" calcext:value-type="float">
            <text:p>22.06</text:p>
          </table:table-cell>
          <table:table-cell office:value-type="float" office:value="22.82" calcext:value-type="float">
            <text:p>22.82</text:p>
          </table:table-cell>
          <table:table-cell table:formula="of:=([.E415]-[.D415])/[.E415]*100" office:value-type="float" office:value="3.33041191936898" calcext:value-type="float">
            <text:p>3.33041191936898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diarrhea, really little poo</text:p>
          </table:table-cell>
          <table:table-cell/>
        </table:table-row>
        <table:table-row table:style-name="ro1">
          <table:table-cell office:value-type="string" calcext:value-type="string">
            <text:p>AFO</text:p>
          </table:table-cell>
          <table:table-cell office:value-type="string" calcext:value-type="string">
            <text:p>LM0209</text:p>
          </table:table-cell>
          <table:table-cell office:value-type="float" office:value="5" calcext:value-type="float">
            <text:p>5</text:p>
          </table:table-cell>
          <table:table-cell office:value-type="float" office:value="20.32" calcext:value-type="float">
            <text:p>20.32</text:p>
          </table:table-cell>
          <table:table-cell office:value-type="float" office:value="22.09" calcext:value-type="float">
            <text:p>22.09</text:p>
          </table:table-cell>
          <table:table-cell table:formula="of:=([.E416]-[.D416])/[.E416]*100" office:value-type="float" office:value="8.01267541874151" calcext:value-type="float">
            <text:p>8.0126754187415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LM0210</text:p>
          </table:table-cell>
          <table:table-cell office:value-type="float" office:value="5" calcext:value-type="float">
            <text:p>5</text:p>
          </table:table-cell>
          <table:table-cell office:value-type="float" office:value="15.94" calcext:value-type="float">
            <text:p>15.94</text:p>
          </table:table-cell>
          <table:table-cell office:value-type="float" office:value="15.65" calcext:value-type="float">
            <text:p>15.65</text:p>
          </table:table-cell>
          <table:table-cell table:formula="of:=([.E417]-[.D417])/[.E417]*100" office:value-type="float" office:value="-1.85303514376996" calcext:value-type="float">
            <text:p>-1.85303514376996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</text:p>
          </table:table-cell>
          <table:table-cell office:value-type="string" calcext:value-type="string">
            <text:p>LM0211</text:p>
          </table:table-cell>
          <table:table-cell office:value-type="float" office:value="5" calcext:value-type="float">
            <text:p>5</text:p>
          </table:table-cell>
          <table:table-cell office:value-type="float" office:value="15.65" calcext:value-type="float">
            <text:p>15.65</text:p>
          </table:table-cell>
          <table:table-cell office:value-type="float" office:value="17.42" calcext:value-type="float">
            <text:p>17.42</text:p>
          </table:table-cell>
          <table:table-cell table:formula="of:=([.E418]-[.D418])/[.E418]*100" office:value-type="float" office:value="10.1607347876005" calcext:value-type="float">
            <text:p>10.160734787600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diarrhea, really little poo</text:p>
          </table:table-cell>
          <table:table-cell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LM0212</text:p>
          </table:table-cell>
          <table:table-cell office:value-type="float" office:value="5" calcext:value-type="float">
            <text:p>5</text:p>
          </table:table-cell>
          <table:table-cell office:value-type="float" office:value="19.1" calcext:value-type="float">
            <text:p>19.1</text:p>
          </table:table-cell>
          <table:table-cell office:value-type="float" office:value="21.58" calcext:value-type="float">
            <text:p>21.58</text:p>
          </table:table-cell>
          <table:table-cell table:formula="of:=([.E419]-[.D419])/[.E419]*100" office:value-type="float" office:value="11.4921223354958" calcext:value-type="float">
            <text:p>11.4921223354958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</text:p>
          </table:table-cell>
          <table:table-cell office:value-type="string" calcext:value-type="string">
            <text:p>LM0213</text:p>
          </table:table-cell>
          <table:table-cell office:value-type="float" office:value="5" calcext:value-type="float">
            <text:p>5</text:p>
          </table:table-cell>
          <table:table-cell office:value-type="float" office:value="13.47" calcext:value-type="float">
            <text:p>13.47</text:p>
          </table:table-cell>
          <table:table-cell office:value-type="float" office:value="15.39" calcext:value-type="float">
            <text:p>15.39</text:p>
          </table:table-cell>
          <table:table-cell table:formula="of:=([.E420]-[.D420])/[.E420]*100" office:value-type="float" office:value="12.4756335282651" calcext:value-type="float">
            <text:p>12.4756335282651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diarrhea, really little poo</text:p>
          </table:table-cell>
          <table:table-cell/>
        </table:table-row>
        <table:table-row table:style-name="ro1">
          <table:table-cell office:value-type="string" calcext:value-type="string">
            <text:p>DLQ</text:p>
          </table:table-cell>
          <table:table-cell office:value-type="string" calcext:value-type="string">
            <text:p>LM0214</text:p>
          </table:table-cell>
          <table:table-cell office:value-type="float" office:value="5" calcext:value-type="float">
            <text:p>5</text:p>
          </table:table-cell>
          <table:table-cell office:value-type="float" office:value="25.41" calcext:value-type="float">
            <text:p>25.41</text:p>
          </table:table-cell>
          <table:table-cell office:value-type="float" office:value="27.43" calcext:value-type="float">
            <text:p>27.43</text:p>
          </table:table-cell>
          <table:table-cell table:formula="of:=([.E421]-[.D421])/[.E421]*100" office:value-type="float" office:value="7.36419978126139" calcext:value-type="float">
            <text:p>7.36419978126139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</text:p>
          </table:table-cell>
          <table:table-cell office:value-type="string" calcext:value-type="string">
            <text:p>LM0215</text:p>
          </table:table-cell>
          <table:table-cell office:value-type="float" office:value="5" calcext:value-type="float">
            <text:p>5</text:p>
          </table:table-cell>
          <table:table-cell office:value-type="float" office:value="22.3" calcext:value-type="float">
            <text:p>22.3</text:p>
          </table:table-cell>
          <table:table-cell office:value-type="float" office:value="23.9" calcext:value-type="float">
            <text:p>23.9</text:p>
          </table:table-cell>
          <table:table-cell table:formula="of:=([.E422]-[.D422])/[.E422]*100" office:value-type="float" office:value="6.69456066945606" calcext:value-type="float">
            <text:p>6.6945606694560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</text:p>
          </table:table-cell>
          <table:table-cell office:value-type="string" calcext:value-type="string">
            <text:p>LM0216</text:p>
          </table:table-cell>
          <table:table-cell office:value-type="float" office:value="5" calcext:value-type="float">
            <text:p>5</text:p>
          </table:table-cell>
          <table:table-cell office:value-type="float" office:value="15.06" calcext:value-type="float">
            <text:p>15.06</text:p>
          </table:table-cell>
          <table:table-cell office:value-type="float" office:value="18.37" calcext:value-type="float">
            <text:p>18.37</text:p>
          </table:table-cell>
          <table:table-cell table:formula="of:=([.E423]-[.D423])/[.E423]*100" office:value-type="float" office:value="18.0185084376701" calcext:value-type="float">
            <text:p>18.0185084376701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little diarrhea, little poop, maybe bloody </text:p>
          </table:table-cell>
          <table:table-cell/>
        </table:table-row>
        <table:table-row table:style-name="ro1">
          <table:table-cell office:value-type="string" calcext:value-type="string">
            <text:p>MQY</text:p>
          </table:table-cell>
          <table:table-cell office:value-type="string" calcext:value-type="string">
            <text:p>LM0217</text:p>
          </table:table-cell>
          <table:table-cell office:value-type="float" office:value="5" calcext:value-type="float">
            <text:p>5</text:p>
          </table:table-cell>
          <table:table-cell office:value-type="float" office:value="16.9" calcext:value-type="float">
            <text:p>16.9</text:p>
          </table:table-cell>
          <table:table-cell office:value-type="float" office:value="17.74" calcext:value-type="float">
            <text:p>17.74</text:p>
          </table:table-cell>
          <table:table-cell table:formula="of:=([.E424]-[.D424])/[.E424]*100" office:value-type="float" office:value="4.73506200676437" calcext:value-type="float">
            <text:p>4.73506200676437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LM0218</text:p>
          </table:table-cell>
          <table:table-cell office:value-type="float" office:value="5" calcext:value-type="float">
            <text:p>5</text:p>
          </table:table-cell>
          <table:table-cell office:value-type="float" office:value="19.9" calcext:value-type="float">
            <text:p>19.9</text:p>
          </table:table-cell>
          <table:table-cell office:value-type="float" office:value="20.36" calcext:value-type="float">
            <text:p>20.36</text:p>
          </table:table-cell>
          <table:table-cell table:formula="of:=([.E425]-[.D425])/[.E425]*100" office:value-type="float" office:value="2.25933202357564" calcext:value-type="float">
            <text:p>2.25933202357564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office:value-type="string" calcext:value-type="string">
            <text:p>CER</text:p>
          </table:table-cell>
          <table:table-cell office:value-type="string" calcext:value-type="string">
            <text:p>LM0219</text:p>
          </table:table-cell>
          <table:table-cell office:value-type="float" office:value="5" calcext:value-type="float">
            <text:p>5</text:p>
          </table:table-cell>
          <table:table-cell office:value-type="float" office:value="19.03" calcext:value-type="float">
            <text:p>19.03</text:p>
          </table:table-cell>
          <table:table-cell office:value-type="float" office:value="19" calcext:value-type="float">
            <text:p>19</text:p>
          </table:table-cell>
          <table:table-cell table:formula="of:=([.E426]-[.D426])/[.E426]*100" office:value-type="float" office:value="-0.157894736842111" calcext:value-type="float">
            <text:p>-0.15789473684211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L</text:p>
          </table:table-cell>
          <table:table-cell office:value-type="string" calcext:value-type="string">
            <text:p>LM0220</text:p>
          </table:table-cell>
          <table:table-cell office:value-type="float" office:value="5" calcext:value-type="float">
            <text:p>5</text:p>
          </table:table-cell>
          <table:table-cell office:value-type="float" office:value="18.19" calcext:value-type="float">
            <text:p>18.19</text:p>
          </table:table-cell>
          <table:table-cell office:value-type="float" office:value="19.72" calcext:value-type="float">
            <text:p>19.72</text:p>
          </table:table-cell>
          <table:table-cell table:formula="of:=([.E427]-[.D427])/[.E427]*100" office:value-type="float" office:value="7.75862068965516" calcext:value-type="float">
            <text:p>7.75862068965516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office:value-type="string" calcext:value-type="string">
            <text:p>QUX</text:p>
          </table:table-cell>
          <table:table-cell office:value-type="string" calcext:value-type="string">
            <text:p>LM0221</text:p>
          </table:table-cell>
          <table:table-cell office:value-type="float" office:value="5" calcext:value-type="float">
            <text:p>5</text:p>
          </table:table-cell>
          <table:table-cell office:value-type="float" office:value="18.85" calcext:value-type="float">
            <text:p>18.85</text:p>
          </table:table-cell>
          <table:table-cell office:value-type="float" office:value="19.73" calcext:value-type="float">
            <text:p>19.73</text:p>
          </table:table-cell>
          <table:table-cell table:formula="of:=([.E428]-[.D428])/[.E428]*100" office:value-type="float" office:value="4.46021287379624" calcext:value-type="float">
            <text:p>4.46021287379624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oft feces, really little poop</text:p>
          </table:table-cell>
          <table:table-cell/>
        </table:table-row>
        <table:table-row table:style-name="ro1">
          <table:table-cell office:value-type="string" calcext:value-type="string">
            <text:p>FIU</text:p>
          </table:table-cell>
          <table:table-cell office:value-type="string" calcext:value-type="string">
            <text:p>LM0222</text:p>
          </table:table-cell>
          <table:table-cell office:value-type="float" office:value="5" calcext:value-type="float">
            <text:p>5</text:p>
          </table:table-cell>
          <table:table-cell office:value-type="float" office:value="21.62" calcext:value-type="float">
            <text:p>21.62</text:p>
          </table:table-cell>
          <table:table-cell office:value-type="float" office:value="23.99" calcext:value-type="float">
            <text:p>23.99</text:p>
          </table:table-cell>
          <table:table-cell table:formula="of:=([.E429]-[.D429])/[.E429]*100" office:value-type="float" office:value="9.87911629845768" calcext:value-type="float">
            <text:p>9.8791162984576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fur shaggy/not well groomed</text:p>
          </table:table-cell>
          <table:table-cell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LM0223</text:p>
          </table:table-cell>
          <table:table-cell office:value-type="float" office:value="5" calcext:value-type="float">
            <text:p>5</text:p>
          </table:table-cell>
          <table:table-cell office:value-type="float" office:value="21.4" calcext:value-type="float">
            <text:p>21.4</text:p>
          </table:table-cell>
          <table:table-cell office:value-type="float" office:value="20.73" calcext:value-type="float">
            <text:p>20.73</text:p>
          </table:table-cell>
          <table:table-cell table:formula="of:=([.E430]-[.D430])/[.E430]*100" office:value-type="float" office:value="-3.23203087313072" calcext:value-type="float">
            <text:p>-3.2320308731307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L</text:p>
          </table:table-cell>
          <table:table-cell office:value-type="string" calcext:value-type="string">
            <text:p>LM0224</text:p>
          </table:table-cell>
          <table:table-cell office:value-type="float" office:value="5" calcext:value-type="float">
            <text:p>5</text:p>
          </table:table-cell>
          <table:table-cell office:value-type="float" office:value="18.41" calcext:value-type="float">
            <text:p>18.41</text:p>
          </table:table-cell>
          <table:table-cell office:value-type="float" office:value="19.21" calcext:value-type="float">
            <text:p>19.21</text:p>
          </table:table-cell>
          <table:table-cell table:formula="of:=([.E431]-[.D431])/[.E431]*100" office:value-type="float" office:value="4.16449765747007" calcext:value-type="float">
            <text:p>4.16449765747007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</text:p>
          </table:table-cell>
          <table:table-cell office:value-type="string" calcext:value-type="string">
            <text:p>LM022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8.05" calcext:value-type="float">
            <text:p>28.05</text:p>
          </table:table-cell>
          <table:table-cell table:formula="of:=([.E432]-[.D432])/[.E432]*100" office:value-type="float" office:value="3.74331550802139" calcext:value-type="float">
            <text:p>3.74331550802139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bloody diarrhea</text:p>
          </table:table-cell>
          <table:table-cell/>
        </table:table-row>
        <table:table-row table:style-name="ro1">
          <table:table-cell office:value-type="string" calcext:value-type="string">
            <text:p>IQW</text:p>
          </table:table-cell>
          <table:table-cell office:value-type="string" calcext:value-type="string">
            <text:p>LM0226</text:p>
          </table:table-cell>
          <table:table-cell office:value-type="float" office:value="5" calcext:value-type="float">
            <text:p>5</text:p>
          </table:table-cell>
          <table:table-cell office:value-type="float" office:value="14.33" calcext:value-type="float">
            <text:p>14.33</text:p>
          </table:table-cell>
          <table:table-cell office:value-type="float" office:value="15.16" calcext:value-type="float">
            <text:p>15.16</text:p>
          </table:table-cell>
          <table:table-cell table:formula="of:=([.E433]-[.D433])/[.E433]*100" office:value-type="float" office:value="5.47493403693931" calcext:value-type="float">
            <text:p>5.4749340369393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looks very neglected</text:p>
          </table:table-cell>
          <table:table-cell/>
        </table:table-row>
        <table:table-row table:style-name="ro1">
          <table:table-cell office:value-type="string" calcext:value-type="string">
            <text:p>AKU</text:p>
          </table:table-cell>
          <table:table-cell office:value-type="string" calcext:value-type="string">
            <text:p>LM0204</text:p>
          </table:table-cell>
          <table:table-cell office:value-type="float" office:value="6" calcext:value-type="float">
            <text:p>6</text:p>
          </table:table-cell>
          <table:table-cell office:value-type="float" office:value="19.92" calcext:value-type="float">
            <text:p>19.92</text:p>
          </table:table-cell>
          <table:table-cell office:value-type="float" office:value="19.26" calcext:value-type="float">
            <text:p>19.26</text:p>
          </table:table-cell>
          <table:table-cell table:formula="of:=([.E434]-[.D434])/[.E434]*100" office:value-type="float" office:value="-3.42679127725857" calcext:value-type="float">
            <text:p>-3.4267912772585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M</text:p>
          </table:table-cell>
          <table:table-cell office:value-type="string" calcext:value-type="string">
            <text:p>LM0206</text:p>
          </table:table-cell>
          <table:table-cell office:value-type="float" office:value="6" calcext:value-type="float">
            <text:p>6</text:p>
          </table:table-cell>
          <table:table-cell office:value-type="float" office:value="16.29" calcext:value-type="float">
            <text:p>16.29</text:p>
          </table:table-cell>
          <table:table-cell office:value-type="float" office:value="16.97" calcext:value-type="float">
            <text:p>16.97</text:p>
          </table:table-cell>
          <table:table-cell table:formula="of:=([.E435]-[.D435])/[.E435]*100" office:value-type="float" office:value="4.00707130229817" calcext:value-type="float">
            <text:p>4.00707130229817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</text:p>
          </table:table-cell>
          <table:table-cell office:value-type="string" calcext:value-type="string">
            <text:p>LM0207</text:p>
          </table:table-cell>
          <table:table-cell office:value-type="float" office:value="6" calcext:value-type="float">
            <text:p>6</text:p>
          </table:table-cell>
          <table:table-cell office:value-type="float" office:value="15.62" calcext:value-type="float">
            <text:p>15.62</text:p>
          </table:table-cell>
          <table:table-cell office:value-type="float" office:value="17.27" calcext:value-type="float">
            <text:p>17.27</text:p>
          </table:table-cell>
          <table:table-cell table:formula="of:=([.E436]-[.D436])/[.E436]*100" office:value-type="float" office:value="9.55414012738854" calcext:value-type="float">
            <text:p>9.55414012738854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</text:p>
          </table:table-cell>
          <table:table-cell office:value-type="string" calcext:value-type="string">
            <text:p>LM0208</text:p>
          </table:table-cell>
          <table:table-cell office:value-type="float" office:value="6" calcext:value-type="float">
            <text:p>6</text:p>
          </table:table-cell>
          <table:table-cell office:value-type="float" office:value="21.83" calcext:value-type="float">
            <text:p>21.83</text:p>
          </table:table-cell>
          <table:table-cell office:value-type="float" office:value="22.82" calcext:value-type="float">
            <text:p>22.82</text:p>
          </table:table-cell>
          <table:table-cell table:formula="of:=([.E437]-[.D437])/[.E437]*100" office:value-type="float" office:value="4.33829973707275" calcext:value-type="float">
            <text:p>4.33829973707275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office:value-type="string" calcext:value-type="string">
            <text:p>DHQ</text:p>
          </table:table-cell>
          <table:table-cell office:value-type="string" calcext:value-type="string">
            <text:p>LM0209</text:p>
          </table:table-cell>
          <table:table-cell office:value-type="float" office:value="6" calcext:value-type="float">
            <text:p>6</text:p>
          </table:table-cell>
          <table:table-cell office:value-type="float" office:value="21.71" calcext:value-type="float">
            <text:p>21.71</text:p>
          </table:table-cell>
          <table:table-cell office:value-type="float" office:value="22.09" calcext:value-type="float">
            <text:p>22.09</text:p>
          </table:table-cell>
          <table:table-cell table:formula="of:=([.E438]-[.D438])/[.E438]*100" office:value-type="float" office:value="1.72023540063377" calcext:value-type="float">
            <text:p>1.72023540063377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</text:p>
          </table:table-cell>
          <table:table-cell office:value-type="string" calcext:value-type="string">
            <text:p>LM0210</text:p>
          </table:table-cell>
          <table:table-cell office:value-type="float" office:value="6" calcext:value-type="float">
            <text:p>6</text:p>
          </table:table-cell>
          <table:table-cell office:value-type="float" office:value="16.15" calcext:value-type="float">
            <text:p>16.15</text:p>
          </table:table-cell>
          <table:table-cell office:value-type="float" office:value="15.65" calcext:value-type="float">
            <text:p>15.65</text:p>
          </table:table-cell>
          <table:table-cell table:formula="of:=([.E439]-[.D439])/[.E439]*100" office:value-type="float" office:value="-3.19488817891373" calcext:value-type="float">
            <text:p>-3.1948881789137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</text:p>
          </table:table-cell>
          <table:table-cell office:value-type="string" calcext:value-type="string">
            <text:p>LM0211</text:p>
          </table:table-cell>
          <table:table-cell office:value-type="float" office:value="6" calcext:value-type="float">
            <text:p>6</text:p>
          </table:table-cell>
          <table:table-cell office:value-type="float" office:value="14.26" calcext:value-type="float">
            <text:p>14.26</text:p>
          </table:table-cell>
          <table:table-cell office:value-type="float" office:value="17.42" calcext:value-type="float">
            <text:p>17.42</text:p>
          </table:table-cell>
          <table:table-cell table:formula="of:=([.E440]-[.D440])/[.E440]*100" office:value-type="float" office:value="18.1400688863376" calcext:value-type="float">
            <text:p>18.140068886337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calm, tiny bit shaggy,but grooming ,nearly no feaces,looks not that bad</text:p>
          </table:table-cell>
          <table:table-cell/>
        </table:table-row>
        <table:table-row table:style-name="ro1">
          <table:table-cell office:value-type="string" calcext:value-type="string">
            <text:p>ABY</text:p>
          </table:table-cell>
          <table:table-cell office:value-type="string" calcext:value-type="string">
            <text:p>LM0212</text:p>
          </table:table-cell>
          <table:table-cell office:value-type="float" office:value="6" calcext:value-type="float">
            <text:p>6</text:p>
          </table:table-cell>
          <table:table-cell office:value-type="float" office:value="18.68" calcext:value-type="float">
            <text:p>18.68</text:p>
          </table:table-cell>
          <table:table-cell office:value-type="float" office:value="21.58" calcext:value-type="float">
            <text:p>21.58</text:p>
          </table:table-cell>
          <table:table-cell table:formula="of:=([.E441]-[.D441])/[.E441]*100" office:value-type="float" office:value="13.4383688600556" calcext:value-type="float">
            <text:p>13.4383688600556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M</text:p>
          </table:table-cell>
          <table:table-cell office:value-type="string" calcext:value-type="string">
            <text:p>LM0213</text:p>
          </table:table-cell>
          <table:table-cell office:value-type="float" office:value="6" calcext:value-type="float">
            <text:p>6</text:p>
          </table:table-cell>
          <table:table-cell office:value-type="float" office:value="14.03" calcext:value-type="float">
            <text:p>14.03</text:p>
          </table:table-cell>
          <table:table-cell office:value-type="float" office:value="15.39" calcext:value-type="float">
            <text:p>15.39</text:p>
          </table:table-cell>
          <table:table-cell table:formula="of:=([.E442]-[.D442])/[.E442]*100" office:value-type="float" office:value="8.83690708252113" calcext:value-type="float">
            <text:p>8.83690708252113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bit soft shit</text:p>
          </table:table-cell>
          <table:table-cell/>
        </table:table-row>
        <table:table-row table:style-name="ro1">
          <table:table-cell office:value-type="string" calcext:value-type="string">
            <text:p>OTZ</text:p>
          </table:table-cell>
          <table:table-cell office:value-type="string" calcext:value-type="string">
            <text:p>LM0214</text:p>
          </table:table-cell>
          <table:table-cell office:value-type="float" office:value="6" calcext:value-type="float">
            <text:p>6</text:p>
          </table:table-cell>
          <table:table-cell office:value-type="float" office:value="24.34" calcext:value-type="float">
            <text:p>24.34</text:p>
          </table:table-cell>
          <table:table-cell office:value-type="float" office:value="27.43" calcext:value-type="float">
            <text:p>27.43</text:p>
          </table:table-cell>
          <table:table-cell table:formula="of:=([.E443]-[.D443])/[.E443]*100" office:value-type="float" office:value="11.2650382792563" calcext:value-type="float">
            <text:p>11.2650382792563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X</text:p>
          </table:table-cell>
          <table:table-cell office:value-type="string" calcext:value-type="string">
            <text:p>LM0215</text:p>
          </table:table-cell>
          <table:table-cell office:value-type="float" office:value="6" calcext:value-type="float">
            <text:p>6</text:p>
          </table:table-cell>
          <table:table-cell office:value-type="float" office:value="23.61" calcext:value-type="float">
            <text:p>23.61</text:p>
          </table:table-cell>
          <table:table-cell office:value-type="float" office:value="23.9" calcext:value-type="float">
            <text:p>23.9</text:p>
          </table:table-cell>
          <table:table-cell table:formula="of:=([.E444]-[.D444])/[.E444]*100" office:value-type="float" office:value="1.21338912133891" calcext:value-type="float">
            <text:p>1.21338912133891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X</text:p>
          </table:table-cell>
          <table:table-cell office:value-type="string" calcext:value-type="string">
            <text:p>LM0216</text:p>
          </table:table-cell>
          <table:table-cell office:value-type="float" office:value="6" calcext:value-type="float">
            <text:p>6</text:p>
          </table:table-cell>
          <table:table-cell office:value-type="float" office:value="16.92" calcext:value-type="float">
            <text:p>16.92</text:p>
          </table:table-cell>
          <table:table-cell office:value-type="float" office:value="18.37" calcext:value-type="float">
            <text:p>18.37</text:p>
          </table:table-cell>
          <table:table-cell table:formula="of:=([.E445]-[.D445])/[.E445]*100" office:value-type="float" office:value="7.89330430048993" calcext:value-type="float">
            <text:p>7.89330430048993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check if she lost more!! keep close eye</text:p>
          </table:table-cell>
          <table:table-cell office:value-type="string" calcext:value-type="string">
            <text:p>recovered,looks good,fine</text:p>
          </table:table-cell>
        </table:table-row>
        <table:table-row table:style-name="ro1">
          <table:table-cell office:value-type="string" calcext:value-type="string">
            <text:p>DFN</text:p>
          </table:table-cell>
          <table:table-cell office:value-type="string" calcext:value-type="string">
            <text:p>LM0217</text:p>
          </table:table-cell>
          <table:table-cell office:value-type="float" office:value="6" calcext:value-type="float">
            <text:p>6</text:p>
          </table:table-cell>
          <table:table-cell office:value-type="float" office:value="17.4" calcext:value-type="float">
            <text:p>17.4</text:p>
          </table:table-cell>
          <table:table-cell office:value-type="float" office:value="17.74" calcext:value-type="float">
            <text:p>17.74</text:p>
          </table:table-cell>
          <table:table-cell table:formula="of:=([.E446]-[.D446])/[.E446]*100" office:value-type="float" office:value="1.91657271702367" calcext:value-type="float">
            <text:p>1.91657271702367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bit soft shit</text:p>
          </table:table-cell>
          <table:table-cell/>
        </table:table-row>
        <table:table-row table:style-name="ro1">
          <table:table-cell office:value-type="string" calcext:value-type="string">
            <text:p>INU</text:p>
          </table:table-cell>
          <table:table-cell office:value-type="string" calcext:value-type="string">
            <text:p>LM0218</text:p>
          </table:table-cell>
          <table:table-cell office:value-type="float" office:value="6" calcext:value-type="float">
            <text:p>6</text:p>
          </table:table-cell>
          <table:table-cell office:value-type="float" office:value="20.12" calcext:value-type="float">
            <text:p>20.12</text:p>
          </table:table-cell>
          <table:table-cell office:value-type="float" office:value="20.36" calcext:value-type="float">
            <text:p>20.36</text:p>
          </table:table-cell>
          <table:table-cell table:formula="of:=([.E447]-[.D447])/[.E447]*100" office:value-type="float" office:value="1.1787819253438" calcext:value-type="float">
            <text:p>1.1787819253438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L</text:p>
          </table:table-cell>
          <table:table-cell office:value-type="string" calcext:value-type="string">
            <text:p>LM0219</text:p>
          </table:table-cell>
          <table:table-cell office:value-type="float" office:value="6" calcext:value-type="float">
            <text:p>6</text:p>
          </table:table-cell>
          <table:table-cell office:value-type="float" office:value="20.11" calcext:value-type="float">
            <text:p>20.11</text:p>
          </table:table-cell>
          <table:table-cell office:value-type="float" office:value="19" calcext:value-type="float">
            <text:p>19</text:p>
          </table:table-cell>
          <table:table-cell table:formula="of:=([.E448]-[.D448])/[.E448]*100" office:value-type="float" office:value="-5.84210526315789" calcext:value-type="float">
            <text:p>-5.84210526315789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R</text:p>
          </table:table-cell>
          <table:table-cell office:value-type="string" calcext:value-type="string">
            <text:p>LM0220</text:p>
          </table:table-cell>
          <table:table-cell office:value-type="float" office:value="6" calcext:value-type="float">
            <text:p>6</text:p>
          </table:table-cell>
          <table:table-cell office:value-type="float" office:value="19.2" calcext:value-type="float">
            <text:p>19.2</text:p>
          </table:table-cell>
          <table:table-cell office:value-type="float" office:value="19.72" calcext:value-type="float">
            <text:p>19.72</text:p>
          </table:table-cell>
          <table:table-cell table:formula="of:=([.E449]-[.D449])/[.E449]*100" office:value-type="float" office:value="2.63691683569979" calcext:value-type="float">
            <text:p>2.63691683569979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bit shaggy</text:p>
          </table:table-cell>
          <table:table-cell/>
        </table:table-row>
        <table:table-row table:style-name="ro1">
          <table:table-cell office:value-type="string" calcext:value-type="string">
            <text:p>HOZ</text:p>
          </table:table-cell>
          <table:table-cell office:value-type="string" calcext:value-type="string">
            <text:p>LM0221</text:p>
          </table:table-cell>
          <table:table-cell office:value-type="float" office:value="6" calcext:value-type="float">
            <text:p>6</text:p>
          </table:table-cell>
          <table:table-cell office:value-type="float" office:value="18.45" calcext:value-type="float">
            <text:p>18.45</text:p>
          </table:table-cell>
          <table:table-cell office:value-type="float" office:value="19.73" calcext:value-type="float">
            <text:p>19.73</text:p>
          </table:table-cell>
          <table:table-cell table:formula="of:=([.E450]-[.D450])/[.E450]*100" office:value-type="float" office:value="6.48758236188546" calcext:value-type="float">
            <text:p>6.4875823618854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Q</text:p>
          </table:table-cell>
          <table:table-cell office:value-type="string" calcext:value-type="string">
            <text:p>LM0222</text:p>
          </table:table-cell>
          <table:table-cell office:value-type="float" office:value="6" calcext:value-type="float">
            <text:p>6</text:p>
          </table:table-cell>
          <table:table-cell office:value-type="float" office:value="21.38" calcext:value-type="float">
            <text:p>21.38</text:p>
          </table:table-cell>
          <table:table-cell office:value-type="float" office:value="23.99" calcext:value-type="float">
            <text:p>23.99</text:p>
          </table:table-cell>
          <table:table-cell table:formula="of:=([.E451]-[.D451])/[.E451]*100" office:value-type="float" office:value="10.8795331388078" calcext:value-type="float">
            <text:p>10.8795331388078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</text:p>
          </table:table-cell>
          <table:table-cell office:value-type="string" calcext:value-type="string">
            <text:p>LM0223</text:p>
          </table:table-cell>
          <table:table-cell office:value-type="float" office:value="6" calcext:value-type="float">
            <text:p>6</text:p>
          </table:table-cell>
          <table:table-cell office:value-type="float" office:value="21.57" calcext:value-type="float">
            <text:p>21.57</text:p>
          </table:table-cell>
          <table:table-cell office:value-type="float" office:value="20.73" calcext:value-type="float">
            <text:p>20.73</text:p>
          </table:table-cell>
          <table:table-cell table:formula="of:=([.E452]-[.D452])/[.E452]*100" office:value-type="float" office:value="-4.0520984081042" calcext:value-type="float">
            <text:p>-4.0520984081042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R</text:p>
          </table:table-cell>
          <table:table-cell office:value-type="string" calcext:value-type="string">
            <text:p>LM0224</text:p>
          </table:table-cell>
          <table:table-cell office:value-type="float" office:value="6" calcext:value-type="float">
            <text:p>6</text:p>
          </table:table-cell>
          <table:table-cell office:value-type="float" office:value="18.09" calcext:value-type="float">
            <text:p>18.09</text:p>
          </table:table-cell>
          <table:table-cell office:value-type="float" office:value="19.21" calcext:value-type="float">
            <text:p>19.21</text:p>
          </table:table-cell>
          <table:table-cell table:formula="of:=([.E453]-[.D453])/[.E453]*100" office:value-type="float" office:value="5.8302967204581" calcext:value-type="float">
            <text:p>5.8302967204581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LM0225</text:p>
          </table:table-cell>
          <table:table-cell office:value-type="float" office:value="6" calcext:value-type="float">
            <text:p>6</text:p>
          </table:table-cell>
          <table:table-cell office:value-type="float" office:value="27.58" calcext:value-type="float">
            <text:p>27.58</text:p>
          </table:table-cell>
          <table:table-cell office:value-type="float" office:value="28.05" calcext:value-type="float">
            <text:p>28.05</text:p>
          </table:table-cell>
          <table:table-cell table:formula="of:=([.E454]-[.D454])/[.E454]*100" office:value-type="float" office:value="1.67557932263815" calcext:value-type="float">
            <text:p>1.67557932263815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diarrhea</text:p>
          </table:table-cell>
          <table:table-cell/>
        </table:table-row>
        <table:table-row table:style-name="ro1">
          <table:table-cell office:value-type="string" calcext:value-type="string">
            <text:p>JNR</text:p>
          </table:table-cell>
          <table:table-cell office:value-type="string" calcext:value-type="string">
            <text:p>LM0226</text:p>
          </table:table-cell>
          <table:table-cell office:value-type="float" office:value="6" calcext:value-type="float">
            <text:p>6</text:p>
          </table:table-cell>
          <table:table-cell office:value-type="float" office:value="15.79" calcext:value-type="float">
            <text:p>15.79</text:p>
          </table:table-cell>
          <table:table-cell office:value-type="float" office:value="15.16" calcext:value-type="float">
            <text:p>15.16</text:p>
          </table:table-cell>
          <table:table-cell table:formula="of:=([.E455]-[.D455])/[.E455]*100" office:value-type="float" office:value="-4.15567282321899" calcext:value-type="float">
            <text:p>-4.15567282321899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check if needed to be sacrificed, looks super shaggy/neglected but little weightloss</text:p>
          </table:table-cell>
          <table:table-cell office:value-type="string" calcext:value-type="string">
            <text:p>Tiny bit shaggy,but active</text:p>
          </table:table-cell>
        </table:table-row>
        <table:table-row table:style-name="ro1">
          <table:table-cell office:value-type="string" calcext:value-type="string">
            <text:p>KOT</text:p>
          </table:table-cell>
          <table:table-cell office:value-type="string" calcext:value-type="string">
            <text:p>LM0204</text:p>
          </table:table-cell>
          <table:table-cell office:value-type="float" office:value="7" calcext:value-type="float">
            <text:p>7</text:p>
          </table:table-cell>
          <table:table-cell office:value-type="float" office:value="20.19" calcext:value-type="float">
            <text:p>20.19</text:p>
          </table:table-cell>
          <table:table-cell office:value-type="float" office:value="19.26" calcext:value-type="float">
            <text:p>19.26</text:p>
          </table:table-cell>
          <table:table-cell table:formula="of:=([.E456]-[.D456])/[.E456]*100" office:value-type="float" office:value="-4.82866043613707" calcext:value-type="float">
            <text:p>-4.82866043613707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</text:p>
          </table:table-cell>
          <table:table-cell office:value-type="string" calcext:value-type="string">
            <text:p>LM0206</text:p>
          </table:table-cell>
          <table:table-cell office:value-type="float" office:value="7" calcext:value-type="float">
            <text:p>7</text:p>
          </table:table-cell>
          <table:table-cell office:value-type="float" office:value="16.89" calcext:value-type="float">
            <text:p>16.89</text:p>
          </table:table-cell>
          <table:table-cell office:value-type="float" office:value="16.97" calcext:value-type="float">
            <text:p>16.97</text:p>
          </table:table-cell>
          <table:table-cell table:formula="of:=([.E457]-[.D457])/[.E457]*100" office:value-type="float" office:value="0.47142015321154" calcext:value-type="float">
            <text:p>0.4714201532115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P</text:p>
          </table:table-cell>
          <table:table-cell office:value-type="string" calcext:value-type="string">
            <text:p>LM0207</text:p>
          </table:table-cell>
          <table:table-cell office:value-type="float" office:value="7" calcext:value-type="float">
            <text:p>7</text:p>
          </table:table-cell>
          <table:table-cell office:value-type="float" office:value="16.71" calcext:value-type="float">
            <text:p>16.71</text:p>
          </table:table-cell>
          <table:table-cell office:value-type="float" office:value="17.27" calcext:value-type="float">
            <text:p>17.27</text:p>
          </table:table-cell>
          <table:table-cell table:formula="of:=([.E458]-[.D458])/[.E458]*100" office:value-type="float" office:value="3.2426172553561" calcext:value-type="float">
            <text:p>3.2426172553561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</text:p>
          </table:table-cell>
          <table:table-cell office:value-type="string" calcext:value-type="string">
            <text:p>LM0208</text:p>
          </table:table-cell>
          <table:table-cell office:value-type="float" office:value="7" calcext:value-type="float">
            <text:p>7</text:p>
          </table:table-cell>
          <table:table-cell office:value-type="float" office:value="22.66" calcext:value-type="float">
            <text:p>22.66</text:p>
          </table:table-cell>
          <table:table-cell office:value-type="float" office:value="22.82" calcext:value-type="float">
            <text:p>22.82</text:p>
          </table:table-cell>
          <table:table-cell table:formula="of:=([.E459]-[.D459])/[.E459]*100" office:value-type="float" office:value="0.7011393514461" calcext:value-type="float">
            <text:p>0.7011393514461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</text:p>
          </table:table-cell>
          <table:table-cell office:value-type="string" calcext:value-type="string">
            <text:p>LM0209</text:p>
          </table:table-cell>
          <table:table-cell office:value-type="float" office:value="7" calcext:value-type="float">
            <text:p>7</text:p>
          </table:table-cell>
          <table:table-cell office:value-type="float" office:value="22.57" calcext:value-type="float">
            <text:p>22.57</text:p>
          </table:table-cell>
          <table:table-cell office:value-type="float" office:value="22.09" calcext:value-type="float">
            <text:p>22.09</text:p>
          </table:table-cell>
          <table:table-cell table:formula="of:=([.E460]-[.D460])/[.E460]*100" office:value-type="float" office:value="-2.17292892711634" calcext:value-type="float">
            <text:p>-2.17292892711634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</text:p>
          </table:table-cell>
          <table:table-cell office:value-type="string" calcext:value-type="string">
            <text:p>LM0210</text:p>
          </table:table-cell>
          <table:table-cell office:value-type="float" office:value="7" calcext:value-type="float">
            <text:p>7</text:p>
          </table:table-cell>
          <table:table-cell office:value-type="float" office:value="16.85" calcext:value-type="float">
            <text:p>16.85</text:p>
          </table:table-cell>
          <table:table-cell office:value-type="float" office:value="15.65" calcext:value-type="float">
            <text:p>15.65</text:p>
          </table:table-cell>
          <table:table-cell table:formula="of:=([.E461]-[.D461])/[.E461]*100" office:value-type="float" office:value="-7.66773162939298" calcext:value-type="float">
            <text:p>-7.66773162939298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Q</text:p>
          </table:table-cell>
          <table:table-cell office:value-type="string" calcext:value-type="string">
            <text:p>LM0211</text:p>
          </table:table-cell>
          <table:table-cell office:value-type="float" office:value="7" calcext:value-type="float">
            <text:p>7</text:p>
          </table:table-cell>
          <table:table-cell office:value-type="float" office:value="15.05" calcext:value-type="float">
            <text:p>15.05</text:p>
          </table:table-cell>
          <table:table-cell office:value-type="float" office:value="17.42" calcext:value-type="float">
            <text:p>17.42</text:p>
          </table:table-cell>
          <table:table-cell table:formula="of:=([.E462]-[.D462])/[.E462]*100" office:value-type="float" office:value="13.6050516647532" calcext:value-type="float">
            <text:p>13.6050516647532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Y</text:p>
          </table:table-cell>
          <table:table-cell office:value-type="string" calcext:value-type="string">
            <text:p>LM0212</text:p>
          </table:table-cell>
          <table:table-cell office:value-type="float" office:value="7" calcext:value-type="float">
            <text:p>7</text:p>
          </table:table-cell>
          <table:table-cell office:value-type="float" office:value="19.67" calcext:value-type="float">
            <text:p>19.67</text:p>
          </table:table-cell>
          <table:table-cell office:value-type="float" office:value="21.58" calcext:value-type="float">
            <text:p>21.58</text:p>
          </table:table-cell>
          <table:table-cell table:formula="of:=([.E463]-[.D463])/[.E463]*100" office:value-type="float" office:value="8.8507877664504" calcext:value-type="float">
            <text:p>8.85078776645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Y</text:p>
          </table:table-cell>
          <table:table-cell office:value-type="string" calcext:value-type="string">
            <text:p>LM0213</text:p>
          </table:table-cell>
          <table:table-cell office:value-type="float" office:value="7" calcext:value-type="float">
            <text:p>7</text:p>
          </table:table-cell>
          <table:table-cell office:value-type="float" office:value="15.43" calcext:value-type="float">
            <text:p>15.43</text:p>
          </table:table-cell>
          <table:table-cell office:value-type="float" office:value="15.39" calcext:value-type="float">
            <text:p>15.39</text:p>
          </table:table-cell>
          <table:table-cell table:formula="of:=([.E464]-[.D464])/[.E464]*100" office:value-type="float" office:value="-0.259909031838851" calcext:value-type="float">
            <text:p>-0.259909031838851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</text:p>
          </table:table-cell>
          <table:table-cell office:value-type="string" calcext:value-type="string">
            <text:p>LM0214</text:p>
          </table:table-cell>
          <table:table-cell office:value-type="float" office:value="7" calcext:value-type="float">
            <text:p>7</text:p>
          </table:table-cell>
          <table:table-cell office:value-type="float" office:value="24.93" calcext:value-type="float">
            <text:p>24.93</text:p>
          </table:table-cell>
          <table:table-cell office:value-type="float" office:value="27.43" calcext:value-type="float">
            <text:p>27.43</text:p>
          </table:table-cell>
          <table:table-cell table:formula="of:=([.E465]-[.D465])/[.E465]*100" office:value-type="float" office:value="9.11410864017499" calcext:value-type="float">
            <text:p>9.11410864017499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O</text:p>
          </table:table-cell>
          <table:table-cell office:value-type="string" calcext:value-type="string">
            <text:p>LM0215</text:p>
          </table:table-cell>
          <table:table-cell office:value-type="float" office:value="7" calcext:value-type="float">
            <text:p>7</text:p>
          </table:table-cell>
          <table:table-cell office:value-type="float" office:value="25.42" calcext:value-type="float">
            <text:p>25.42</text:p>
          </table:table-cell>
          <table:table-cell office:value-type="float" office:value="23.9" calcext:value-type="float">
            <text:p>23.9</text:p>
          </table:table-cell>
          <table:table-cell table:formula="of:=([.E466]-[.D466])/[.E466]*100" office:value-type="float" office:value="-6.35983263598328" calcext:value-type="float">
            <text:p>-6.35983263598328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</text:p>
          </table:table-cell>
          <table:table-cell office:value-type="string" calcext:value-type="string">
            <text:p>LM0216</text:p>
          </table:table-cell>
          <table:table-cell office:value-type="float" office:value="7" calcext:value-type="float">
            <text:p>7</text:p>
          </table:table-cell>
          <table:table-cell office:value-type="float" office:value="17.88" calcext:value-type="float">
            <text:p>17.88</text:p>
          </table:table-cell>
          <table:table-cell office:value-type="float" office:value="18.37" calcext:value-type="float">
            <text:p>18.37</text:p>
          </table:table-cell>
          <table:table-cell table:formula="of:=([.E467]-[.D467])/[.E467]*100" office:value-type="float" office:value="2.66739248775178" calcext:value-type="float">
            <text:p>2.66739248775178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</text:p>
          </table:table-cell>
          <table:table-cell office:value-type="string" calcext:value-type="string">
            <text:p>LM0217</text:p>
          </table:table-cell>
          <table:table-cell office:value-type="float" office:value="7" calcext:value-type="float">
            <text:p>7</text:p>
          </table:table-cell>
          <table:table-cell office:value-type="float" office:value="18.44" calcext:value-type="float">
            <text:p>18.44</text:p>
          </table:table-cell>
          <table:table-cell office:value-type="float" office:value="17.74" calcext:value-type="float">
            <text:p>17.74</text:p>
          </table:table-cell>
          <table:table-cell table:formula="of:=([.E468]-[.D468])/[.E468]*100" office:value-type="float" office:value="-3.94588500563699" calcext:value-type="float">
            <text:p>-3.94588500563699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V</text:p>
          </table:table-cell>
          <table:table-cell office:value-type="string" calcext:value-type="string">
            <text:p>LM0218</text:p>
          </table:table-cell>
          <table:table-cell office:value-type="float" office:value="7" calcext:value-type="float">
            <text:p>7</text:p>
          </table:table-cell>
          <table:table-cell office:value-type="float" office:value="20.83" calcext:value-type="float">
            <text:p>20.83</text:p>
          </table:table-cell>
          <table:table-cell office:value-type="float" office:value="20.36" calcext:value-type="float">
            <text:p>20.36</text:p>
          </table:table-cell>
          <table:table-cell table:formula="of:=([.E469]-[.D469])/[.E469]*100" office:value-type="float" office:value="-2.30844793713162" calcext:value-type="float">
            <text:p>-2.30844793713162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L</text:p>
          </table:table-cell>
          <table:table-cell office:value-type="string" calcext:value-type="string">
            <text:p>LM0219</text:p>
          </table:table-cell>
          <table:table-cell office:value-type="float" office:value="7" calcext:value-type="float">
            <text:p>7</text:p>
          </table:table-cell>
          <table:table-cell office:value-type="float" office:value="20.45" calcext:value-type="float">
            <text:p>20.45</text:p>
          </table:table-cell>
          <table:table-cell office:value-type="float" office:value="19" calcext:value-type="float">
            <text:p>19</text:p>
          </table:table-cell>
          <table:table-cell table:formula="of:=([.E470]-[.D470])/[.E470]*100" office:value-type="float" office:value="-7.63157894736842" calcext:value-type="float">
            <text:p>-7.63157894736842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W</text:p>
          </table:table-cell>
          <table:table-cell office:value-type="string" calcext:value-type="string">
            <text:p>LM0220</text:p>
          </table:table-cell>
          <table:table-cell office:value-type="float" office:value="7" calcext:value-type="float">
            <text:p>7</text:p>
          </table:table-cell>
          <table:table-cell office:value-type="float" office:value="19.1" calcext:value-type="float">
            <text:p>19.1</text:p>
          </table:table-cell>
          <table:table-cell office:value-type="float" office:value="19.72" calcext:value-type="float">
            <text:p>19.72</text:p>
          </table:table-cell>
          <table:table-cell table:formula="of:=([.E471]-[.D471])/[.E471]*100" office:value-type="float" office:value="3.14401622718051" calcext:value-type="float">
            <text:p>3.1440162271805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</text:p>
          </table:table-cell>
          <table:table-cell office:value-type="string" calcext:value-type="string">
            <text:p>LM0221</text:p>
          </table:table-cell>
          <table:table-cell office:value-type="float" office:value="7" calcext:value-type="float">
            <text:p>7</text:p>
          </table:table-cell>
          <table:table-cell office:value-type="float" office:value="18.91" calcext:value-type="float">
            <text:p>18.91</text:p>
          </table:table-cell>
          <table:table-cell office:value-type="float" office:value="19.73" calcext:value-type="float">
            <text:p>19.73</text:p>
          </table:table-cell>
          <table:table-cell table:formula="of:=([.E472]-[.D472])/[.E472]*100" office:value-type="float" office:value="4.15610745058287" calcext:value-type="float">
            <text:p>4.1561074505828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</text:p>
          </table:table-cell>
          <table:table-cell office:value-type="string" calcext:value-type="string">
            <text:p>LM0222</text:p>
          </table:table-cell>
          <table:table-cell office:value-type="float" office:value="7" calcext:value-type="float">
            <text:p>7</text:p>
          </table:table-cell>
          <table:table-cell office:value-type="float" office:value="21.91" calcext:value-type="float">
            <text:p>21.91</text:p>
          </table:table-cell>
          <table:table-cell office:value-type="float" office:value="23.99" calcext:value-type="float">
            <text:p>23.99</text:p>
          </table:table-cell>
          <table:table-cell table:formula="of:=([.E473]-[.D473])/[.E473]*100" office:value-type="float" office:value="8.67027928303459" calcext:value-type="float">
            <text:p>8.67027928303459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W</text:p>
          </table:table-cell>
          <table:table-cell office:value-type="string" calcext:value-type="string">
            <text:p>LM0223</text:p>
          </table:table-cell>
          <table:table-cell office:value-type="float" office:value="7" calcext:value-type="float">
            <text:p>7</text:p>
          </table:table-cell>
          <table:table-cell office:value-type="float" office:value="21.9" calcext:value-type="float">
            <text:p>21.9</text:p>
          </table:table-cell>
          <table:table-cell office:value-type="float" office:value="20.73" calcext:value-type="float">
            <text:p>20.73</text:p>
          </table:table-cell>
          <table:table-cell table:formula="of:=([.E474]-[.D474])/[.E474]*100" office:value-type="float" office:value="-5.64399421128798" calcext:value-type="float">
            <text:p>-5.64399421128798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S</text:p>
          </table:table-cell>
          <table:table-cell office:value-type="string" calcext:value-type="string">
            <text:p>LM0224</text:p>
          </table:table-cell>
          <table:table-cell office:value-type="float" office:value="7" calcext:value-type="float">
            <text:p>7</text:p>
          </table:table-cell>
          <table:table-cell office:value-type="float" office:value="19.89" calcext:value-type="float">
            <text:p>19.89</text:p>
          </table:table-cell>
          <table:table-cell office:value-type="float" office:value="19.21" calcext:value-type="float">
            <text:p>19.21</text:p>
          </table:table-cell>
          <table:table-cell table:formula="of:=([.E475]-[.D475])/[.E475]*100" office:value-type="float" office:value="-3.53982300884956" calcext:value-type="float">
            <text:p>-3.53982300884956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</text:p>
          </table:table-cell>
          <table:table-cell office:value-type="string" calcext:value-type="string">
            <text:p>LM0225</text:p>
          </table:table-cell>
          <table:table-cell office:value-type="float" office:value="7" calcext:value-type="float">
            <text:p>7</text:p>
          </table:table-cell>
          <table:table-cell office:value-type="float" office:value="28.57" calcext:value-type="float">
            <text:p>28.57</text:p>
          </table:table-cell>
          <table:table-cell office:value-type="float" office:value="28.05" calcext:value-type="float">
            <text:p>28.05</text:p>
          </table:table-cell>
          <table:table-cell table:formula="of:=([.E476]-[.D476])/[.E476]*100" office:value-type="float" office:value="-1.85383244206773" calcext:value-type="float">
            <text:p>-1.8538324420677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V</text:p>
          </table:table-cell>
          <table:table-cell office:value-type="string" calcext:value-type="string">
            <text:p>LM0226</text:p>
          </table:table-cell>
          <table:table-cell office:value-type="float" office:value="7" calcext:value-type="float">
            <text:p>7</text:p>
          </table:table-cell>
          <table:table-cell office:value-type="float" office:value="16.06" calcext:value-type="float">
            <text:p>16.06</text:p>
          </table:table-cell>
          <table:table-cell office:value-type="float" office:value="15.16" calcext:value-type="float">
            <text:p>15.16</text:p>
          </table:table-cell>
          <table:table-cell table:formula="of:=([.E477]-[.D477])/[.E477]*100" office:value-type="float" office:value="-5.93667546174142" calcext:value-type="float">
            <text:p>-5.93667546174142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O</text:p>
          </table:table-cell>
          <table:table-cell office:value-type="string" calcext:value-type="string">
            <text:p>LM0204</text:p>
          </table:table-cell>
          <table:table-cell office:value-type="float" office:value="8" calcext:value-type="float">
            <text:p>8</text:p>
          </table:table-cell>
          <table:table-cell office:value-type="float" office:value="20.42" calcext:value-type="float">
            <text:p>20.42</text:p>
          </table:table-cell>
          <table:table-cell office:value-type="float" office:value="19.26" calcext:value-type="float">
            <text:p>19.26</text:p>
          </table:table-cell>
          <table:table-cell table:formula="of:=([.E478]-[.D478])/[.E478]*100" office:value-type="float" office:value="-6.02284527518172" calcext:value-type="float">
            <text:p>-6.02284527518172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Z</text:p>
          </table:table-cell>
          <table:table-cell office:value-type="string" calcext:value-type="string">
            <text:p>LM0206</text:p>
          </table:table-cell>
          <table:table-cell office:value-type="float" office:value="8" calcext:value-type="float">
            <text:p>8</text:p>
          </table:table-cell>
          <table:table-cell office:value-type="float" office:value="16.23" calcext:value-type="float">
            <text:p>16.23</text:p>
          </table:table-cell>
          <table:table-cell office:value-type="float" office:value="16.97" calcext:value-type="float">
            <text:p>16.97</text:p>
          </table:table-cell>
          <table:table-cell table:formula="of:=([.E479]-[.D479])/[.E479]*100" office:value-type="float" office:value="4.36063641720683" calcext:value-type="float">
            <text:p>4.3606364172068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W</text:p>
          </table:table-cell>
          <table:table-cell office:value-type="string" calcext:value-type="string">
            <text:p>LM0207</text:p>
          </table:table-cell>
          <table:table-cell office:value-type="float" office:value="8" calcext:value-type="float">
            <text:p>8</text:p>
          </table:table-cell>
          <table:table-cell office:value-type="float" office:value="17.2" calcext:value-type="float">
            <text:p>17.2</text:p>
          </table:table-cell>
          <table:table-cell office:value-type="float" office:value="17.27" calcext:value-type="float">
            <text:p>17.27</text:p>
          </table:table-cell>
          <table:table-cell table:formula="of:=([.E480]-[.D480])/[.E480]*100" office:value-type="float" office:value="0.405327156919515" calcext:value-type="float">
            <text:p>0.405327156919515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</text:p>
          </table:table-cell>
          <table:table-cell office:value-type="string" calcext:value-type="string">
            <text:p>LM0208</text:p>
          </table:table-cell>
          <table:table-cell office:value-type="float" office:value="8" calcext:value-type="float">
            <text:p>8</text:p>
          </table:table-cell>
          <table:table-cell office:value-type="float" office:value="23.44" calcext:value-type="float">
            <text:p>23.44</text:p>
          </table:table-cell>
          <table:table-cell office:value-type="float" office:value="22.82" calcext:value-type="float">
            <text:p>22.82</text:p>
          </table:table-cell>
          <table:table-cell table:formula="of:=([.E481]-[.D481])/[.E481]*100" office:value-type="float" office:value="-2.71691498685364" calcext:value-type="float">
            <text:p>-2.71691498685364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Y</text:p>
          </table:table-cell>
          <table:table-cell office:value-type="string" calcext:value-type="string">
            <text:p>LM0209</text:p>
          </table:table-cell>
          <table:table-cell office:value-type="float" office:value="8" calcext:value-type="float">
            <text:p>8</text:p>
          </table:table-cell>
          <table:table-cell office:value-type="float" office:value="22.94" calcext:value-type="float">
            <text:p>22.94</text:p>
          </table:table-cell>
          <table:table-cell office:value-type="float" office:value="22.09" calcext:value-type="float">
            <text:p>22.09</text:p>
          </table:table-cell>
          <table:table-cell table:formula="of:=([.E482]-[.D482])/[.E482]*100" office:value-type="float" office:value="-3.84789497510186" calcext:value-type="float">
            <text:p>-3.84789497510186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</text:p>
          </table:table-cell>
          <table:table-cell office:value-type="string" calcext:value-type="string">
            <text:p>LM0210</text:p>
          </table:table-cell>
          <table:table-cell office:value-type="float" office:value="8" calcext:value-type="float">
            <text:p>8</text:p>
          </table:table-cell>
          <table:table-cell office:value-type="float" office:value="16.9" calcext:value-type="float">
            <text:p>16.9</text:p>
          </table:table-cell>
          <table:table-cell office:value-type="float" office:value="15.65" calcext:value-type="float">
            <text:p>15.65</text:p>
          </table:table-cell>
          <table:table-cell table:formula="of:=([.E483]-[.D483])/[.E483]*100" office:value-type="float" office:value="-7.98722044728433" calcext:value-type="float">
            <text:p>-7.98722044728433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</text:p>
          </table:table-cell>
          <table:table-cell office:value-type="string" calcext:value-type="string">
            <text:p>LM0211</text:p>
          </table:table-cell>
          <table:table-cell office:value-type="float" office:value="8" calcext:value-type="float">
            <text:p>8</text:p>
          </table:table-cell>
          <table:table-cell office:value-type="float" office:value="17.26" calcext:value-type="float">
            <text:p>17.26</text:p>
          </table:table-cell>
          <table:table-cell office:value-type="float" office:value="17.42" calcext:value-type="float">
            <text:p>17.42</text:p>
          </table:table-cell>
          <table:table-cell table:formula="of:=([.E484]-[.D484])/[.E484]*100" office:value-type="float" office:value="0.918484500574053" calcext:value-type="float">
            <text:p>0.91848450057405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R</text:p>
          </table:table-cell>
          <table:table-cell office:value-type="string" calcext:value-type="string">
            <text:p>LM0212</text:p>
          </table:table-cell>
          <table:table-cell office:value-type="float" office:value="8" calcext:value-type="float">
            <text:p>8</text:p>
          </table:table-cell>
          <table:table-cell office:value-type="float" office:value="20.18" calcext:value-type="float">
            <text:p>20.18</text:p>
          </table:table-cell>
          <table:table-cell office:value-type="float" office:value="21.58" calcext:value-type="float">
            <text:p>21.58</text:p>
          </table:table-cell>
          <table:table-cell table:formula="of:=([.E485]-[.D485])/[.E485]*100" office:value-type="float" office:value="6.48748841519925" calcext:value-type="float">
            <text:p>6.48748841519925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</text:p>
          </table:table-cell>
          <table:table-cell office:value-type="string" calcext:value-type="string">
            <text:p>LM0213</text:p>
          </table:table-cell>
          <table:table-cell office:value-type="float" office:value="8" calcext:value-type="float">
            <text:p>8</text:p>
          </table:table-cell>
          <table:table-cell office:value-type="float" office:value="16.57" calcext:value-type="float">
            <text:p>16.57</text:p>
          </table:table-cell>
          <table:table-cell office:value-type="float" office:value="15.39" calcext:value-type="float">
            <text:p>15.39</text:p>
          </table:table-cell>
          <table:table-cell table:formula="of:=([.E486]-[.D486])/[.E486]*100" office:value-type="float" office:value="-7.66731643924626" calcext:value-type="float">
            <text:p>-7.66731643924626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Z</text:p>
          </table:table-cell>
          <table:table-cell office:value-type="string" calcext:value-type="string">
            <text:p>LM0214</text:p>
          </table:table-cell>
          <table:table-cell office:value-type="float" office:value="8" calcext:value-type="float">
            <text:p>8</text:p>
          </table:table-cell>
          <table:table-cell office:value-type="float" office:value="26.88" calcext:value-type="float">
            <text:p>26.88</text:p>
          </table:table-cell>
          <table:table-cell office:value-type="float" office:value="27.43" calcext:value-type="float">
            <text:p>27.43</text:p>
          </table:table-cell>
          <table:table-cell table:formula="of:=([.E487]-[.D487])/[.E487]*100" office:value-type="float" office:value="2.0051039008385" calcext:value-type="float">
            <text:p>2.0051039008385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</text:p>
          </table:table-cell>
          <table:table-cell office:value-type="string" calcext:value-type="string">
            <text:p>LM0215</text:p>
          </table:table-cell>
          <table:table-cell office:value-type="float" office:value="8" calcext:value-type="float">
            <text:p>8</text:p>
          </table:table-cell>
          <table:table-cell office:value-type="float" office:value="24.82" calcext:value-type="float">
            <text:p>24.82</text:p>
          </table:table-cell>
          <table:table-cell office:value-type="float" office:value="23.9" calcext:value-type="float">
            <text:p>23.9</text:p>
          </table:table-cell>
          <table:table-cell table:formula="of:=([.E488]-[.D488])/[.E488]*100" office:value-type="float" office:value="-3.84937238493725" calcext:value-type="float">
            <text:p>-3.84937238493725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</text:p>
          </table:table-cell>
          <table:table-cell office:value-type="string" calcext:value-type="string">
            <text:p>LM0216</text:p>
          </table:table-cell>
          <table:table-cell office:value-type="float" office:value="8" calcext:value-type="float">
            <text:p>8</text:p>
          </table:table-cell>
          <table:table-cell office:value-type="float" office:value="17.04" calcext:value-type="float">
            <text:p>17.04</text:p>
          </table:table-cell>
          <table:table-cell office:value-type="float" office:value="18.37" calcext:value-type="float">
            <text:p>18.37</text:p>
          </table:table-cell>
          <table:table-cell table:formula="of:=([.E489]-[.D489])/[.E489]*100" office:value-type="float" office:value="7.24006532389767" calcext:value-type="float">
            <text:p>7.2400653238976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</text:p>
          </table:table-cell>
          <table:table-cell office:value-type="string" calcext:value-type="string">
            <text:p>LM0217</text:p>
          </table:table-cell>
          <table:table-cell office:value-type="float" office:value="8" calcext:value-type="float">
            <text:p>8</text:p>
          </table:table-cell>
          <table:table-cell office:value-type="float" office:value="18.32" calcext:value-type="float">
            <text:p>18.32</text:p>
          </table:table-cell>
          <table:table-cell office:value-type="float" office:value="17.74" calcext:value-type="float">
            <text:p>17.74</text:p>
          </table:table-cell>
          <table:table-cell table:formula="of:=([.E490]-[.D490])/[.E490]*100" office:value-type="float" office:value="-3.26944757609922" calcext:value-type="float">
            <text:p>-3.2694475760992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L</text:p>
          </table:table-cell>
          <table:table-cell office:value-type="string" calcext:value-type="string">
            <text:p>LM0218</text:p>
          </table:table-cell>
          <table:table-cell office:value-type="float" office:value="8" calcext:value-type="float">
            <text:p>8</text:p>
          </table:table-cell>
          <table:table-cell office:value-type="float" office:value="20.95" calcext:value-type="float">
            <text:p>20.95</text:p>
          </table:table-cell>
          <table:table-cell office:value-type="float" office:value="20.36" calcext:value-type="float">
            <text:p>20.36</text:p>
          </table:table-cell>
          <table:table-cell table:formula="of:=([.E491]-[.D491])/[.E491]*100" office:value-type="float" office:value="-2.89783889980354" calcext:value-type="float">
            <text:p>-2.89783889980354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</text:p>
          </table:table-cell>
          <table:table-cell office:value-type="string" calcext:value-type="string">
            <text:p>LM0219</text:p>
          </table:table-cell>
          <table:table-cell office:value-type="float" office:value="8" calcext:value-type="float">
            <text:p>8</text:p>
          </table:table-cell>
          <table:table-cell office:value-type="float" office:value="20.71" calcext:value-type="float">
            <text:p>20.71</text:p>
          </table:table-cell>
          <table:table-cell office:value-type="float" office:value="19" calcext:value-type="float">
            <text:p>19</text:p>
          </table:table-cell>
          <table:table-cell table:formula="of:=([.E492]-[.D492])/[.E492]*100" office:value-type="float" office:value="-9" calcext:value-type="float">
            <text:p>-9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</text:p>
          </table:table-cell>
          <table:table-cell office:value-type="string" calcext:value-type="string">
            <text:p>LM0220</text:p>
          </table:table-cell>
          <table:table-cell office:value-type="float" office:value="8" calcext:value-type="float">
            <text:p>8</text:p>
          </table:table-cell>
          <table:table-cell office:value-type="float" office:value="19.69" calcext:value-type="float">
            <text:p>19.69</text:p>
          </table:table-cell>
          <table:table-cell office:value-type="float" office:value="19.72" calcext:value-type="float">
            <text:p>19.72</text:p>
          </table:table-cell>
          <table:table-cell table:formula="of:=([.E493]-[.D493])/[.E493]*100" office:value-type="float" office:value="0.152129817444207" calcext:value-type="float">
            <text:p>0.152129817444207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N</text:p>
          </table:table-cell>
          <table:table-cell office:value-type="string" calcext:value-type="string">
            <text:p>LM0221</text:p>
          </table:table-cell>
          <table:table-cell office:value-type="float" office:value="8" calcext:value-type="float">
            <text:p>8</text:p>
          </table:table-cell>
          <table:table-cell office:value-type="float" office:value="18.63" calcext:value-type="float">
            <text:p>18.63</text:p>
          </table:table-cell>
          <table:table-cell office:value-type="float" office:value="19.73" calcext:value-type="float">
            <text:p>19.73</text:p>
          </table:table-cell>
          <table:table-cell table:formula="of:=([.E494]-[.D494])/[.E494]*100" office:value-type="float" office:value="5.57526609224532" calcext:value-type="float">
            <text:p>5.57526609224532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</text:p>
          </table:table-cell>
          <table:table-cell office:value-type="string" calcext:value-type="string">
            <text:p>LM0222</text:p>
          </table:table-cell>
          <table:table-cell office:value-type="float" office:value="8" calcext:value-type="float">
            <text:p>8</text:p>
          </table:table-cell>
          <table:table-cell office:value-type="float" office:value="23.38" calcext:value-type="float">
            <text:p>23.38</text:p>
          </table:table-cell>
          <table:table-cell office:value-type="float" office:value="23.99" calcext:value-type="float">
            <text:p>23.99</text:p>
          </table:table-cell>
          <table:table-cell table:formula="of:=([.E495]-[.D495])/[.E495]*100" office:value-type="float" office:value="2.54272613588995" calcext:value-type="float">
            <text:p>2.5427261358899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Q</text:p>
          </table:table-cell>
          <table:table-cell office:value-type="string" calcext:value-type="string">
            <text:p>LM0223</text:p>
          </table:table-cell>
          <table:table-cell office:value-type="float" office:value="8" calcext:value-type="float">
            <text:p>8</text:p>
          </table:table-cell>
          <table:table-cell office:value-type="float" office:value="21.24" calcext:value-type="float">
            <text:p>21.24</text:p>
          </table:table-cell>
          <table:table-cell office:value-type="float" office:value="20.73" calcext:value-type="float">
            <text:p>20.73</text:p>
          </table:table-cell>
          <table:table-cell table:formula="of:=([.E496]-[.D496])/[.E496]*100" office:value-type="float" office:value="-2.4602026049204" calcext:value-type="float">
            <text:p>-2.460202604920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</text:p>
          </table:table-cell>
          <table:table-cell office:value-type="string" calcext:value-type="string">
            <text:p>LM0224</text:p>
          </table:table-cell>
          <table:table-cell office:value-type="float" office:value="8" calcext:value-type="float">
            <text:p>8</text:p>
          </table:table-cell>
          <table:table-cell office:value-type="float" office:value="20.78" calcext:value-type="float">
            <text:p>20.78</text:p>
          </table:table-cell>
          <table:table-cell office:value-type="float" office:value="19.21" calcext:value-type="float">
            <text:p>19.21</text:p>
          </table:table-cell>
          <table:table-cell table:formula="of:=([.E497]-[.D497])/[.E497]*100" office:value-type="float" office:value="-8.17282665278501" calcext:value-type="float">
            <text:p>-8.17282665278501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H</text:p>
          </table:table-cell>
          <table:table-cell office:value-type="string" calcext:value-type="string">
            <text:p>LM0225</text:p>
          </table:table-cell>
          <table:table-cell office:value-type="float" office:value="8" calcext:value-type="float">
            <text:p>8</text:p>
          </table:table-cell>
          <table:table-cell office:value-type="float" office:value="29.04" calcext:value-type="float">
            <text:p>29.04</text:p>
          </table:table-cell>
          <table:table-cell office:value-type="float" office:value="28.05" calcext:value-type="float">
            <text:p>28.05</text:p>
          </table:table-cell>
          <table:table-cell table:formula="of:=([.E498]-[.D498])/[.E498]*100" office:value-type="float" office:value="-3.52941176470588" calcext:value-type="float">
            <text:p>-3.5294117647058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W</text:p>
          </table:table-cell>
          <table:table-cell office:value-type="string" calcext:value-type="string">
            <text:p>LM0226</text:p>
          </table:table-cell>
          <table:table-cell office:value-type="float" office:value="8" calcext:value-type="float">
            <text:p>8</text:p>
          </table:table-cell>
          <table:table-cell office:value-type="float" office:value="15.96" calcext:value-type="float">
            <text:p>15.96</text:p>
          </table:table-cell>
          <table:table-cell office:value-type="float" office:value="15.16" calcext:value-type="float">
            <text:p>15.16</text:p>
          </table:table-cell>
          <table:table-cell table:formula="of:=([.E499]-[.D499])/[.E499]*100" office:value-type="float" office:value="-5.27704485488127" calcext:value-type="float">
            <text:p>-5.27704485488127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Y</text:p>
          </table:table-cell>
          <table:table-cell office:value-type="string" calcext:value-type="string">
            <text:p>LM0204</text:p>
          </table:table-cell>
          <table:table-cell office:value-type="float" office:value="9" calcext:value-type="float">
            <text:p>9</text:p>
          </table:table-cell>
          <table:table-cell office:value-type="float" office:value="20.55" calcext:value-type="float">
            <text:p>20.55</text:p>
          </table:table-cell>
          <table:table-cell office:value-type="float" office:value="19.26" calcext:value-type="float">
            <text:p>19.26</text:p>
          </table:table-cell>
          <table:table-cell table:formula="of:=([.E500]-[.D500])/[.E500]*100" office:value-type="float" office:value="-6.69781931464174" calcext:value-type="float">
            <text:p>-6.6978193146417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K</text:p>
          </table:table-cell>
          <table:table-cell office:value-type="string" calcext:value-type="string">
            <text:p>LM0206</text:p>
          </table:table-cell>
          <table:table-cell office:value-type="float" office:value="9" calcext:value-type="float">
            <text:p>9</text:p>
          </table:table-cell>
          <table:table-cell office:value-type="float" office:value="16.75" calcext:value-type="float">
            <text:p>16.75</text:p>
          </table:table-cell>
          <table:table-cell office:value-type="float" office:value="16.97" calcext:value-type="float">
            <text:p>16.97</text:p>
          </table:table-cell>
          <table:table-cell table:formula="of:=([.E501]-[.D501])/[.E501]*100" office:value-type="float" office:value="1.29640542133176" calcext:value-type="float">
            <text:p>1.29640542133176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P</text:p>
          </table:table-cell>
          <table:table-cell office:value-type="string" calcext:value-type="string">
            <text:p>LM0207</text:p>
          </table:table-cell>
          <table:table-cell office:value-type="float" office:value="9" calcext:value-type="float">
            <text:p>9</text:p>
          </table:table-cell>
          <table:table-cell office:value-type="float" office:value="17.39" calcext:value-type="float">
            <text:p>17.39</text:p>
          </table:table-cell>
          <table:table-cell office:value-type="float" office:value="17.27" calcext:value-type="float">
            <text:p>17.27</text:p>
          </table:table-cell>
          <table:table-cell table:formula="of:=([.E502]-[.D502])/[.E502]*100" office:value-type="float" office:value="-0.694846554719172" calcext:value-type="float">
            <text:p>-0.694846554719172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</text:p>
          </table:table-cell>
          <table:table-cell office:value-type="string" calcext:value-type="string">
            <text:p>LM0208</text:p>
          </table:table-cell>
          <table:table-cell office:value-type="float" office:value="9" calcext:value-type="float">
            <text:p>9</text:p>
          </table:table-cell>
          <table:table-cell office:value-type="float" office:value="23.24" calcext:value-type="float">
            <text:p>23.24</text:p>
          </table:table-cell>
          <table:table-cell office:value-type="float" office:value="22.82" calcext:value-type="float">
            <text:p>22.82</text:p>
          </table:table-cell>
          <table:table-cell table:formula="of:=([.E503]-[.D503])/[.E503]*100" office:value-type="float" office:value="-1.840490797546" calcext:value-type="float">
            <text:p>-1.84049079754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</text:p>
          </table:table-cell>
          <table:table-cell office:value-type="string" calcext:value-type="string">
            <text:p>LM0209</text:p>
          </table:table-cell>
          <table:table-cell office:value-type="float" office:value="9" calcext:value-type="float">
            <text:p>9</text:p>
          </table:table-cell>
          <table:table-cell office:value-type="float" office:value="23.11" calcext:value-type="float">
            <text:p>23.11</text:p>
          </table:table-cell>
          <table:table-cell office:value-type="float" office:value="22.09" calcext:value-type="float">
            <text:p>22.09</text:p>
          </table:table-cell>
          <table:table-cell table:formula="of:=([.E504]-[.D504])/[.E504]*100" office:value-type="float" office:value="-4.61747397012223" calcext:value-type="float">
            <text:p>-4.61747397012223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LM0210</text:p>
          </table:table-cell>
          <table:table-cell office:value-type="float" office:value="9" calcext:value-type="float">
            <text:p>9</text:p>
          </table:table-cell>
          <table:table-cell office:value-type="float" office:value="17.48" calcext:value-type="float">
            <text:p>17.48</text:p>
          </table:table-cell>
          <table:table-cell office:value-type="float" office:value="15.65" calcext:value-type="float">
            <text:p>15.65</text:p>
          </table:table-cell>
          <table:table-cell table:formula="of:=([.E505]-[.D505])/[.E505]*100" office:value-type="float" office:value="-11.6932907348243" calcext:value-type="float">
            <text:p>-11.6932907348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LM0211</text:p>
          </table:table-cell>
          <table:table-cell office:value-type="float" office:value="9" calcext:value-type="float">
            <text:p>9</text:p>
          </table:table-cell>
          <table:table-cell office:value-type="float" office:value="17.73" calcext:value-type="float">
            <text:p>17.73</text:p>
          </table:table-cell>
          <table:table-cell office:value-type="float" office:value="17.42" calcext:value-type="float">
            <text:p>17.42</text:p>
          </table:table-cell>
          <table:table-cell table:formula="of:=([.E506]-[.D506])/[.E506]*100" office:value-type="float" office:value="-1.77956371986222" calcext:value-type="float">
            <text:p>-1.77956371986222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LM0212</text:p>
          </table:table-cell>
          <table:table-cell office:value-type="float" office:value="9" calcext:value-type="float">
            <text:p>9</text:p>
          </table:table-cell>
          <table:table-cell office:value-type="float" office:value="20.71" calcext:value-type="float">
            <text:p>20.71</text:p>
          </table:table-cell>
          <table:table-cell office:value-type="float" office:value="21.58" calcext:value-type="float">
            <text:p>21.58</text:p>
          </table:table-cell>
          <table:table-cell table:formula="of:=([.E507]-[.D507])/[.E507]*100" office:value-type="float" office:value="4.03151065801667" calcext:value-type="float">
            <text:p>4.03151065801667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</text:p>
          </table:table-cell>
          <table:table-cell office:value-type="string" calcext:value-type="string">
            <text:p>LM0213</text:p>
          </table:table-cell>
          <table:table-cell office:value-type="float" office:value="9" calcext:value-type="float">
            <text:p>9</text:p>
          </table:table-cell>
          <table:table-cell office:value-type="float" office:value="16.67" calcext:value-type="float">
            <text:p>16.67</text:p>
          </table:table-cell>
          <table:table-cell office:value-type="float" office:value="15.39" calcext:value-type="float">
            <text:p>15.39</text:p>
          </table:table-cell>
          <table:table-cell table:formula="of:=([.E508]-[.D508])/[.E508]*100" office:value-type="float" office:value="-8.31708901884341" calcext:value-type="float">
            <text:p>-8.31708901884341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</text:p>
          </table:table-cell>
          <table:table-cell office:value-type="string" calcext:value-type="string">
            <text:p>LM0214</text:p>
          </table:table-cell>
          <table:table-cell office:value-type="float" office:value="9" calcext:value-type="float">
            <text:p>9</text:p>
          </table:table-cell>
          <table:table-cell office:value-type="float" office:value="28.05" calcext:value-type="float">
            <text:p>28.05</text:p>
          </table:table-cell>
          <table:table-cell office:value-type="float" office:value="27.43" calcext:value-type="float">
            <text:p>27.43</text:p>
          </table:table-cell>
          <table:table-cell table:formula="of:=([.E509]-[.D509])/[.E509]*100" office:value-type="float" office:value="-2.2602989427634" calcext:value-type="float">
            <text:p>-2.2602989427634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</text:p>
          </table:table-cell>
          <table:table-cell office:value-type="string" calcext:value-type="string">
            <text:p>LM0215</text:p>
          </table:table-cell>
          <table:table-cell office:value-type="float" office:value="9" calcext:value-type="float">
            <text:p>9</text:p>
          </table:table-cell>
          <table:table-cell office:value-type="float" office:value="25.25" calcext:value-type="float">
            <text:p>25.25</text:p>
          </table:table-cell>
          <table:table-cell office:value-type="float" office:value="23.9" calcext:value-type="float">
            <text:p>23.9</text:p>
          </table:table-cell>
          <table:table-cell table:formula="of:=([.E510]-[.D510])/[.E510]*100" office:value-type="float" office:value="-5.64853556485356" calcext:value-type="float">
            <text:p>-5.64853556485356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</text:p>
          </table:table-cell>
          <table:table-cell office:value-type="string" calcext:value-type="string">
            <text:p>LM0216</text:p>
          </table:table-cell>
          <table:table-cell office:value-type="float" office:value="9" calcext:value-type="float">
            <text:p>9</text:p>
          </table:table-cell>
          <table:table-cell office:value-type="float" office:value="17.65" calcext:value-type="float">
            <text:p>17.65</text:p>
          </table:table-cell>
          <table:table-cell office:value-type="float" office:value="18.37" calcext:value-type="float">
            <text:p>18.37</text:p>
          </table:table-cell>
          <table:table-cell table:formula="of:=([.E511]-[.D511])/[.E511]*100" office:value-type="float" office:value="3.91943385955363" calcext:value-type="float">
            <text:p>3.91943385955363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</text:p>
          </table:table-cell>
          <table:table-cell office:value-type="string" calcext:value-type="string">
            <text:p>LM0217</text:p>
          </table:table-cell>
          <table:table-cell office:value-type="float" office:value="9" calcext:value-type="float">
            <text:p>9</text:p>
          </table:table-cell>
          <table:table-cell office:value-type="float" office:value="18.82" calcext:value-type="float">
            <text:p>18.82</text:p>
          </table:table-cell>
          <table:table-cell office:value-type="float" office:value="17.74" calcext:value-type="float">
            <text:p>17.74</text:p>
          </table:table-cell>
          <table:table-cell table:formula="of:=([.E512]-[.D512])/[.E512]*100" office:value-type="float" office:value="-6.08793686583992" calcext:value-type="float">
            <text:p>-6.08793686583992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</text:p>
          </table:table-cell>
          <table:table-cell office:value-type="string" calcext:value-type="string">
            <text:p>LM0218</text:p>
          </table:table-cell>
          <table:table-cell office:value-type="float" office:value="9" calcext:value-type="float">
            <text:p>9</text:p>
          </table:table-cell>
          <table:table-cell office:value-type="float" office:value="20.4" calcext:value-type="float">
            <text:p>20.4</text:p>
          </table:table-cell>
          <table:table-cell office:value-type="float" office:value="20.36" calcext:value-type="float">
            <text:p>20.36</text:p>
          </table:table-cell>
          <table:table-cell table:formula="of:=([.E513]-[.D513])/[.E513]*100" office:value-type="float" office:value="-0.196463654223964" calcext:value-type="float">
            <text:p>-0.196463654223964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</text:p>
          </table:table-cell>
          <table:table-cell office:value-type="string" calcext:value-type="string">
            <text:p>LM0219</text:p>
          </table:table-cell>
          <table:table-cell office:value-type="float" office:value="9" calcext:value-type="float">
            <text:p>9</text:p>
          </table:table-cell>
          <table:table-cell office:value-type="float" office:value="20.66" calcext:value-type="float">
            <text:p>20.66</text:p>
          </table:table-cell>
          <table:table-cell office:value-type="float" office:value="19" calcext:value-type="float">
            <text:p>19</text:p>
          </table:table-cell>
          <table:table-cell table:formula="of:=([.E514]-[.D514])/[.E514]*100" office:value-type="float" office:value="-8.73684210526316" calcext:value-type="float">
            <text:p>-8.73684210526316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</text:p>
          </table:table-cell>
          <table:table-cell office:value-type="string" calcext:value-type="string">
            <text:p>LM0220</text:p>
          </table:table-cell>
          <table:table-cell office:value-type="float" office:value="9" calcext:value-type="float">
            <text:p>9</text:p>
          </table:table-cell>
          <table:table-cell office:value-type="float" office:value="19.66" calcext:value-type="float">
            <text:p>19.66</text:p>
          </table:table-cell>
          <table:table-cell office:value-type="float" office:value="19.72" calcext:value-type="float">
            <text:p>19.72</text:p>
          </table:table-cell>
          <table:table-cell table:formula="of:=([.E515]-[.D515])/[.E515]*100" office:value-type="float" office:value="0.304259634888432" calcext:value-type="float">
            <text:p>0.304259634888432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V</text:p>
          </table:table-cell>
          <table:table-cell office:value-type="string" calcext:value-type="string">
            <text:p>LM0221</text:p>
          </table:table-cell>
          <table:table-cell office:value-type="float" office:value="9" calcext:value-type="float">
            <text:p>9</text:p>
          </table:table-cell>
          <table:table-cell office:value-type="float" office:value="18.4" calcext:value-type="float">
            <text:p>18.4</text:p>
          </table:table-cell>
          <table:table-cell office:value-type="float" office:value="19.73" calcext:value-type="float">
            <text:p>19.73</text:p>
          </table:table-cell>
          <table:table-cell table:formula="of:=([.E516]-[.D516])/[.E516]*100" office:value-type="float" office:value="6.74100354789661" calcext:value-type="float">
            <text:p>6.7410035478966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LM0222</text:p>
          </table:table-cell>
          <table:table-cell office:value-type="float" office:value="9" calcext:value-type="float">
            <text:p>9</text:p>
          </table:table-cell>
          <table:table-cell office:value-type="float" office:value="23.71" calcext:value-type="float">
            <text:p>23.71</text:p>
          </table:table-cell>
          <table:table-cell office:value-type="float" office:value="23.99" calcext:value-type="float">
            <text:p>23.99</text:p>
          </table:table-cell>
          <table:table-cell table:formula="of:=([.E517]-[.D517])/[.E517]*100" office:value-type="float" office:value="1.16715298040849" calcext:value-type="float">
            <text:p>1.16715298040849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</text:p>
          </table:table-cell>
          <table:table-cell office:value-type="string" calcext:value-type="string">
            <text:p>LM0223</text:p>
          </table:table-cell>
          <table:table-cell office:value-type="float" office:value="9" calcext:value-type="float">
            <text:p>9</text:p>
          </table:table-cell>
          <table:table-cell office:value-type="float" office:value="22.06" calcext:value-type="float">
            <text:p>22.06</text:p>
          </table:table-cell>
          <table:table-cell office:value-type="float" office:value="20.73" calcext:value-type="float">
            <text:p>20.73</text:p>
          </table:table-cell>
          <table:table-cell table:formula="of:=([.E518]-[.D518])/[.E518]*100" office:value-type="float" office:value="-6.4158224794983" calcext:value-type="float">
            <text:p>-6.4158224794983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W</text:p>
          </table:table-cell>
          <table:table-cell office:value-type="string" calcext:value-type="string">
            <text:p>LM0224</text:p>
          </table:table-cell>
          <table:table-cell office:value-type="float" office:value="9" calcext:value-type="float">
            <text:p>9</text:p>
          </table:table-cell>
          <table:table-cell office:value-type="float" office:value="19.56" calcext:value-type="float">
            <text:p>19.56</text:p>
          </table:table-cell>
          <table:table-cell office:value-type="float" office:value="19.21" calcext:value-type="float">
            <text:p>19.21</text:p>
          </table:table-cell>
          <table:table-cell table:formula="of:=([.E519]-[.D519])/[.E519]*100" office:value-type="float" office:value="-1.82196772514314" calcext:value-type="float">
            <text:p>-1.82196772514314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Z</text:p>
          </table:table-cell>
          <table:table-cell office:value-type="string" calcext:value-type="string">
            <text:p>LM0225</text:p>
          </table:table-cell>
          <table:table-cell office:value-type="float" office:value="9" calcext:value-type="float">
            <text:p>9</text:p>
          </table:table-cell>
          <table:table-cell office:value-type="float" office:value="28.97" calcext:value-type="float">
            <text:p>28.97</text:p>
          </table:table-cell>
          <table:table-cell office:value-type="float" office:value="28.05" calcext:value-type="float">
            <text:p>28.05</text:p>
          </table:table-cell>
          <table:table-cell table:formula="of:=([.E520]-[.D520])/[.E520]*100" office:value-type="float" office:value="-3.27985739750445" calcext:value-type="float">
            <text:p>-3.2798573975044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J</text:p>
          </table:table-cell>
          <table:table-cell office:value-type="string" calcext:value-type="string">
            <text:p>LM0226</text:p>
          </table:table-cell>
          <table:table-cell office:value-type="float" office:value="9" calcext:value-type="float">
            <text:p>9</text:p>
          </table:table-cell>
          <table:table-cell office:value-type="float" office:value="15.77" calcext:value-type="float">
            <text:p>15.77</text:p>
          </table:table-cell>
          <table:table-cell office:value-type="float" office:value="15.16" calcext:value-type="float">
            <text:p>15.16</text:p>
          </table:table-cell>
          <table:table-cell table:formula="of:=([.E521]-[.D521])/[.E521]*100" office:value-type="float" office:value="-4.02374670184696" calcext:value-type="float">
            <text:p>-4.02374670184696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</text:p>
          </table:table-cell>
          <table:table-cell office:value-type="string" calcext:value-type="string">
            <text:p>LM0204</text:p>
          </table:table-cell>
          <table:table-cell office:value-type="float" office:value="10" calcext:value-type="float">
            <text:p>10</text:p>
          </table:table-cell>
          <table:table-cell office:value-type="float" office:value="20.22" calcext:value-type="float">
            <text:p>20.22</text:p>
          </table:table-cell>
          <table:table-cell office:value-type="float" office:value="19.26" calcext:value-type="float">
            <text:p>19.26</text:p>
          </table:table-cell>
          <table:table-cell table:formula="of:=([.E522]-[.D522])/[.E522]*100" office:value-type="float" office:value="-4.98442367601245" calcext:value-type="float">
            <text:p>-4.98442367601245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L</text:p>
          </table:table-cell>
          <table:table-cell office:value-type="string" calcext:value-type="string">
            <text:p>LM0206</text:p>
          </table:table-cell>
          <table:table-cell office:value-type="float" office:value="10" calcext:value-type="float">
            <text:p>10</text:p>
          </table:table-cell>
          <table:table-cell office:value-type="float" office:value="16.22" calcext:value-type="float">
            <text:p>16.22</text:p>
          </table:table-cell>
          <table:table-cell office:value-type="float" office:value="16.97" calcext:value-type="float">
            <text:p>16.97</text:p>
          </table:table-cell>
          <table:table-cell table:formula="of:=([.E523]-[.D523])/[.E523]*100" office:value-type="float" office:value="4.41956393635828" calcext:value-type="float">
            <text:p>4.41956393635828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M</text:p>
          </table:table-cell>
          <table:table-cell office:value-type="string" calcext:value-type="string">
            <text:p>LM0207</text:p>
          </table:table-cell>
          <table:table-cell office:value-type="float" office:value="10" calcext:value-type="float">
            <text:p>10</text:p>
          </table:table-cell>
          <table:table-cell office:value-type="float" office:value="17.61" calcext:value-type="float">
            <text:p>17.61</text:p>
          </table:table-cell>
          <table:table-cell office:value-type="float" office:value="17.27" calcext:value-type="float">
            <text:p>17.27</text:p>
          </table:table-cell>
          <table:table-cell table:formula="of:=([.E524]-[.D524])/[.E524]*100" office:value-type="float" office:value="-1.96873190503764" calcext:value-type="float">
            <text:p>-1.96873190503764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Z</text:p>
          </table:table-cell>
          <table:table-cell office:value-type="string" calcext:value-type="string">
            <text:p>LM0208</text:p>
          </table:table-cell>
          <table:table-cell office:value-type="float" office:value="10" calcext:value-type="float">
            <text:p>10</text:p>
          </table:table-cell>
          <table:table-cell office:value-type="float" office:value="22.87" calcext:value-type="float">
            <text:p>22.87</text:p>
          </table:table-cell>
          <table:table-cell office:value-type="float" office:value="22.82" calcext:value-type="float">
            <text:p>22.82</text:p>
          </table:table-cell>
          <table:table-cell table:formula="of:=([.E525]-[.D525])/[.E525]*100" office:value-type="float" office:value="-0.219106047326909" calcext:value-type="float">
            <text:p>-0.219106047326909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</text:p>
          </table:table-cell>
          <table:table-cell office:value-type="string" calcext:value-type="string">
            <text:p>LM0209</text:p>
          </table:table-cell>
          <table:table-cell office:value-type="float" office:value="10" calcext:value-type="float">
            <text:p>10</text:p>
          </table:table-cell>
          <table:table-cell office:value-type="float" office:value="22.55" calcext:value-type="float">
            <text:p>22.55</text:p>
          </table:table-cell>
          <table:table-cell office:value-type="float" office:value="22.09" calcext:value-type="float">
            <text:p>22.09</text:p>
          </table:table-cell>
          <table:table-cell table:formula="of:=([.E526]-[.D526])/[.E526]*100" office:value-type="float" office:value="-2.08239022181983" calcext:value-type="float">
            <text:p>-2.08239022181983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Y</text:p>
          </table:table-cell>
          <table:table-cell office:value-type="string" calcext:value-type="string">
            <text:p>LM0210</text:p>
          </table:table-cell>
          <table:table-cell office:value-type="float" office:value="10" calcext:value-type="float">
            <text:p>10</text:p>
          </table:table-cell>
          <table:table-cell office:value-type="float" office:value="17.84" calcext:value-type="float">
            <text:p>17.84</text:p>
          </table:table-cell>
          <table:table-cell office:value-type="float" office:value="15.65" calcext:value-type="float">
            <text:p>15.65</text:p>
          </table:table-cell>
          <table:table-cell table:formula="of:=([.E527]-[.D527])/[.E527]*100" office:value-type="float" office:value="-13.9936102236422" calcext:value-type="float">
            <text:p>-13.9936102236422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M</text:p>
          </table:table-cell>
          <table:table-cell office:value-type="string" calcext:value-type="string">
            <text:p>LM0211</text:p>
          </table:table-cell>
          <table:table-cell office:value-type="float" office:value="10" calcext:value-type="float">
            <text:p>10</text:p>
          </table:table-cell>
          <table:table-cell office:value-type="float" office:value="17.94" calcext:value-type="float">
            <text:p>17.94</text:p>
          </table:table-cell>
          <table:table-cell office:value-type="float" office:value="17.42" calcext:value-type="float">
            <text:p>17.42</text:p>
          </table:table-cell>
          <table:table-cell table:formula="of:=([.E528]-[.D528])/[.E528]*100" office:value-type="float" office:value="-2.98507462686567" calcext:value-type="float">
            <text:p>-2.98507462686567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K</text:p>
          </table:table-cell>
          <table:table-cell office:value-type="string" calcext:value-type="string">
            <text:p>LM0212</text:p>
          </table:table-cell>
          <table:table-cell office:value-type="float" office:value="10" calcext:value-type="float">
            <text:p>10</text:p>
          </table:table-cell>
          <table:table-cell office:value-type="float" office:value="20.68" calcext:value-type="float">
            <text:p>20.68</text:p>
          </table:table-cell>
          <table:table-cell office:value-type="float" office:value="21.58" calcext:value-type="float">
            <text:p>21.58</text:p>
          </table:table-cell>
          <table:table-cell table:formula="of:=([.E529]-[.D529])/[.E529]*100" office:value-type="float" office:value="4.1705282669138" calcext:value-type="float">
            <text:p>4.1705282669138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W</text:p>
          </table:table-cell>
          <table:table-cell office:value-type="string" calcext:value-type="string">
            <text:p>LM0213</text:p>
          </table:table-cell>
          <table:table-cell office:value-type="float" office:value="10" calcext:value-type="float">
            <text:p>10</text:p>
          </table:table-cell>
          <table:table-cell office:value-type="float" office:value="15.75" calcext:value-type="float">
            <text:p>15.75</text:p>
          </table:table-cell>
          <table:table-cell office:value-type="float" office:value="15.39" calcext:value-type="float">
            <text:p>15.39</text:p>
          </table:table-cell>
          <table:table-cell table:formula="of:=([.E530]-[.D530])/[.E530]*100" office:value-type="float" office:value="-2.3391812865497" calcext:value-type="float">
            <text:p>-2.3391812865497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J</text:p>
          </table:table-cell>
          <table:table-cell office:value-type="string" calcext:value-type="string">
            <text:p>LM0214</text:p>
          </table:table-cell>
          <table:table-cell office:value-type="float" office:value="10" calcext:value-type="float">
            <text:p>10</text:p>
          </table:table-cell>
          <table:table-cell office:value-type="float" office:value="28.34" calcext:value-type="float">
            <text:p>28.34</text:p>
          </table:table-cell>
          <table:table-cell office:value-type="float" office:value="27.43" calcext:value-type="float">
            <text:p>27.43</text:p>
          </table:table-cell>
          <table:table-cell table:formula="of:=([.E531]-[.D531])/[.E531]*100" office:value-type="float" office:value="-3.3175355450237" calcext:value-type="float">
            <text:p>-3.3175355450237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Y</text:p>
          </table:table-cell>
          <table:table-cell office:value-type="string" calcext:value-type="string">
            <text:p>LM0215</text:p>
          </table:table-cell>
          <table:table-cell office:value-type="float" office:value="10" calcext:value-type="float">
            <text:p>10</text:p>
          </table:table-cell>
          <table:table-cell office:value-type="float" office:value="25.05" calcext:value-type="float">
            <text:p>25.05</text:p>
          </table:table-cell>
          <table:table-cell office:value-type="float" office:value="23.9" calcext:value-type="float">
            <text:p>23.9</text:p>
          </table:table-cell>
          <table:table-cell table:formula="of:=([.E532]-[.D532])/[.E532]*100" office:value-type="float" office:value="-4.81171548117156" calcext:value-type="float">
            <text:p>-4.81171548117156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T</text:p>
          </table:table-cell>
          <table:table-cell office:value-type="string" calcext:value-type="string">
            <text:p>LM0216</text:p>
          </table:table-cell>
          <table:table-cell office:value-type="float" office:value="10" calcext:value-type="float">
            <text:p>10</text:p>
          </table:table-cell>
          <table:table-cell office:value-type="float" office:value="17.79" calcext:value-type="float">
            <text:p>17.79</text:p>
          </table:table-cell>
          <table:table-cell office:value-type="float" office:value="18.37" calcext:value-type="float">
            <text:p>18.37</text:p>
          </table:table-cell>
          <table:table-cell table:formula="of:=([.E533]-[.D533])/[.E533]*100" office:value-type="float" office:value="3.15732172019598" calcext:value-type="float">
            <text:p>3.15732172019598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</text:p>
          </table:table-cell>
          <table:table-cell office:value-type="string" calcext:value-type="string">
            <text:p>LM0217</text:p>
          </table:table-cell>
          <table:table-cell office:value-type="float" office:value="10" calcext:value-type="float">
            <text:p>10</text:p>
          </table:table-cell>
          <table:table-cell office:value-type="float" office:value="19.45" calcext:value-type="float">
            <text:p>19.45</text:p>
          </table:table-cell>
          <table:table-cell office:value-type="float" office:value="17.74" calcext:value-type="float">
            <text:p>17.74</text:p>
          </table:table-cell>
          <table:table-cell table:formula="of:=([.E534]-[.D534])/[.E534]*100" office:value-type="float" office:value="-9.6392333709132" calcext:value-type="float">
            <text:p>-9.6392333709132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S</text:p>
          </table:table-cell>
          <table:table-cell office:value-type="string" calcext:value-type="string">
            <text:p>LM0218</text:p>
          </table:table-cell>
          <table:table-cell office:value-type="float" office:value="10" calcext:value-type="float">
            <text:p>10</text:p>
          </table:table-cell>
          <table:table-cell office:value-type="float" office:value="20.92" calcext:value-type="float">
            <text:p>20.92</text:p>
          </table:table-cell>
          <table:table-cell office:value-type="float" office:value="20.36" calcext:value-type="float">
            <text:p>20.36</text:p>
          </table:table-cell>
          <table:table-cell table:formula="of:=([.E535]-[.D535])/[.E535]*100" office:value-type="float" office:value="-2.75049115913557" calcext:value-type="float">
            <text:p>-2.75049115913557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V</text:p>
          </table:table-cell>
          <table:table-cell office:value-type="string" calcext:value-type="string">
            <text:p>LM0219</text:p>
          </table:table-cell>
          <table:table-cell office:value-type="float" office:value="10" calcext:value-type="float">
            <text:p>10</text:p>
          </table:table-cell>
          <table:table-cell office:value-type="float" office:value="19.4" calcext:value-type="float">
            <text:p>19.4</text:p>
          </table:table-cell>
          <table:table-cell office:value-type="float" office:value="19" calcext:value-type="float">
            <text:p>19</text:p>
          </table:table-cell>
          <table:table-cell table:formula="of:=([.E536]-[.D536])/[.E536]*100" office:value-type="float" office:value="-2.10526315789473" calcext:value-type="float">
            <text:p>-2.1052631578947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S</text:p>
          </table:table-cell>
          <table:table-cell office:value-type="string" calcext:value-type="string">
            <text:p>LM02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.72" calcext:value-type="float">
            <text:p>19.72</text:p>
          </table:table-cell>
          <table:table-cell table:formula="of:=([.E537]-[.D537])/[.E537]*100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V</text:p>
          </table:table-cell>
          <table:table-cell office:value-type="string" calcext:value-type="string">
            <text:p>LM0221</text:p>
          </table:table-cell>
          <table:table-cell office:value-type="float" office:value="10" calcext:value-type="float">
            <text:p>10</text:p>
          </table:table-cell>
          <table:table-cell office:value-type="float" office:value="18.72" calcext:value-type="float">
            <text:p>18.72</text:p>
          </table:table-cell>
          <table:table-cell office:value-type="float" office:value="19.73" calcext:value-type="float">
            <text:p>19.73</text:p>
          </table:table-cell>
          <table:table-cell table:formula="of:=([.E538]-[.D538])/[.E538]*100" office:value-type="float" office:value="5.11910795742525" calcext:value-type="float">
            <text:p>5.1191079574252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</text:p>
          </table:table-cell>
          <table:table-cell office:value-type="string" calcext:value-type="string">
            <text:p>LM0222</text:p>
          </table:table-cell>
          <table:table-cell office:value-type="float" office:value="10" calcext:value-type="float">
            <text:p>10</text:p>
          </table:table-cell>
          <table:table-cell office:value-type="float" office:value="23.87" calcext:value-type="float">
            <text:p>23.87</text:p>
          </table:table-cell>
          <table:table-cell office:value-type="float" office:value="23.99" calcext:value-type="float">
            <text:p>23.99</text:p>
          </table:table-cell>
          <table:table-cell table:formula="of:=([.E539]-[.D539])/[.E539]*100" office:value-type="float" office:value="0.500208420175062" calcext:value-type="float">
            <text:p>0.50020842017506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Y</text:p>
          </table:table-cell>
          <table:table-cell office:value-type="string" calcext:value-type="string">
            <text:p>LM0223</text:p>
          </table:table-cell>
          <table:table-cell office:value-type="float" office:value="10" calcext:value-type="float">
            <text:p>10</text:p>
          </table:table-cell>
          <table:table-cell office:value-type="float" office:value="22.28" calcext:value-type="float">
            <text:p>22.28</text:p>
          </table:table-cell>
          <table:table-cell office:value-type="float" office:value="20.73" calcext:value-type="float">
            <text:p>20.73</text:p>
          </table:table-cell>
          <table:table-cell table:formula="of:=([.E540]-[.D540])/[.E540]*100" office:value-type="float" office:value="-7.47708634828751" calcext:value-type="float">
            <text:p>-7.47708634828751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Y</text:p>
          </table:table-cell>
          <table:table-cell office:value-type="string" calcext:value-type="string">
            <text:p>LM0224</text:p>
          </table:table-cell>
          <table:table-cell office:value-type="float" office:value="10" calcext:value-type="float">
            <text:p>10</text:p>
          </table:table-cell>
          <table:table-cell office:value-type="float" office:value="19.63" calcext:value-type="float">
            <text:p>19.63</text:p>
          </table:table-cell>
          <table:table-cell office:value-type="float" office:value="19.21" calcext:value-type="float">
            <text:p>19.21</text:p>
          </table:table-cell>
          <table:table-cell table:formula="of:=([.E541]-[.D541])/[.E541]*100" office:value-type="float" office:value="-2.18636127017178" calcext:value-type="float">
            <text:p>-2.186361270171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Y</text:p>
          </table:table-cell>
          <table:table-cell office:value-type="string" calcext:value-type="string">
            <text:p>LM0225</text:p>
          </table:table-cell>
          <table:table-cell office:value-type="float" office:value="10" calcext:value-type="float">
            <text:p>10</text:p>
          </table:table-cell>
          <table:table-cell office:value-type="float" office:value="28.64" calcext:value-type="float">
            <text:p>28.64</text:p>
          </table:table-cell>
          <table:table-cell office:value-type="float" office:value="28.05" calcext:value-type="float">
            <text:p>28.05</text:p>
          </table:table-cell>
          <table:table-cell table:formula="of:=([.E542]-[.D542])/[.E542]*100" office:value-type="float" office:value="-2.10338680926916" calcext:value-type="float">
            <text:p>-2.10338680926916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</text:p>
          </table:table-cell>
          <table:table-cell office:value-type="string" calcext:value-type="string">
            <text:p>LM0226</text:p>
          </table:table-cell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15.16" calcext:value-type="float">
            <text:p>15.16</text:p>
          </table:table-cell>
          <table:table-cell table:formula="of:=([.E543]-[.D543])/[.E543]*100" office:value-type="float" office:value="-4.15567282321899" calcext:value-type="float">
            <text:p>-4.15567282321899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GW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03" calcext:value-type="float">
            <text:p>20.03</text:p>
          </table:table-cell>
          <table:table-cell table:style-name="ce1" table:formula="of:=([.E544]-[.D544])/[.E544]*100" office:value-type="float" office:value="0" calcext:value-type="float">
            <text:p>0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W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8.56" calcext:value-type="float">
            <text:p>18.56</text:p>
          </table:table-cell>
          <table:table-cell table:style-name="ce1" table:formula="of:=([.E545]-[.D545])/[.E545]*100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pilled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IJQ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.82" calcext:value-type="float">
            <text:p>15.82</text:p>
          </table:table-cell>
          <table:table-cell table:style-name="ce1" table:formula="of:=([.E546]-[.D546])/[.E546]*100" office:value-type="float" office:value="0" calcext:value-type="float">
            <text:p>0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pilled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ERW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.87" calcext:value-type="float">
            <text:p>15.87</text:p>
          </table:table-cell>
          <table:table-cell table:style-name="ce1" table:formula="of:=([.E547]-[.D547])/[.E547]*100" office:value-type="float" office:value="0" calcext:value-type="float">
            <text:p>0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FW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8.71" calcext:value-type="float">
            <text:p>18.71</text:p>
          </table:table-cell>
          <table:table-cell table:style-name="ce1" table:formula="of:=([.E548]-[.D548])/[.E548]*100" office:value-type="float" office:value="0" calcext:value-type="float">
            <text:p>0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K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4.14" calcext:value-type="float">
            <text:p>24.14</text:p>
          </table:table-cell>
          <table:table-cell table:style-name="ce1" table:formula="of:=([.E549]-[.D549])/[.E549]*100" office:value-type="float" office:value="0" calcext:value-type="float">
            <text:p>0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JW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4.55" calcext:value-type="float">
            <text:p>24.55</text:p>
          </table:table-cell>
          <table:table-cell table:style-name="ce1" table:formula="of:=([.E550]-[.D550])/[.E550]*100" office:value-type="float" office:value="0" calcext:value-type="float">
            <text:p>0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N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8.55" calcext:value-type="float">
            <text:p>28.55</text:p>
          </table:table-cell>
          <table:table-cell table:style-name="ce1" table:formula="of:=([.E551]-[.D551])/[.E551]*100" office:value-type="float" office:value="0" calcext:value-type="float">
            <text:p>0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Y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03" calcext:value-type="float">
            <text:p>17.03</text:p>
          </table:table-cell>
          <table:table-cell table:style-name="ce1" table:formula="of:=([.E552]-[.D552])/[.E552]*100" office:value-type="float" office:value="0" calcext:value-type="float">
            <text:p>0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3.64" calcext:value-type="float">
            <text:p>23.64</text:p>
          </table:table-cell>
          <table:table-cell table:style-name="ce1" table:formula="of:=([.E553]-[.D553])/[.E553]*100" office:value-type="float" office:value="0" calcext:value-type="float">
            <text:p>0</text:p>
          </table:table-cell>
          <table:table-cell table:style-name="ce1" office:value-type="float" office:value="1.06" calcext:value-type="float">
            <text:p>1.0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JN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1.02" calcext:value-type="float">
            <text:p>11.02</text:p>
          </table:table-cell>
          <table:table-cell table:style-name="ce1" table:formula="of:=([.E554]-[.D554])/[.E554]*100" office:value-type="float" office:value="0" calcext:value-type="float">
            <text:p>0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UW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.31" calcext:value-type="float">
            <text:p>15.31</text:p>
          </table:table-cell>
          <table:table-cell table:style-name="ce1" table:formula="of:=([.E555]-[.D555])/[.E555]*100" office:value-type="float" office:value="0" calcext:value-type="float">
            <text:p>0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XZ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84" calcext:value-type="float">
            <text:p>16.84</text:p>
          </table:table-cell>
          <table:table-cell table:style-name="ce1" table:formula="of:=([.E556]-[.D556])/[.E556]*100" office:value-type="float" office:value="0" calcext:value-type="float">
            <text:p>0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SX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19" calcext:value-type="float">
            <text:p>16.19</text:p>
          </table:table-cell>
          <table:table-cell table:style-name="ce1" table:formula="of:=([.E557]-[.D557])/[.E557]*100" office:value-type="float" office:value="0" calcext:value-type="float">
            <text:p>0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tough guy</text:p>
          </table:table-cell>
          <table:table-cell/>
        </table:table-row>
        <table:table-row table:style-name="ro1">
          <table:table-cell table:style-name="ce1" office:value-type="string" calcext:value-type="string">
            <text:p>IVW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.51" calcext:value-type="float">
            <text:p>14.51</text:p>
          </table:table-cell>
          <table:table-cell table:style-name="ce1" table:formula="of:=([.E558]-[.D558])/[.E558]*100" office:value-type="float" office:value="0" calcext:value-type="float">
            <text:p>0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Z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.65" calcext:value-type="float">
            <text:p>15.65</text:p>
          </table:table-cell>
          <table:table-cell table:style-name="ce1" table:formula="of:=([.E559]-[.D559])/[.E559]*100" office:value-type="float" office:value="0" calcext:value-type="float">
            <text:p>0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LY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8.58" calcext:value-type="float">
            <text:p>18.58</text:p>
          </table:table-cell>
          <table:table-cell table:style-name="ce1" table:formula="of:=([.E560]-[.D560])/[.E560]*100" office:value-type="float" office:value="0" calcext:value-type="float">
            <text:p>0</text:p>
          </table:table-cell>
          <table:table-cell table:style-name="ce1" office:value-type="float" office:value="1.64" calcext:value-type="float">
            <text:p>1.6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MQ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.33" calcext:value-type="float">
            <text:p>12.33</text:p>
          </table:table-cell>
          <table:table-cell table:style-name="ce1" table:formula="of:=([.E561]-[.D561])/[.E561]*100" office:value-type="float" office:value="0" calcext:value-type="float">
            <text:p>0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FJ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71" calcext:value-type="float">
            <text:p>16.71</text:p>
          </table:table-cell>
          <table:table-cell table:style-name="ce1" table:formula="of:=([.E562]-[.D562])/[.E562]*100" office:value-type="float" office:value="0" calcext:value-type="float">
            <text:p>0</text:p>
          </table:table-cell>
          <table:table-cell table:style-name="ce1" office:value-type="float" office:value="1.59" calcext:value-type="float">
            <text:p>1.5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HJ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95" calcext:value-type="float">
            <text:p>17.95</text:p>
          </table:table-cell>
          <table:table-cell table:style-name="ce1" table:formula="of:=([.E563]-[.D563])/[.E563]*100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P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5.21" calcext:value-type="float">
            <text:p>25.21</text:p>
          </table:table-cell>
          <table:table-cell table:style-name="ce1" table:formula="of:=([.E564]-[.D564])/[.E564]*100" office:value-type="float" office:value="0" calcext:value-type="float">
            <text:p>0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T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99" calcext:value-type="float">
            <text:p>17.99</text:p>
          </table:table-cell>
          <table:table-cell table:style-name="ce1" table:formula="of:=([.E565]-[.D565])/[.E565]*100" office:value-type="float" office:value="0" calcext:value-type="float">
            <text:p>0</text:p>
          </table:table-cell>
          <table:table-cell table:style-name="ce1" office:value-type="float" office:value="1.26" calcext:value-type="float">
            <text:p>1.2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GZ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2.27" calcext:value-type="float">
            <text:p>22.27</text:p>
          </table:table-cell>
          <table:table-cell table:style-name="ce1" table:formula="of:=([.E566]-[.D566])/[.E566]*100" office:value-type="float" office:value="0" calcext:value-type="float">
            <text:p>0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QW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59" calcext:value-type="float">
            <text:p>20.59</text:p>
          </table:table-cell>
          <table:table-cell table:style-name="ce1" table:formula="of:=([.E567]-[.D567])/[.E567]*100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K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9.67" calcext:value-type="float">
            <text:p>19.67</text:p>
          </table:table-cell>
          <table:table-cell table:style-name="ce1" table:formula="of:=([.E568]-[.D568])/[.E568]*100" office:value-type="float" office:value="0" calcext:value-type="float">
            <text:p>0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QW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.01" calcext:value-type="float">
            <text:p>15.01</text:p>
          </table:table-cell>
          <table:table-cell table:style-name="ce1" table:formula="of:=([.E569]-[.D569])/[.E569]*100" office:value-type="float" office:value="0" calcext:value-type="float">
            <text:p>0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ew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LMX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1.08" calcext:value-type="float">
            <text:p>11.08</text:p>
          </table:table-cell>
          <table:table-cell table:style-name="ce1" table:formula="of:=([.E570]-[.D570])/[.E570]*100" office:value-type="float" office:value="0" calcext:value-type="float">
            <text:p>0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ew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ACN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16" calcext:value-type="float">
            <text:p>20.16</text:p>
          </table:table-cell>
          <table:table-cell table:style-name="ce1" table:formula="of:=([.E571]-[.D571])/[.E571]*100" office:value-type="float" office:value="0" calcext:value-type="float">
            <text:p>0</text:p>
          </table:table-cell>
          <table:table-cell table:style-name="ce1" office:value-type="float" office:value="2.36" calcext:value-type="float">
            <text:p>2.3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ew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AKT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.65" calcext:value-type="float">
            <text:p>14.65</text:p>
          </table:table-cell>
          <table:table-cell table:style-name="ce1" table:formula="of:=([.E572]-[.D572])/[.E572]*100" office:value-type="float" office:value="0" calcext:value-type="float">
            <text:p>0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ew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FIM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5.63" calcext:value-type="float">
            <text:p>25.63</text:p>
          </table:table-cell>
          <table:table-cell table:style-name="ce1" table:formula="of:=([.E573]-[.D573])/[.E573]*100" office:value-type="float" office:value="0" calcext:value-type="float">
            <text:p>0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ew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CEN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9.57" calcext:value-type="float">
            <text:p>19.57</text:p>
          </table:table-cell>
          <table:table-cell table:style-name="ce1" table:formula="of:=([.E574]-[.D574])/[.E574]*100" office:value-type="float" office:value="0" calcext:value-type="float">
            <text:p>0</text:p>
          </table:table-cell>
          <table:table-cell table:style-name="ce1" office:value-type="float" office:value="2.21" calcext:value-type="float">
            <text:p>2.2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ew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JMP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38" calcext:value-type="float">
            <text:p>21.38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575]-[.D575])/[.E575]*100" office:value-type="float" office:value="-6.73989016475286" calcext:value-type="float">
            <text:p>-6.7398901647528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WY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.49" calcext:value-type="float">
            <text:p>19.49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576]-[.D576])/[.E576]*100" office:value-type="float" office:value="-5.01077586206896" calcext:value-type="float">
            <text:p>-5.0107758620689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KT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24" calcext:value-type="float">
            <text:p>16.24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577]-[.D577])/[.E577]*100" office:value-type="float" office:value="-2.65486725663716" calcext:value-type="float">
            <text:p>-2.6548672566371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WX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13" calcext:value-type="float">
            <text:p>15.13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578]-[.D578])/[.E578]*100" office:value-type="float" office:value="4.66288594833017" calcext:value-type="float">
            <text:p>4.6628859483301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RV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82" calcext:value-type="float">
            <text:p>18.82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579]-[.D579])/[.E579]*100" office:value-type="float" office:value="-0.58792089791555" calcext:value-type="float">
            <text:p>-0.5879208979155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QX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.26" calcext:value-type="float">
            <text:p>24.26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580]-[.D580])/[.E580]*100" office:value-type="float" office:value="-0.497100248550128" calcext:value-type="float">
            <text:p>-0.49710024855012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L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.77" calcext:value-type="float">
            <text:p>24.77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581]-[.D581])/[.E581]*100" office:value-type="float" office:value="-0.896130346232174" calcext:value-type="float">
            <text:p>-0.89613034623217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QR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.68" calcext:value-type="float">
            <text:p>28.68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582]-[.D582])/[.E582]*100" office:value-type="float" office:value="-0.455341506129594" calcext:value-type="float">
            <text:p>-0.45534150612959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VX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89" calcext:value-type="float">
            <text:p>17.89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583]-[.D583])/[.E583]*100" office:value-type="float" office:value="-5.04991192014092" calcext:value-type="float">
            <text:p>-5.0499119201409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VW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.97" calcext:value-type="float">
            <text:p>23.97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584]-[.D584])/[.E584]*100" office:value-type="float" office:value="-1.39593908629441" calcext:value-type="float">
            <text:p>-1.3959390862944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SX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.12" calcext:value-type="float">
            <text:p>12.12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585]-[.D585])/[.E585]*100" office:value-type="float" office:value="-9.98185117967332" calcext:value-type="float">
            <text:p>-9.9818511796733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QV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43" calcext:value-type="float">
            <text:p>17.43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586]-[.D586])/[.E586]*100" office:value-type="float" office:value="-13.847158719791" calcext:value-type="float">
            <text:p>-13.84715871979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K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38" calcext:value-type="float">
            <text:p>17.38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587]-[.D587])/[.E587]*100" office:value-type="float" office:value="-3.20665083135391" calcext:value-type="float">
            <text:p>-3.2066508313539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LQ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39" calcext:value-type="float">
            <text:p>18.39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588]-[.D588])/[.E588]*100" office:value-type="float" office:value="-13.5886349598518" calcext:value-type="float">
            <text:p>-13.588634959851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S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77" calcext:value-type="float">
            <text:p>15.77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589]-[.D589])/[.E589]*100" office:value-type="float" office:value="-8.68366643694004" calcext:value-type="float">
            <text:p>-8.6836664369400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Y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05" calcext:value-type="float">
            <text:p>18.05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590]-[.D590])/[.E590]*100" office:value-type="float" office:value="-15.3354632587859" calcext:value-type="float">
            <text:p>-15.335463258785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SZ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.71" calcext:value-type="float">
            <text:p>19.71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591]-[.D591])/[.E591]*100" office:value-type="float" office:value="-6.08180839612488" calcext:value-type="float">
            <text:p>-6.0818083961248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Y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.44" calcext:value-type="float">
            <text:p>13.44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592]-[.D592])/[.E592]*100" office:value-type="float" office:value="-9.00243309002433" calcext:value-type="float">
            <text:p>-9.0024330900243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Z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93" calcext:value-type="float">
            <text:p>16.93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593]-[.D593])/[.E593]*100" office:value-type="float" office:value="-1.31657690005984" calcext:value-type="float">
            <text:p>-1.3165769000598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KO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64" calcext:value-type="float">
            <text:p>18.64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594]-[.D594])/[.E594]*100" office:value-type="float" office:value="-3.84401114206129" calcext:value-type="float">
            <text:p>-3.8440111420612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LM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.7" calcext:value-type="float">
            <text:p>24.7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595]-[.D595])/[.E595]*100" office:value-type="float" office:value="2.02300674335582" calcext:value-type="float">
            <text:p>2.0230067433558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W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.04" calcext:value-type="float">
            <text:p>19.04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596]-[.D596])/[.E596]*100" office:value-type="float" office:value="-5.83657587548639" calcext:value-type="float">
            <text:p>-5.8365758754863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VY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.25" calcext:value-type="float">
            <text:p>22.25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597]-[.D597])/[.E597]*100" office:value-type="float" office:value="0.0898069151324633" calcext:value-type="float">
            <text:p>0.08980691513246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UZ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53" calcext:value-type="float">
            <text:p>20.53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598]-[.D598])/[.E598]*100" office:value-type="float" office:value="0.291403593977653" calcext:value-type="float">
            <text:p>0.29140359397765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K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.47" calcext:value-type="float">
            <text:p>19.47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599]-[.D599])/[.E599]*100" office:value-type="float" office:value="1.01677681748858" calcext:value-type="float">
            <text:p>1.0167768174885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WX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16" calcext:value-type="float">
            <text:p>15.16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600]-[.D600])/[.E600]*100" office:value-type="float" office:value="-0.999333777481681" calcext:value-type="float">
            <text:p>-0.99933377748168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J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95" calcext:value-type="float">
            <text:p>10.95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601]-[.D601])/[.E601]*100" office:value-type="float" office:value="1.17328519855596" calcext:value-type="float">
            <text:p>1.1732851985559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W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602]-[.D602])/[.E602]*100" office:value-type="float" office:value="-5.90277777777778" calcext:value-type="float">
            <text:p>-5.9027777777777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MY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.69" calcext:value-type="float">
            <text:p>14.69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603]-[.D603])/[.E603]*100" office:value-type="float" office:value="-0.27303754266211" calcext:value-type="float">
            <text:p>-0.2730375426621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LZ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.2" calcext:value-type="float">
            <text:p>25.2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604]-[.D604])/[.E604]*100" office:value-type="float" office:value="1.67772142021069" calcext:value-type="float">
            <text:p>1.6777214202106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V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19" calcext:value-type="float">
            <text:p>20.19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605]-[.D605])/[.E605]*100" office:value-type="float" office:value="-3.16811446090956" calcext:value-type="float">
            <text:p>-3.1681144609095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LO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.73" calcext:value-type="float">
            <text:p>21.73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606]-[.D606])/[.E606]*100" office:value-type="float" office:value="-8.48726909635546" calcext:value-type="float">
            <text:p>-8.4872690963554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N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08" calcext:value-type="float">
            <text:p>20.08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607]-[.D607])/[.E607]*100" office:value-type="float" office:value="-8.18965517241379" calcext:value-type="float">
            <text:p>-8.1896551724137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QZ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.16" calcext:value-type="float">
            <text:p>16.16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608]-[.D608])/[.E608]*100" office:value-type="float" office:value="-2.14917825537294" calcext:value-type="float">
            <text:p>-2.1491782553729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WY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609]-[.D609])/[.E609]*100" office:value-type="float" office:value="-5.22999369880277" calcext:value-type="float">
            <text:p>-5.2299936988027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KZ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.47" calcext:value-type="float">
            <text:p>19.47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610]-[.D610])/[.E610]*100" office:value-type="float" office:value="-4.0619989310529" calcext:value-type="float">
            <text:p>-4.061998931052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NQ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.08" calcext:value-type="float">
            <text:p>24.08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611]-[.D611])/[.E611]*100" office:value-type="float" office:value="0.248550124275072" calcext:value-type="float">
            <text:p>0.24855012427507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QV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.97" calcext:value-type="float">
            <text:p>24.97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612]-[.D612])/[.E612]*100" office:value-type="float" office:value="-1.71079429735233" calcext:value-type="float">
            <text:p>-1.7107942973523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IX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.42" calcext:value-type="float">
            <text:p>29.42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613]-[.D613])/[.E613]*100" office:value-type="float" office:value="-3.04728546409808" calcext:value-type="float">
            <text:p>-3.0472854640980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W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.73" calcext:value-type="float">
            <text:p>18.73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614]-[.D614])/[.E614]*100" office:value-type="float" office:value="-9.98238402818555" calcext:value-type="float">
            <text:p>-9.9823840281855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OY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615]-[.D615])/[.E615]*100" office:value-type="float" office:value="0.84602368866328" calcext:value-type="float">
            <text:p>0.8460236886632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SZ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.73" calcext:value-type="float">
            <text:p>12.73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616]-[.D616])/[.E616]*100" office:value-type="float" office:value="-15.5172413793104" calcext:value-type="float">
            <text:p>-15.517241379310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XY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17" calcext:value-type="float">
            <text:p>17.17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617]-[.D617])/[.E617]*100" office:value-type="float" office:value="-12.1489222730242" calcext:value-type="float">
            <text:p>-12.148922273024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RV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.3" calcext:value-type="float">
            <text:p>18.3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618]-[.D618])/[.E618]*100" office:value-type="float" office:value="-8.66983372921616" calcext:value-type="float">
            <text:p>-8.6698337292161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WY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35" calcext:value-type="float">
            <text:p>17.35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619]-[.D619])/[.E619]*100" office:value-type="float" office:value="-7.16491661519457" calcext:value-type="float">
            <text:p>-7.1649166151945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HP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.27" calcext:value-type="float">
            <text:p>16.27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620]-[.D620])/[.E620]*100" office:value-type="float" office:value="-12.1295658166782" calcext:value-type="float">
            <text:p>-12.129565816678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GR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.03" calcext:value-type="float">
            <text:p>18.03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621]-[.D621])/[.E621]*100" office:value-type="float" office:value="-15.2076677316294" calcext:value-type="float">
            <text:p>-15.207667731629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TZ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.23" calcext:value-type="float">
            <text:p>19.23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622]-[.D622])/[.E622]*100" office:value-type="float" office:value="-3.49838536060281" calcext:value-type="float">
            <text:p>-3.4983853606028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RY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.33" calcext:value-type="float">
            <text:p>15.33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623]-[.D623])/[.E623]*100" office:value-type="float" office:value="-24.330900243309" calcext:value-type="float">
            <text:p>-24.33090024330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RV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4" calcext:value-type="float">
            <text:p>17.4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624]-[.D624])/[.E624]*100" office:value-type="float" office:value="-4.12926391382404" calcext:value-type="float">
            <text:p>-4.1292639138240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HL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.96" calcext:value-type="float">
            <text:p>18.96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625]-[.D625])/[.E625]*100" office:value-type="float" office:value="-5.62674094707522" calcext:value-type="float">
            <text:p>-5.6267409470752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X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.43" calcext:value-type="float">
            <text:p>24.43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626]-[.D626])/[.E626]*100" office:value-type="float" office:value="3.09401031336772" calcext:value-type="float">
            <text:p>3.0940103133677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QV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.21" calcext:value-type="float">
            <text:p>18.21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627]-[.D627])/[.E627]*100" office:value-type="float" office:value="-1.22290161200668" calcext:value-type="float">
            <text:p>-1.2229016120066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.16" calcext:value-type="float">
            <text:p>22.16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628]-[.D628])/[.E628]*100" office:value-type="float" office:value="0.493938033228556" calcext:value-type="float">
            <text:p>0.49393803322855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Q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45" calcext:value-type="float">
            <text:p>20.45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629]-[.D629])/[.E629]*100" office:value-type="float" office:value="0.679941719281207" calcext:value-type="float">
            <text:p>0.67994171928120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TX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51" calcext:value-type="float">
            <text:p>20.51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630]-[.D630])/[.E630]*100" office:value-type="float" office:value="-4.27046263345196" calcext:value-type="float">
            <text:p>-4.2704626334519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KN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631]-[.D631])/[.E631]*100" office:value-type="float" office:value="-4.13057961359095" calcext:value-type="float">
            <text:p>-4.1305796135909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SX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.25" calcext:value-type="float">
            <text:p>11.25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632]-[.D632])/[.E632]*100" office:value-type="float" office:value="-1.53429602888087" calcext:value-type="float">
            <text:p>-1.5342960288808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TZ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66" calcext:value-type="float">
            <text:p>20.66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633]-[.D633])/[.E633]*100" office:value-type="float" office:value="-2.48015873015873" calcext:value-type="float">
            <text:p>-2.4801587301587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M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.62" calcext:value-type="float">
            <text:p>15.62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634]-[.D634])/[.E634]*100" office:value-type="float" office:value="-6.62116040955631" calcext:value-type="float">
            <text:p>-6.6211604095563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SZ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.29" calcext:value-type="float">
            <text:p>25.29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635]-[.D635])/[.E635]*100" office:value-type="float" office:value="1.32657042528287" calcext:value-type="float">
            <text:p>1.3265704252828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Y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636]-[.D636])/[.E636]*100" office:value-type="float" office:value="-3.2192130812468" calcext:value-type="float">
            <text:p>-3.219213081246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U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.21" calcext:value-type="float">
            <text:p>22.21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637]-[.D637])/[.E637]*100" office:value-type="float" office:value="-10.8836744882676" calcext:value-type="float">
            <text:p>-10.883674488267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SW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87" calcext:value-type="float">
            <text:p>20.87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638]-[.D638])/[.E638]*100" office:value-type="float" office:value="-12.4461206896552" calcext:value-type="float">
            <text:p>-12.446120689655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MU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.66" calcext:value-type="float">
            <text:p>15.66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639]-[.D639])/[.E639]*100" office:value-type="float" office:value="1.01137800252845" calcext:value-type="float">
            <text:p>1.0113780025284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YZ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.03" calcext:value-type="float">
            <text:p>16.03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640]-[.D640])/[.E640]*100" office:value-type="float" office:value="-1.00819155639573" calcext:value-type="float">
            <text:p>-1.0081915563957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QX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.8" calcext:value-type="float">
            <text:p>19.8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641]-[.D641])/[.E641]*100" office:value-type="float" office:value="-5.82576162479957" calcext:value-type="float">
            <text:p>-5.8257616247995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SY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08" calcext:value-type="float">
            <text:p>24.08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642]-[.D642])/[.E642]*100" office:value-type="float" office:value="0.248550124275072" calcext:value-type="float">
            <text:p>0.24855012427507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Z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.72" calcext:value-type="float">
            <text:p>25.72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643]-[.D643])/[.E643]*100" office:value-type="float" office:value="-4.76578411405295" calcext:value-type="float">
            <text:p>-4.7657841140529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RS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.12" calcext:value-type="float">
            <text:p>28.12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644]-[.D644])/[.E644]*100" office:value-type="float" office:value="1.5061295971979" calcext:value-type="float">
            <text:p>1.506129597197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M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.81" calcext:value-type="float">
            <text:p>18.81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645]-[.D645])/[.E645]*100" office:value-type="float" office:value="-10.4521432765707" calcext:value-type="float">
            <text:p>-10.452143276570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HR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646]-[.D646])/[.E646]*100" office:value-type="float" office:value="-1.26903553299493" calcext:value-type="float">
            <text:p>-1.2690355329949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MY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.78" calcext:value-type="float">
            <text:p>12.78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647]-[.D647])/[.E647]*100" office:value-type="float" office:value="-15.9709618874773" calcext:value-type="float">
            <text:p>-15.970961887477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S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12" calcext:value-type="float">
            <text:p>17.12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648]-[.D648])/[.E648]*100" office:value-type="float" office:value="-11.8223383409536" calcext:value-type="float">
            <text:p>-11.822338340953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Z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.72" calcext:value-type="float">
            <text:p>18.72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649]-[.D649])/[.E649]*100" office:value-type="float" office:value="-11.1638954869359" calcext:value-type="float">
            <text:p>-11.163895486935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.16" calcext:value-type="float">
            <text:p>18.16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650]-[.D650])/[.E650]*100" office:value-type="float" office:value="-12.1680049413218" calcext:value-type="float">
            <text:p>-12.168004941321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Z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.37" calcext:value-type="float">
            <text:p>15.37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651]-[.D651])/[.E651]*100" office:value-type="float" office:value="-5.92694693314955" calcext:value-type="float">
            <text:p>-5.9269469331495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JY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96" calcext:value-type="float">
            <text:p>17.96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652]-[.D652])/[.E652]*100" office:value-type="float" office:value="-14.7603833865815" calcext:value-type="float">
            <text:p>-14.760383386581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.79" calcext:value-type="float">
            <text:p>18.79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653]-[.D653])/[.E653]*100" office:value-type="float" office:value="-1.13024757804091" calcext:value-type="float">
            <text:p>-1.1302475780409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I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.31" calcext:value-type="float">
            <text:p>14.31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654]-[.D654])/[.E654]*100" office:value-type="float" office:value="-16.0583941605839" calcext:value-type="float">
            <text:p>-16.058394160583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TV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.82" calcext:value-type="float">
            <text:p>16.82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655]-[.D655])/[.E655]*100" office:value-type="float" office:value="-0.658288450029919" calcext:value-type="float">
            <text:p>-0.65828845002991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N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.79" calcext:value-type="float">
            <text:p>19.79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656]-[.D656])/[.E656]*100" office:value-type="float" office:value="-10.2506963788301" calcext:value-type="float">
            <text:p>-10.250696378830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LY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58" calcext:value-type="float">
            <text:p>24.58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657]-[.D657])/[.E657]*100" office:value-type="float" office:value="2.49900833002778" calcext:value-type="float">
            <text:p>2.4990083300277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UZ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.15" calcext:value-type="float">
            <text:p>19.15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658]-[.D658])/[.E658]*100" office:value-type="float" office:value="-6.44802668148972" calcext:value-type="float">
            <text:p>-6.4480266814897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RZ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.05" calcext:value-type="float">
            <text:p>22.05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659]-[.D659])/[.E659]*100" office:value-type="float" office:value="0.987876066457112" calcext:value-type="float">
            <text:p>0.98787606645711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VY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84" calcext:value-type="float">
            <text:p>20.84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660]-[.D660])/[.E660]*100" office:value-type="float" office:value="-1.21418164157358" calcext:value-type="float">
            <text:p>-1.2141816415735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9" calcext:value-type="float">
            <text:p>20.9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661]-[.D661])/[.E661]*100" office:value-type="float" office:value="-6.25317742755463" calcext:value-type="float">
            <text:p>-6.2531774275546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HR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.32" calcext:value-type="float">
            <text:p>15.32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662]-[.D662])/[.E662]*100" office:value-type="float" office:value="-2.06528980679547" calcext:value-type="float">
            <text:p>-2.0652898067954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UZ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.53" calcext:value-type="float">
            <text:p>11.53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663]-[.D663])/[.E663]*100" office:value-type="float" office:value="-4.06137184115523" calcext:value-type="float">
            <text:p>-4.0613718411552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LV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52" calcext:value-type="float">
            <text:p>20.52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664]-[.D664])/[.E664]*100" office:value-type="float" office:value="-1.78571428571428" calcext:value-type="float">
            <text:p>-1.7857142857142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WY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.78" calcext:value-type="float">
            <text:p>15.78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665]-[.D665])/[.E665]*100" office:value-type="float" office:value="-7.71331058020477" calcext:value-type="float">
            <text:p>-7.7133105802047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TY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.21" calcext:value-type="float">
            <text:p>26.21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666]-[.D666])/[.E666]*100" office:value-type="float" office:value="-2.26297307842373" calcext:value-type="float">
            <text:p>-2.2629730784237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N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22" calcext:value-type="float">
            <text:p>20.22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667]-[.D667])/[.E667]*100" office:value-type="float" office:value="-3.3214103219213" calcext:value-type="float">
            <text:p>-3.321410321921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TU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668]-[.D668])/[.E668]*100" office:value-type="float" office:value="-9.83524712930604" calcext:value-type="float">
            <text:p>-9.83524712930604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.73" calcext:value-type="float">
            <text:p>20.73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669]-[.D669])/[.E669]*100" office:value-type="float" office:value="-11.6918103448276" calcext:value-type="float">
            <text:p>-11.6918103448276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KV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.45" calcext:value-type="float">
            <text:p>15.45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670]-[.D670])/[.E670]*100" office:value-type="float" office:value="2.33881163084704" calcext:value-type="float">
            <text:p>2.33881163084704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PX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.84" calcext:value-type="float">
            <text:p>15.84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671]-[.D671])/[.E671]*100" office:value-type="float" office:value="0.189035916824193" calcext:value-type="float">
            <text:p>0.189035916824193</text:p>
          </table:table-cell>
          <table:table-cell table:style-name="ce1" office:value-type="float" office:value="1.82" calcext:value-type="float">
            <text:p>1.8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XZ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.08" calcext:value-type="float">
            <text:p>19.08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672]-[.D672])/[.E672]*100" office:value-type="float" office:value="-1.97755211117048" calcext:value-type="float">
            <text:p>-1.97755211117048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W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.86" calcext:value-type="float">
            <text:p>23.86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673]-[.D673])/[.E673]*100" office:value-type="float" office:value="1.15990057995029" calcext:value-type="float">
            <text:p>1.15990057995029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PV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.11" calcext:value-type="float">
            <text:p>26.11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674]-[.D674])/[.E674]*100" office:value-type="float" office:value="-6.35437881873727" calcext:value-type="float">
            <text:p>-6.35437881873727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V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.85" calcext:value-type="float">
            <text:p>29.85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675]-[.D675])/[.E675]*100" office:value-type="float" office:value="-4.55341506129597" calcext:value-type="float">
            <text:p>-4.55341506129597</text:p>
          </table:table-cell>
          <table:table-cell table:style-name="ce1" office:value-type="float" office:value="1.93" calcext:value-type="float">
            <text:p>1.9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HL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.81" calcext:value-type="float">
            <text:p>18.81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676]-[.D676])/[.E676]*100" office:value-type="float" office:value="-10.4521432765707" calcext:value-type="float">
            <text:p>-10.4521432765707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X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.15" calcext:value-type="float">
            <text:p>24.15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677]-[.D677])/[.E677]*100" office:value-type="float" office:value="-2.15736040609136" calcext:value-type="float">
            <text:p>-2.15736040609136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LZ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.69" calcext:value-type="float">
            <text:p>11.69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678]-[.D678])/[.E678]*100" office:value-type="float" office:value="-6.07985480943739" calcext:value-type="float">
            <text:p>-6.0798548094373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TZ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.9" calcext:value-type="float">
            <text:p>16.9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679]-[.D679])/[.E679]*100" office:value-type="float" office:value="-10.3853690398432" calcext:value-type="float">
            <text:p>-10.3853690398432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EQ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680]-[.D680])/[.E680]*100" office:value-type="float" office:value="-9.85748218527316" calcext:value-type="float">
            <text:p>-9.85748218527316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WY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.17" calcext:value-type="float">
            <text:p>18.17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681]-[.D681])/[.E681]*100" office:value-type="float" office:value="-12.2297714638666" calcext:value-type="float">
            <text:p>-12.229771463866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S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.26" calcext:value-type="float">
            <text:p>15.26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682]-[.D682])/[.E682]*100" office:value-type="float" office:value="-5.16884906960717" calcext:value-type="float">
            <text:p>-5.16884906960717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X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683]-[.D683])/[.E683]*100" office:value-type="float" office:value="-15.0159744408946" calcext:value-type="float">
            <text:p>-15.0159744408946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T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.28" calcext:value-type="float">
            <text:p>18.28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684]-[.D684])/[.E684]*100" office:value-type="float" office:value="1.61463939720128" calcext:value-type="float">
            <text:p>1.61463939720128</text:p>
          </table:table-cell>
          <table:table-cell table:style-name="ce1" office:value-type="float" office:value="1.96" calcext:value-type="float">
            <text:p>1.9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W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.23" calcext:value-type="float">
            <text:p>14.23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685]-[.D685])/[.E685]*100" office:value-type="float" office:value="-15.4095701540957" calcext:value-type="float">
            <text:p>-15.4095701540957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V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.85" calcext:value-type="float">
            <text:p>16.85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686]-[.D686])/[.E686]*100" office:value-type="float" office:value="-0.83782166367445" calcext:value-type="float">
            <text:p>-0.83782166367445</text:p>
          </table:table-cell>
          <table:table-cell table:style-name="ce1" office:value-type="float" office:value="1.88" calcext:value-type="float">
            <text:p>1.8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TV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.95" calcext:value-type="float">
            <text:p>19.95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687]-[.D687])/[.E687]*100" office:value-type="float" office:value="-11.142061281337" calcext:value-type="float">
            <text:p>-11.142061281337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UX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.58" calcext:value-type="float">
            <text:p>24.58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688]-[.D688])/[.E688]*100" office:value-type="float" office:value="2.49900833002778" calcext:value-type="float">
            <text:p>2.49900833002778</text:p>
          </table:table-cell>
          <table:table-cell table:style-name="ce1" office:value-type="float" office:value="2.54" calcext:value-type="float">
            <text:p>2.5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M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.04" calcext:value-type="float">
            <text:p>19.04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689]-[.D689])/[.E689]*100" office:value-type="float" office:value="-5.83657587548639" calcext:value-type="float">
            <text:p>-5.83657587548639</text:p>
          </table:table-cell>
          <table:table-cell table:style-name="ce1" office:value-type="float" office:value="2.47" calcext:value-type="float">
            <text:p>2.4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ES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32" calcext:value-type="float">
            <text:p>21.32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690]-[.D690])/[.E690]*100" office:value-type="float" office:value="4.26582846879209" calcext:value-type="float">
            <text:p>4.26582846879209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V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.65" calcext:value-type="float">
            <text:p>20.65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691]-[.D691])/[.E691]*100" office:value-type="float" office:value="-0.291403593977653" calcext:value-type="float">
            <text:p>-0.291403593977653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PR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4" calcext:value-type="float">
            <text:p>21.4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692]-[.D692])/[.E692]*100" office:value-type="float" office:value="-8.79511947127604" calcext:value-type="float">
            <text:p>-8.79511947127604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PY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.51" calcext:value-type="float">
            <text:p>15.51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693]-[.D693])/[.E693]*100" office:value-type="float" office:value="-3.3311125916056" calcext:value-type="float">
            <text:p>-3.3311125916056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Y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.47" calcext:value-type="float">
            <text:p>11.47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694]-[.D694])/[.E694]*100" office:value-type="float" office:value="-3.51985559566787" calcext:value-type="float">
            <text:p>-3.51985559566787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KL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.83" calcext:value-type="float">
            <text:p>20.83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695]-[.D695])/[.E695]*100" office:value-type="float" office:value="-3.32341269841269" calcext:value-type="float">
            <text:p>-3.32341269841269</text:p>
          </table:table-cell>
          <table:table-cell table:style-name="ce1" office:value-type="float" office:value="1.73" calcext:value-type="float">
            <text:p>1.7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S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.36" calcext:value-type="float">
            <text:p>15.36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696]-[.D696])/[.E696]*100" office:value-type="float" office:value="-4.84641638225255" calcext:value-type="float">
            <text:p>-4.84641638225255</text:p>
          </table:table-cell>
          <table:table-cell table:style-name="ce1" office:value-type="float" office:value="1.39" calcext:value-type="float">
            <text:p>1.3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LZ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.9" calcext:value-type="float">
            <text:p>25.9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697]-[.D697])/[.E697]*100" office:value-type="float" office:value="-1.05345298478346" calcext:value-type="float">
            <text:p>-1.05345298478346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P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.27" calcext:value-type="float">
            <text:p>20.27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698]-[.D698])/[.E698]*100" office:value-type="float" office:value="-3.57690342360756" calcext:value-type="float">
            <text:p>-3.57690342360756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XY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.12" calcext:value-type="float">
            <text:p>22.12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699]-[.D699])/[.E699]*100" office:value-type="float" office:value="-10.4343484772841" calcext:value-type="float">
            <text:p>-10.4343484772841</text:p>
          </table:table-cell>
          <table:table-cell table:style-name="ce1" office:value-type="float" office:value="1.13" calcext:value-type="float">
            <text:p>1.1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H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.57" calcext:value-type="float">
            <text:p>20.57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700]-[.D700])/[.E700]*100" office:value-type="float" office:value="-10.8297413793104" calcext:value-type="float">
            <text:p>-10.8297413793104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T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84" calcext:value-type="float">
            <text:p>15.84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701]-[.D701])/[.E701]*100" office:value-type="float" office:value="-0.126422250316053" calcext:value-type="float">
            <text:p>-0.126422250316053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N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75" calcext:value-type="float">
            <text:p>15.75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702]-[.D702])/[.E702]*100" office:value-type="float" office:value="0.756143667296781" calcext:value-type="float">
            <text:p>0.756143667296781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.44" calcext:value-type="float">
            <text:p>18.44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703]-[.D703])/[.E703]*100" office:value-type="float" office:value="1.4430785676109" calcext:value-type="float">
            <text:p>1.4430785676109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MO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.76" calcext:value-type="float">
            <text:p>23.76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704]-[.D704])/[.E704]*100" office:value-type="float" office:value="1.57415078707539" calcext:value-type="float">
            <text:p>1.57415078707539</text:p>
          </table:table-cell>
          <table:table-cell table:style-name="ce1" office:value-type="float" office:value="1.74" calcext:value-type="float">
            <text:p>1.7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KX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.58" calcext:value-type="float">
            <text:p>26.58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705]-[.D705])/[.E705]*100" office:value-type="float" office:value="-8.26883910386964" calcext:value-type="float">
            <text:p>-8.26883910386964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Y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.03" calcext:value-type="float">
            <text:p>31.03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706]-[.D706])/[.E706]*100" office:value-type="float" office:value="-8.68651488616463" calcext:value-type="float">
            <text:p>-8.68651488616463</text:p>
          </table:table-cell>
          <table:table-cell table:style-name="ce1" office:value-type="float" office:value="1.97" calcext:value-type="float">
            <text:p>1.9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707]-[.D707])/[.E707]*100" office:value-type="float" office:value="-9.10158543746328" calcext:value-type="float">
            <text:p>-9.10158543746328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OT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.24" calcext:value-type="float">
            <text:p>24.24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708]-[.D708])/[.E708]*100" office:value-type="float" office:value="-2.53807106598984" calcext:value-type="float">
            <text:p>-2.5380710659898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HK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.03" calcext:value-type="float">
            <text:p>12.03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709]-[.D709])/[.E709]*100" office:value-type="float" office:value="-9.16515426497277" calcext:value-type="float">
            <text:p>-9.16515426497277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R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.99" calcext:value-type="float">
            <text:p>16.99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710]-[.D710])/[.E710]*100" office:value-type="float" office:value="-10.9732201175702" calcext:value-type="float">
            <text:p>-10.9732201175702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RX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.44" calcext:value-type="float">
            <text:p>18.44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711]-[.D711])/[.E711]*100" office:value-type="float" office:value="-9.50118764845607" calcext:value-type="float">
            <text:p>-9.5011876484560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R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.4" calcext:value-type="float">
            <text:p>18.4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712]-[.D712])/[.E712]*100" office:value-type="float" office:value="-13.6504014823965" calcext:value-type="float">
            <text:p>-13.6504014823965</text:p>
          </table:table-cell>
          <table:table-cell table:style-name="ce1" office:value-type="float" office:value="1.53" calcext:value-type="float">
            <text:p>1.5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X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.43" calcext:value-type="float">
            <text:p>14.43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713]-[.D713])/[.E713]*100" office:value-type="float" office:value="0.551343900758098" calcext:value-type="float">
            <text:p>0.551343900758098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QV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.93" calcext:value-type="float">
            <text:p>17.93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714]-[.D714])/[.E714]*100" office:value-type="float" office:value="-14.5686900958466" calcext:value-type="float">
            <text:p>-14.5686900958466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PR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01" calcext:value-type="float">
            <text:p>19.01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715]-[.D715])/[.E715]*100" office:value-type="float" office:value="-2.31431646932187" calcext:value-type="float">
            <text:p>-2.31431646932187</text:p>
          </table:table-cell>
          <table:table-cell table:style-name="ce1" office:value-type="float" office:value="2.06" calcext:value-type="float">
            <text:p>2.0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XZ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.25" calcext:value-type="float">
            <text:p>14.25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716]-[.D716])/[.E716]*100" office:value-type="float" office:value="-15.5717761557178" calcext:value-type="float">
            <text:p>-15.5717761557178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K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.69" calcext:value-type="float">
            <text:p>16.69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717]-[.D717])/[.E717]*100" office:value-type="float" office:value="0.119688809096347" calcext:value-type="float">
            <text:p>0.119688809096347</text:p>
          </table:table-cell>
          <table:table-cell table:style-name="ce1" office:value-type="float" office:value="1.58" calcext:value-type="float">
            <text:p>1.5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KZ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93" calcext:value-type="float">
            <text:p>19.93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718]-[.D718])/[.E718]*100" office:value-type="float" office:value="-11.0306406685237" calcext:value-type="float">
            <text:p>-11.0306406685237</text:p>
          </table:table-cell>
          <table:table-cell table:style-name="ce1" office:value-type="float" office:value="1.62" calcext:value-type="float">
            <text:p>1.6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Y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.37" calcext:value-type="float">
            <text:p>24.37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719]-[.D719])/[.E719]*100" office:value-type="float" office:value="3.33201110670369" calcext:value-type="float">
            <text:p>3.33201110670369</text:p>
          </table:table-cell>
          <table:table-cell table:style-name="ce1" office:value-type="float" office:value="1.66" calcext:value-type="float">
            <text:p>1.6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U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22" calcext:value-type="float">
            <text:p>19.22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720]-[.D720])/[.E720]*100" office:value-type="float" office:value="-6.83713173985548" calcext:value-type="float">
            <text:p>-6.83713173985548</text:p>
          </table:table-cell>
          <table:table-cell table:style-name="ce1" office:value-type="float" office:value="2.33" calcext:value-type="float">
            <text:p>2.3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31" calcext:value-type="float">
            <text:p>21.31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721]-[.D721])/[.E721]*100" office:value-type="float" office:value="4.31073192635833" calcext:value-type="float">
            <text:p>4.31073192635833</text:p>
          </table:table-cell>
          <table:table-cell table:style-name="ce1" office:value-type="float" office:value="2.22" calcext:value-type="float">
            <text:p>2.2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LM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.02" calcext:value-type="float">
            <text:p>20.02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722]-[.D722])/[.E722]*100" office:value-type="float" office:value="2.76833414278776" calcext:value-type="float">
            <text:p>2.76833414278776</text:p>
          </table:table-cell>
          <table:table-cell table:style-name="ce1" office:value-type="float" office:value="2.66" calcext:value-type="float">
            <text:p>2.6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N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.98" calcext:value-type="float">
            <text:p>20.98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723]-[.D723])/[.E723]*100" office:value-type="float" office:value="-6.65988815455007" calcext:value-type="float">
            <text:p>-6.65988815455007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R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58" calcext:value-type="float">
            <text:p>15.58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724]-[.D724])/[.E724]*100" office:value-type="float" office:value="-3.79746835443038" calcext:value-type="float">
            <text:p>-3.79746835443038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S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.31" calcext:value-type="float">
            <text:p>11.31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725]-[.D725])/[.E725]*100" office:value-type="float" office:value="-2.07581227436823" calcext:value-type="float">
            <text:p>-2.07581227436823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NX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726]-[.D726])/[.E726]*100" office:value-type="float" office:value="0.297619047619041" calcext:value-type="float">
            <text:p>0.297619047619041</text:p>
          </table:table-cell>
          <table:table-cell table:style-name="ce1" office:value-type="float" office:value="2.07" calcext:value-type="float">
            <text:p>2.0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X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46" calcext:value-type="float">
            <text:p>15.46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727]-[.D727])/[.E727]*100" office:value-type="float" office:value="-5.52901023890785" calcext:value-type="float">
            <text:p>-5.52901023890785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KQ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.65" calcext:value-type="float">
            <text:p>25.65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728]-[.D728])/[.E728]*100" office:value-type="float" office:value="-0.0780335544284026" calcext:value-type="float">
            <text:p>-0.078033554428403</text:p>
          </table:table-cell>
          <table:table-cell table:style-name="ce1" office:value-type="float" office:value="1.27" calcext:value-type="float">
            <text:p>1.2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Q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83" calcext:value-type="float">
            <text:p>19.83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729]-[.D729])/[.E729]*100" office:value-type="float" office:value="-1.32856412876851" calcext:value-type="float">
            <text:p>-1.32856412876851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H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.52" calcext:value-type="float">
            <text:p>21.52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730]-[.D730])/[.E730]*100" office:value-type="float" office:value="-7.4388417373939" calcext:value-type="float">
            <text:p>-7.4388417373939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Y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.87" calcext:value-type="float">
            <text:p>19.87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731]-[.D731])/[.E731]*100" office:value-type="float" office:value="-7.05818965517243" calcext:value-type="float">
            <text:p>-7.05818965517243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OU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.21" calcext:value-type="float">
            <text:p>15.21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732]-[.D732])/[.E732]*100" office:value-type="float" office:value="3.85587863463969" calcext:value-type="float">
            <text:p>3.85587863463969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JS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.98" calcext:value-type="float">
            <text:p>14.98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733]-[.D733])/[.E733]*100" office:value-type="float" office:value="5.60806553245116" calcext:value-type="float">
            <text:p>5.60806553245116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MT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734]-[.D734])/[.E734]*100" office:value-type="float" office:value="0.694815606627486" calcext:value-type="float">
            <text:p>0.694815606627486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GZ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.55" calcext:value-type="float">
            <text:p>23.55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735]-[.D735])/[.E735]*100" office:value-type="float" office:value="2.44407622203811" calcext:value-type="float">
            <text:p>2.44407622203811</text:p>
          </table:table-cell>
          <table:table-cell table:style-name="ce1" office:value-type="float" office:value="1.41" calcext:value-type="float">
            <text:p>1.4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VW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.2" calcext:value-type="float">
            <text:p>26.2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736]-[.D736])/[.E736]*100" office:value-type="float" office:value="-6.72097759674134" calcext:value-type="float">
            <text:p>-6.72097759674134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NY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1.45" calcext:value-type="float">
            <text:p>31.45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737]-[.D737])/[.E737]*100" office:value-type="float" office:value="-10.1576182136602" calcext:value-type="float">
            <text:p>-10.1576182136602</text:p>
          </table:table-cell>
          <table:table-cell table:style-name="ce1" office:value-type="float" office:value="1.43" calcext:value-type="float">
            <text:p>1.4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MZ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.95" calcext:value-type="float">
            <text:p>18.95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738]-[.D738])/[.E738]*100" office:value-type="float" office:value="-11.2742219612449" calcext:value-type="float">
            <text:p>-11.2742219612449</text:p>
          </table:table-cell>
          <table:table-cell table:style-name="ce1" office:value-type="float" office:value="1.11" calcext:value-type="float">
            <text:p>1.1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Z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.33" calcext:value-type="float">
            <text:p>24.33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739]-[.D739])/[.E739]*100" office:value-type="float" office:value="-2.91878172588832" calcext:value-type="float">
            <text:p>-2.91878172588832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L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.67" calcext:value-type="float">
            <text:p>11.67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740]-[.D740])/[.E740]*100" office:value-type="float" office:value="-5.8983666061706" calcext:value-type="float">
            <text:p>-5.8983666061706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OY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.61" calcext:value-type="float">
            <text:p>17.61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741]-[.D741])/[.E741]*100" office:value-type="float" office:value="-15.0228608752449" calcext:value-type="float">
            <text:p>-15.0228608752449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VY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.66" calcext:value-type="float">
            <text:p>17.66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742]-[.D742])/[.E742]*100" office:value-type="float" office:value="-4.86935866983373" calcext:value-type="float">
            <text:p>-4.86935866983373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Z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743]-[.D743])/[.E743]*100" office:value-type="float" office:value="-11.7974058060531" calcext:value-type="float">
            <text:p>-11.7974058060531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OZ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.04" calcext:value-type="float">
            <text:p>15.04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744]-[.D744])/[.E744]*100" office:value-type="float" office:value="-3.65265334252239" calcext:value-type="float">
            <text:p>-3.65265334252239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TX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.49" calcext:value-type="float">
            <text:p>17.49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745]-[.D745])/[.E745]*100" office:value-type="float" office:value="-11.7571884984025" calcext:value-type="float">
            <text:p>-11.7571884984025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PY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.31" calcext:value-type="float">
            <text:p>18.31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746]-[.D746])/[.E746]*100" office:value-type="float" office:value="1.45317545748116" calcext:value-type="float">
            <text:p>1.45317545748116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WY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.67" calcext:value-type="float">
            <text:p>13.67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747]-[.D747])/[.E747]*100" office:value-type="float" office:value="-10.867802108678" calcext:value-type="float">
            <text:p>-10.867802108678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P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.66" calcext:value-type="float">
            <text:p>15.66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748]-[.D748])/[.E748]*100" office:value-type="float" office:value="6.28366247755835" calcext:value-type="float">
            <text:p>6.28366247755835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UY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.29" calcext:value-type="float">
            <text:p>20.29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749]-[.D749])/[.E749]*100" office:value-type="float" office:value="-13.0362116991643" calcext:value-type="float">
            <text:p>-13.0362116991643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R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.56" calcext:value-type="float">
            <text:p>24.56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750]-[.D750])/[.E750]*100" office:value-type="float" office:value="2.57834192780643" calcext:value-type="float">
            <text:p>2.57834192780643</text:p>
          </table:table-cell>
          <table:table-cell table:style-name="ce1" office:value-type="float" office:value="1.63" calcext:value-type="float">
            <text:p>1.6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FG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.54" calcext:value-type="float">
            <text:p>19.54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751]-[.D751])/[.E751]*100" office:value-type="float" office:value="-8.61589772095609" calcext:value-type="float">
            <text:p>-8.61589772095609</text:p>
          </table:table-cell>
          <table:table-cell table:style-name="ce1" office:value-type="float" office:value="2.41" calcext:value-type="float">
            <text:p>2.4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LW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.81" calcext:value-type="float">
            <text:p>21.81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752]-[.D752])/[.E752]*100" office:value-type="float" office:value="2.0655590480467" calcext:value-type="float">
            <text:p>2.0655590480467</text:p>
          </table:table-cell>
          <table:table-cell table:style-name="ce1" office:value-type="float" office:value="2.53" calcext:value-type="float">
            <text:p>2.5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OS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.83" calcext:value-type="float">
            <text:p>19.83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753]-[.D753])/[.E753]*100" office:value-type="float" office:value="3.69111219038369" calcext:value-type="float">
            <text:p>3.69111219038369</text:p>
          </table:table-cell>
          <table:table-cell table:style-name="ce1" office:value-type="float" office:value="2.12" calcext:value-type="float">
            <text:p>2.1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S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.72" calcext:value-type="float">
            <text:p>20.72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754]-[.D754])/[.E754]*100" office:value-type="float" office:value="-5.33807829181493" calcext:value-type="float">
            <text:p>-5.33807829181493</text:p>
          </table:table-cell>
          <table:table-cell table:style-name="ce1" office:value-type="float" office:value="3.13" calcext:value-type="float">
            <text:p>3.1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QY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.14" calcext:value-type="float">
            <text:p>15.14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755]-[.D755])/[.E755]*100" office:value-type="float" office:value="-0.86608927381746" calcext:value-type="float">
            <text:p>-0.86608927381746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WZ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.97" calcext:value-type="float">
            <text:p>10.97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756]-[.D756])/[.E756]*100" office:value-type="float" office:value="0.992779783393497" calcext:value-type="float">
            <text:p>0.992779783393497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MQ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.19" calcext:value-type="float">
            <text:p>20.19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757]-[.D757])/[.E757]*100" office:value-type="float" office:value="-0.148809523809529" calcext:value-type="float">
            <text:p>-0.148809523809529</text:p>
          </table:table-cell>
          <table:table-cell table:style-name="ce1" office:value-type="float" office:value="1.74" calcext:value-type="float">
            <text:p>1.7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NV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.75" calcext:value-type="float">
            <text:p>14.75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758]-[.D758])/[.E758]*100" office:value-type="float" office:value="-0.682593856655288" calcext:value-type="float">
            <text:p>-0.682593856655288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PS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.63" calcext:value-type="float">
            <text:p>26.63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759]-[.D759])/[.E759]*100" office:value-type="float" office:value="-3.90167772142021" calcext:value-type="float">
            <text:p>-3.90167772142021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KN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.57" calcext:value-type="float">
            <text:p>20.57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760]-[.D760])/[.E760]*100" office:value-type="float" office:value="-5.10986203372509" calcext:value-type="float">
            <text:p>-5.10986203372509</text:p>
          </table:table-cell>
          <table:table-cell table:style-name="ce1" office:value-type="float" office:value="1.06" calcext:value-type="float">
            <text:p>1.0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KN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.67" calcext:value-type="float">
            <text:p>20.67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761]-[.D761])/[.E761]*100" office:value-type="float" office:value="-3.19520718921618" calcext:value-type="float">
            <text:p>-3.19520718921618</text:p>
          </table:table-cell>
          <table:table-cell table:style-name="ce1" office:value-type="float" office:value="1.43" calcext:value-type="float">
            <text:p>1.4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Y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.54" calcext:value-type="float">
            <text:p>18.54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762]-[.D762])/[.E762]*100" office:value-type="float" office:value="0.107758620689653" calcext:value-type="float">
            <text:p>0.107758620689653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O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.53" calcext:value-type="float">
            <text:p>14.53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763]-[.D763])/[.E763]*100" office:value-type="float" office:value="8.15423514538559" calcext:value-type="float">
            <text:p>8.15423514538559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TV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.57" calcext:value-type="float">
            <text:p>13.57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764]-[.D764])/[.E764]*100" office:value-type="float" office:value="14.4927536231884" calcext:value-type="float">
            <text:p>14.4927536231884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Q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.2" calcext:value-type="float">
            <text:p>17.2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765]-[.D765])/[.E765]*100" office:value-type="float" office:value="8.07055050774988" calcext:value-type="float">
            <text:p>8.07055050774988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KN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.1" calcext:value-type="float">
            <text:p>23.1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766]-[.D766])/[.E766]*100" office:value-type="float" office:value="4.30820215410107" calcext:value-type="float">
            <text:p>4.30820215410107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.76" calcext:value-type="float">
            <text:p>25.76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767]-[.D767])/[.E767]*100" office:value-type="float" office:value="-4.92871690427699" calcext:value-type="float">
            <text:p>-4.92871690427699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IS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.3" calcext:value-type="float">
            <text:p>31.3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768]-[.D768])/[.E768]*100" office:value-type="float" office:value="-9.63222416812609" calcext:value-type="float">
            <text:p>-9.63222416812609</text:p>
          </table:table-cell>
          <table:table-cell table:style-name="ce1" office:value-type="float" office:value="1.58" calcext:value-type="float">
            <text:p>1.5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JU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.62" calcext:value-type="float">
            <text:p>18.62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769]-[.D769])/[.E769]*100" office:value-type="float" office:value="-9.3364650616559" calcext:value-type="float">
            <text:p>-9.3364650616559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P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.48" calcext:value-type="float">
            <text:p>23.48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770]-[.D770])/[.E770]*100" office:value-type="float" office:value="0.676818950930627" calcext:value-type="float">
            <text:p>0.676818950930627</text:p>
          </table:table-cell>
          <table:table-cell table:style-name="ce1" office:value-type="float" office:value="1.06" calcext:value-type="float">
            <text:p>1.0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V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.16" calcext:value-type="float">
            <text:p>11.16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771]-[.D771])/[.E771]*100" office:value-type="float" office:value="-1.27041742286752" calcext:value-type="float">
            <text:p>-1.2704174228675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Q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.25" calcext:value-type="float">
            <text:p>16.25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772]-[.D772])/[.E772]*100" office:value-type="float" office:value="-6.13977792292619" calcext:value-type="float">
            <text:p>-6.13977792292619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Z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773]-[.D773])/[.E773]*100" office:value-type="float" office:value="-3.91923990498812" calcext:value-type="float">
            <text:p>-3.91923990498812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MX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.43" calcext:value-type="float">
            <text:p>17.43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774]-[.D774])/[.E774]*100" office:value-type="float" office:value="-7.6590487955528" calcext:value-type="float">
            <text:p>-7.6590487955528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E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.79" calcext:value-type="float">
            <text:p>13.79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775]-[.D775])/[.E775]*100" office:value-type="float" office:value="4.96209510682289" calcext:value-type="float">
            <text:p>4.96209510682289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KX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.68" calcext:value-type="float">
            <text:p>16.68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776]-[.D776])/[.E776]*100" office:value-type="float" office:value="-6.5814696485623" calcext:value-type="float">
            <text:p>-6.5814696485623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W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.76" calcext:value-type="float">
            <text:p>16.76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777]-[.D777])/[.E777]*100" office:value-type="float" office:value="9.79547900968782" calcext:value-type="float">
            <text:p>9.79547900968782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NX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.87" calcext:value-type="float">
            <text:p>12.87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778]-[.D778])/[.E778]*100" office:value-type="float" office:value="-4.37956204379561" calcext:value-type="float">
            <text:p>-4.37956204379561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ST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.31" calcext:value-type="float">
            <text:p>14.31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779]-[.D779])/[.E779]*100" office:value-type="float" office:value="14.3626570915619" calcext:value-type="float">
            <text:p>14.3626570915619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Y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.33" calcext:value-type="float">
            <text:p>19.33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780]-[.D780])/[.E780]*100" office:value-type="float" office:value="-7.68802228412256" calcext:value-type="float">
            <text:p>-7.68802228412256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IK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781]-[.D781])/[.E781]*100" office:value-type="float" office:value="5.03768345894486" calcext:value-type="float">
            <text:p>5.03768345894486</text:p>
          </table:table-cell>
          <table:table-cell table:style-name="ce1" office:value-type="float" office:value="1.47" calcext:value-type="float">
            <text:p>1.4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X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.07" calcext:value-type="float">
            <text:p>19.07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782]-[.D782])/[.E782]*100" office:value-type="float" office:value="-6.00333518621457" calcext:value-type="float">
            <text:p>-6.00333518621457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RS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.18" calcext:value-type="float">
            <text:p>21.18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783]-[.D783])/[.E783]*100" office:value-type="float" office:value="4.89447687471935" calcext:value-type="float">
            <text:p>4.89447687471935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KN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.9" calcext:value-type="float">
            <text:p>17.9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784]-[.D784])/[.E784]*100" office:value-type="float" office:value="13.0645944633317" calcext:value-type="float">
            <text:p>13.0645944633317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DH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.04" calcext:value-type="float">
            <text:p>19.04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785]-[.D785])/[.E785]*100" office:value-type="float" office:value="3.20284697508898" calcext:value-type="float">
            <text:p>3.20284697508898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Y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.61" calcext:value-type="float">
            <text:p>14.61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786]-[.D786])/[.E786]*100" office:value-type="float" office:value="2.66489007328448" calcext:value-type="float">
            <text:p>2.66489007328448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W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.39" calcext:value-type="float">
            <text:p>10.39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787]-[.D787])/[.E787]*100" office:value-type="float" office:value="6.22743682310469" calcext:value-type="float">
            <text:p>6.22743682310469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KZ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.76" calcext:value-type="float">
            <text:p>19.76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788]-[.D788])/[.E788]*100" office:value-type="float" office:value="1.98412698412698" calcext:value-type="float">
            <text:p>1.98412698412698</text:p>
          </table:table-cell>
          <table:table-cell table:style-name="ce1" office:value-type="float" office:value="1.97" calcext:value-type="float">
            <text:p>1.9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R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.92" calcext:value-type="float">
            <text:p>13.92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789]-[.D789])/[.E789]*100" office:value-type="float" office:value="4.98293515358362" calcext:value-type="float">
            <text:p>4.98293515358362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RU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.75" calcext:value-type="float">
            <text:p>25.75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790]-[.D790])/[.E790]*100" office:value-type="float" office:value="-0.468201326570429" calcext:value-type="float">
            <text:p>-0.468201326570429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W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.84" calcext:value-type="float">
            <text:p>19.84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791]-[.D791])/[.E791]*100" office:value-type="float" office:value="-1.37966274910577" calcext:value-type="float">
            <text:p>-1.37966274910577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QR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.33" calcext:value-type="float">
            <text:p>20.33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792]-[.D792])/[.E792]*100" office:value-type="float" office:value="-1.49775336994507" calcext:value-type="float">
            <text:p>-1.49775336994507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Y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.3" calcext:value-type="float">
            <text:p>18.3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793]-[.D793])/[.E793]*100" office:value-type="float" office:value="1.40086206896551" calcext:value-type="float">
            <text:p>1.4008620689655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HK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794]-[.D794])/[.E794]*100" office:value-type="float" office:value="16.1188369152971" calcext:value-type="float">
            <text:p>16.118836915297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.12" calcext:value-type="float">
            <text:p>12.12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795]-[.D795])/[.E795]*100" office:value-type="float" office:value="23.6294896030246" calcext:value-type="float">
            <text:p>23.629489603024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killed</text:p>
          </table:table-cell>
          <table:table-cell/>
        </table:table-row>
        <table:table-row table:style-name="ro1">
          <table:table-cell table:style-name="ce1" office:value-type="string" calcext:value-type="string">
            <text:p>NSW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796]-[.D796])/[.E796]*100" office:value-type="float" office:value="15.1790486370925" calcext:value-type="float">
            <text:p>15.179048637092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DG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.6" calcext:value-type="float">
            <text:p>22.6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797]-[.D797])/[.E797]*100" office:value-type="float" office:value="6.37945318972659" calcext:value-type="float">
            <text:p>6.37945318972659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SY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.08" calcext:value-type="float">
            <text:p>24.08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798]-[.D798])/[.E798]*100" office:value-type="float" office:value="1.91446028513239" calcext:value-type="float">
            <text:p>1.91446028513239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QW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.47" calcext:value-type="float">
            <text:p>28.47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799]-[.D799])/[.E799]*100" office:value-type="float" office:value="0.28021015761822" calcext:value-type="float">
            <text:p>0.28021015761822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QZ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.04" calcext:value-type="float">
            <text:p>18.04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800]-[.D800])/[.E800]*100" office:value-type="float" office:value="-5.93071051086317" calcext:value-type="float">
            <text:p>-5.93071051086317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TW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.93" calcext:value-type="float">
            <text:p>21.93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801]-[.D801])/[.E801]*100" office:value-type="float" office:value="7.23350253807107" calcext:value-type="float">
            <text:p>7.2335025380710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MS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.56" calcext:value-type="float">
            <text:p>9.56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802]-[.D802])/[.E802]*100" office:value-type="float" office:value="13.2486388384755" calcext:value-type="float">
            <text:p>13.248638838475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QW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.74" calcext:value-type="float">
            <text:p>14.74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803]-[.D803])/[.E803]*100" office:value-type="float" office:value="3.72305682560418" calcext:value-type="float">
            <text:p>3.72305682560418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PT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.48" calcext:value-type="float">
            <text:p>16.48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804]-[.D804])/[.E804]*100" office:value-type="float" office:value="2.13776722090261" calcext:value-type="float">
            <text:p>2.1377672209026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U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.97" calcext:value-type="float">
            <text:p>16.97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805]-[.D805])/[.E805]*100" office:value-type="float" office:value="-4.81778875849288" calcext:value-type="float">
            <text:p>-4.81778875849288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UZ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.11" calcext:value-type="float">
            <text:p>12.11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806]-[.D806])/[.E806]*100" office:value-type="float" office:value="16.5403170227429" calcext:value-type="float">
            <text:p>16.5403170227429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S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807]-[.D807])/[.E807]*100" office:value-type="float" office:value="5.43130990415335" calcext:value-type="float">
            <text:p>5.4313099041533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H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808]-[.D808])/[.E808]*100" office:value-type="float" office:value="21.9590958019376" calcext:value-type="float">
            <text:p>21.9590958019376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killed</text:p>
          </table:table-cell>
          <table:table-cell/>
        </table:table-row>
        <table:table-row table:style-name="ro1">
          <table:table-cell table:style-name="ce1" office:value-type="string" calcext:value-type="string">
            <text:p>JSU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.69" calcext:value-type="float">
            <text:p>11.69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809]-[.D809])/[.E809]*100" office:value-type="float" office:value="5.19059205190592" calcext:value-type="float">
            <text:p>5.19059205190592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eye infection</text:p>
          </table:table-cell>
          <table:table-cell/>
        </table:table-row>
        <table:table-row table:style-name="ro1">
          <table:table-cell table:style-name="ce1" office:value-type="string" calcext:value-type="string">
            <text:p>DLX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.29" calcext:value-type="float">
            <text:p>13.29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810]-[.D810])/[.E810]*100" office:value-type="float" office:value="20.4667863554758" calcext:value-type="float">
            <text:p>20.466786355475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killed</text:p>
          </table:table-cell>
          <table:table-cell/>
        </table:table-row>
        <table:table-row table:style-name="ro1">
          <table:table-cell table:style-name="ce1" office:value-type="string" calcext:value-type="string">
            <text:p>AMS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93" calcext:value-type="float">
            <text:p>17.93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811]-[.D811])/[.E811]*100" office:value-type="float" office:value="0.111420612813368" calcext:value-type="float">
            <text:p>0.111420612813368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QS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.28" calcext:value-type="float">
            <text:p>23.28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812]-[.D812])/[.E812]*100" office:value-type="float" office:value="7.65569218564062" calcext:value-type="float">
            <text:p>7.65569218564062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IV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813]-[.D813])/[.E813]*100" office:value-type="float" office:value="-8.78265703168428" calcext:value-type="float">
            <text:p>-8.78265703168428</text:p>
          </table:table-cell>
          <table:table-cell table:style-name="ce1" office:value-type="float" office:value="2.29" calcext:value-type="float">
            <text:p>2.2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VX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.04" calcext:value-type="float">
            <text:p>20.04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814]-[.D814])/[.E814]*100" office:value-type="float" office:value="10.0134710372699" calcext:value-type="float">
            <text:p>10.0134710372699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KP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.95" calcext:value-type="float">
            <text:p>16.95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815]-[.D815])/[.E815]*100" office:value-type="float" office:value="17.6784847013113" calcext:value-type="float">
            <text:p>17.678484701311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found dead</text:p>
          </table:table-cell>
          <table:table-cell office:value-type="string" calcext:value-type="string">
            <text:p>eye infection</text:p>
          </table:table-cell>
        </table:table-row>
        <table:table-row table:style-name="ro1">
          <table:table-cell table:style-name="ce1" office:value-type="string" calcext:value-type="string">
            <text:p>ISU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42" calcext:value-type="float">
            <text:p>17.42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816]-[.D816])/[.E816]*100" office:value-type="float" office:value="11.4387391967463" calcext:value-type="float">
            <text:p>11.4387391967463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HO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817]-[.D817])/[.E817]*100" office:value-type="float" office:value="15.5229846768821" calcext:value-type="float">
            <text:p>15.522984676882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found dead</text:p>
          </table:table-cell>
          <table:table-cell office:value-type="string" calcext:value-type="string">
            <text:p>eye infection</text:p>
          </table:table-cell>
        </table:table-row>
        <table:table-row table:style-name="ro1">
          <table:table-cell table:style-name="ce1" office:value-type="string" calcext:value-type="string">
            <text:p>DKS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.59" calcext:value-type="float">
            <text:p>9.59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818]-[.D818])/[.E818]*100" office:value-type="float" office:value="13.4476534296029" calcext:value-type="float">
            <text:p>13.4476534296029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FT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.83" calcext:value-type="float">
            <text:p>19.83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819]-[.D819])/[.E819]*100" office:value-type="float" office:value="1.63690476190477" calcext:value-type="float">
            <text:p>1.636904761904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XY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.91" calcext:value-type="float">
            <text:p>12.91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820]-[.D820])/[.E820]*100" office:value-type="float" office:value="11.8771331058021" calcext:value-type="float">
            <text:p>11.8771331058021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E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.48" calcext:value-type="float">
            <text:p>24.48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821]-[.D821])/[.E821]*100" office:value-type="float" office:value="4.48692937963324" calcext:value-type="float">
            <text:p>4.4869293796332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KN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.02" calcext:value-type="float">
            <text:p>20.02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822]-[.D822])/[.E822]*100" office:value-type="float" office:value="-2.29943791517629" calcext:value-type="float">
            <text:p>-2.29943791517629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IR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.13" calcext:value-type="float">
            <text:p>19.13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823]-[.D823])/[.E823]*100" office:value-type="float" office:value="4.49326010983526" calcext:value-type="float">
            <text:p>4.49326010983526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QU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.26" calcext:value-type="float">
            <text:p>18.26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824]-[.D824])/[.E824]*100" office:value-type="float" office:value="1.61637931034481" calcext:value-type="float">
            <text:p>1.6163793103448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RZ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.07" calcext:value-type="float">
            <text:p>13.07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825]-[.D825])/[.E825]*100" office:value-type="float" office:value="17.3830594184576" calcext:value-type="float">
            <text:p>17.3830594184576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MP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826]-[.D826])/[.E826]*100" office:value-type="string" office:string-value="" calcext:value-type="error">
            <text:p>#VALUE!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WY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.39" calcext:value-type="float">
            <text:p>15.39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827]-[.D827])/[.E827]*100" office:value-type="float" office:value="17.7445216461785" calcext:value-type="float">
            <text:p>17.744521646178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.82" calcext:value-type="float">
            <text:p>21.82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828]-[.D828])/[.E828]*100" office:value-type="float" office:value="9.6106048053024" calcext:value-type="float">
            <text:p>9.6106048053024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PY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.6" calcext:value-type="float">
            <text:p>23.6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829]-[.D829])/[.E829]*100" office:value-type="float" office:value="3.86965376782077" calcext:value-type="float">
            <text:p>3.86965376782077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LX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830]-[.D830])/[.E830]*100" office:value-type="float" office:value="3.67775831873906" calcext:value-type="float">
            <text:p>3.67775831873906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G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.07" calcext:value-type="float">
            <text:p>17.07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831]-[.D831])/[.E831]*100" office:value-type="float" office:value="-0.234879624192596" calcext:value-type="float">
            <text:p>-0.234879624192596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PS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.75" calcext:value-type="float">
            <text:p>20.75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832]-[.D832])/[.E832]*100" office:value-type="float" office:value="12.2250423011844" calcext:value-type="float">
            <text:p>12.2250423011844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.72" calcext:value-type="float">
            <text:p>9.72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833]-[.D833])/[.E833]*100" office:value-type="float" office:value="11.7967332123412" calcext:value-type="float">
            <text:p>11.7967332123412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U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834]-[.D834])/[.E834]*100" office:value-type="float" office:value="5.22534291312868" calcext:value-type="float">
            <text:p>5.22534291312868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FW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.87" calcext:value-type="float">
            <text:p>14.87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835]-[.D835])/[.E835]*100" office:value-type="float" office:value="11.6983372921615" calcext:value-type="float">
            <text:p>11.6983372921615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T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.36" calcext:value-type="float">
            <text:p>15.36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836]-[.D836])/[.E836]*100" office:value-type="float" office:value="5.12662137121681" calcext:value-type="float">
            <text:p>5.12662137121681</text:p>
          </table:table-cell>
          <table:table-cell table:style-name="ce1" office:value-type="float" office:value="1.41" calcext:value-type="float">
            <text:p>1.4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F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837]-[.D837])/[.E837]*100" office:value-type="float" office:value="26.2577532736044" calcext:value-type="float">
            <text:p>26.2577532736044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N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838]-[.D838])/[.E838]*100" office:value-type="float" office:value="16.8690095846645" calcext:value-type="float">
            <text:p>16.869009584664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UZ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839]-[.D839])/[.E839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L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840]-[.D840])/[.E840]*100" office:value-type="float" office:value="9.97566909975669" calcext:value-type="float">
            <text:p>9.97566909975669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V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841]-[.D841])/[.E841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Y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.58" calcext:value-type="float">
            <text:p>17.58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842]-[.D842])/[.E842]*100" office:value-type="float" office:value="2.06128133704736" calcext:value-type="float">
            <text:p>2.06128133704736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W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.6" calcext:value-type="float">
            <text:p>22.6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843]-[.D843])/[.E843]*100" office:value-type="float" office:value="10.353034510115" calcext:value-type="float">
            <text:p>10.353034510115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W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844]-[.D844])/[.E844]*100" office:value-type="float" office:value="-12.2846025569761" calcext:value-type="float">
            <text:p>-12.2846025569761</text:p>
          </table:table-cell>
          <table:table-cell table:style-name="ce1" office:value-type="float" office:value="3.09" calcext:value-type="float">
            <text:p>3.0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SX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.86" calcext:value-type="float">
            <text:p>19.86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845]-[.D845])/[.E845]*100" office:value-type="float" office:value="10.8217332734621" calcext:value-type="float">
            <text:p>10.8217332734621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V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846]-[.D846])/[.E846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QU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.98" calcext:value-type="float">
            <text:p>16.98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847]-[.D847])/[.E847]*100" office:value-type="float" office:value="13.6756481952212" calcext:value-type="float">
            <text:p>13.6756481952212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QW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848]-[.D848])/[.E848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Z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849]-[.D849])/[.E849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W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.37" calcext:value-type="float">
            <text:p>19.37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850]-[.D850])/[.E850]*100" office:value-type="float" office:value="3.91865079365079" calcext:value-type="float">
            <text:p>3.91865079365079</text:p>
          </table:table-cell>
          <table:table-cell table:style-name="ce1" office:value-type="float" office:value="2.21" calcext:value-type="float">
            <text:p>2.2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QS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851]-[.D851])/[.E851]*100" office:value-type="float" office:value="15.0170648464164" calcext:value-type="float">
            <text:p>15.0170648464164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FY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.42" calcext:value-type="float">
            <text:p>24.42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852]-[.D852])/[.E852]*100" office:value-type="float" office:value="4.72103004291844" calcext:value-type="float">
            <text:p>4.7210300429184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NW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.68" calcext:value-type="float">
            <text:p>19.68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853]-[.D853])/[.E853]*100" office:value-type="float" office:value="-0.562084823709757" calcext:value-type="float">
            <text:p>-0.562084823709757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PR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.99" calcext:value-type="float">
            <text:p>20.99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854]-[.D854])/[.E854]*100" office:value-type="float" office:value="-4.79281078382425" calcext:value-type="float">
            <text:p>-4.79281078382425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.66" calcext:value-type="float">
            <text:p>18.66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855]-[.D855])/[.E855]*100" office:value-type="float" office:value="-0.538793103448284" calcext:value-type="float">
            <text:p>-0.53879310344828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RU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.83" calcext:value-type="float">
            <text:p>13.83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856]-[.D856])/[.E856]*100" office:value-type="float" office:value="12.5790139064475" calcext:value-type="float">
            <text:p>12.57901390644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O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857]-[.D857])/[.E857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R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.64" calcext:value-type="float">
            <text:p>16.64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858]-[.D858])/[.E858]*100" office:value-type="float" office:value="11.0636023516836" calcext:value-type="float">
            <text:p>11.0636023516836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RU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.77" calcext:value-type="float">
            <text:p>21.77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859]-[.D859])/[.E859]*100" office:value-type="float" office:value="9.81772990886496" calcext:value-type="float">
            <text:p>9.81772990886496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TX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.79" calcext:value-type="float">
            <text:p>22.79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860]-[.D860])/[.E860]*100" office:value-type="float" office:value="7.16904276985744" calcext:value-type="float">
            <text:p>7.16904276985744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NW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.97" calcext:value-type="float">
            <text:p>26.97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861]-[.D861])/[.E861]*100" office:value-type="float" office:value="5.53415061295973" calcext:value-type="float">
            <text:p>5.5341506129597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X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.61" calcext:value-type="float">
            <text:p>17.61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862]-[.D862])/[.E862]*100" office:value-type="float" office:value="-3.40575455079271" calcext:value-type="float">
            <text:p>-3.40575455079271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KN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.25" calcext:value-type="float">
            <text:p>20.25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863]-[.D863])/[.E863]*100" office:value-type="float" office:value="14.3401015228426" calcext:value-type="float">
            <text:p>14.340101522842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T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864]-[.D864])/[.E864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OX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.35" calcext:value-type="float">
            <text:p>15.35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865]-[.D865])/[.E865]*100" office:value-type="float" office:value="-0.261267145656428" calcext:value-type="float">
            <text:p>-0.261267145656428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JT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.09" calcext:value-type="float">
            <text:p>17.09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866]-[.D866])/[.E866]*100" office:value-type="float" office:value="-1.48456057007126" calcext:value-type="float">
            <text:p>-1.48456057007126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X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.71" calcext:value-type="float">
            <text:p>17.71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867]-[.D867])/[.E867]*100" office:value-type="float" office:value="-9.38851142680667" calcext:value-type="float">
            <text:p>-9.38851142680667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NU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868]-[.D868])/[.E868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O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.34" calcext:value-type="float">
            <text:p>12.34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869]-[.D869])/[.E869]*100" office:value-type="float" office:value="21.1501597444089" calcext:value-type="float">
            <text:p>21.1501597444089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found dead</text:p>
          </table:table-cell>
          <table:table-cell/>
        </table:table-row>
        <table:table-row table:style-name="ro1">
          <table:table-cell table:style-name="ce1" office:value-type="string" calcext:value-type="string">
            <text:p>DQW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870]-[.D870])/[.E870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V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871]-[.D871])/[.E871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T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872]-[.D872])/[.E872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UY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.27" calcext:value-type="float">
            <text:p>17.27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873]-[.D873])/[.E873]*100" office:value-type="float" office:value="3.78830083565459" calcext:value-type="float">
            <text:p>3.78830083565459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QY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.02" calcext:value-type="float">
            <text:p>23.02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874]-[.D874])/[.E874]*100" office:value-type="float" office:value="8.68702895676319" calcext:value-type="float">
            <text:p>8.68702895676319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O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.1" calcext:value-type="float">
            <text:p>19.1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875]-[.D875])/[.E875]*100" office:value-type="float" office:value="-6.17009449694276" calcext:value-type="float">
            <text:p>-6.17009449694276</text:p>
          </table:table-cell>
          <table:table-cell table:style-name="ce1" office:value-type="float" office:value="1.97" calcext:value-type="float">
            <text:p>1.9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PW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.75" calcext:value-type="float">
            <text:p>18.75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876]-[.D876])/[.E876]*100" office:value-type="float" office:value="15.8060170633139" calcext:value-type="float">
            <text:p>15.8060170633139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V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877]-[.D877])/[.E877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X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.25" calcext:value-type="float">
            <text:p>17.25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878]-[.D878])/[.E878]*100" office:value-type="float" office:value="12.3029994916116" calcext:value-type="float">
            <text:p>12.3029994916116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DX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879]-[.D879])/[.E879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W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880]-[.D880])/[.E880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M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.58" calcext:value-type="float">
            <text:p>19.58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881]-[.D881])/[.E881]*100" office:value-type="float" office:value="2.87698412698414" calcext:value-type="float">
            <text:p>2.87698412698414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GJ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.24" calcext:value-type="float">
            <text:p>12.24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882]-[.D882])/[.E882]*100" office:value-type="float" office:value="16.4505119453925" calcext:value-type="float">
            <text:p>16.4505119453925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U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.05" calcext:value-type="float">
            <text:p>24.05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883]-[.D883])/[.E883]*100" office:value-type="float" office:value="6.16465079984393" calcext:value-type="float">
            <text:p>6.16465079984393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HI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.05" calcext:value-type="float">
            <text:p>20.05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884]-[.D884])/[.E884]*100" office:value-type="float" office:value="-2.45273377618805" calcext:value-type="float">
            <text:p>-2.45273377618805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MO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.47" calcext:value-type="float">
            <text:p>22.47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885]-[.D885])/[.E885]*100" office:value-type="float" office:value="-12.1817274088867" calcext:value-type="float">
            <text:p>-12.1817274088867</text:p>
          </table:table-cell>
          <table:table-cell table:style-name="ce1" office:value-type="float" office:value="1.41" calcext:value-type="float">
            <text:p>1.4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IN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.35" calcext:value-type="float">
            <text:p>20.35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886]-[.D886])/[.E886]*100" office:value-type="float" office:value="-9.64439655172415" calcext:value-type="float">
            <text:p>-9.64439655172415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K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.38" calcext:value-type="float">
            <text:p>15.38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887]-[.D887])/[.E887]*100" office:value-type="float" office:value="2.78128950695322" calcext:value-type="float">
            <text:p>2.78128950695322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Y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888]-[.D888])/[.E888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LR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.67" calcext:value-type="float">
            <text:p>17.67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889]-[.D889])/[.E889]*100" office:value-type="float" office:value="5.55852485301977" calcext:value-type="float">
            <text:p>5.55852485301977</text:p>
          </table:table-cell>
          <table:table-cell table:style-name="ce1" office:value-type="float" office:value="1.19" calcext:value-type="float">
            <text:p>1.1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DY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.35" calcext:value-type="float">
            <text:p>23.35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890]-[.D890])/[.E890]*100" office:value-type="float" office:value="3.27257663628831" calcext:value-type="float">
            <text:p>3.27257663628831</text:p>
          </table:table-cell>
          <table:table-cell table:style-name="ce1" office:value-type="float" office:value="1.38" calcext:value-type="float">
            <text:p>1.3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HI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5.27" calcext:value-type="float">
            <text:p>25.27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891]-[.D891])/[.E891]*100" office:value-type="float" office:value="-2.93279022403258" calcext:value-type="float">
            <text:p>-2.93279022403258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NO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.13" calcext:value-type="float">
            <text:p>26.13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892]-[.D892])/[.E892]*100" office:value-type="float" office:value="8.47635726795097" calcext:value-type="float">
            <text:p>8.47635726795097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MV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.87" calcext:value-type="float">
            <text:p>18.87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893]-[.D893])/[.E893]*100" office:value-type="float" office:value="-10.8044627128597" calcext:value-type="float">
            <text:p>-10.8044627128597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KL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.08" calcext:value-type="float">
            <text:p>21.08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894]-[.D894])/[.E894]*100" office:value-type="float" office:value="10.82910321489" calcext:value-type="float">
            <text:p>10.82910321489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KQ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895]-[.D895])/[.E895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T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.44" calcext:value-type="float">
            <text:p>16.44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896]-[.D896])/[.E896]*100" office:value-type="float" office:value="-7.38079686479426" calcext:value-type="float">
            <text:p>-7.38079686479426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JS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.33" calcext:value-type="float">
            <text:p>17.33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897]-[.D897])/[.E897]*100" office:value-type="float" office:value="-2.90973871733966" calcext:value-type="float">
            <text:p>-2.90973871733966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L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.56" calcext:value-type="float">
            <text:p>17.56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898]-[.D898])/[.E898]*100" office:value-type="float" office:value="-8.46201358863494" calcext:value-type="float">
            <text:p>-8.46201358863494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HW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899]-[.D899])/[.E899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HM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900]-[.D900])/[.E900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UY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901]-[.D901])/[.E901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NO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902]-[.D902])/[.E902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T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903]-[.D903])/[.E903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U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.96" calcext:value-type="float">
            <text:p>18.96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904]-[.D904])/[.E904]*100" office:value-type="float" office:value="-5.62674094707522" calcext:value-type="float">
            <text:p>-5.62674094707522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RS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.95" calcext:value-type="float">
            <text:p>22.95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905]-[.D905])/[.E905]*100" office:value-type="float" office:value="8.9646965489885" calcext:value-type="float">
            <text:p>8.9646965489885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HV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.15" calcext:value-type="float">
            <text:p>20.15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906]-[.D906])/[.E906]*100" office:value-type="float" office:value="-12.0066703724291" calcext:value-type="float">
            <text:p>-12.0066703724291</text:p>
          </table:table-cell>
          <table:table-cell table:style-name="ce1" office:value-type="float" office:value="1.56" calcext:value-type="float">
            <text:p>1.5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IP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.88" calcext:value-type="float">
            <text:p>19.88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907]-[.D907])/[.E907]*100" office:value-type="float" office:value="10.7319263583296" calcext:value-type="float">
            <text:p>10.7319263583296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OY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908]-[.D908])/[.E908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MS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.63" calcext:value-type="float">
            <text:p>18.63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909]-[.D909])/[.E909]*100" office:value-type="float" office:value="5.28723945094053" calcext:value-type="float">
            <text:p>5.28723945094053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DQ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910]-[.D910])/[.E910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S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911]-[.D911])/[.E911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G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.71" calcext:value-type="float">
            <text:p>20.71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912]-[.D912])/[.E912]*100" office:value-type="float" office:value="-2.72817460317461" calcext:value-type="float">
            <text:p>-2.72817460317461</text:p>
          </table:table-cell>
          <table:table-cell table:style-name="ce1" office:value-type="float" office:value="1.88" calcext:value-type="float">
            <text:p>1.8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XY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.65" calcext:value-type="float">
            <text:p>12.65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913]-[.D913])/[.E913]*100" office:value-type="float" office:value="13.6518771331058" calcext:value-type="float">
            <text:p>13.6518771331058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LS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.04" calcext:value-type="float">
            <text:p>24.04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914]-[.D914])/[.E914]*100" office:value-type="float" office:value="6.20366757705814" calcext:value-type="float">
            <text:p>6.20366757705814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.23" calcext:value-type="float">
            <text:p>20.23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915]-[.D915])/[.E915]*100" office:value-type="float" office:value="-3.37250894225856" calcext:value-type="float">
            <text:p>-3.37250894225856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</text:p>
          </table:table-cell>
          <table:table-cell office:value-type="string" calcext:value-type="string">
            <text:p>LM02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53" calcext:value-type="float">
            <text:p>17.53</text:p>
          </table:table-cell>
          <table:table-cell table:formula="of:=([.E916]-[.D916])/[.E916]*100"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</text:p>
          </table:table-cell>
          <table:table-cell office:value-type="string" calcext:value-type="string">
            <text:p>LM02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.62" calcext:value-type="float">
            <text:p>24.62</text:p>
          </table:table-cell>
          <table:table-cell table:formula="of:=([.E917]-[.D917])/[.E917]*100"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pilled inoculum</text:p>
          </table:table-cell>
          <table:table-cell/>
        </table:table-row>
        <table:table-row table:style-name="ro1">
          <table:table-cell office:value-type="string" calcext:value-type="string">
            <text:p>AEY</text:p>
          </table:table-cell>
          <table:table-cell office:value-type="string" calcext:value-type="string">
            <text:p>LM02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.11" calcext:value-type="float">
            <text:p>20.11</text:p>
          </table:table-cell>
          <table:table-cell table:formula="of:=([.E918]-[.D918])/[.E918]*100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O</text:p>
          </table:table-cell>
          <table:table-cell office:value-type="string" calcext:value-type="string">
            <text:p>LM02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38" calcext:value-type="float">
            <text:p>15.38</text:p>
          </table:table-cell>
          <table:table-cell table:formula="of:=([.E919]-[.D919])/[.E919]*1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</text:p>
          </table:table-cell>
          <table:table-cell office:value-type="string" calcext:value-type="string">
            <text:p>LM02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24" calcext:value-type="float">
            <text:p>15.24</text:p>
          </table:table-cell>
          <table:table-cell table:formula="of:=([.E920]-[.D920])/[.E920]*100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S</text:p>
          </table:table-cell>
          <table:table-cell office:value-type="string" calcext:value-type="string">
            <text:p>LM02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.47" calcext:value-type="float">
            <text:p>18.47</text:p>
          </table:table-cell>
          <table:table-cell table:formula="of:=([.E921]-[.D921])/[.E921]*100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Z</text:p>
          </table:table-cell>
          <table:table-cell office:value-type="string" calcext:value-type="string">
            <text:p>LM02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69" calcext:value-type="float">
            <text:p>17.69</text:p>
          </table:table-cell>
          <table:table-cell table:formula="of:=([.E922]-[.D922])/[.E922]*100"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</text:p>
          </table:table-cell>
          <table:table-cell office:value-type="string" calcext:value-type="string">
            <text:p>LM0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.29" calcext:value-type="float">
            <text:p>23.29</text:p>
          </table:table-cell>
          <table:table-cell table:formula="of:=([.E923]-[.D923])/[.E923]*100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</text:p>
          </table:table-cell>
          <table:table-cell office:value-type="string" calcext:value-type="string">
            <text:p>LM02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.04" calcext:value-type="float">
            <text:p>18.04</text:p>
          </table:table-cell>
          <table:table-cell table:formula="of:=([.E924]-[.D924])/[.E924]*100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V</text:p>
          </table:table-cell>
          <table:table-cell office:value-type="string" calcext:value-type="string">
            <text:p>LM02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.73" calcext:value-type="float">
            <text:p>26.73</text:p>
          </table:table-cell>
          <table:table-cell table:formula="of:=([.E925]-[.D925])/[.E925]*100"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Z</text:p>
          </table:table-cell>
          <table:table-cell office:value-type="string" calcext:value-type="string">
            <text:p>LM0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.01" calcext:value-type="float">
            <text:p>18.01</text:p>
          </table:table-cell>
          <table:table-cell table:formula="of:=([.E926]-[.D926])/[.E926]*100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M</text:p>
          </table:table-cell>
          <table:table-cell office:value-type="string" calcext:value-type="string">
            <text:p>LM02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.09" calcext:value-type="float">
            <text:p>20.09</text:p>
          </table:table-cell>
          <table:table-cell table:formula="of:=([.E927]-[.D927])/[.E927]*100"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O</text:p>
          </table:table-cell>
          <table:table-cell office:value-type="string" calcext:value-type="string">
            <text:p>LM0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14" calcext:value-type="float">
            <text:p>19.14</text:p>
          </table:table-cell>
          <table:table-cell table:formula="of:=([.E928]-[.D928])/[.E928]*100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</text:p>
          </table:table-cell>
          <table:table-cell office:value-type="string" calcext:value-type="string">
            <text:p>LM02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.28" calcext:value-type="float">
            <text:p>21.28</text:p>
          </table:table-cell>
          <table:table-cell table:formula="of:=([.E929]-[.D929])/[.E929]*100"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X</text:p>
          </table:table-cell>
          <table:table-cell office:value-type="string" calcext:value-type="string">
            <text:p>LM0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.13" calcext:value-type="float">
            <text:p>16.13</text:p>
          </table:table-cell>
          <table:table-cell table:formula="of:=([.E930]-[.D930])/[.E930]*100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Y</text:p>
          </table:table-cell>
          <table:table-cell office:value-type="string" calcext:value-type="string">
            <text:p>LM0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.66" calcext:value-type="float">
            <text:p>18.66</text:p>
          </table:table-cell>
          <table:table-cell table:formula="of:=([.E931]-[.D931])/[.E931]*100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</text:p>
          </table:table-cell>
          <table:table-cell office:value-type="string" calcext:value-type="string">
            <text:p>LM02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.65" calcext:value-type="float">
            <text:p>24.65</text:p>
          </table:table-cell>
          <table:table-cell table:formula="of:=([.E932]-[.D932])/[.E932]*100"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</text:p>
          </table:table-cell>
          <table:table-cell office:value-type="string" calcext:value-type="string">
            <text:p>LM0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4" calcext:value-type="float">
            <text:p>19.4</text:p>
          </table:table-cell>
          <table:table-cell table:formula="of:=([.E933]-[.D933])/[.E933]*100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Z</text:p>
          </table:table-cell>
          <table:table-cell office:value-type="string" calcext:value-type="string">
            <text:p>LM02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.31" calcext:value-type="float">
            <text:p>24.31</text:p>
          </table:table-cell>
          <table:table-cell table:formula="of:=([.E934]-[.D934])/[.E934]*100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X</text:p>
          </table:table-cell>
          <table:table-cell office:value-type="string" calcext:value-type="string">
            <text:p>LM0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36" calcext:value-type="float">
            <text:p>19.36</text:p>
          </table:table-cell>
          <table:table-cell table:formula="of:=([.E935]-[.D935])/[.E935]*100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</text:p>
          </table:table-cell>
          <table:table-cell office:value-type="string" calcext:value-type="string">
            <text:p>LM02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54" calcext:value-type="float">
            <text:p>17.54</text:p>
          </table:table-cell>
          <table:table-cell table:formula="of:=([.E936]-[.D936])/[.E936]*100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Z</text:p>
          </table:table-cell>
          <table:table-cell office:value-type="string" calcext:value-type="string">
            <text:p>LM0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43" calcext:value-type="float">
            <text:p>13.43</text:p>
          </table:table-cell>
          <table:table-cell table:formula="of:=([.E937]-[.D937])/[.E937]*100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R</text:p>
          </table:table-cell>
          <table:table-cell office:value-type="string" calcext:value-type="string">
            <text:p>LM0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.32" calcext:value-type="float">
            <text:p>16.32</text:p>
          </table:table-cell>
          <table:table-cell table:formula="of:=([.E938]-[.D938])/[.E938]*100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S</text:p>
          </table:table-cell>
          <table:table-cell office:value-type="string" calcext:value-type="string">
            <text:p>LM0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.41" calcext:value-type="float">
            <text:p>14.41</text:p>
          </table:table-cell>
          <table:table-cell table:formula="of:=([.E939]-[.D939])/[.E939]*100"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F</text:p>
          </table:table-cell>
          <table:table-cell office:value-type="string" calcext:value-type="string">
            <text:p>LM02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.32" calcext:value-type="float">
            <text:p>24.32</text:p>
          </table:table-cell>
          <table:table-cell table:formula="of:=([.E940]-[.D940])/[.E940]*100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R</text:p>
          </table:table-cell>
          <table:table-cell office:value-type="string" calcext:value-type="string">
            <text:p>LM02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15" calcext:value-type="float">
            <text:p>15.15</text:p>
          </table:table-cell>
          <table:table-cell table:formula="of:=([.E941]-[.D941])/[.E941]*100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H</text:p>
          </table:table-cell>
          <table:table-cell office:value-type="string" calcext:value-type="string">
            <text:p>LM0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.53" calcext:value-type="float">
            <text:p>21.53</text:p>
          </table:table-cell>
          <table:table-cell table:formula="of:=([.E942]-[.D942])/[.E942]*100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K</text:p>
          </table:table-cell>
          <table:table-cell office:value-type="string" calcext:value-type="string">
            <text:p>LM02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92" calcext:value-type="float">
            <text:p>15.92</text:p>
          </table:table-cell>
          <table:table-cell table:formula="of:=([.E943]-[.D943])/[.E943]*100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</text:p>
          </table:table-cell>
          <table:table-cell office:value-type="string" calcext:value-type="string">
            <text:p>LM0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42" calcext:value-type="float">
            <text:p>15.42</text:p>
          </table:table-cell>
          <table:table-cell table:formula="of:=([.E944]-[.D944])/[.E944]*100"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</text:p>
          </table:table-cell>
          <table:table-cell office:value-type="string" calcext:value-type="string">
            <text:p>LM02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81" calcext:value-type="float">
            <text:p>19.81</text:p>
          </table:table-cell>
          <table:table-cell table:formula="of:=([.E945]-[.D945])/[.E945]*100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U</text:p>
          </table:table-cell>
          <table:table-cell office:value-type="string" calcext:value-type="string">
            <text:p>LM02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29" calcext:value-type="float">
            <text:p>17.29</text:p>
          </table:table-cell>
          <table:table-cell table:formula="of:=([.E946]-[.D946])/[.E946]*100"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</text:p>
          </table:table-cell>
          <table:table-cell office:value-type="string" calcext:value-type="string">
            <text:p>LM0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44" calcext:value-type="float">
            <text:p>19.44</text:p>
          </table:table-cell>
          <table:table-cell table:formula="of:=([.E947]-[.D947])/[.E947]*100"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</text:p>
          </table:table-cell>
          <table:table-cell office:value-type="string" calcext:value-type="string">
            <text:p>LM02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.53" calcext:value-type="float">
            <text:p>16.53</text:p>
          </table:table-cell>
          <table:table-cell table:formula="of:=([.E948]-[.D948])/[.E948]*100"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N</text:p>
          </table:table-cell>
          <table:table-cell office:value-type="string" calcext:value-type="string">
            <text:p>LM02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.56" calcext:value-type="float">
            <text:p>20.56</text:p>
          </table:table-cell>
          <table:table-cell table:formula="of:=([.E949]-[.D949])/[.E949]*100"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</text:p>
          </table:table-cell>
          <table:table-cell office:value-type="string" calcext:value-type="string">
            <text:p>LM02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.94" calcext:value-type="float">
            <text:p>16.94</text:p>
          </table:table-cell>
          <table:table-cell table:formula="of:=([.E950]-[.D950])/[.E950]*100"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Z</text:p>
          </table:table-cell>
          <table:table-cell office:value-type="string" calcext:value-type="string">
            <text:p>LM0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66" calcext:value-type="float">
            <text:p>13.66</text:p>
          </table:table-cell>
          <table:table-cell table:formula="of:=([.E951]-[.D951])/[.E951]*100"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X</text:p>
          </table:table-cell>
          <table:table-cell office:value-type="string" calcext:value-type="string">
            <text:p>LM0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12" calcext:value-type="float">
            <text:p>17.12</text:p>
          </table:table-cell>
          <table:table-cell table:formula="of:=([.E952]-[.D952])/[.E952]*10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LM0258</text:p>
          </table:table-cell>
          <table:table-cell office:value-type="float" office:value="1" calcext:value-type="float">
            <text:p>1</text:p>
          </table:table-cell>
          <table:table-cell office:value-type="float" office:value="17.24" calcext:value-type="float">
            <text:p>17.24</text:p>
          </table:table-cell>
          <table:table-cell office:value-type="float" office:value="17.53" calcext:value-type="float">
            <text:p>17.53</text:p>
          </table:table-cell>
          <table:table-cell table:formula="of:=([.E953]-[.D953])/[.E953]*100" office:value-type="float" office:value="1.65430690245295" calcext:value-type="float">
            <text:p>1.65430690245295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LM0259</text:p>
          </table:table-cell>
          <table:table-cell office:value-type="float" office:value="1" calcext:value-type="float">
            <text:p>1</text:p>
          </table:table-cell>
          <table:table-cell office:value-type="float" office:value="24.71" calcext:value-type="float">
            <text:p>24.71</text:p>
          </table:table-cell>
          <table:table-cell office:value-type="float" office:value="24.62" calcext:value-type="float">
            <text:p>24.62</text:p>
          </table:table-cell>
          <table:table-cell table:formula="of:=([.E954]-[.D954])/[.E954]*100" office:value-type="float" office:value="-0.365556458164094" calcext:value-type="float">
            <text:p>-0.365556458164094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M0260</text:p>
          </table:table-cell>
          <table:table-cell office:value-type="float" office:value="1" calcext:value-type="float">
            <text:p>1</text:p>
          </table:table-cell>
          <table:table-cell office:value-type="float" office:value="19.93" calcext:value-type="float">
            <text:p>19.93</text:p>
          </table:table-cell>
          <table:table-cell office:value-type="float" office:value="20.11" calcext:value-type="float">
            <text:p>20.11</text:p>
          </table:table-cell>
          <table:table-cell table:formula="of:=([.E955]-[.D955])/[.E955]*100" office:value-type="float" office:value="0.89507707608155" calcext:value-type="float">
            <text:p>0.89507707608155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</text:p>
          </table:table-cell>
          <table:table-cell office:value-type="string" calcext:value-type="string">
            <text:p>LM0261</text:p>
          </table:table-cell>
          <table:table-cell office:value-type="float" office:value="1" calcext:value-type="float">
            <text:p>1</text:p>
          </table:table-cell>
          <table:table-cell office:value-type="float" office:value="15.79" calcext:value-type="float">
            <text:p>15.79</text:p>
          </table:table-cell>
          <table:table-cell office:value-type="float" office:value="15.38" calcext:value-type="float">
            <text:p>15.38</text:p>
          </table:table-cell>
          <table:table-cell table:formula="of:=([.E956]-[.D956])/[.E956]*100" office:value-type="float" office:value="-2.66579973992197" calcext:value-type="float">
            <text:p>-2.6657997399219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V</text:p>
          </table:table-cell>
          <table:table-cell office:value-type="string" calcext:value-type="string">
            <text:p>LM0262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office:value-type="float" office:value="15.24" calcext:value-type="float">
            <text:p>15.24</text:p>
          </table:table-cell>
          <table:table-cell table:formula="of:=([.E957]-[.D957])/[.E957]*100" office:value-type="float" office:value="2.29658792650918" calcext:value-type="float">
            <text:p>2.2965879265091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</text:p>
          </table:table-cell>
          <table:table-cell office:value-type="string" calcext:value-type="string">
            <text:p>LM0263</text:p>
          </table:table-cell>
          <table:table-cell office:value-type="float" office:value="1" calcext:value-type="float">
            <text:p>1</text:p>
          </table:table-cell>
          <table:table-cell office:value-type="float" office:value="18.96" calcext:value-type="float">
            <text:p>18.96</text:p>
          </table:table-cell>
          <table:table-cell office:value-type="float" office:value="18.47" calcext:value-type="float">
            <text:p>18.47</text:p>
          </table:table-cell>
          <table:table-cell table:formula="of:=([.E958]-[.D958])/[.E958]*100" office:value-type="float" office:value="-2.65295073091501" calcext:value-type="float">
            <text:p>-2.6529507309150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X</text:p>
          </table:table-cell>
          <table:table-cell office:value-type="string" calcext:value-type="string">
            <text:p>LM0264</text:p>
          </table:table-cell>
          <table:table-cell office:value-type="float" office:value="1" calcext:value-type="float">
            <text:p>1</text:p>
          </table:table-cell>
          <table:table-cell office:value-type="float" office:value="14.68" calcext:value-type="float">
            <text:p>14.68</text:p>
          </table:table-cell>
          <table:table-cell office:value-type="float" office:value="17.69" calcext:value-type="float">
            <text:p>17.69</text:p>
          </table:table-cell>
          <table:table-cell table:formula="of:=([.E959]-[.D959])/[.E959]*100" office:value-type="float" office:value="17.0152628603731" calcext:value-type="float">
            <text:p>17.015262860373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calm,but fit</text:p>
          </table:table-cell>
          <table:table-cell/>
        </table:table-row>
        <table:table-row table:style-name="ro1">
          <table:table-cell office:value-type="string" calcext:value-type="string">
            <text:p>GPZ</text:p>
          </table:table-cell>
          <table:table-cell office:value-type="string" calcext:value-type="string">
            <text:p>LM0265</text:p>
          </table:table-cell>
          <table:table-cell office:value-type="float" office:value="1" calcext:value-type="float">
            <text:p>1</text:p>
          </table:table-cell>
          <table:table-cell office:value-type="float" office:value="23.78" calcext:value-type="float">
            <text:p>23.78</text:p>
          </table:table-cell>
          <table:table-cell office:value-type="float" office:value="23.29" calcext:value-type="float">
            <text:p>23.29</text:p>
          </table:table-cell>
          <table:table-cell table:formula="of:=([.E960]-[.D960])/[.E960]*100" office:value-type="float" office:value="-2.1039072563332" calcext:value-type="float">
            <text:p>-2.1039072563332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Q</text:p>
          </table:table-cell>
          <table:table-cell office:value-type="string" calcext:value-type="string">
            <text:p>LM0266</text:p>
          </table:table-cell>
          <table:table-cell office:value-type="float" office:value="1" calcext:value-type="float">
            <text:p>1</text:p>
          </table:table-cell>
          <table:table-cell office:value-type="float" office:value="18.7" calcext:value-type="float">
            <text:p>18.7</text:p>
          </table:table-cell>
          <table:table-cell office:value-type="float" office:value="18.04" calcext:value-type="float">
            <text:p>18.04</text:p>
          </table:table-cell>
          <table:table-cell table:formula="of:=([.E961]-[.D961])/[.E961]*100" office:value-type="float" office:value="-3.65853658536585" calcext:value-type="float">
            <text:p>-3.65853658536585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Z</text:p>
          </table:table-cell>
          <table:table-cell office:value-type="string" calcext:value-type="string">
            <text:p>LM0267</text:p>
          </table:table-cell>
          <table:table-cell office:value-type="float" office:value="1" calcext:value-type="float">
            <text:p>1</text:p>
          </table:table-cell>
          <table:table-cell office:value-type="float" office:value="26.72" calcext:value-type="float">
            <text:p>26.72</text:p>
          </table:table-cell>
          <table:table-cell office:value-type="float" office:value="26.73" calcext:value-type="float">
            <text:p>26.73</text:p>
          </table:table-cell>
          <table:table-cell table:formula="of:=([.E962]-[.D962])/[.E962]*100" office:value-type="float" office:value="0.0374111485222655" calcext:value-type="float">
            <text:p>0.03741114852226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</text:p>
          </table:table-cell>
          <table:table-cell office:value-type="string" calcext:value-type="string">
            <text:p>LM0268</text:p>
          </table:table-cell>
          <table:table-cell office:value-type="float" office:value="1" calcext:value-type="float">
            <text:p>1</text:p>
          </table:table-cell>
          <table:table-cell office:value-type="float" office:value="18.15" calcext:value-type="float">
            <text:p>18.15</text:p>
          </table:table-cell>
          <table:table-cell office:value-type="float" office:value="18.01" calcext:value-type="float">
            <text:p>18.01</text:p>
          </table:table-cell>
          <table:table-cell table:formula="of:=([.E963]-[.D963])/[.E963]*100" office:value-type="float" office:value="-0.777345918933909" calcext:value-type="float">
            <text:p>-0.77734591893390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U</text:p>
          </table:table-cell>
          <table:table-cell office:value-type="string" calcext:value-type="string">
            <text:p>LM0269</text:p>
          </table:table-cell>
          <table:table-cell office:value-type="float" office:value="1" calcext:value-type="float">
            <text:p>1</text:p>
          </table:table-cell>
          <table:table-cell office:value-type="float" office:value="20.91" calcext:value-type="float">
            <text:p>20.91</text:p>
          </table:table-cell>
          <table:table-cell office:value-type="float" office:value="20.09" calcext:value-type="float">
            <text:p>20.09</text:p>
          </table:table-cell>
          <table:table-cell table:formula="of:=([.E964]-[.D964])/[.E964]*100" office:value-type="float" office:value="-4.08163265306123" calcext:value-type="float">
            <text:p>-4.0816326530612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</text:p>
          </table:table-cell>
          <table:table-cell office:value-type="string" calcext:value-type="string">
            <text:p>LM0270</text:p>
          </table:table-cell>
          <table:table-cell office:value-type="float" office:value="1" calcext:value-type="float">
            <text:p>1</text:p>
          </table:table-cell>
          <table:table-cell office:value-type="float" office:value="19.88" calcext:value-type="float">
            <text:p>19.88</text:p>
          </table:table-cell>
          <table:table-cell office:value-type="float" office:value="19.14" calcext:value-type="float">
            <text:p>19.14</text:p>
          </table:table-cell>
          <table:table-cell table:formula="of:=([.E965]-[.D965])/[.E965]*100" office:value-type="float" office:value="-3.86624869383489" calcext:value-type="float">
            <text:p>-3.8662486938348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</text:p>
          </table:table-cell>
          <table:table-cell office:value-type="string" calcext:value-type="string">
            <text:p>LM0271</text:p>
          </table:table-cell>
          <table:table-cell office:value-type="float" office:value="1" calcext:value-type="float">
            <text:p>1</text:p>
          </table:table-cell>
          <table:table-cell office:value-type="float" office:value="20.92" calcext:value-type="float">
            <text:p>20.92</text:p>
          </table:table-cell>
          <table:table-cell office:value-type="float" office:value="21.28" calcext:value-type="float">
            <text:p>21.28</text:p>
          </table:table-cell>
          <table:table-cell table:formula="of:=([.E966]-[.D966])/[.E966]*100" office:value-type="float" office:value="1.69172932330827" calcext:value-type="float">
            <text:p>1.6917293233082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</text:p>
          </table:table-cell>
          <table:table-cell office:value-type="string" calcext:value-type="string">
            <text:p>LM0272</text:p>
          </table:table-cell>
          <table:table-cell office:value-type="float" office:value="1" calcext:value-type="float">
            <text:p>1</text:p>
          </table:table-cell>
          <table:table-cell office:value-type="float" office:value="16.16" calcext:value-type="float">
            <text:p>16.16</text:p>
          </table:table-cell>
          <table:table-cell office:value-type="float" office:value="16.13" calcext:value-type="float">
            <text:p>16.13</text:p>
          </table:table-cell>
          <table:table-cell table:formula="of:=([.E967]-[.D967])/[.E967]*100" office:value-type="float" office:value="-0.185988840669567" calcext:value-type="float">
            <text:p>-0.18598884066956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U</text:p>
          </table:table-cell>
          <table:table-cell office:value-type="string" calcext:value-type="string">
            <text:p>LM0273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18.66" calcext:value-type="float">
            <text:p>18.66</text:p>
          </table:table-cell>
          <table:table-cell table:formula="of:=([.E968]-[.D968])/[.E968]*100" office:value-type="float" office:value="0.321543408360122" calcext:value-type="float">
            <text:p>0.321543408360122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</text:p>
          </table:table-cell>
          <table:table-cell office:value-type="string" calcext:value-type="string">
            <text:p>LM0274</text:p>
          </table:table-cell>
          <table:table-cell office:value-type="float" office:value="1" calcext:value-type="float">
            <text:p>1</text:p>
          </table:table-cell>
          <table:table-cell office:value-type="float" office:value="22.59" calcext:value-type="float">
            <text:p>22.59</text:p>
          </table:table-cell>
          <table:table-cell office:value-type="float" office:value="24.65" calcext:value-type="float">
            <text:p>24.65</text:p>
          </table:table-cell>
          <table:table-cell table:formula="of:=([.E969]-[.D969])/[.E969]*100" office:value-type="float" office:value="8.35699797160243" calcext:value-type="float">
            <text:p>8.3569979716024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</text:p>
          </table:table-cell>
          <table:table-cell office:value-type="string" calcext:value-type="string">
            <text:p>LM0275</text:p>
          </table:table-cell>
          <table:table-cell office:value-type="float" office:value="1" calcext:value-type="float">
            <text:p>1</text:p>
          </table:table-cell>
          <table:table-cell office:value-type="float" office:value="17.92" calcext:value-type="float">
            <text:p>17.92</text:p>
          </table:table-cell>
          <table:table-cell office:value-type="float" office:value="19.4" calcext:value-type="float">
            <text:p>19.4</text:p>
          </table:table-cell>
          <table:table-cell table:formula="of:=([.E970]-[.D970])/[.E970]*100" office:value-type="float" office:value="7.62886597938143" calcext:value-type="float">
            <text:p>7.6288659793814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Z</text:p>
          </table:table-cell>
          <table:table-cell office:value-type="string" calcext:value-type="string">
            <text:p>LM0276</text:p>
          </table:table-cell>
          <table:table-cell office:value-type="float" office:value="1" calcext:value-type="float">
            <text:p>1</text:p>
          </table:table-cell>
          <table:table-cell office:value-type="float" office:value="24.3" calcext:value-type="float">
            <text:p>24.3</text:p>
          </table:table-cell>
          <table:table-cell office:value-type="float" office:value="24.31" calcext:value-type="float">
            <text:p>24.31</text:p>
          </table:table-cell>
          <table:table-cell table:formula="of:=([.E971]-[.D971])/[.E971]*100" office:value-type="float" office:value="0.0411353352529741" calcext:value-type="float">
            <text:p>0.041135335252974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Y</text:p>
          </table:table-cell>
          <table:table-cell office:value-type="string" calcext:value-type="string">
            <text:p>LM0277</text:p>
          </table:table-cell>
          <table:table-cell office:value-type="float" office:value="1" calcext:value-type="float">
            <text:p>1</text:p>
          </table:table-cell>
          <table:table-cell office:value-type="float" office:value="19.45" calcext:value-type="float">
            <text:p>19.45</text:p>
          </table:table-cell>
          <table:table-cell office:value-type="float" office:value="19.36" calcext:value-type="float">
            <text:p>19.36</text:p>
          </table:table-cell>
          <table:table-cell table:formula="of:=([.E972]-[.D972])/[.E972]*100" office:value-type="float" office:value="-0.464876033057851" calcext:value-type="float">
            <text:p>-0.46487603305785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U</text:p>
          </table:table-cell>
          <table:table-cell office:value-type="string" calcext:value-type="string">
            <text:p>LM0278</text:p>
          </table:table-cell>
          <table:table-cell office:value-type="float" office:value="1" calcext:value-type="float">
            <text:p>1</text:p>
          </table:table-cell>
          <table:table-cell office:value-type="float" office:value="17.35" calcext:value-type="float">
            <text:p>17.35</text:p>
          </table:table-cell>
          <table:table-cell office:value-type="float" office:value="17.54" calcext:value-type="float">
            <text:p>17.54</text:p>
          </table:table-cell>
          <table:table-cell table:formula="of:=([.E973]-[.D973])/[.E973]*100" office:value-type="float" office:value="1.08323831242872" calcext:value-type="float">
            <text:p>1.08323831242872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</text:p>
          </table:table-cell>
          <table:table-cell office:value-type="string" calcext:value-type="string">
            <text:p>LM0279</text:p>
          </table:table-cell>
          <table:table-cell office:value-type="float" office:value="1" calcext:value-type="float">
            <text:p>1</text:p>
          </table:table-cell>
          <table:table-cell office:value-type="float" office:value="13.13" calcext:value-type="float">
            <text:p>13.13</text:p>
          </table:table-cell>
          <table:table-cell office:value-type="float" office:value="13.43" calcext:value-type="float">
            <text:p>13.43</text:p>
          </table:table-cell>
          <table:table-cell table:formula="of:=([.E974]-[.D974])/[.E974]*100" office:value-type="float" office:value="2.2338049143708" calcext:value-type="float">
            <text:p>2.233804914370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Q</text:p>
          </table:table-cell>
          <table:table-cell office:value-type="string" calcext:value-type="string">
            <text:p>LM0280</text:p>
          </table:table-cell>
          <table:table-cell office:value-type="float" office:value="1" calcext:value-type="float">
            <text:p>1</text:p>
          </table:table-cell>
          <table:table-cell office:value-type="float" office:value="16.23" calcext:value-type="float">
            <text:p>16.23</text:p>
          </table:table-cell>
          <table:table-cell office:value-type="float" office:value="16.32" calcext:value-type="float">
            <text:p>16.32</text:p>
          </table:table-cell>
          <table:table-cell table:formula="of:=([.E975]-[.D975])/[.E975]*100" office:value-type="float" office:value="0.551470588235293" calcext:value-type="float">
            <text:p>0.55147058823529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LM0281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office:value-type="float" office:value="14.41" calcext:value-type="float">
            <text:p>14.41</text:p>
          </table:table-cell>
          <table:table-cell table:formula="of:=([.E976]-[.D976])/[.E976]*100" office:value-type="float" office:value="2.9146426092991" calcext:value-type="float">
            <text:p>2.914642609299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S</text:p>
          </table:table-cell>
          <table:table-cell office:value-type="string" calcext:value-type="string">
            <text:p>LM0282</text:p>
          </table:table-cell>
          <table:table-cell office:value-type="float" office:value="1" calcext:value-type="float">
            <text:p>1</text:p>
          </table:table-cell>
          <table:table-cell office:value-type="float" office:value="23.8" calcext:value-type="float">
            <text:p>23.8</text:p>
          </table:table-cell>
          <table:table-cell office:value-type="float" office:value="24.32" calcext:value-type="float">
            <text:p>24.32</text:p>
          </table:table-cell>
          <table:table-cell table:formula="of:=([.E977]-[.D977])/[.E977]*100" office:value-type="float" office:value="2.13815789473684" calcext:value-type="float">
            <text:p>2.13815789473684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Y</text:p>
          </table:table-cell>
          <table:table-cell office:value-type="string" calcext:value-type="string">
            <text:p>LM0283</text:p>
          </table:table-cell>
          <table:table-cell office:value-type="float" office:value="1" calcext:value-type="float">
            <text:p>1</text:p>
          </table:table-cell>
          <table:table-cell office:value-type="float" office:value="14.56" calcext:value-type="float">
            <text:p>14.56</text:p>
          </table:table-cell>
          <table:table-cell office:value-type="float" office:value="15.15" calcext:value-type="float">
            <text:p>15.15</text:p>
          </table:table-cell>
          <table:table-cell table:formula="of:=([.E978]-[.D978])/[.E978]*100" office:value-type="float" office:value="3.89438943894389" calcext:value-type="float">
            <text:p>3.8943894389438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K</text:p>
          </table:table-cell>
          <table:table-cell office:value-type="string" calcext:value-type="string">
            <text:p>LM0284</text:p>
          </table:table-cell>
          <table:table-cell office:value-type="float" office:value="1" calcext:value-type="float">
            <text:p>1</text:p>
          </table:table-cell>
          <table:table-cell office:value-type="float" office:value="21.88" calcext:value-type="float">
            <text:p>21.88</text:p>
          </table:table-cell>
          <table:table-cell office:value-type="float" office:value="21.53" calcext:value-type="float">
            <text:p>21.53</text:p>
          </table:table-cell>
          <table:table-cell table:formula="of:=([.E979]-[.D979])/[.E979]*100" office:value-type="float" office:value="-1.62563864375289" calcext:value-type="float">
            <text:p>-1.6256386437528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</text:p>
          </table:table-cell>
          <table:table-cell office:value-type="string" calcext:value-type="string">
            <text:p>LM0285</text:p>
          </table:table-cell>
          <table:table-cell office:value-type="float" office:value="1" calcext:value-type="float">
            <text:p>1</text:p>
          </table:table-cell>
          <table:table-cell office:value-type="float" office:value="15.28" calcext:value-type="float">
            <text:p>15.28</text:p>
          </table:table-cell>
          <table:table-cell office:value-type="float" office:value="15.92" calcext:value-type="float">
            <text:p>15.92</text:p>
          </table:table-cell>
          <table:table-cell table:formula="of:=([.E980]-[.D980])/[.E980]*100" office:value-type="float" office:value="4.02010050251257" calcext:value-type="float">
            <text:p>4.0201005025125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</text:p>
          </table:table-cell>
          <table:table-cell office:value-type="string" calcext:value-type="string">
            <text:p>LM0286</text:p>
          </table:table-cell>
          <table:table-cell office:value-type="float" office:value="1" calcext:value-type="float">
            <text:p>1</text:p>
          </table:table-cell>
          <table:table-cell office:value-type="float" office:value="15.38" calcext:value-type="float">
            <text:p>15.38</text:p>
          </table:table-cell>
          <table:table-cell office:value-type="float" office:value="15.42" calcext:value-type="float">
            <text:p>15.42</text:p>
          </table:table-cell>
          <table:table-cell table:formula="of:=([.E981]-[.D981])/[.E981]*100" office:value-type="float" office:value="0.259403372243834" calcext:value-type="float">
            <text:p>0.259403372243834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X</text:p>
          </table:table-cell>
          <table:table-cell office:value-type="string" calcext:value-type="string">
            <text:p>LM0287</text:p>
          </table:table-cell>
          <table:table-cell office:value-type="float" office:value="1" calcext:value-type="float">
            <text:p>1</text:p>
          </table:table-cell>
          <table:table-cell office:value-type="float" office:value="19.16" calcext:value-type="float">
            <text:p>19.16</text:p>
          </table:table-cell>
          <table:table-cell office:value-type="float" office:value="19.81" calcext:value-type="float">
            <text:p>19.81</text:p>
          </table:table-cell>
          <table:table-cell table:formula="of:=([.E982]-[.D982])/[.E982]*100" office:value-type="float" office:value="3.28117112569409" calcext:value-type="float">
            <text:p>3.2811711256940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X</text:p>
          </table:table-cell>
          <table:table-cell office:value-type="string" calcext:value-type="string">
            <text:p>LM0288</text:p>
          </table:table-cell>
          <table:table-cell office:value-type="float" office:value="1" calcext:value-type="float">
            <text:p>1</text:p>
          </table:table-cell>
          <table:table-cell office:value-type="float" office:value="16.81" calcext:value-type="float">
            <text:p>16.81</text:p>
          </table:table-cell>
          <table:table-cell office:value-type="float" office:value="17.29" calcext:value-type="float">
            <text:p>17.29</text:p>
          </table:table-cell>
          <table:table-cell table:formula="of:=([.E983]-[.D983])/[.E983]*100" office:value-type="float" office:value="2.77617119722383" calcext:value-type="float">
            <text:p>2.7761711972238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W</text:p>
          </table:table-cell>
          <table:table-cell office:value-type="string" calcext:value-type="string">
            <text:p>LM0289</text:p>
          </table:table-cell>
          <table:table-cell office:value-type="float" office:value="1" calcext:value-type="float">
            <text:p>1</text:p>
          </table:table-cell>
          <table:table-cell office:value-type="float" office:value="18.93" calcext:value-type="float">
            <text:p>18.93</text:p>
          </table:table-cell>
          <table:table-cell office:value-type="float" office:value="19.44" calcext:value-type="float">
            <text:p>19.44</text:p>
          </table:table-cell>
          <table:table-cell table:formula="of:=([.E984]-[.D984])/[.E984]*100" office:value-type="float" office:value="2.62345679012346" calcext:value-type="float">
            <text:p>2.6234567901234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</text:p>
          </table:table-cell>
          <table:table-cell office:value-type="string" calcext:value-type="string">
            <text:p>LM0291</text:p>
          </table:table-cell>
          <table:table-cell office:value-type="float" office:value="1" calcext:value-type="float">
            <text:p>1</text:p>
          </table:table-cell>
          <table:table-cell office:value-type="float" office:value="16.39" calcext:value-type="float">
            <text:p>16.39</text:p>
          </table:table-cell>
          <table:table-cell office:value-type="float" office:value="16.53" calcext:value-type="float">
            <text:p>16.53</text:p>
          </table:table-cell>
          <table:table-cell table:formula="of:=([.E985]-[.D985])/[.E985]*100" office:value-type="float" office:value="0.846944948578346" calcext:value-type="float">
            <text:p>0.84694494857834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W</text:p>
          </table:table-cell>
          <table:table-cell office:value-type="string" calcext:value-type="string">
            <text:p>LM0292</text:p>
          </table:table-cell>
          <table:table-cell office:value-type="float" office:value="1" calcext:value-type="float">
            <text:p>1</text:p>
          </table:table-cell>
          <table:table-cell office:value-type="float" office:value="20.57" calcext:value-type="float">
            <text:p>20.57</text:p>
          </table:table-cell>
          <table:table-cell office:value-type="float" office:value="20.56" calcext:value-type="float">
            <text:p>20.56</text:p>
          </table:table-cell>
          <table:table-cell table:formula="of:=([.E986]-[.D986])/[.E986]*100" office:value-type="float" office:value="-0.0486381322957275" calcext:value-type="float">
            <text:p>-0.04863813229572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U</text:p>
          </table:table-cell>
          <table:table-cell office:value-type="string" calcext:value-type="string">
            <text:p>LM0293</text:p>
          </table:table-cell>
          <table:table-cell office:value-type="float" office:value="1" calcext:value-type="float">
            <text:p>1</text:p>
          </table:table-cell>
          <table:table-cell office:value-type="float" office:value="16.89" calcext:value-type="float">
            <text:p>16.89</text:p>
          </table:table-cell>
          <table:table-cell office:value-type="float" office:value="16.94" calcext:value-type="float">
            <text:p>16.94</text:p>
          </table:table-cell>
          <table:table-cell table:formula="of:=([.E987]-[.D987])/[.E987]*100" office:value-type="float" office:value="0.295159386068481" calcext:value-type="float">
            <text:p>0.29515938606848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Y</text:p>
          </table:table-cell>
          <table:table-cell office:value-type="string" calcext:value-type="string">
            <text:p>LM0294</text:p>
          </table:table-cell>
          <table:table-cell office:value-type="float" office:value="1" calcext:value-type="float">
            <text:p>1</text:p>
          </table:table-cell>
          <table:table-cell office:value-type="float" office:value="13.63" calcext:value-type="float">
            <text:p>13.63</text:p>
          </table:table-cell>
          <table:table-cell office:value-type="float" office:value="13.66" calcext:value-type="float">
            <text:p>13.66</text:p>
          </table:table-cell>
          <table:table-cell table:formula="of:=([.E988]-[.D988])/[.E988]*100" office:value-type="float" office:value="0.219619326500727" calcext:value-type="float">
            <text:p>0.21961932650072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</text:p>
          </table:table-cell>
          <table:table-cell office:value-type="string" calcext:value-type="string">
            <text:p>LM0295</text:p>
          </table:table-cell>
          <table:table-cell office:value-type="float" office:value="1" calcext:value-type="float">
            <text:p>1</text:p>
          </table:table-cell>
          <table:table-cell office:value-type="float" office:value="17.4" calcext:value-type="float">
            <text:p>17.4</text:p>
          </table:table-cell>
          <table:table-cell office:value-type="float" office:value="17.12" calcext:value-type="float">
            <text:p>17.12</text:p>
          </table:table-cell>
          <table:table-cell table:formula="of:=([.E989]-[.D989])/[.E989]*100" office:value-type="float" office:value="-1.63551401869157" calcext:value-type="float">
            <text:p>-1.6355140186915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U</text:p>
          </table:table-cell>
          <table:table-cell office:value-type="string" calcext:value-type="string">
            <text:p>LM0258</text:p>
          </table:table-cell>
          <table:table-cell office:value-type="float" office:value="2" calcext:value-type="float">
            <text:p>2</text:p>
          </table:table-cell>
          <table:table-cell office:value-type="float" office:value="17.35" calcext:value-type="float">
            <text:p>17.35</text:p>
          </table:table-cell>
          <table:table-cell office:value-type="float" office:value="17.53" calcext:value-type="float">
            <text:p>17.53</text:p>
          </table:table-cell>
          <table:table-cell table:formula="of:=([.E990]-[.D990])/[.E990]*100" office:value-type="float" office:value="1.02681118083286" calcext:value-type="float">
            <text:p>1.0268111808328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</text:p>
          </table:table-cell>
          <table:table-cell office:value-type="string" calcext:value-type="string">
            <text:p>LM0259</text:p>
          </table:table-cell>
          <table:table-cell office:value-type="float" office:value="2" calcext:value-type="float">
            <text:p>2</text:p>
          </table:table-cell>
          <table:table-cell office:value-type="float" office:value="25.13" calcext:value-type="float">
            <text:p>25.13</text:p>
          </table:table-cell>
          <table:table-cell office:value-type="float" office:value="24.62" calcext:value-type="float">
            <text:p>24.62</text:p>
          </table:table-cell>
          <table:table-cell table:formula="of:=([.E991]-[.D991])/[.E991]*100" office:value-type="float" office:value="-2.07148659626319" calcext:value-type="float">
            <text:p>-2.0714865962631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</text:p>
          </table:table-cell>
          <table:table-cell office:value-type="string" calcext:value-type="string">
            <text:p>LM0260</text:p>
          </table:table-cell>
          <table:table-cell office:value-type="float" office:value="2" calcext:value-type="float">
            <text:p>2</text:p>
          </table:table-cell>
          <table:table-cell office:value-type="float" office:value="19.46" calcext:value-type="float">
            <text:p>19.46</text:p>
          </table:table-cell>
          <table:table-cell office:value-type="float" office:value="20.11" calcext:value-type="float">
            <text:p>20.11</text:p>
          </table:table-cell>
          <table:table-cell table:formula="of:=([.E992]-[.D992])/[.E992]*100" office:value-type="float" office:value="3.23222277473893" calcext:value-type="float">
            <text:p>3.2322227747389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P</text:p>
          </table:table-cell>
          <table:table-cell office:value-type="string" calcext:value-type="string">
            <text:p>LM0261</text:p>
          </table:table-cell>
          <table:table-cell office:value-type="float" office:value="2" calcext:value-type="float">
            <text:p>2</text:p>
          </table:table-cell>
          <table:table-cell office:value-type="float" office:value="15.41" calcext:value-type="float">
            <text:p>15.41</text:p>
          </table:table-cell>
          <table:table-cell office:value-type="float" office:value="15.38" calcext:value-type="float">
            <text:p>15.38</text:p>
          </table:table-cell>
          <table:table-cell table:formula="of:=([.E993]-[.D993])/[.E993]*100" office:value-type="float" office:value="-0.195058517555262" calcext:value-type="float">
            <text:p>-0.195058517555262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</text:p>
          </table:table-cell>
          <table:table-cell office:value-type="string" calcext:value-type="string">
            <text:p>LM0262</text:p>
          </table:table-cell>
          <table:table-cell office:value-type="float" office:value="2" calcext:value-type="float">
            <text:p>2</text:p>
          </table:table-cell>
          <table:table-cell office:value-type="float" office:value="16.1" calcext:value-type="float">
            <text:p>16.1</text:p>
          </table:table-cell>
          <table:table-cell office:value-type="float" office:value="15.24" calcext:value-type="float">
            <text:p>15.24</text:p>
          </table:table-cell>
          <table:table-cell table:formula="of:=([.E994]-[.D994])/[.E994]*100" office:value-type="float" office:value="-5.64304461942258" calcext:value-type="float">
            <text:p>-5.6430446194225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LM0263</text:p>
          </table:table-cell>
          <table:table-cell office:value-type="float" office:value="2" calcext:value-type="float">
            <text:p>2</text:p>
          </table:table-cell>
          <table:table-cell office:value-type="float" office:value="18.25" calcext:value-type="float">
            <text:p>18.25</text:p>
          </table:table-cell>
          <table:table-cell office:value-type="float" office:value="18.47" calcext:value-type="float">
            <text:p>18.47</text:p>
          </table:table-cell>
          <table:table-cell table:formula="of:=([.E995]-[.D995])/[.E995]*100" office:value-type="float" office:value="1.19112073632918" calcext:value-type="float">
            <text:p>1.1911207363291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Y</text:p>
          </table:table-cell>
          <table:table-cell office:value-type="string" calcext:value-type="string">
            <text:p>LM0264</text:p>
          </table:table-cell>
          <table:table-cell office:value-type="float" office:value="2" calcext:value-type="float">
            <text:p>2</text:p>
          </table:table-cell>
          <table:table-cell office:value-type="float" office:value="16.73" calcext:value-type="float">
            <text:p>16.73</text:p>
          </table:table-cell>
          <table:table-cell office:value-type="float" office:value="17.69" calcext:value-type="float">
            <text:p>17.69</text:p>
          </table:table-cell>
          <table:table-cell table:formula="of:=([.E996]-[.D996])/[.E996]*100" office:value-type="float" office:value="5.42679479932166" calcext:value-type="float">
            <text:p>5.4267947993216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T</text:p>
          </table:table-cell>
          <table:table-cell office:value-type="string" calcext:value-type="string">
            <text:p>LM0265</text:p>
          </table:table-cell>
          <table:table-cell office:value-type="float" office:value="2" calcext:value-type="float">
            <text:p>2</text:p>
          </table:table-cell>
          <table:table-cell office:value-type="float" office:value="24.85" calcext:value-type="float">
            <text:p>24.85</text:p>
          </table:table-cell>
          <table:table-cell office:value-type="float" office:value="23.29" calcext:value-type="float">
            <text:p>23.29</text:p>
          </table:table-cell>
          <table:table-cell table:formula="of:=([.E997]-[.D997])/[.E997]*100" office:value-type="float" office:value="-6.69815371404037" calcext:value-type="float">
            <text:p>-6.6981537140403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L</text:p>
          </table:table-cell>
          <table:table-cell office:value-type="string" calcext:value-type="string">
            <text:p>LM0266</text:p>
          </table:table-cell>
          <table:table-cell office:value-type="float" office:value="2" calcext:value-type="float">
            <text:p>2</text:p>
          </table:table-cell>
          <table:table-cell office:value-type="float" office:value="18.85" calcext:value-type="float">
            <text:p>18.85</text:p>
          </table:table-cell>
          <table:table-cell office:value-type="float" office:value="18.04" calcext:value-type="float">
            <text:p>18.04</text:p>
          </table:table-cell>
          <table:table-cell table:formula="of:=([.E998]-[.D998])/[.E998]*100" office:value-type="float" office:value="-4.49002217294902" calcext:value-type="float">
            <text:p>-4.49002217294902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Z</text:p>
          </table:table-cell>
          <table:table-cell office:value-type="string" calcext:value-type="string">
            <text:p>LM0267</text:p>
          </table:table-cell>
          <table:table-cell office:value-type="float" office:value="2" calcext:value-type="float">
            <text:p>2</text:p>
          </table:table-cell>
          <table:table-cell office:value-type="float" office:value="27.08" calcext:value-type="float">
            <text:p>27.08</text:p>
          </table:table-cell>
          <table:table-cell office:value-type="float" office:value="26.73" calcext:value-type="float">
            <text:p>26.73</text:p>
          </table:table-cell>
          <table:table-cell table:formula="of:=([.E999]-[.D999])/[.E999]*100" office:value-type="float" office:value="-1.30939019827908" calcext:value-type="float">
            <text:p>-1.3093901982790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X</text:p>
          </table:table-cell>
          <table:table-cell office:value-type="string" calcext:value-type="string">
            <text:p>LM0268</text:p>
          </table:table-cell>
          <table:table-cell office:value-type="float" office:value="2" calcext:value-type="float">
            <text:p>2</text:p>
          </table:table-cell>
          <table:table-cell office:value-type="float" office:value="18.21" calcext:value-type="float">
            <text:p>18.21</text:p>
          </table:table-cell>
          <table:table-cell office:value-type="float" office:value="18.01" calcext:value-type="float">
            <text:p>18.01</text:p>
          </table:table-cell>
          <table:table-cell table:formula="of:=([.E1000]-[.D1000])/[.E1000]*100" office:value-type="float" office:value="-1.1104941699056" calcext:value-type="float">
            <text:p>-1.110494169905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</text:p>
          </table:table-cell>
          <table:table-cell office:value-type="string" calcext:value-type="string">
            <text:p>LM0269</text:p>
          </table:table-cell>
          <table:table-cell office:value-type="float" office:value="2" calcext:value-type="float">
            <text:p>2</text:p>
          </table:table-cell>
          <table:table-cell office:value-type="float" office:value="20.46" calcext:value-type="float">
            <text:p>20.46</text:p>
          </table:table-cell>
          <table:table-cell office:value-type="float" office:value="20.09" calcext:value-type="float">
            <text:p>20.09</text:p>
          </table:table-cell>
          <table:table-cell table:formula="of:=([.E1001]-[.D1001])/[.E1001]*100" office:value-type="float" office:value="-1.84171229467397" calcext:value-type="float">
            <text:p>-1.8417122946739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Q</text:p>
          </table:table-cell>
          <table:table-cell office:value-type="string" calcext:value-type="string">
            <text:p>LM0270</text:p>
          </table:table-cell>
          <table:table-cell office:value-type="float" office:value="2" calcext:value-type="float">
            <text:p>2</text:p>
          </table:table-cell>
          <table:table-cell office:value-type="float" office:value="20.06" calcext:value-type="float">
            <text:p>20.06</text:p>
          </table:table-cell>
          <table:table-cell office:value-type="float" office:value="19.14" calcext:value-type="float">
            <text:p>19.14</text:p>
          </table:table-cell>
          <table:table-cell table:formula="of:=([.E1002]-[.D1002])/[.E1002]*100" office:value-type="float" office:value="-4.80668756530825" calcext:value-type="float">
            <text:p>-4.80668756530825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</text:p>
          </table:table-cell>
          <table:table-cell office:value-type="string" calcext:value-type="string">
            <text:p>LM0271</text:p>
          </table:table-cell>
          <table:table-cell office:value-type="float" office:value="2" calcext:value-type="float">
            <text:p>2</text:p>
          </table:table-cell>
          <table:table-cell office:value-type="float" office:value="21.61" calcext:value-type="float">
            <text:p>21.61</text:p>
          </table:table-cell>
          <table:table-cell office:value-type="float" office:value="21.28" calcext:value-type="float">
            <text:p>21.28</text:p>
          </table:table-cell>
          <table:table-cell table:formula="of:=([.E1003]-[.D1003])/[.E1003]*100" office:value-type="float" office:value="-1.55075187969924" calcext:value-type="float">
            <text:p>-1.55075187969924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T</text:p>
          </table:table-cell>
          <table:table-cell office:value-type="string" calcext:value-type="string">
            <text:p>LM0272</text:p>
          </table:table-cell>
          <table:table-cell office:value-type="float" office:value="2" calcext:value-type="float">
            <text:p>2</text:p>
          </table:table-cell>
          <table:table-cell office:value-type="float" office:value="15.92" calcext:value-type="float">
            <text:p>15.92</text:p>
          </table:table-cell>
          <table:table-cell office:value-type="float" office:value="16.13" calcext:value-type="float">
            <text:p>16.13</text:p>
          </table:table-cell>
          <table:table-cell table:formula="of:=([.E1004]-[.D1004])/[.E1004]*100" office:value-type="float" office:value="1.30192188468691" calcext:value-type="float">
            <text:p>1.3019218846869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Q</text:p>
          </table:table-cell>
          <table:table-cell office:value-type="string" calcext:value-type="string">
            <text:p>LM02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.66" calcext:value-type="float">
            <text:p>18.66</text:p>
          </table:table-cell>
          <table:table-cell table:formula="of:=([.E1005]-[.D1005])/[.E1005]*100" office:value-type="float" office:value="0" calcext:value-type="float">
            <text:p>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Z</text:p>
          </table:table-cell>
          <table:table-cell office:value-type="string" calcext:value-type="string">
            <text:p>LM0274</text:p>
          </table:table-cell>
          <table:table-cell office:value-type="float" office:value="2" calcext:value-type="float">
            <text:p>2</text:p>
          </table:table-cell>
          <table:table-cell office:value-type="float" office:value="21.03" calcext:value-type="float">
            <text:p>21.03</text:p>
          </table:table-cell>
          <table:table-cell office:value-type="float" office:value="24.65" calcext:value-type="float">
            <text:p>24.65</text:p>
          </table:table-cell>
          <table:table-cell table:formula="of:=([.E1006]-[.D1006])/[.E1006]*100" office:value-type="float" office:value="14.6855983772819" calcext:value-type="float">
            <text:p>14.685598377281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Q</text:p>
          </table:table-cell>
          <table:table-cell office:value-type="string" calcext:value-type="string">
            <text:p>LM0275</text:p>
          </table:table-cell>
          <table:table-cell office:value-type="float" office:value="2" calcext:value-type="float">
            <text:p>2</text:p>
          </table:table-cell>
          <table:table-cell office:value-type="float" office:value="19.53" calcext:value-type="float">
            <text:p>19.53</text:p>
          </table:table-cell>
          <table:table-cell office:value-type="float" office:value="19.4" calcext:value-type="float">
            <text:p>19.4</text:p>
          </table:table-cell>
          <table:table-cell table:formula="of:=([.E1007]-[.D1007])/[.E1007]*100" office:value-type="float" office:value="-0.670103092783518" calcext:value-type="float">
            <text:p>-0.67010309278351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</text:p>
          </table:table-cell>
          <table:table-cell office:value-type="string" calcext:value-type="string">
            <text:p>LM0276</text:p>
          </table:table-cell>
          <table:table-cell office:value-type="float" office:value="2" calcext:value-type="float">
            <text:p>2</text:p>
          </table:table-cell>
          <table:table-cell office:value-type="float" office:value="24.61" calcext:value-type="float">
            <text:p>24.61</text:p>
          </table:table-cell>
          <table:table-cell office:value-type="float" office:value="24.31" calcext:value-type="float">
            <text:p>24.31</text:p>
          </table:table-cell>
          <table:table-cell table:formula="of:=([.E1008]-[.D1008])/[.E1008]*100" office:value-type="float" office:value="-1.23406005758947" calcext:value-type="float">
            <text:p>-1.2340600575894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Z</text:p>
          </table:table-cell>
          <table:table-cell office:value-type="string" calcext:value-type="string">
            <text:p>LM0277</text:p>
          </table:table-cell>
          <table:table-cell office:value-type="float" office:value="2" calcext:value-type="float">
            <text:p>2</text:p>
          </table:table-cell>
          <table:table-cell office:value-type="float" office:value="18.55" calcext:value-type="float">
            <text:p>18.55</text:p>
          </table:table-cell>
          <table:table-cell office:value-type="float" office:value="19.36" calcext:value-type="float">
            <text:p>19.36</text:p>
          </table:table-cell>
          <table:table-cell table:formula="of:=([.E1009]-[.D1009])/[.E1009]*100" office:value-type="float" office:value="4.18388429752066" calcext:value-type="float">
            <text:p>4.1838842975206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K</text:p>
          </table:table-cell>
          <table:table-cell office:value-type="string" calcext:value-type="string">
            <text:p>LM0278</text:p>
          </table:table-cell>
          <table:table-cell office:value-type="float" office:value="2" calcext:value-type="float">
            <text:p>2</text:p>
          </table:table-cell>
          <table:table-cell office:value-type="float" office:value="17.55" calcext:value-type="float">
            <text:p>17.55</text:p>
          </table:table-cell>
          <table:table-cell office:value-type="float" office:value="17.54" calcext:value-type="float">
            <text:p>17.54</text:p>
          </table:table-cell>
          <table:table-cell table:formula="of:=([.E1010]-[.D1010])/[.E1010]*100" office:value-type="float" office:value="-0.057012542759416" calcext:value-type="float">
            <text:p>-0.05701254275941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R</text:p>
          </table:table-cell>
          <table:table-cell office:value-type="string" calcext:value-type="string">
            <text:p>LM0279</text:p>
          </table:table-cell>
          <table:table-cell office:value-type="float" office:value="2" calcext:value-type="float">
            <text:p>2</text:p>
          </table:table-cell>
          <table:table-cell office:value-type="float" office:value="13.42" calcext:value-type="float">
            <text:p>13.42</text:p>
          </table:table-cell>
          <table:table-cell office:value-type="float" office:value="13.43" calcext:value-type="float">
            <text:p>13.43</text:p>
          </table:table-cell>
          <table:table-cell table:formula="of:=([.E1011]-[.D1011])/[.E1011]*100" office:value-type="float" office:value="0.0744601638123588" calcext:value-type="float">
            <text:p>0.07446016381235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S</text:p>
          </table:table-cell>
          <table:table-cell office:value-type="string" calcext:value-type="string">
            <text:p>LM0280</text:p>
          </table:table-cell>
          <table:table-cell office:value-type="float" office:value="2" calcext:value-type="float">
            <text:p>2</text:p>
          </table:table-cell>
          <table:table-cell office:value-type="float" office:value="16.46" calcext:value-type="float">
            <text:p>16.46</text:p>
          </table:table-cell>
          <table:table-cell office:value-type="float" office:value="16.32" calcext:value-type="float">
            <text:p>16.32</text:p>
          </table:table-cell>
          <table:table-cell table:formula="of:=([.E1012]-[.D1012])/[.E1012]*100" office:value-type="float" office:value="-0.857843137254906" calcext:value-type="float">
            <text:p>-0.85784313725490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Y</text:p>
          </table:table-cell>
          <table:table-cell office:value-type="string" calcext:value-type="string">
            <text:p>LM0281</text:p>
          </table:table-cell>
          <table:table-cell office:value-type="float" office:value="2" calcext:value-type="float">
            <text:p>2</text:p>
          </table:table-cell>
          <table:table-cell office:value-type="float" office:value="14.08" calcext:value-type="float">
            <text:p>14.08</text:p>
          </table:table-cell>
          <table:table-cell office:value-type="float" office:value="14.41" calcext:value-type="float">
            <text:p>14.41</text:p>
          </table:table-cell>
          <table:table-cell table:formula="of:=([.E1013]-[.D1013])/[.E1013]*100" office:value-type="float" office:value="2.29007633587786" calcext:value-type="float">
            <text:p>2.2900763358778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T</text:p>
          </table:table-cell>
          <table:table-cell office:value-type="string" calcext:value-type="string">
            <text:p>LM0282</text:p>
          </table:table-cell>
          <table:table-cell office:value-type="float" office:value="2" calcext:value-type="float">
            <text:p>2</text:p>
          </table:table-cell>
          <table:table-cell office:value-type="float" office:value="20.36" calcext:value-type="float">
            <text:p>20.36</text:p>
          </table:table-cell>
          <table:table-cell office:value-type="float" office:value="24.32" calcext:value-type="float">
            <text:p>24.32</text:p>
          </table:table-cell>
          <table:table-cell table:formula="of:=([.E1014]-[.D1014])/[.E1014]*100" office:value-type="float" office:value="16.2828947368421" calcext:value-type="float">
            <text:p>16.282894736842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X</text:p>
          </table:table-cell>
          <table:table-cell office:value-type="string" calcext:value-type="string">
            <text:p>LM0283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  <table:table-cell office:value-type="float" office:value="15.15" calcext:value-type="float">
            <text:p>15.15</text:p>
          </table:table-cell>
          <table:table-cell table:formula="of:=([.E1015]-[.D1015])/[.E1015]*100" office:value-type="float" office:value="4.29042904290429" calcext:value-type="float">
            <text:p>4.2904290429042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LM0284</text:p>
          </table:table-cell>
          <table:table-cell office:value-type="float" office:value="2" calcext:value-type="float">
            <text:p>2</text:p>
          </table:table-cell>
          <table:table-cell office:value-type="float" office:value="20.02" calcext:value-type="float">
            <text:p>20.02</text:p>
          </table:table-cell>
          <table:table-cell office:value-type="float" office:value="21.53" calcext:value-type="float">
            <text:p>21.53</text:p>
          </table:table-cell>
          <table:table-cell table:formula="of:=([.E1016]-[.D1016])/[.E1016]*100" office:value-type="float" office:value="7.01346957733396" calcext:value-type="float">
            <text:p>7.0134695773339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</text:p>
          </table:table-cell>
          <table:table-cell office:value-type="string" calcext:value-type="string">
            <text:p>LM0285</text:p>
          </table:table-cell>
          <table:table-cell office:value-type="float" office:value="2" calcext:value-type="float">
            <text:p>2</text:p>
          </table:table-cell>
          <table:table-cell office:value-type="float" office:value="15.28" calcext:value-type="float">
            <text:p>15.28</text:p>
          </table:table-cell>
          <table:table-cell office:value-type="float" office:value="15.92" calcext:value-type="float">
            <text:p>15.92</text:p>
          </table:table-cell>
          <table:table-cell table:formula="of:=([.E1017]-[.D1017])/[.E1017]*100" office:value-type="float" office:value="4.02010050251257" calcext:value-type="float">
            <text:p>4.0201005025125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</text:p>
          </table:table-cell>
          <table:table-cell office:value-type="string" calcext:value-type="string">
            <text:p>LM02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.42" calcext:value-type="float">
            <text:p>15.42</text:p>
          </table:table-cell>
          <table:table-cell table:formula="of:=([.E1018]-[.D1018])/[.E1018]*100" office:value-type="float" office:value="0" calcext:value-type="float">
            <text:p>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R</text:p>
          </table:table-cell>
          <table:table-cell office:value-type="string" calcext:value-type="string">
            <text:p>LM0287</text:p>
          </table:table-cell>
          <table:table-cell office:value-type="float" office:value="2" calcext:value-type="float">
            <text:p>2</text:p>
          </table:table-cell>
          <table:table-cell office:value-type="float" office:value="19.16" calcext:value-type="float">
            <text:p>19.16</text:p>
          </table:table-cell>
          <table:table-cell office:value-type="float" office:value="19.81" calcext:value-type="float">
            <text:p>19.81</text:p>
          </table:table-cell>
          <table:table-cell table:formula="of:=([.E1019]-[.D1019])/[.E1019]*100" office:value-type="float" office:value="3.28117112569409" calcext:value-type="float">
            <text:p>3.2811711256940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</text:p>
          </table:table-cell>
          <table:table-cell office:value-type="string" calcext:value-type="string">
            <text:p>LM0288</text:p>
          </table:table-cell>
          <table:table-cell office:value-type="float" office:value="2" calcext:value-type="float">
            <text:p>2</text:p>
          </table:table-cell>
          <table:table-cell office:value-type="float" office:value="16.88" calcext:value-type="float">
            <text:p>16.88</text:p>
          </table:table-cell>
          <table:table-cell office:value-type="float" office:value="17.29" calcext:value-type="float">
            <text:p>17.29</text:p>
          </table:table-cell>
          <table:table-cell table:formula="of:=([.E1020]-[.D1020])/[.E1020]*100" office:value-type="float" office:value="2.37131289762869" calcext:value-type="float">
            <text:p>2.3713128976286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X</text:p>
          </table:table-cell>
          <table:table-cell office:value-type="string" calcext:value-type="string">
            <text:p>LM0289</text:p>
          </table:table-cell>
          <table:table-cell office:value-type="float" office:value="2" calcext:value-type="float">
            <text:p>2</text:p>
          </table:table-cell>
          <table:table-cell office:value-type="float" office:value="19.13" calcext:value-type="float">
            <text:p>19.13</text:p>
          </table:table-cell>
          <table:table-cell office:value-type="float" office:value="19.44" calcext:value-type="float">
            <text:p>19.44</text:p>
          </table:table-cell>
          <table:table-cell table:formula="of:=([.E1021]-[.D1021])/[.E1021]*100" office:value-type="float" office:value="1.59465020576133" calcext:value-type="float">
            <text:p>1.5946502057613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T</text:p>
          </table:table-cell>
          <table:table-cell office:value-type="string" calcext:value-type="string">
            <text:p>LM0291</text:p>
          </table:table-cell>
          <table:table-cell office:value-type="float" office:value="2" calcext:value-type="float">
            <text:p>2</text:p>
          </table:table-cell>
          <table:table-cell office:value-type="float" office:value="16.96" calcext:value-type="float">
            <text:p>16.96</text:p>
          </table:table-cell>
          <table:table-cell office:value-type="float" office:value="16.53" calcext:value-type="float">
            <text:p>16.53</text:p>
          </table:table-cell>
          <table:table-cell table:formula="of:=([.E1022]-[.D1022])/[.E1022]*100" office:value-type="float" office:value="-2.60133091349062" calcext:value-type="float">
            <text:p>-2.60133091349062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S</text:p>
          </table:table-cell>
          <table:table-cell office:value-type="string" calcext:value-type="string">
            <text:p>LM0292</text:p>
          </table:table-cell>
          <table:table-cell office:value-type="float" office:value="2" calcext:value-type="float">
            <text:p>2</text:p>
          </table:table-cell>
          <table:table-cell office:value-type="float" office:value="21.11" calcext:value-type="float">
            <text:p>21.11</text:p>
          </table:table-cell>
          <table:table-cell office:value-type="float" office:value="20.56" calcext:value-type="float">
            <text:p>20.56</text:p>
          </table:table-cell>
          <table:table-cell table:formula="of:=([.E1023]-[.D1023])/[.E1023]*100" office:value-type="float" office:value="-2.6750972762646" calcext:value-type="float">
            <text:p>-2.675097276264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</text:p>
          </table:table-cell>
          <table:table-cell office:value-type="string" calcext:value-type="string">
            <text:p>LM0293</text:p>
          </table:table-cell>
          <table:table-cell office:value-type="float" office:value="2" calcext:value-type="float">
            <text:p>2</text:p>
          </table:table-cell>
          <table:table-cell office:value-type="float" office:value="17.66" calcext:value-type="float">
            <text:p>17.66</text:p>
          </table:table-cell>
          <table:table-cell office:value-type="float" office:value="16.94" calcext:value-type="float">
            <text:p>16.94</text:p>
          </table:table-cell>
          <table:table-cell table:formula="of:=([.E1024]-[.D1024])/[.E1024]*100" office:value-type="float" office:value="-4.25029515938606" calcext:value-type="float">
            <text:p>-4.2502951593860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Q</text:p>
          </table:table-cell>
          <table:table-cell office:value-type="string" calcext:value-type="string">
            <text:p>LM0294</text:p>
          </table:table-cell>
          <table:table-cell office:value-type="float" office:value="2" calcext:value-type="float">
            <text:p>2</text:p>
          </table:table-cell>
          <table:table-cell office:value-type="float" office:value="13.22" calcext:value-type="float">
            <text:p>13.22</text:p>
          </table:table-cell>
          <table:table-cell office:value-type="float" office:value="13.66" calcext:value-type="float">
            <text:p>13.66</text:p>
          </table:table-cell>
          <table:table-cell table:formula="of:=([.E1025]-[.D1025])/[.E1025]*100" office:value-type="float" office:value="3.22108345534407" calcext:value-type="float">
            <text:p>3.2210834553440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J</text:p>
          </table:table-cell>
          <table:table-cell office:value-type="string" calcext:value-type="string">
            <text:p>LM0295</text:p>
          </table:table-cell>
          <table:table-cell office:value-type="float" office:value="2" calcext:value-type="float">
            <text:p>2</text:p>
          </table:table-cell>
          <table:table-cell office:value-type="float" office:value="18.01" calcext:value-type="float">
            <text:p>18.01</text:p>
          </table:table-cell>
          <table:table-cell office:value-type="float" office:value="17.12" calcext:value-type="float">
            <text:p>17.12</text:p>
          </table:table-cell>
          <table:table-cell table:formula="of:=([.E1026]-[.D1026])/[.E1026]*100" office:value-type="float" office:value="-5.19859813084113" calcext:value-type="float">
            <text:p>-5.1985981308411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F</text:p>
          </table:table-cell>
          <table:table-cell office:value-type="string" calcext:value-type="string">
            <text:p>LM0258</text:p>
          </table:table-cell>
          <table:table-cell office:value-type="float" office:value="3" calcext:value-type="float">
            <text:p>3</text:p>
          </table:table-cell>
          <table:table-cell office:value-type="float" office:value="15.87" calcext:value-type="float">
            <text:p>15.87</text:p>
          </table:table-cell>
          <table:table-cell office:value-type="float" office:value="17.53" calcext:value-type="float">
            <text:p>17.53</text:p>
          </table:table-cell>
          <table:table-cell table:formula="of:=([.E1027]-[.D1027])/[.E1027]*100" office:value-type="float" office:value="9.46948088990303" calcext:value-type="float">
            <text:p>9.46948088990303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U</text:p>
          </table:table-cell>
          <table:table-cell office:value-type="string" calcext:value-type="string">
            <text:p>LM0259</text:p>
          </table:table-cell>
          <table:table-cell office:value-type="float" office:value="3" calcext:value-type="float">
            <text:p>3</text:p>
          </table:table-cell>
          <table:table-cell office:value-type="float" office:value="26.01" calcext:value-type="float">
            <text:p>26.01</text:p>
          </table:table-cell>
          <table:table-cell office:value-type="float" office:value="24.62" calcext:value-type="float">
            <text:p>24.62</text:p>
          </table:table-cell>
          <table:table-cell table:formula="of:=([.E1028]-[.D1028])/[.E1028]*100" office:value-type="float" office:value="-5.64581640942324" calcext:value-type="float">
            <text:p>-5.64581640942324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LM0260</text:p>
          </table:table-cell>
          <table:table-cell office:value-type="float" office:value="3" calcext:value-type="float">
            <text:p>3</text:p>
          </table:table-cell>
          <table:table-cell office:value-type="float" office:value="19.39" calcext:value-type="float">
            <text:p>19.39</text:p>
          </table:table-cell>
          <table:table-cell office:value-type="float" office:value="20.11" calcext:value-type="float">
            <text:p>20.11</text:p>
          </table:table-cell>
          <table:table-cell table:formula="of:=([.E1029]-[.D1029])/[.E1029]*100" office:value-type="float" office:value="3.5803083043262" calcext:value-type="float">
            <text:p>3.5803083043262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</text:p>
          </table:table-cell>
          <table:table-cell office:value-type="string" calcext:value-type="string">
            <text:p>LM0261</text:p>
          </table:table-cell>
          <table:table-cell office:value-type="float" office:value="3" calcext:value-type="float">
            <text:p>3</text:p>
          </table:table-cell>
          <table:table-cell office:value-type="float" office:value="15.9" calcext:value-type="float">
            <text:p>15.9</text:p>
          </table:table-cell>
          <table:table-cell office:value-type="float" office:value="15.38" calcext:value-type="float">
            <text:p>15.38</text:p>
          </table:table-cell>
          <table:table-cell table:formula="of:=([.E1030]-[.D1030])/[.E1030]*100" office:value-type="float" office:value="-3.38101430429128" calcext:value-type="float">
            <text:p>-3.38101430429128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V</text:p>
          </table:table-cell>
          <table:table-cell office:value-type="string" calcext:value-type="string">
            <text:p>LM0262</text:p>
          </table:table-cell>
          <table:table-cell office:value-type="float" office:value="3" calcext:value-type="float">
            <text:p>3</text:p>
          </table:table-cell>
          <table:table-cell office:value-type="float" office:value="16.07" calcext:value-type="float">
            <text:p>16.07</text:p>
          </table:table-cell>
          <table:table-cell office:value-type="float" office:value="15.24" calcext:value-type="float">
            <text:p>15.24</text:p>
          </table:table-cell>
          <table:table-cell table:formula="of:=([.E1031]-[.D1031])/[.E1031]*100" office:value-type="float" office:value="-5.44619422572179" calcext:value-type="float">
            <text:p>-5.44619422572179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</text:p>
          </table:table-cell>
          <table:table-cell office:value-type="string" calcext:value-type="string">
            <text:p>LM0263</text:p>
          </table:table-cell>
          <table:table-cell office:value-type="float" office:value="3" calcext:value-type="float">
            <text:p>3</text:p>
          </table:table-cell>
          <table:table-cell office:value-type="float" office:value="17.88" calcext:value-type="float">
            <text:p>17.88</text:p>
          </table:table-cell>
          <table:table-cell office:value-type="float" office:value="18.47" calcext:value-type="float">
            <text:p>18.47</text:p>
          </table:table-cell>
          <table:table-cell table:formula="of:=([.E1032]-[.D1032])/[.E1032]*100" office:value-type="float" office:value="3.19436924742826" calcext:value-type="float">
            <text:p>3.1943692474282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LM0264</text:p>
          </table:table-cell>
          <table:table-cell office:value-type="float" office:value="3" calcext:value-type="float">
            <text:p>3</text:p>
          </table:table-cell>
          <table:table-cell office:value-type="float" office:value="16.55" calcext:value-type="float">
            <text:p>16.55</text:p>
          </table:table-cell>
          <table:table-cell office:value-type="float" office:value="17.69" calcext:value-type="float">
            <text:p>17.69</text:p>
          </table:table-cell>
          <table:table-cell table:formula="of:=([.E1033]-[.D1033])/[.E1033]*100" office:value-type="float" office:value="6.44431882419446" calcext:value-type="float">
            <text:p>6.44431882419446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</text:p>
          </table:table-cell>
          <table:table-cell office:value-type="string" calcext:value-type="string">
            <text:p>LM0265</text:p>
          </table:table-cell>
          <table:table-cell office:value-type="float" office:value="3" calcext:value-type="float">
            <text:p>3</text:p>
          </table:table-cell>
          <table:table-cell office:value-type="float" office:value="24.75" calcext:value-type="float">
            <text:p>24.75</text:p>
          </table:table-cell>
          <table:table-cell office:value-type="float" office:value="23.29" calcext:value-type="float">
            <text:p>23.29</text:p>
          </table:table-cell>
          <table:table-cell table:formula="of:=([.E1034]-[.D1034])/[.E1034]*100" office:value-type="float" office:value="-6.26878488621726" calcext:value-type="float">
            <text:p>-6.26878488621726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S</text:p>
          </table:table-cell>
          <table:table-cell office:value-type="string" calcext:value-type="string">
            <text:p>LM0266</text:p>
          </table:table-cell>
          <table:table-cell office:value-type="float" office:value="3" calcext:value-type="float">
            <text:p>3</text:p>
          </table:table-cell>
          <table:table-cell office:value-type="float" office:value="19.15" calcext:value-type="float">
            <text:p>19.15</text:p>
          </table:table-cell>
          <table:table-cell office:value-type="float" office:value="18.04" calcext:value-type="float">
            <text:p>18.04</text:p>
          </table:table-cell>
          <table:table-cell table:formula="of:=([.E1035]-[.D1035])/[.E1035]*100" office:value-type="float" office:value="-6.1529933481153" calcext:value-type="float">
            <text:p>-6.1529933481153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Y</text:p>
          </table:table-cell>
          <table:table-cell office:value-type="string" calcext:value-type="string">
            <text:p>LM0267</text:p>
          </table:table-cell>
          <table:table-cell office:value-type="float" office:value="3" calcext:value-type="float">
            <text:p>3</text:p>
          </table:table-cell>
          <table:table-cell office:value-type="float" office:value="28.36" calcext:value-type="float">
            <text:p>28.36</text:p>
          </table:table-cell>
          <table:table-cell office:value-type="float" office:value="26.73" calcext:value-type="float">
            <text:p>26.73</text:p>
          </table:table-cell>
          <table:table-cell table:formula="of:=([.E1036]-[.D1036])/[.E1036]*100" office:value-type="float" office:value="-6.09801720912832" calcext:value-type="float">
            <text:p>-6.09801720912832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</text:p>
          </table:table-cell>
          <table:table-cell office:value-type="string" calcext:value-type="string">
            <text:p>LM0268</text:p>
          </table:table-cell>
          <table:table-cell office:value-type="float" office:value="3" calcext:value-type="float">
            <text:p>3</text:p>
          </table:table-cell>
          <table:table-cell office:value-type="float" office:value="17.78" calcext:value-type="float">
            <text:p>17.78</text:p>
          </table:table-cell>
          <table:table-cell office:value-type="float" office:value="18.01" calcext:value-type="float">
            <text:p>18.01</text:p>
          </table:table-cell>
          <table:table-cell table:formula="of:=([.E1037]-[.D1037])/[.E1037]*100" office:value-type="float" office:value="1.27706829539145" calcext:value-type="float">
            <text:p>1.27706829539145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V</text:p>
          </table:table-cell>
          <table:table-cell office:value-type="string" calcext:value-type="string">
            <text:p>LM0269</text:p>
          </table:table-cell>
          <table:table-cell office:value-type="float" office:value="3" calcext:value-type="float">
            <text:p>3</text:p>
          </table:table-cell>
          <table:table-cell office:value-type="float" office:value="20.73" calcext:value-type="float">
            <text:p>20.73</text:p>
          </table:table-cell>
          <table:table-cell office:value-type="float" office:value="20.09" calcext:value-type="float">
            <text:p>20.09</text:p>
          </table:table-cell>
          <table:table-cell table:formula="of:=([.E1038]-[.D1038])/[.E1038]*100" office:value-type="float" office:value="-3.18566450970632" calcext:value-type="float">
            <text:p>-3.18566450970632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</text:p>
          </table:table-cell>
          <table:table-cell office:value-type="string" calcext:value-type="string">
            <text:p>LM0270</text:p>
          </table:table-cell>
          <table:table-cell office:value-type="float" office:value="3" calcext:value-type="float">
            <text:p>3</text:p>
          </table:table-cell>
          <table:table-cell office:value-type="float" office:value="20.45" calcext:value-type="float">
            <text:p>20.45</text:p>
          </table:table-cell>
          <table:table-cell office:value-type="float" office:value="19.14" calcext:value-type="float">
            <text:p>19.14</text:p>
          </table:table-cell>
          <table:table-cell table:formula="of:=([.E1039]-[.D1039])/[.E1039]*100" office:value-type="float" office:value="-6.84430512016718" calcext:value-type="float">
            <text:p>-6.84430512016718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</text:p>
          </table:table-cell>
          <table:table-cell office:value-type="string" calcext:value-type="string">
            <text:p>LM0271</text:p>
          </table:table-cell>
          <table:table-cell office:value-type="float" office:value="3" calcext:value-type="float">
            <text:p>3</text:p>
          </table:table-cell>
          <table:table-cell office:value-type="float" office:value="21.3" calcext:value-type="float">
            <text:p>21.3</text:p>
          </table:table-cell>
          <table:table-cell office:value-type="float" office:value="21.28" calcext:value-type="float">
            <text:p>21.28</text:p>
          </table:table-cell>
          <table:table-cell table:formula="of:=([.E1040]-[.D1040])/[.E1040]*100" office:value-type="float" office:value="-0.093984962406013" calcext:value-type="float">
            <text:p>-0.093984962406013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Y</text:p>
          </table:table-cell>
          <table:table-cell office:value-type="string" calcext:value-type="string">
            <text:p>LM0272</text:p>
          </table:table-cell>
          <table:table-cell office:value-type="float" office:value="3" calcext:value-type="float">
            <text:p>3</text:p>
          </table:table-cell>
          <table:table-cell office:value-type="float" office:value="16.25" calcext:value-type="float">
            <text:p>16.25</text:p>
          </table:table-cell>
          <table:table-cell office:value-type="float" office:value="16.13" calcext:value-type="float">
            <text:p>16.13</text:p>
          </table:table-cell>
          <table:table-cell table:formula="of:=([.E1041]-[.D1041])/[.E1041]*100" office:value-type="float" office:value="-0.743955362678246" calcext:value-type="float">
            <text:p>-0.743955362678246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Z</text:p>
          </table:table-cell>
          <table:table-cell office:value-type="string" calcext:value-type="string">
            <text:p>LM0273</text:p>
          </table:table-cell>
          <table:table-cell office:value-type="float" office:value="3" calcext:value-type="float">
            <text:p>3</text:p>
          </table:table-cell>
          <table:table-cell office:value-type="float" office:value="18.79" calcext:value-type="float">
            <text:p>18.79</text:p>
          </table:table-cell>
          <table:table-cell office:value-type="float" office:value="18.66" calcext:value-type="float">
            <text:p>18.66</text:p>
          </table:table-cell>
          <table:table-cell table:formula="of:=([.E1042]-[.D1042])/[.E1042]*100" office:value-type="float" office:value="-0.696677384780273" calcext:value-type="float">
            <text:p>-0.69667738478027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</text:p>
          </table:table-cell>
          <table:table-cell office:value-type="string" calcext:value-type="string">
            <text:p>LM0274</text:p>
          </table:table-cell>
          <table:table-cell office:value-type="float" office:value="3" calcext:value-type="float">
            <text:p>3</text:p>
          </table:table-cell>
          <table:table-cell office:value-type="float" office:value="26.1" calcext:value-type="float">
            <text:p>26.1</text:p>
          </table:table-cell>
          <table:table-cell office:value-type="float" office:value="24.65" calcext:value-type="float">
            <text:p>24.65</text:p>
          </table:table-cell>
          <table:table-cell table:formula="of:=([.E1043]-[.D1043])/[.E1043]*100" office:value-type="float" office:value="-5.88235294117648" calcext:value-type="float">
            <text:p>-5.8823529411764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</text:p>
          </table:table-cell>
          <table:table-cell office:value-type="string" calcext:value-type="string">
            <text:p>LM0275</text:p>
          </table:table-cell>
          <table:table-cell office:value-type="float" office:value="3" calcext:value-type="float">
            <text:p>3</text:p>
          </table:table-cell>
          <table:table-cell office:value-type="float" office:value="18.81" calcext:value-type="float">
            <text:p>18.81</text:p>
          </table:table-cell>
          <table:table-cell office:value-type="float" office:value="19.4" calcext:value-type="float">
            <text:p>19.4</text:p>
          </table:table-cell>
          <table:table-cell table:formula="of:=([.E1044]-[.D1044])/[.E1044]*100" office:value-type="float" office:value="3.04123711340206" calcext:value-type="float">
            <text:p>3.04123711340206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S</text:p>
          </table:table-cell>
          <table:table-cell office:value-type="string" calcext:value-type="string">
            <text:p>LM0276</text:p>
          </table:table-cell>
          <table:table-cell office:value-type="float" office:value="3" calcext:value-type="float">
            <text:p>3</text:p>
          </table:table-cell>
          <table:table-cell office:value-type="float" office:value="25.67" calcext:value-type="float">
            <text:p>25.67</text:p>
          </table:table-cell>
          <table:table-cell office:value-type="float" office:value="24.31" calcext:value-type="float">
            <text:p>24.31</text:p>
          </table:table-cell>
          <table:table-cell table:formula="of:=([.E1045]-[.D1045])/[.E1045]*100" office:value-type="float" office:value="-5.59440559440561" calcext:value-type="float">
            <text:p>-5.59440559440561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Y</text:p>
          </table:table-cell>
          <table:table-cell office:value-type="string" calcext:value-type="string">
            <text:p>LM0277</text:p>
          </table:table-cell>
          <table:table-cell office:value-type="float" office:value="3" calcext:value-type="float">
            <text:p>3</text:p>
          </table:table-cell>
          <table:table-cell office:value-type="float" office:value="18.46" calcext:value-type="float">
            <text:p>18.46</text:p>
          </table:table-cell>
          <table:table-cell office:value-type="float" office:value="19.36" calcext:value-type="float">
            <text:p>19.36</text:p>
          </table:table-cell>
          <table:table-cell table:formula="of:=([.E1046]-[.D1046])/[.E1046]*100" office:value-type="float" office:value="4.64876033057851" calcext:value-type="float">
            <text:p>4.64876033057851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</text:p>
          </table:table-cell>
          <table:table-cell office:value-type="string" calcext:value-type="string">
            <text:p>LM0278</text:p>
          </table:table-cell>
          <table:table-cell office:value-type="float" office:value="3" calcext:value-type="float">
            <text:p>3</text:p>
          </table:table-cell>
          <table:table-cell office:value-type="float" office:value="17.81" calcext:value-type="float">
            <text:p>17.81</text:p>
          </table:table-cell>
          <table:table-cell office:value-type="float" office:value="17.54" calcext:value-type="float">
            <text:p>17.54</text:p>
          </table:table-cell>
          <table:table-cell table:formula="of:=([.E1047]-[.D1047])/[.E1047]*100" office:value-type="float" office:value="-1.53933865450399" calcext:value-type="float">
            <text:p>-1.5393386545039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U</text:p>
          </table:table-cell>
          <table:table-cell office:value-type="string" calcext:value-type="string">
            <text:p>LM0279</text:p>
          </table:table-cell>
          <table:table-cell office:value-type="float" office:value="3" calcext:value-type="float">
            <text:p>3</text:p>
          </table:table-cell>
          <table:table-cell office:value-type="float" office:value="12.8" calcext:value-type="float">
            <text:p>12.8</text:p>
          </table:table-cell>
          <table:table-cell office:value-type="float" office:value="13.43" calcext:value-type="float">
            <text:p>13.43</text:p>
          </table:table-cell>
          <table:table-cell table:formula="of:=([.E1048]-[.D1048])/[.E1048]*100" office:value-type="float" office:value="4.6909903201787" calcext:value-type="float">
            <text:p>4.6909903201787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</text:p>
          </table:table-cell>
          <table:table-cell office:value-type="string" calcext:value-type="string">
            <text:p>LM0280</text:p>
          </table:table-cell>
          <table:table-cell office:value-type="float" office:value="3" calcext:value-type="float">
            <text:p>3</text:p>
          </table:table-cell>
          <table:table-cell office:value-type="float" office:value="15.45" calcext:value-type="float">
            <text:p>15.45</text:p>
          </table:table-cell>
          <table:table-cell office:value-type="float" office:value="16.32" calcext:value-type="float">
            <text:p>16.32</text:p>
          </table:table-cell>
          <table:table-cell table:formula="of:=([.E1049]-[.D1049])/[.E1049]*100" office:value-type="float" office:value="5.33088235294118" calcext:value-type="float">
            <text:p>5.33088235294118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Y</text:p>
          </table:table-cell>
          <table:table-cell office:value-type="string" calcext:value-type="string">
            <text:p>LM0281</text:p>
          </table:table-cell>
          <table:table-cell office:value-type="float" office:value="3" calcext:value-type="float">
            <text:p>3</text:p>
          </table:table-cell>
          <table:table-cell office:value-type="float" office:value="14.16" calcext:value-type="float">
            <text:p>14.16</text:p>
          </table:table-cell>
          <table:table-cell office:value-type="float" office:value="14.41" calcext:value-type="float">
            <text:p>14.41</text:p>
          </table:table-cell>
          <table:table-cell table:formula="of:=([.E1050]-[.D1050])/[.E1050]*100" office:value-type="float" office:value="1.73490631505899" calcext:value-type="float">
            <text:p>1.73490631505899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</text:p>
          </table:table-cell>
          <table:table-cell office:value-type="string" calcext:value-type="string">
            <text:p>LM0282</text:p>
          </table:table-cell>
          <table:table-cell office:value-type="float" office:value="3" calcext:value-type="float">
            <text:p>3</text:p>
          </table:table-cell>
          <table:table-cell office:value-type="float" office:value="24.47" calcext:value-type="float">
            <text:p>24.47</text:p>
          </table:table-cell>
          <table:table-cell office:value-type="float" office:value="24.32" calcext:value-type="float">
            <text:p>24.32</text:p>
          </table:table-cell>
          <table:table-cell table:formula="of:=([.E1051]-[.D1051])/[.E1051]*100" office:value-type="float" office:value="-0.616776315789468" calcext:value-type="float">
            <text:p>-0.616776315789468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Y</text:p>
          </table:table-cell>
          <table:table-cell office:value-type="string" calcext:value-type="string">
            <text:p>LM0283</text:p>
          </table:table-cell>
          <table:table-cell office:value-type="float" office:value="3" calcext:value-type="float">
            <text:p>3</text:p>
          </table:table-cell>
          <table:table-cell office:value-type="float" office:value="14.78" calcext:value-type="float">
            <text:p>14.78</text:p>
          </table:table-cell>
          <table:table-cell office:value-type="float" office:value="15.15" calcext:value-type="float">
            <text:p>15.15</text:p>
          </table:table-cell>
          <table:table-cell table:formula="of:=([.E1052]-[.D1052])/[.E1052]*100" office:value-type="float" office:value="2.44224422442245" calcext:value-type="float">
            <text:p>2.44224422442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</text:p>
          </table:table-cell>
          <table:table-cell office:value-type="string" calcext:value-type="string">
            <text:p>LM0284</text:p>
          </table:table-cell>
          <table:table-cell office:value-type="float" office:value="3" calcext:value-type="float">
            <text:p>3</text:p>
          </table:table-cell>
          <table:table-cell office:value-type="float" office:value="20.8" calcext:value-type="float">
            <text:p>20.8</text:p>
          </table:table-cell>
          <table:table-cell office:value-type="float" office:value="21.53" calcext:value-type="float">
            <text:p>21.53</text:p>
          </table:table-cell>
          <table:table-cell table:formula="of:=([.E1053]-[.D1053])/[.E1053]*100" office:value-type="float" office:value="3.39061774268463" calcext:value-type="float">
            <text:p>3.39061774268463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V</text:p>
          </table:table-cell>
          <table:table-cell office:value-type="string" calcext:value-type="string">
            <text:p>LM0285</text:p>
          </table:table-cell>
          <table:table-cell office:value-type="float" office:value="3" calcext:value-type="float">
            <text:p>3</text:p>
          </table:table-cell>
          <table:table-cell office:value-type="float" office:value="15.17" calcext:value-type="float">
            <text:p>15.17</text:p>
          </table:table-cell>
          <table:table-cell office:value-type="float" office:value="15.92" calcext:value-type="float">
            <text:p>15.92</text:p>
          </table:table-cell>
          <table:table-cell table:formula="of:=([.E1054]-[.D1054])/[.E1054]*100" office:value-type="float" office:value="4.71105527638191" calcext:value-type="float">
            <text:p>4.71105527638191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R</text:p>
          </table:table-cell>
          <table:table-cell office:value-type="string" calcext:value-type="string">
            <text:p>LM0286</text:p>
          </table:table-cell>
          <table:table-cell office:value-type="float" office:value="3" calcext:value-type="float">
            <text:p>3</text:p>
          </table:table-cell>
          <table:table-cell office:value-type="float" office:value="14.83" calcext:value-type="float">
            <text:p>14.83</text:p>
          </table:table-cell>
          <table:table-cell office:value-type="float" office:value="15.42" calcext:value-type="float">
            <text:p>15.42</text:p>
          </table:table-cell>
          <table:table-cell table:formula="of:=([.E1055]-[.D1055])/[.E1055]*100" office:value-type="float" office:value="3.82619974059663" calcext:value-type="float">
            <text:p>3.82619974059663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L</text:p>
          </table:table-cell>
          <table:table-cell office:value-type="string" calcext:value-type="string">
            <text:p>LM0287</text:p>
          </table:table-cell>
          <table:table-cell office:value-type="float" office:value="3" calcext:value-type="float">
            <text:p>3</text:p>
          </table:table-cell>
          <table:table-cell office:value-type="float" office:value="18.9" calcext:value-type="float">
            <text:p>18.9</text:p>
          </table:table-cell>
          <table:table-cell office:value-type="float" office:value="19.81" calcext:value-type="float">
            <text:p>19.81</text:p>
          </table:table-cell>
          <table:table-cell table:formula="of:=([.E1056]-[.D1056])/[.E1056]*100" office:value-type="float" office:value="4.59363957597173" calcext:value-type="float">
            <text:p>4.59363957597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</text:p>
          </table:table-cell>
          <table:table-cell office:value-type="string" calcext:value-type="string">
            <text:p>LM0288</text:p>
          </table:table-cell>
          <table:table-cell office:value-type="float" office:value="3" calcext:value-type="float">
            <text:p>3</text:p>
          </table:table-cell>
          <table:table-cell office:value-type="float" office:value="16.1" calcext:value-type="float">
            <text:p>16.1</text:p>
          </table:table-cell>
          <table:table-cell office:value-type="float" office:value="17.29" calcext:value-type="float">
            <text:p>17.29</text:p>
          </table:table-cell>
          <table:table-cell table:formula="of:=([.E1057]-[.D1057])/[.E1057]*100" office:value-type="float" office:value="6.8825910931174" calcext:value-type="float">
            <text:p>6.8825910931174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V</text:p>
          </table:table-cell>
          <table:table-cell office:value-type="string" calcext:value-type="string">
            <text:p>LM0289</text:p>
          </table:table-cell>
          <table:table-cell office:value-type="float" office:value="3" calcext:value-type="float">
            <text:p>3</text:p>
          </table:table-cell>
          <table:table-cell office:value-type="float" office:value="18.34" calcext:value-type="float">
            <text:p>18.34</text:p>
          </table:table-cell>
          <table:table-cell office:value-type="float" office:value="19.44" calcext:value-type="float">
            <text:p>19.44</text:p>
          </table:table-cell>
          <table:table-cell table:formula="of:=([.E1058]-[.D1058])/[.E1058]*100" office:value-type="float" office:value="5.65843621399178" calcext:value-type="float">
            <text:p>5.65843621399178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X</text:p>
          </table:table-cell>
          <table:table-cell office:value-type="string" calcext:value-type="string">
            <text:p>LM0291</text:p>
          </table:table-cell>
          <table:table-cell office:value-type="float" office:value="3" calcext:value-type="float">
            <text:p>3</text:p>
          </table:table-cell>
          <table:table-cell office:value-type="float" office:value="16.83" calcext:value-type="float">
            <text:p>16.83</text:p>
          </table:table-cell>
          <table:table-cell office:value-type="float" office:value="16.53" calcext:value-type="float">
            <text:p>16.53</text:p>
          </table:table-cell>
          <table:table-cell table:formula="of:=([.E1059]-[.D1059])/[.E1059]*100" office:value-type="float" office:value="-1.81488203266786" calcext:value-type="float">
            <text:p>-1.8148820326678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</text:p>
          </table:table-cell>
          <table:table-cell office:value-type="string" calcext:value-type="string">
            <text:p>LM0292</text:p>
          </table:table-cell>
          <table:table-cell office:value-type="float" office:value="3" calcext:value-type="float">
            <text:p>3</text:p>
          </table:table-cell>
          <table:table-cell office:value-type="float" office:value="21.27" calcext:value-type="float">
            <text:p>21.27</text:p>
          </table:table-cell>
          <table:table-cell office:value-type="float" office:value="20.56" calcext:value-type="float">
            <text:p>20.56</text:p>
          </table:table-cell>
          <table:table-cell table:formula="of:=([.E1060]-[.D1060])/[.E1060]*100" office:value-type="float" office:value="-3.45330739299611" calcext:value-type="float">
            <text:p>-3.45330739299611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W</text:p>
          </table:table-cell>
          <table:table-cell office:value-type="string" calcext:value-type="string">
            <text:p>LM0293</text:p>
          </table:table-cell>
          <table:table-cell office:value-type="float" office:value="3" calcext:value-type="float">
            <text:p>3</text:p>
          </table:table-cell>
          <table:table-cell office:value-type="float" office:value="16.95" calcext:value-type="float">
            <text:p>16.95</text:p>
          </table:table-cell>
          <table:table-cell office:value-type="float" office:value="16.94" calcext:value-type="float">
            <text:p>16.94</text:p>
          </table:table-cell>
          <table:table-cell table:formula="of:=([.E1061]-[.D1061])/[.E1061]*100" office:value-type="float" office:value="-0.0590318772136837" calcext:value-type="float">
            <text:p>-0.059031877213684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</text:p>
          </table:table-cell>
          <table:table-cell office:value-type="string" calcext:value-type="string">
            <text:p>LM0294</text:p>
          </table:table-cell>
          <table:table-cell office:value-type="float" office:value="3" calcext:value-type="float">
            <text:p>3</text:p>
          </table:table-cell>
          <table:table-cell office:value-type="float" office:value="13.4" calcext:value-type="float">
            <text:p>13.4</text:p>
          </table:table-cell>
          <table:table-cell office:value-type="float" office:value="13.66" calcext:value-type="float">
            <text:p>13.66</text:p>
          </table:table-cell>
          <table:table-cell table:formula="of:=([.E1062]-[.D1062])/[.E1062]*100" office:value-type="float" office:value="1.90336749633968" calcext:value-type="float">
            <text:p>1.90336749633968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</text:p>
          </table:table-cell>
          <table:table-cell office:value-type="string" calcext:value-type="string">
            <text:p>LM0295</text:p>
          </table:table-cell>
          <table:table-cell office:value-type="float" office:value="3" calcext:value-type="float">
            <text:p>3</text:p>
          </table:table-cell>
          <table:table-cell office:value-type="float" office:value="17.52" calcext:value-type="float">
            <text:p>17.52</text:p>
          </table:table-cell>
          <table:table-cell office:value-type="float" office:value="17.12" calcext:value-type="float">
            <text:p>17.12</text:p>
          </table:table-cell>
          <table:table-cell table:formula="of:=([.E1063]-[.D1063])/[.E1063]*100" office:value-type="float" office:value="-2.33644859813083" calcext:value-type="float">
            <text:p>-2.3364485981308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V</text:p>
          </table:table-cell>
          <table:table-cell office:value-type="string" calcext:value-type="string">
            <text:p>LM0258</text:p>
          </table:table-cell>
          <table:table-cell office:value-type="float" office:value="4" calcext:value-type="float">
            <text:p>4</text:p>
          </table:table-cell>
          <table:table-cell office:value-type="float" office:value="16.24" calcext:value-type="float">
            <text:p>16.24</text:p>
          </table:table-cell>
          <table:table-cell office:value-type="float" office:value="17.53" calcext:value-type="float">
            <text:p>17.53</text:p>
          </table:table-cell>
          <table:table-cell table:formula="of:=([.E1064]-[.D1064])/[.E1064]*100" office:value-type="float" office:value="7.3588134626355" calcext:value-type="float">
            <text:p>7.3588134626355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U</text:p>
          </table:table-cell>
          <table:table-cell office:value-type="string" calcext:value-type="string">
            <text:p>LM0259</text:p>
          </table:table-cell>
          <table:table-cell office:value-type="float" office:value="4" calcext:value-type="float">
            <text:p>4</text:p>
          </table:table-cell>
          <table:table-cell office:value-type="float" office:value="24.99" calcext:value-type="float">
            <text:p>24.99</text:p>
          </table:table-cell>
          <table:table-cell office:value-type="float" office:value="24.62" calcext:value-type="float">
            <text:p>24.62</text:p>
          </table:table-cell>
          <table:table-cell table:formula="of:=([.E1065]-[.D1065])/[.E1065]*100" office:value-type="float" office:value="-1.50284321689682" calcext:value-type="float">
            <text:p>-1.5028432168968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</text:p>
          </table:table-cell>
          <table:table-cell office:value-type="string" calcext:value-type="string">
            <text:p>LM0260</text:p>
          </table:table-cell>
          <table:table-cell office:value-type="float" office:value="4" calcext:value-type="float">
            <text:p>4</text:p>
          </table:table-cell>
          <table:table-cell office:value-type="float" office:value="19.35" calcext:value-type="float">
            <text:p>19.35</text:p>
          </table:table-cell>
          <table:table-cell office:value-type="float" office:value="20.11" calcext:value-type="float">
            <text:p>20.11</text:p>
          </table:table-cell>
          <table:table-cell table:formula="of:=([.E1066]-[.D1066])/[.E1066]*100" office:value-type="float" office:value="3.77921432123321" calcext:value-type="float">
            <text:p>3.7792143212332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</text:p>
          </table:table-cell>
          <table:table-cell office:value-type="string" calcext:value-type="string">
            <text:p>LM0261</text:p>
          </table:table-cell>
          <table:table-cell office:value-type="float" office:value="4" calcext:value-type="float">
            <text:p>4</text:p>
          </table:table-cell>
          <table:table-cell office:value-type="float" office:value="15.06" calcext:value-type="float">
            <text:p>15.06</text:p>
          </table:table-cell>
          <table:table-cell office:value-type="float" office:value="15.38" calcext:value-type="float">
            <text:p>15.38</text:p>
          </table:table-cell>
          <table:table-cell table:formula="of:=([.E1067]-[.D1067])/[.E1067]*100" office:value-type="float" office:value="2.08062418725618" calcext:value-type="float">
            <text:p>2.08062418725618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O</text:p>
          </table:table-cell>
          <table:table-cell office:value-type="string" calcext:value-type="string">
            <text:p>LM0262</text:p>
          </table:table-cell>
          <table:table-cell office:value-type="float" office:value="4" calcext:value-type="float">
            <text:p>4</text:p>
          </table:table-cell>
          <table:table-cell office:value-type="float" office:value="15.45" calcext:value-type="float">
            <text:p>15.45</text:p>
          </table:table-cell>
          <table:table-cell office:value-type="float" office:value="15.24" calcext:value-type="float">
            <text:p>15.24</text:p>
          </table:table-cell>
          <table:table-cell table:formula="of:=([.E1068]-[.D1068])/[.E1068]*100" office:value-type="float" office:value="-1.37795275590551" calcext:value-type="float">
            <text:p>-1.37795275590551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S</text:p>
          </table:table-cell>
          <table:table-cell office:value-type="string" calcext:value-type="string">
            <text:p>LM0263</text:p>
          </table:table-cell>
          <table:table-cell office:value-type="float" office:value="4" calcext:value-type="float">
            <text:p>4</text:p>
          </table:table-cell>
          <table:table-cell office:value-type="float" office:value="17.03" calcext:value-type="float">
            <text:p>17.03</text:p>
          </table:table-cell>
          <table:table-cell office:value-type="float" office:value="18.47" calcext:value-type="float">
            <text:p>18.47</text:p>
          </table:table-cell>
          <table:table-cell table:formula="of:=([.E1069]-[.D1069])/[.E1069]*100" office:value-type="float" office:value="7.796426637791" calcext:value-type="float">
            <text:p>7.796426637791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W</text:p>
          </table:table-cell>
          <table:table-cell office:value-type="string" calcext:value-type="string">
            <text:p>LM0264</text:p>
          </table:table-cell>
          <table:table-cell office:value-type="float" office:value="4" calcext:value-type="float">
            <text:p>4</text:p>
          </table:table-cell>
          <table:table-cell office:value-type="float" office:value="16.17" calcext:value-type="float">
            <text:p>16.17</text:p>
          </table:table-cell>
          <table:table-cell office:value-type="float" office:value="17.69" calcext:value-type="float">
            <text:p>17.69</text:p>
          </table:table-cell>
          <table:table-cell table:formula="of:=([.E1070]-[.D1070])/[.E1070]*100" office:value-type="float" office:value="8.59242509892594" calcext:value-type="float">
            <text:p>8.59242509892594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Z</text:p>
          </table:table-cell>
          <table:table-cell office:value-type="string" calcext:value-type="string">
            <text:p>LM0265</text:p>
          </table:table-cell>
          <table:table-cell office:value-type="float" office:value="4" calcext:value-type="float">
            <text:p>4</text:p>
          </table:table-cell>
          <table:table-cell office:value-type="float" office:value="22.8" calcext:value-type="float">
            <text:p>22.8</text:p>
          </table:table-cell>
          <table:table-cell office:value-type="float" office:value="23.29" calcext:value-type="float">
            <text:p>23.29</text:p>
          </table:table-cell>
          <table:table-cell table:formula="of:=([.E1071]-[.D1071])/[.E1071]*100" office:value-type="float" office:value="2.10390725633318" calcext:value-type="float">
            <text:p>2.10390725633318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</text:p>
          </table:table-cell>
          <table:table-cell office:value-type="string" calcext:value-type="string">
            <text:p>LM0266</text:p>
          </table:table-cell>
          <table:table-cell office:value-type="float" office:value="4" calcext:value-type="float">
            <text:p>4</text:p>
          </table:table-cell>
          <table:table-cell office:value-type="float" office:value="19.41" calcext:value-type="float">
            <text:p>19.41</text:p>
          </table:table-cell>
          <table:table-cell office:value-type="float" office:value="18.04" calcext:value-type="float">
            <text:p>18.04</text:p>
          </table:table-cell>
          <table:table-cell table:formula="of:=([.E1072]-[.D1072])/[.E1072]*100" office:value-type="float" office:value="-7.59423503325943" calcext:value-type="float">
            <text:p>-7.59423503325943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J</text:p>
          </table:table-cell>
          <table:table-cell office:value-type="string" calcext:value-type="string">
            <text:p>LM0267</text:p>
          </table:table-cell>
          <table:table-cell office:value-type="float" office:value="4" calcext:value-type="float">
            <text:p>4</text:p>
          </table:table-cell>
          <table:table-cell office:value-type="float" office:value="27.52" calcext:value-type="float">
            <text:p>27.52</text:p>
          </table:table-cell>
          <table:table-cell office:value-type="float" office:value="26.73" calcext:value-type="float">
            <text:p>26.73</text:p>
          </table:table-cell>
          <table:table-cell table:formula="of:=([.E1073]-[.D1073])/[.E1073]*100" office:value-type="float" office:value="-2.95548073325851" calcext:value-type="float">
            <text:p>-2.95548073325851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M0268</text:p>
          </table:table-cell>
          <table:table-cell office:value-type="float" office:value="4" calcext:value-type="float">
            <text:p>4</text:p>
          </table:table-cell>
          <table:table-cell office:value-type="float" office:value="16.51" calcext:value-type="float">
            <text:p>16.51</text:p>
          </table:table-cell>
          <table:table-cell office:value-type="float" office:value="18.01" calcext:value-type="float">
            <text:p>18.01</text:p>
          </table:table-cell>
          <table:table-cell table:formula="of:=([.E1074]-[.D1074])/[.E1074]*100" office:value-type="float" office:value="8.32870627429206" calcext:value-type="float">
            <text:p>8.32870627429206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</text:p>
          </table:table-cell>
          <table:table-cell office:value-type="string" calcext:value-type="string">
            <text:p>LM0269</text:p>
          </table:table-cell>
          <table:table-cell office:value-type="float" office:value="4" calcext:value-type="float">
            <text:p>4</text:p>
          </table:table-cell>
          <table:table-cell office:value-type="float" office:value="20.24" calcext:value-type="float">
            <text:p>20.24</text:p>
          </table:table-cell>
          <table:table-cell office:value-type="float" office:value="20.09" calcext:value-type="float">
            <text:p>20.09</text:p>
          </table:table-cell>
          <table:table-cell table:formula="of:=([.E1075]-[.D1075])/[.E1075]*100" office:value-type="float" office:value="-0.746640119462412" calcext:value-type="float">
            <text:p>-0.74664011946241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U</text:p>
          </table:table-cell>
          <table:table-cell office:value-type="string" calcext:value-type="string">
            <text:p>LM0270</text:p>
          </table:table-cell>
          <table:table-cell office:value-type="float" office:value="4" calcext:value-type="float">
            <text:p>4</text:p>
          </table:table-cell>
          <table:table-cell office:value-type="float" office:value="20.41" calcext:value-type="float">
            <text:p>20.41</text:p>
          </table:table-cell>
          <table:table-cell office:value-type="float" office:value="19.14" calcext:value-type="float">
            <text:p>19.14</text:p>
          </table:table-cell>
          <table:table-cell table:formula="of:=([.E1076]-[.D1076])/[.E1076]*100" office:value-type="float" office:value="-6.63531870428422" calcext:value-type="float">
            <text:p>-6.63531870428422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V</text:p>
          </table:table-cell>
          <table:table-cell office:value-type="string" calcext:value-type="string">
            <text:p>LM0271</text:p>
          </table:table-cell>
          <table:table-cell office:value-type="float" office:value="4" calcext:value-type="float">
            <text:p>4</text:p>
          </table:table-cell>
          <table:table-cell office:value-type="float" office:value="21.02" calcext:value-type="float">
            <text:p>21.02</text:p>
          </table:table-cell>
          <table:table-cell office:value-type="float" office:value="21.28" calcext:value-type="float">
            <text:p>21.28</text:p>
          </table:table-cell>
          <table:table-cell table:formula="of:=([.E1077]-[.D1077])/[.E1077]*100" office:value-type="float" office:value="1.2218045112782" calcext:value-type="float">
            <text:p>1.221804511278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Y</text:p>
          </table:table-cell>
          <table:table-cell office:value-type="string" calcext:value-type="string">
            <text:p>LM0272</text:p>
          </table:table-cell>
          <table:table-cell office:value-type="float" office:value="4" calcext:value-type="float">
            <text:p>4</text:p>
          </table:table-cell>
          <table:table-cell office:value-type="float" office:value="15.8" calcext:value-type="float">
            <text:p>15.8</text:p>
          </table:table-cell>
          <table:table-cell office:value-type="float" office:value="16.13" calcext:value-type="float">
            <text:p>16.13</text:p>
          </table:table-cell>
          <table:table-cell table:formula="of:=([.E1078]-[.D1078])/[.E1078]*100" office:value-type="float" office:value="2.04587724736515" calcext:value-type="float">
            <text:p>2.0458772473651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Z</text:p>
          </table:table-cell>
          <table:table-cell office:value-type="string" calcext:value-type="string">
            <text:p>LM0273</text:p>
          </table:table-cell>
          <table:table-cell office:value-type="float" office:value="4" calcext:value-type="float">
            <text:p>4</text:p>
          </table:table-cell>
          <table:table-cell office:value-type="float" office:value="18.82" calcext:value-type="float">
            <text:p>18.82</text:p>
          </table:table-cell>
          <table:table-cell office:value-type="float" office:value="18.66" calcext:value-type="float">
            <text:p>18.66</text:p>
          </table:table-cell>
          <table:table-cell table:formula="of:=([.E1079]-[.D1079])/[.E1079]*100" office:value-type="float" office:value="-0.857449088960344" calcext:value-type="float">
            <text:p>-0.85744908896034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Z</text:p>
          </table:table-cell>
          <table:table-cell office:value-type="string" calcext:value-type="string">
            <text:p>LM0274</text:p>
          </table:table-cell>
          <table:table-cell office:value-type="float" office:value="4" calcext:value-type="float">
            <text:p>4</text:p>
          </table:table-cell>
          <table:table-cell office:value-type="float" office:value="24.63" calcext:value-type="float">
            <text:p>24.63</text:p>
          </table:table-cell>
          <table:table-cell office:value-type="float" office:value="24.65" calcext:value-type="float">
            <text:p>24.65</text:p>
          </table:table-cell>
          <table:table-cell table:formula="of:=([.E1080]-[.D1080])/[.E1080]*100" office:value-type="float" office:value="0.0811359026369151" calcext:value-type="float">
            <text:p>0.081135902636915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O</text:p>
          </table:table-cell>
          <table:table-cell office:value-type="string" calcext:value-type="string">
            <text:p>LM0275</text:p>
          </table:table-cell>
          <table:table-cell office:value-type="float" office:value="4" calcext:value-type="float">
            <text:p>4</text:p>
          </table:table-cell>
          <table:table-cell office:value-type="float" office:value="18.27" calcext:value-type="float">
            <text:p>18.27</text:p>
          </table:table-cell>
          <table:table-cell office:value-type="float" office:value="19.4" calcext:value-type="float">
            <text:p>19.4</text:p>
          </table:table-cell>
          <table:table-cell table:formula="of:=([.E1081]-[.D1081])/[.E1081]*100" office:value-type="float" office:value="5.82474226804123" calcext:value-type="float">
            <text:p>5.8247422680412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X</text:p>
          </table:table-cell>
          <table:table-cell office:value-type="string" calcext:value-type="string">
            <text:p>LM0276</text:p>
          </table:table-cell>
          <table:table-cell office:value-type="float" office:value="4" calcext:value-type="float">
            <text:p>4</text:p>
          </table:table-cell>
          <table:table-cell office:value-type="float" office:value="25.15" calcext:value-type="float">
            <text:p>25.15</text:p>
          </table:table-cell>
          <table:table-cell office:value-type="float" office:value="24.31" calcext:value-type="float">
            <text:p>24.31</text:p>
          </table:table-cell>
          <table:table-cell table:formula="of:=([.E1082]-[.D1082])/[.E1082]*100" office:value-type="float" office:value="-3.45536816125051" calcext:value-type="float">
            <text:p>-3.45536816125051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V</text:p>
          </table:table-cell>
          <table:table-cell office:value-type="string" calcext:value-type="string">
            <text:p>LM0277</text:p>
          </table:table-cell>
          <table:table-cell office:value-type="float" office:value="4" calcext:value-type="float">
            <text:p>4</text:p>
          </table:table-cell>
          <table:table-cell office:value-type="float" office:value="18.2" calcext:value-type="float">
            <text:p>18.2</text:p>
          </table:table-cell>
          <table:table-cell office:value-type="float" office:value="19.36" calcext:value-type="float">
            <text:p>19.36</text:p>
          </table:table-cell>
          <table:table-cell table:formula="of:=([.E1083]-[.D1083])/[.E1083]*100" office:value-type="float" office:value="5.99173553719008" calcext:value-type="float">
            <text:p>5.99173553719008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</text:p>
          </table:table-cell>
          <table:table-cell office:value-type="string" calcext:value-type="string">
            <text:p>LM0278</text:p>
          </table:table-cell>
          <table:table-cell office:value-type="float" office:value="4" calcext:value-type="float">
            <text:p>4</text:p>
          </table:table-cell>
          <table:table-cell office:value-type="float" office:value="17.07" calcext:value-type="float">
            <text:p>17.07</text:p>
          </table:table-cell>
          <table:table-cell office:value-type="float" office:value="17.54" calcext:value-type="float">
            <text:p>17.54</text:p>
          </table:table-cell>
          <table:table-cell table:formula="of:=([.E1084]-[.D1084])/[.E1084]*100" office:value-type="float" office:value="2.67958950969213" calcext:value-type="float">
            <text:p>2.6795895096921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Z</text:p>
          </table:table-cell>
          <table:table-cell office:value-type="string" calcext:value-type="string">
            <text:p>LM0279</text:p>
          </table:table-cell>
          <table:table-cell office:value-type="float" office:value="4" calcext:value-type="float">
            <text:p>4</text:p>
          </table:table-cell>
          <table:table-cell office:value-type="float" office:value="12.17" calcext:value-type="float">
            <text:p>12.17</text:p>
          </table:table-cell>
          <table:table-cell office:value-type="float" office:value="13.43" calcext:value-type="float">
            <text:p>13.43</text:p>
          </table:table-cell>
          <table:table-cell table:formula="of:=([.E1085]-[.D1085])/[.E1085]*100" office:value-type="float" office:value="9.38198064035741" calcext:value-type="float">
            <text:p>9.38198064035741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T</text:p>
          </table:table-cell>
          <table:table-cell office:value-type="string" calcext:value-type="string">
            <text:p>LM0280</text:p>
          </table:table-cell>
          <table:table-cell office:value-type="float" office:value="4" calcext:value-type="float">
            <text:p>4</text:p>
          </table:table-cell>
          <table:table-cell office:value-type="float" office:value="16.15" calcext:value-type="float">
            <text:p>16.15</text:p>
          </table:table-cell>
          <table:table-cell office:value-type="float" office:value="16.32" calcext:value-type="float">
            <text:p>16.32</text:p>
          </table:table-cell>
          <table:table-cell table:formula="of:=([.E1086]-[.D1086])/[.E1086]*100" office:value-type="float" office:value="1.04166666666668" calcext:value-type="float">
            <text:p>1.0416666666666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Z</text:p>
          </table:table-cell>
          <table:table-cell office:value-type="string" calcext:value-type="string">
            <text:p>LM0281</text:p>
          </table:table-cell>
          <table:table-cell office:value-type="float" office:value="4" calcext:value-type="float">
            <text:p>4</text:p>
          </table:table-cell>
          <table:table-cell office:value-type="float" office:value="13.87" calcext:value-type="float">
            <text:p>13.87</text:p>
          </table:table-cell>
          <table:table-cell office:value-type="float" office:value="14.41" calcext:value-type="float">
            <text:p>14.41</text:p>
          </table:table-cell>
          <table:table-cell table:formula="of:=([.E1087]-[.D1087])/[.E1087]*100" office:value-type="float" office:value="3.74739764052742" calcext:value-type="float">
            <text:p>3.74739764052742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</text:p>
          </table:table-cell>
          <table:table-cell office:value-type="string" calcext:value-type="string">
            <text:p>LM0282</text:p>
          </table:table-cell>
          <table:table-cell office:value-type="float" office:value="4" calcext:value-type="float">
            <text:p>4</text:p>
          </table:table-cell>
          <table:table-cell office:value-type="float" office:value="23.67" calcext:value-type="float">
            <text:p>23.67</text:p>
          </table:table-cell>
          <table:table-cell office:value-type="float" office:value="24.32" calcext:value-type="float">
            <text:p>24.32</text:p>
          </table:table-cell>
          <table:table-cell table:formula="of:=([.E1088]-[.D1088])/[.E1088]*100" office:value-type="float" office:value="2.67269736842105" calcext:value-type="float">
            <text:p>2.6726973684210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Y</text:p>
          </table:table-cell>
          <table:table-cell office:value-type="string" calcext:value-type="string">
            <text:p>LM0283</text:p>
          </table:table-cell>
          <table:table-cell office:value-type="float" office:value="4" calcext:value-type="float">
            <text:p>4</text:p>
          </table:table-cell>
          <table:table-cell office:value-type="float" office:value="14.61" calcext:value-type="float">
            <text:p>14.61</text:p>
          </table:table-cell>
          <table:table-cell office:value-type="float" office:value="15.15" calcext:value-type="float">
            <text:p>15.15</text:p>
          </table:table-cell>
          <table:table-cell table:formula="of:=([.E1089]-[.D1089])/[.E1089]*100" office:value-type="float" office:value="3.56435643564357" calcext:value-type="float">
            <text:p>3.5643564356435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N</text:p>
          </table:table-cell>
          <table:table-cell office:value-type="string" calcext:value-type="string">
            <text:p>LM0284</text:p>
          </table:table-cell>
          <table:table-cell office:value-type="float" office:value="4" calcext:value-type="float">
            <text:p>4</text:p>
          </table:table-cell>
          <table:table-cell office:value-type="float" office:value="20.12" calcext:value-type="float">
            <text:p>20.12</text:p>
          </table:table-cell>
          <table:table-cell office:value-type="float" office:value="21.53" calcext:value-type="float">
            <text:p>21.53</text:p>
          </table:table-cell>
          <table:table-cell table:formula="of:=([.E1090]-[.D1090])/[.E1090]*100" office:value-type="float" office:value="6.54900139340455" calcext:value-type="float">
            <text:p>6.5490013934045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S</text:p>
          </table:table-cell>
          <table:table-cell office:value-type="string" calcext:value-type="string">
            <text:p>LM0285</text:p>
          </table:table-cell>
          <table:table-cell office:value-type="float" office:value="4" calcext:value-type="float">
            <text:p>4</text:p>
          </table:table-cell>
          <table:table-cell office:value-type="float" office:value="14.59" calcext:value-type="float">
            <text:p>14.59</text:p>
          </table:table-cell>
          <table:table-cell office:value-type="float" office:value="15.92" calcext:value-type="float">
            <text:p>15.92</text:p>
          </table:table-cell>
          <table:table-cell table:formula="of:=([.E1091]-[.D1091])/[.E1091]*100" office:value-type="float" office:value="8.35427135678392" calcext:value-type="float">
            <text:p>8.3542713567839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Z</text:p>
          </table:table-cell>
          <table:table-cell office:value-type="string" calcext:value-type="string">
            <text:p>LM0286</text:p>
          </table:table-cell>
          <table:table-cell office:value-type="float" office:value="4" calcext:value-type="float">
            <text:p>4</text:p>
          </table:table-cell>
          <table:table-cell office:value-type="float" office:value="13.87" calcext:value-type="float">
            <text:p>13.87</text:p>
          </table:table-cell>
          <table:table-cell office:value-type="float" office:value="15.42" calcext:value-type="float">
            <text:p>15.42</text:p>
          </table:table-cell>
          <table:table-cell table:formula="of:=([.E1092]-[.D1092])/[.E1092]*100" office:value-type="float" office:value="10.0518806744488" calcext:value-type="float">
            <text:p>10.0518806744488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</text:p>
          </table:table-cell>
          <table:table-cell office:value-type="string" calcext:value-type="string">
            <text:p>LM0287</text:p>
          </table:table-cell>
          <table:table-cell office:value-type="float" office:value="4" calcext:value-type="float">
            <text:p>4</text:p>
          </table:table-cell>
          <table:table-cell office:value-type="float" office:value="18.07" calcext:value-type="float">
            <text:p>18.07</text:p>
          </table:table-cell>
          <table:table-cell office:value-type="float" office:value="19.81" calcext:value-type="float">
            <text:p>19.81</text:p>
          </table:table-cell>
          <table:table-cell table:formula="of:=([.E1093]-[.D1093])/[.E1093]*100" office:value-type="float" office:value="8.78344270570418" calcext:value-type="float">
            <text:p>8.7834427057041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</text:p>
          </table:table-cell>
          <table:table-cell office:value-type="string" calcext:value-type="string">
            <text:p>LM0288</text:p>
          </table:table-cell>
          <table:table-cell office:value-type="float" office:value="4" calcext:value-type="float">
            <text:p>4</text:p>
          </table:table-cell>
          <table:table-cell office:value-type="float" office:value="15.64" calcext:value-type="float">
            <text:p>15.64</text:p>
          </table:table-cell>
          <table:table-cell office:value-type="float" office:value="17.29" calcext:value-type="float">
            <text:p>17.29</text:p>
          </table:table-cell>
          <table:table-cell table:formula="of:=([.E1094]-[.D1094])/[.E1094]*100" office:value-type="float" office:value="9.5430884904569" calcext:value-type="float">
            <text:p>9.5430884904569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U</text:p>
          </table:table-cell>
          <table:table-cell office:value-type="string" calcext:value-type="string">
            <text:p>LM0289</text:p>
          </table:table-cell>
          <table:table-cell office:value-type="float" office:value="4" calcext:value-type="float">
            <text:p>4</text:p>
          </table:table-cell>
          <table:table-cell office:value-type="float" office:value="19.13" calcext:value-type="float">
            <text:p>19.13</text:p>
          </table:table-cell>
          <table:table-cell office:value-type="float" office:value="19.44" calcext:value-type="float">
            <text:p>19.44</text:p>
          </table:table-cell>
          <table:table-cell table:formula="of:=([.E1095]-[.D1095])/[.E1095]*100" office:value-type="float" office:value="1.59465020576133" calcext:value-type="float">
            <text:p>1.59465020576133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Y</text:p>
          </table:table-cell>
          <table:table-cell office:value-type="string" calcext:value-type="string">
            <text:p>LM0291</text:p>
          </table:table-cell>
          <table:table-cell office:value-type="float" office:value="4" calcext:value-type="float">
            <text:p>4</text:p>
          </table:table-cell>
          <table:table-cell office:value-type="float" office:value="15.75" calcext:value-type="float">
            <text:p>15.75</text:p>
          </table:table-cell>
          <table:table-cell office:value-type="float" office:value="16.53" calcext:value-type="float">
            <text:p>16.53</text:p>
          </table:table-cell>
          <table:table-cell table:formula="of:=([.E1096]-[.D1096])/[.E1096]*100" office:value-type="float" office:value="4.71869328493649" calcext:value-type="float">
            <text:p>4.71869328493649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</text:p>
          </table:table-cell>
          <table:table-cell office:value-type="string" calcext:value-type="string">
            <text:p>LM0292</text:p>
          </table:table-cell>
          <table:table-cell office:value-type="float" office:value="4" calcext:value-type="float">
            <text:p>4</text:p>
          </table:table-cell>
          <table:table-cell office:value-type="float" office:value="20.29" calcext:value-type="float">
            <text:p>20.29</text:p>
          </table:table-cell>
          <table:table-cell office:value-type="float" office:value="20.56" calcext:value-type="float">
            <text:p>20.56</text:p>
          </table:table-cell>
          <table:table-cell table:formula="of:=([.E1097]-[.D1097])/[.E1097]*100" office:value-type="float" office:value="1.31322957198443" calcext:value-type="float">
            <text:p>1.31322957198443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</text:p>
          </table:table-cell>
          <table:table-cell office:value-type="string" calcext:value-type="string">
            <text:p>LM0293</text:p>
          </table:table-cell>
          <table:table-cell office:value-type="float" office:value="4" calcext:value-type="float">
            <text:p>4</text:p>
          </table:table-cell>
          <table:table-cell office:value-type="float" office:value="15.87" calcext:value-type="float">
            <text:p>15.87</text:p>
          </table:table-cell>
          <table:table-cell office:value-type="float" office:value="16.94" calcext:value-type="float">
            <text:p>16.94</text:p>
          </table:table-cell>
          <table:table-cell table:formula="of:=([.E1098]-[.D1098])/[.E1098]*100" office:value-type="float" office:value="6.31641086186542" calcext:value-type="float">
            <text:p>6.31641086186542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X</text:p>
          </table:table-cell>
          <table:table-cell office:value-type="string" calcext:value-type="string">
            <text:p>LM0294</text:p>
          </table:table-cell>
          <table:table-cell office:value-type="float" office:value="4" calcext:value-type="float">
            <text:p>4</text:p>
          </table:table-cell>
          <table:table-cell office:value-type="float" office:value="13.09" calcext:value-type="float">
            <text:p>13.09</text:p>
          </table:table-cell>
          <table:table-cell office:value-type="float" office:value="13.66" calcext:value-type="float">
            <text:p>13.66</text:p>
          </table:table-cell>
          <table:table-cell table:formula="of:=([.E1099]-[.D1099])/[.E1099]*100" office:value-type="float" office:value="4.17276720351391" calcext:value-type="float">
            <text:p>4.17276720351391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LM0295</text:p>
          </table:table-cell>
          <table:table-cell office:value-type="float" office:value="4" calcext:value-type="float">
            <text:p>4</text:p>
          </table:table-cell>
          <table:table-cell office:value-type="float" office:value="16.54" calcext:value-type="float">
            <text:p>16.54</text:p>
          </table:table-cell>
          <table:table-cell office:value-type="float" office:value="17.12" calcext:value-type="float">
            <text:p>17.12</text:p>
          </table:table-cell>
          <table:table-cell table:formula="of:=([.E1100]-[.D1100])/[.E1100]*100" office:value-type="float" office:value="3.38785046728973" calcext:value-type="float">
            <text:p>3.38785046728973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</text:p>
          </table:table-cell>
          <table:table-cell office:value-type="string" calcext:value-type="string">
            <text:p>LM0258</text:p>
          </table:table-cell>
          <table:table-cell office:value-type="float" office:value="5" calcext:value-type="float">
            <text:p>5</text:p>
          </table:table-cell>
          <table:table-cell office:value-type="float" office:value="16.42" calcext:value-type="float">
            <text:p>16.42</text:p>
          </table:table-cell>
          <table:table-cell office:value-type="float" office:value="17.53" calcext:value-type="float">
            <text:p>17.53</text:p>
          </table:table-cell>
          <table:table-cell table:formula="of:=([.E1101]-[.D1101])/[.E1101]*100" office:value-type="float" office:value="6.33200228180262" calcext:value-type="float">
            <text:p>6.33200228180262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</text:p>
          </table:table-cell>
          <table:table-cell office:value-type="string" calcext:value-type="string">
            <text:p>LM0259</text:p>
          </table:table-cell>
          <table:table-cell office:value-type="float" office:value="5" calcext:value-type="float">
            <text:p>5</text:p>
          </table:table-cell>
          <table:table-cell office:value-type="float" office:value="24.6" calcext:value-type="float">
            <text:p>24.6</text:p>
          </table:table-cell>
          <table:table-cell office:value-type="float" office:value="24.62" calcext:value-type="float">
            <text:p>24.62</text:p>
          </table:table-cell>
          <table:table-cell table:formula="of:=([.E1102]-[.D1102])/[.E1102]*100" office:value-type="float" office:value="0.0812347684809081" calcext:value-type="float">
            <text:p>0.08123476848090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</text:p>
          </table:table-cell>
          <table:table-cell office:value-type="string" calcext:value-type="string">
            <text:p>LM0260</text:p>
          </table:table-cell>
          <table:table-cell office:value-type="float" office:value="5" calcext:value-type="float">
            <text:p>5</text:p>
          </table:table-cell>
          <table:table-cell office:value-type="float" office:value="18.57" calcext:value-type="float">
            <text:p>18.57</text:p>
          </table:table-cell>
          <table:table-cell office:value-type="float" office:value="20.11" calcext:value-type="float">
            <text:p>20.11</text:p>
          </table:table-cell>
          <table:table-cell table:formula="of:=([.E1103]-[.D1103])/[.E1103]*100" office:value-type="float" office:value="7.65788165091994" calcext:value-type="float">
            <text:p>7.65788165091994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</text:p>
          </table:table-cell>
          <table:table-cell office:value-type="string" calcext:value-type="string">
            <text:p>LM0261</text:p>
          </table:table-cell>
          <table:table-cell office:value-type="float" office:value="5" calcext:value-type="float">
            <text:p>5</text:p>
          </table:table-cell>
          <table:table-cell office:value-type="float" office:value="14.73" calcext:value-type="float">
            <text:p>14.73</text:p>
          </table:table-cell>
          <table:table-cell office:value-type="float" office:value="15.38" calcext:value-type="float">
            <text:p>15.38</text:p>
          </table:table-cell>
          <table:table-cell table:formula="of:=([.E1104]-[.D1104])/[.E1104]*100" office:value-type="float" office:value="4.22626788036411" calcext:value-type="float">
            <text:p>4.22626788036411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W</text:p>
          </table:table-cell>
          <table:table-cell office:value-type="string" calcext:value-type="string">
            <text:p>LM0262</text:p>
          </table:table-cell>
          <table:table-cell office:value-type="float" office:value="5" calcext:value-type="float">
            <text:p>5</text:p>
          </table:table-cell>
          <table:table-cell office:value-type="float" office:value="15.53" calcext:value-type="float">
            <text:p>15.53</text:p>
          </table:table-cell>
          <table:table-cell office:value-type="float" office:value="15.24" calcext:value-type="float">
            <text:p>15.24</text:p>
          </table:table-cell>
          <table:table-cell table:formula="of:=([.E1105]-[.D1105])/[.E1105]*100" office:value-type="float" office:value="-1.90288713910761" calcext:value-type="float">
            <text:p>-1.90288713910761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S</text:p>
          </table:table-cell>
          <table:table-cell office:value-type="string" calcext:value-type="string">
            <text:p>LM0263</text:p>
          </table:table-cell>
          <table:table-cell office:value-type="float" office:value="5" calcext:value-type="float">
            <text:p>5</text:p>
          </table:table-cell>
          <table:table-cell office:value-type="float" office:value="17.22" calcext:value-type="float">
            <text:p>17.22</text:p>
          </table:table-cell>
          <table:table-cell office:value-type="float" office:value="18.47" calcext:value-type="float">
            <text:p>18.47</text:p>
          </table:table-cell>
          <table:table-cell table:formula="of:=([.E1106]-[.D1106])/[.E1106]*100" office:value-type="float" office:value="6.76773145641581" calcext:value-type="float">
            <text:p>6.7677314564158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</text:p>
          </table:table-cell>
          <table:table-cell office:value-type="string" calcext:value-type="string">
            <text:p>LM0264</text:p>
          </table:table-cell>
          <table:table-cell office:value-type="float" office:value="5" calcext:value-type="float">
            <text:p>5</text:p>
          </table:table-cell>
          <table:table-cell office:value-type="float" office:value="14.31" calcext:value-type="float">
            <text:p>14.31</text:p>
          </table:table-cell>
          <table:table-cell office:value-type="float" office:value="17.69" calcext:value-type="float">
            <text:p>17.69</text:p>
          </table:table-cell>
          <table:table-cell table:formula="of:=([.E1107]-[.D1107])/[.E1107]*100" office:value-type="float" office:value="19.1068400226116" calcext:value-type="float">
            <text:p>19.1068400226116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P</text:p>
          </table:table-cell>
          <table:table-cell office:value-type="string" calcext:value-type="string">
            <text:p>LM0265</text:p>
          </table:table-cell>
          <table:table-cell office:value-type="float" office:value="5" calcext:value-type="float">
            <text:p>5</text:p>
          </table:table-cell>
          <table:table-cell office:value-type="float" office:value="22.98" calcext:value-type="float">
            <text:p>22.98</text:p>
          </table:table-cell>
          <table:table-cell office:value-type="float" office:value="23.29" calcext:value-type="float">
            <text:p>23.29</text:p>
          </table:table-cell>
          <table:table-cell table:formula="of:=([.E1108]-[.D1108])/[.E1108]*100" office:value-type="float" office:value="1.3310433662516" calcext:value-type="float">
            <text:p>1.3310433662516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</text:p>
          </table:table-cell>
          <table:table-cell office:value-type="string" calcext:value-type="string">
            <text:p>LM0266</text:p>
          </table:table-cell>
          <table:table-cell office:value-type="float" office:value="5" calcext:value-type="float">
            <text:p>5</text:p>
          </table:table-cell>
          <table:table-cell office:value-type="float" office:value="18.64" calcext:value-type="float">
            <text:p>18.64</text:p>
          </table:table-cell>
          <table:table-cell office:value-type="float" office:value="18.04" calcext:value-type="float">
            <text:p>18.04</text:p>
          </table:table-cell>
          <table:table-cell table:formula="of:=([.E1109]-[.D1109])/[.E1109]*100" office:value-type="float" office:value="-3.3259423503326" calcext:value-type="float">
            <text:p>-3.3259423503326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P</text:p>
          </table:table-cell>
          <table:table-cell office:value-type="string" calcext:value-type="string">
            <text:p>LM0267</text:p>
          </table:table-cell>
          <table:table-cell office:value-type="float" office:value="5" calcext:value-type="float">
            <text:p>5</text:p>
          </table:table-cell>
          <table:table-cell office:value-type="float" office:value="28.31" calcext:value-type="float">
            <text:p>28.31</text:p>
          </table:table-cell>
          <table:table-cell office:value-type="float" office:value="26.73" calcext:value-type="float">
            <text:p>26.73</text:p>
          </table:table-cell>
          <table:table-cell table:formula="of:=([.E1110]-[.D1110])/[.E1110]*100" office:value-type="float" office:value="-5.91096146651702" calcext:value-type="float">
            <text:p>-5.9109614665170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S</text:p>
          </table:table-cell>
          <table:table-cell office:value-type="string" calcext:value-type="string">
            <text:p>LM0268</text:p>
          </table:table-cell>
          <table:table-cell office:value-type="float" office:value="5" calcext:value-type="float">
            <text:p>5</text:p>
          </table:table-cell>
          <table:table-cell office:value-type="float" office:value="17.23" calcext:value-type="float">
            <text:p>17.23</text:p>
          </table:table-cell>
          <table:table-cell office:value-type="float" office:value="18.01" calcext:value-type="float">
            <text:p>18.01</text:p>
          </table:table-cell>
          <table:table-cell table:formula="of:=([.E1111]-[.D1111])/[.E1111]*100" office:value-type="float" office:value="4.33092726263188" calcext:value-type="float">
            <text:p>4.3309272626318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R</text:p>
          </table:table-cell>
          <table:table-cell office:value-type="string" calcext:value-type="string">
            <text:p>LM0269</text:p>
          </table:table-cell>
          <table:table-cell office:value-type="float" office:value="5" calcext:value-type="float">
            <text:p>5</text:p>
          </table:table-cell>
          <table:table-cell office:value-type="float" office:value="19.62" calcext:value-type="float">
            <text:p>19.62</text:p>
          </table:table-cell>
          <table:table-cell office:value-type="float" office:value="20.09" calcext:value-type="float">
            <text:p>20.09</text:p>
          </table:table-cell>
          <table:table-cell table:formula="of:=([.E1112]-[.D1112])/[.E1112]*100" office:value-type="float" office:value="2.33947237431557" calcext:value-type="float">
            <text:p>2.3394723743155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W</text:p>
          </table:table-cell>
          <table:table-cell office:value-type="string" calcext:value-type="string">
            <text:p>LM0270</text:p>
          </table:table-cell>
          <table:table-cell office:value-type="float" office:value="5" calcext:value-type="float">
            <text:p>5</text:p>
          </table:table-cell>
          <table:table-cell office:value-type="float" office:value="20.63" calcext:value-type="float">
            <text:p>20.63</text:p>
          </table:table-cell>
          <table:table-cell office:value-type="float" office:value="19.14" calcext:value-type="float">
            <text:p>19.14</text:p>
          </table:table-cell>
          <table:table-cell table:formula="of:=([.E1113]-[.D1113])/[.E1113]*100" office:value-type="float" office:value="-7.78474399164054" calcext:value-type="float">
            <text:p>-7.78474399164054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X</text:p>
          </table:table-cell>
          <table:table-cell office:value-type="string" calcext:value-type="string">
            <text:p>LM0271</text:p>
          </table:table-cell>
          <table:table-cell office:value-type="float" office:value="5" calcext:value-type="float">
            <text:p>5</text:p>
          </table:table-cell>
          <table:table-cell office:value-type="float" office:value="20.92" calcext:value-type="float">
            <text:p>20.92</text:p>
          </table:table-cell>
          <table:table-cell office:value-type="float" office:value="21.28" calcext:value-type="float">
            <text:p>21.28</text:p>
          </table:table-cell>
          <table:table-cell table:formula="of:=([.E1114]-[.D1114])/[.E1114]*100" office:value-type="float" office:value="1.69172932330827" calcext:value-type="float">
            <text:p>1.69172932330827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LM0272</text:p>
          </table:table-cell>
          <table:table-cell office:value-type="float" office:value="5" calcext:value-type="float">
            <text:p>5</text:p>
          </table:table-cell>
          <table:table-cell office:value-type="float" office:value="15.71" calcext:value-type="float">
            <text:p>15.71</text:p>
          </table:table-cell>
          <table:table-cell office:value-type="float" office:value="16.13" calcext:value-type="float">
            <text:p>16.13</text:p>
          </table:table-cell>
          <table:table-cell table:formula="of:=([.E1115]-[.D1115])/[.E1115]*100" office:value-type="float" office:value="2.60384376937383" calcext:value-type="float">
            <text:p>2.60384376937383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LM0273</text:p>
          </table:table-cell>
          <table:table-cell office:value-type="float" office:value="5" calcext:value-type="float">
            <text:p>5</text:p>
          </table:table-cell>
          <table:table-cell office:value-type="float" office:value="18.41" calcext:value-type="float">
            <text:p>18.41</text:p>
          </table:table-cell>
          <table:table-cell office:value-type="float" office:value="18.66" calcext:value-type="float">
            <text:p>18.66</text:p>
          </table:table-cell>
          <table:table-cell table:formula="of:=([.E1116]-[.D1116])/[.E1116]*100" office:value-type="float" office:value="1.33976420150054" calcext:value-type="float">
            <text:p>1.33976420150054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LM0274</text:p>
          </table:table-cell>
          <table:table-cell office:value-type="float" office:value="5" calcext:value-type="float">
            <text:p>5</text:p>
          </table:table-cell>
          <table:table-cell office:value-type="float" office:value="23.58" calcext:value-type="float">
            <text:p>23.58</text:p>
          </table:table-cell>
          <table:table-cell office:value-type="float" office:value="24.65" calcext:value-type="float">
            <text:p>24.65</text:p>
          </table:table-cell>
          <table:table-cell table:formula="of:=([.E1117]-[.D1117])/[.E1117]*100" office:value-type="float" office:value="4.34077079107505" calcext:value-type="float">
            <text:p>4.3407707910750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V</text:p>
          </table:table-cell>
          <table:table-cell office:value-type="string" calcext:value-type="string">
            <text:p>LM0275</text:p>
          </table:table-cell>
          <table:table-cell office:value-type="float" office:value="5" calcext:value-type="float">
            <text:p>5</text:p>
          </table:table-cell>
          <table:table-cell office:value-type="float" office:value="19.03" calcext:value-type="float">
            <text:p>19.03</text:p>
          </table:table-cell>
          <table:table-cell office:value-type="float" office:value="19.4" calcext:value-type="float">
            <text:p>19.4</text:p>
          </table:table-cell>
          <table:table-cell table:formula="of:=([.E1118]-[.D1118])/[.E1118]*100" office:value-type="float" office:value="1.90721649484535" calcext:value-type="float">
            <text:p>1.90721649484535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</text:p>
          </table:table-cell>
          <table:table-cell office:value-type="string" calcext:value-type="string">
            <text:p>LM0276</text:p>
          </table:table-cell>
          <table:table-cell office:value-type="float" office:value="5" calcext:value-type="float">
            <text:p>5</text:p>
          </table:table-cell>
          <table:table-cell office:value-type="float" office:value="23.73" calcext:value-type="float">
            <text:p>23.73</text:p>
          </table:table-cell>
          <table:table-cell office:value-type="float" office:value="24.31" calcext:value-type="float">
            <text:p>24.31</text:p>
          </table:table-cell>
          <table:table-cell table:formula="of:=([.E1119]-[.D1119])/[.E1119]*100" office:value-type="float" office:value="2.38584944467297" calcext:value-type="float">
            <text:p>2.38584944467297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Z</text:p>
          </table:table-cell>
          <table:table-cell office:value-type="string" calcext:value-type="string">
            <text:p>LM0277</text:p>
          </table:table-cell>
          <table:table-cell office:value-type="float" office:value="5" calcext:value-type="float">
            <text:p>5</text:p>
          </table:table-cell>
          <table:table-cell office:value-type="float" office:value="17.26" calcext:value-type="float">
            <text:p>17.26</text:p>
          </table:table-cell>
          <table:table-cell office:value-type="float" office:value="19.36" calcext:value-type="float">
            <text:p>19.36</text:p>
          </table:table-cell>
          <table:table-cell table:formula="of:=([.E1120]-[.D1120])/[.E1120]*100" office:value-type="float" office:value="10.8471074380165" calcext:value-type="float">
            <text:p>10.8471074380165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</text:p>
          </table:table-cell>
          <table:table-cell office:value-type="string" calcext:value-type="string">
            <text:p>LM0278</text:p>
          </table:table-cell>
          <table:table-cell office:value-type="float" office:value="5" calcext:value-type="float">
            <text:p>5</text:p>
          </table:table-cell>
          <table:table-cell office:value-type="float" office:value="17.42" calcext:value-type="float">
            <text:p>17.42</text:p>
          </table:table-cell>
          <table:table-cell office:value-type="float" office:value="17.54" calcext:value-type="float">
            <text:p>17.54</text:p>
          </table:table-cell>
          <table:table-cell table:formula="of:=([.E1121]-[.D1121])/[.E1121]*100" office:value-type="float" office:value="0.68415051311287" calcext:value-type="float">
            <text:p>0.68415051311287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V</text:p>
          </table:table-cell>
          <table:table-cell office:value-type="string" calcext:value-type="string">
            <text:p>LM0279</text:p>
          </table:table-cell>
          <table:table-cell office:value-type="float" office:value="5" calcext:value-type="float">
            <text:p>5</text:p>
          </table:table-cell>
          <table:table-cell office:value-type="float" office:value="12.43" calcext:value-type="float">
            <text:p>12.43</text:p>
          </table:table-cell>
          <table:table-cell office:value-type="float" office:value="13.43" calcext:value-type="float">
            <text:p>13.43</text:p>
          </table:table-cell>
          <table:table-cell table:formula="of:=([.E1122]-[.D1122])/[.E1122]*100" office:value-type="float" office:value="7.44601638123604" calcext:value-type="float">
            <text:p>7.4460163812360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R</text:p>
          </table:table-cell>
          <table:table-cell office:value-type="string" calcext:value-type="string">
            <text:p>LM0280</text:p>
          </table:table-cell>
          <table:table-cell office:value-type="float" office:value="5" calcext:value-type="float">
            <text:p>5</text:p>
          </table:table-cell>
          <table:table-cell office:value-type="float" office:value="16.61" calcext:value-type="float">
            <text:p>16.61</text:p>
          </table:table-cell>
          <table:table-cell office:value-type="float" office:value="16.32" calcext:value-type="float">
            <text:p>16.32</text:p>
          </table:table-cell>
          <table:table-cell table:formula="of:=([.E1123]-[.D1123])/[.E1123]*100" office:value-type="float" office:value="-1.77696078431372" calcext:value-type="float">
            <text:p>-1.77696078431372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</text:p>
          </table:table-cell>
          <table:table-cell office:value-type="string" calcext:value-type="string">
            <text:p>LM0281</text:p>
          </table:table-cell>
          <table:table-cell office:value-type="float" office:value="5" calcext:value-type="float">
            <text:p>5</text:p>
          </table:table-cell>
          <table:table-cell office:value-type="float" office:value="14.05" calcext:value-type="float">
            <text:p>14.05</text:p>
          </table:table-cell>
          <table:table-cell office:value-type="float" office:value="14.41" calcext:value-type="float">
            <text:p>14.41</text:p>
          </table:table-cell>
          <table:table-cell table:formula="of:=([.E1124]-[.D1124])/[.E1124]*100" office:value-type="float" office:value="2.49826509368494" calcext:value-type="float">
            <text:p>2.49826509368494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T</text:p>
          </table:table-cell>
          <table:table-cell office:value-type="string" calcext:value-type="string">
            <text:p>LM0282</text:p>
          </table:table-cell>
          <table:table-cell office:value-type="float" office:value="5" calcext:value-type="float">
            <text:p>5</text:p>
          </table:table-cell>
          <table:table-cell office:value-type="float" office:value="23.69" calcext:value-type="float">
            <text:p>23.69</text:p>
          </table:table-cell>
          <table:table-cell office:value-type="float" office:value="24.32" calcext:value-type="float">
            <text:p>24.32</text:p>
          </table:table-cell>
          <table:table-cell table:formula="of:=([.E1125]-[.D1125])/[.E1125]*100" office:value-type="float" office:value="2.59046052631579" calcext:value-type="float">
            <text:p>2.59046052631579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</text:p>
          </table:table-cell>
          <table:table-cell office:value-type="string" calcext:value-type="string">
            <text:p>LM0283</text:p>
          </table:table-cell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  <table:table-cell office:value-type="float" office:value="15.15" calcext:value-type="float">
            <text:p>15.15</text:p>
          </table:table-cell>
          <table:table-cell table:formula="of:=([.E1126]-[.D1126])/[.E1126]*100" office:value-type="float" office:value="6.27062706270628" calcext:value-type="float">
            <text:p>6.2706270627062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LM0284</text:p>
          </table:table-cell>
          <table:table-cell office:value-type="float" office:value="5" calcext:value-type="float">
            <text:p>5</text:p>
          </table:table-cell>
          <table:table-cell office:value-type="float" office:value="18.96" calcext:value-type="float">
            <text:p>18.96</text:p>
          </table:table-cell>
          <table:table-cell office:value-type="float" office:value="21.53" calcext:value-type="float">
            <text:p>21.53</text:p>
          </table:table-cell>
          <table:table-cell table:formula="of:=([.E1127]-[.D1127])/[.E1127]*100" office:value-type="float" office:value="11.9368323269856" calcext:value-type="float">
            <text:p>11.936832326985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</text:p>
          </table:table-cell>
          <table:table-cell office:value-type="string" calcext:value-type="string">
            <text:p>LM0285</text:p>
          </table:table-cell>
          <table:table-cell office:value-type="float" office:value="5" calcext:value-type="float">
            <text:p>5</text:p>
          </table:table-cell>
          <table:table-cell office:value-type="float" office:value="13.85" calcext:value-type="float">
            <text:p>13.85</text:p>
          </table:table-cell>
          <table:table-cell office:value-type="float" office:value="15.92" calcext:value-type="float">
            <text:p>15.92</text:p>
          </table:table-cell>
          <table:table-cell table:formula="of:=([.E1128]-[.D1128])/[.E1128]*100" office:value-type="float" office:value="13.0025125628141" calcext:value-type="float">
            <text:p>13.002512562814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M</text:p>
          </table:table-cell>
          <table:table-cell office:value-type="string" calcext:value-type="string">
            <text:p>LM0286</text:p>
          </table:table-cell>
          <table:table-cell office:value-type="float" office:value="5" calcext:value-type="float">
            <text:p>5</text:p>
          </table:table-cell>
          <table:table-cell office:value-type="float" office:value="14.44" calcext:value-type="float">
            <text:p>14.44</text:p>
          </table:table-cell>
          <table:table-cell office:value-type="float" office:value="15.42" calcext:value-type="float">
            <text:p>15.42</text:p>
          </table:table-cell>
          <table:table-cell table:formula="of:=([.E1129]-[.D1129])/[.E1129]*100" office:value-type="float" office:value="6.35538261997406" calcext:value-type="float">
            <text:p>6.35538261997406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</text:p>
          </table:table-cell>
          <table:table-cell office:value-type="string" calcext:value-type="string">
            <text:p>LM0287</text:p>
          </table:table-cell>
          <table:table-cell office:value-type="float" office:value="5" calcext:value-type="float">
            <text:p>5</text:p>
          </table:table-cell>
          <table:table-cell office:value-type="float" office:value="17.18" calcext:value-type="float">
            <text:p>17.18</text:p>
          </table:table-cell>
          <table:table-cell office:value-type="float" office:value="19.81" calcext:value-type="float">
            <text:p>19.81</text:p>
          </table:table-cell>
          <table:table-cell table:formula="of:=([.E1130]-[.D1130])/[.E1130]*100" office:value-type="float" office:value="13.2761231701161" calcext:value-type="float">
            <text:p>13.2761231701161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W</text:p>
          </table:table-cell>
          <table:table-cell office:value-type="string" calcext:value-type="string">
            <text:p>LM0288</text:p>
          </table:table-cell>
          <table:table-cell office:value-type="float" office:value="5" calcext:value-type="float">
            <text:p>5</text:p>
          </table:table-cell>
          <table:table-cell office:value-type="float" office:value="15.72" calcext:value-type="float">
            <text:p>15.72</text:p>
          </table:table-cell>
          <table:table-cell office:value-type="float" office:value="17.29" calcext:value-type="float">
            <text:p>17.29</text:p>
          </table:table-cell>
          <table:table-cell table:formula="of:=([.E1131]-[.D1131])/[.E1131]*100" office:value-type="float" office:value="9.0803932909196" calcext:value-type="float">
            <text:p>9.0803932909196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X</text:p>
          </table:table-cell>
          <table:table-cell office:value-type="string" calcext:value-type="string">
            <text:p>LM0289</text:p>
          </table:table-cell>
          <table:table-cell office:value-type="float" office:value="5" calcext:value-type="float">
            <text:p>5</text:p>
          </table:table-cell>
          <table:table-cell office:value-type="float" office:value="18.67" calcext:value-type="float">
            <text:p>18.67</text:p>
          </table:table-cell>
          <table:table-cell office:value-type="float" office:value="19.44" calcext:value-type="float">
            <text:p>19.44</text:p>
          </table:table-cell>
          <table:table-cell table:formula="of:=([.E1132]-[.D1132])/[.E1132]*100" office:value-type="float" office:value="3.96090534979424" calcext:value-type="float">
            <text:p>3.96090534979424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L</text:p>
          </table:table-cell>
          <table:table-cell office:value-type="string" calcext:value-type="string">
            <text:p>LM0291</text:p>
          </table:table-cell>
          <table:table-cell office:value-type="float" office:value="5" calcext:value-type="float">
            <text:p>5</text:p>
          </table:table-cell>
          <table:table-cell office:value-type="float" office:value="15.88" calcext:value-type="float">
            <text:p>15.88</text:p>
          </table:table-cell>
          <table:table-cell office:value-type="float" office:value="16.53" calcext:value-type="float">
            <text:p>16.53</text:p>
          </table:table-cell>
          <table:table-cell table:formula="of:=([.E1133]-[.D1133])/[.E1133]*100" office:value-type="float" office:value="3.93224440411373" calcext:value-type="float">
            <text:p>3.9322444041137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</text:p>
          </table:table-cell>
          <table:table-cell office:value-type="string" calcext:value-type="string">
            <text:p>LM0292</text:p>
          </table:table-cell>
          <table:table-cell office:value-type="float" office:value="5" calcext:value-type="float">
            <text:p>5</text:p>
          </table:table-cell>
          <table:table-cell office:value-type="float" office:value="19.77" calcext:value-type="float">
            <text:p>19.77</text:p>
          </table:table-cell>
          <table:table-cell office:value-type="float" office:value="20.56" calcext:value-type="float">
            <text:p>20.56</text:p>
          </table:table-cell>
          <table:table-cell table:formula="of:=([.E1134]-[.D1134])/[.E1134]*100" office:value-type="float" office:value="3.84241245136186" calcext:value-type="float">
            <text:p>3.8424124513618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</text:p>
          </table:table-cell>
          <table:table-cell office:value-type="string" calcext:value-type="string">
            <text:p>LM0293</text:p>
          </table:table-cell>
          <table:table-cell office:value-type="float" office:value="5" calcext:value-type="float">
            <text:p>5</text:p>
          </table:table-cell>
          <table:table-cell office:value-type="float" office:value="15.76" calcext:value-type="float">
            <text:p>15.76</text:p>
          </table:table-cell>
          <table:table-cell office:value-type="float" office:value="16.94" calcext:value-type="float">
            <text:p>16.94</text:p>
          </table:table-cell>
          <table:table-cell table:formula="of:=([.E1135]-[.D1135])/[.E1135]*100" office:value-type="float" office:value="6.96576151121607" calcext:value-type="float">
            <text:p>6.96576151121607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R</text:p>
          </table:table-cell>
          <table:table-cell office:value-type="string" calcext:value-type="string">
            <text:p>LM0294</text:p>
          </table:table-cell>
          <table:table-cell office:value-type="float" office:value="5" calcext:value-type="float">
            <text:p>5</text:p>
          </table:table-cell>
          <table:table-cell office:value-type="float" office:value="12.95" calcext:value-type="float">
            <text:p>12.95</text:p>
          </table:table-cell>
          <table:table-cell office:value-type="float" office:value="13.66" calcext:value-type="float">
            <text:p>13.66</text:p>
          </table:table-cell>
          <table:table-cell table:formula="of:=([.E1136]-[.D1136])/[.E1136]*100" office:value-type="float" office:value="5.19765739385067" calcext:value-type="float">
            <text:p>5.1976573938506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V</text:p>
          </table:table-cell>
          <table:table-cell office:value-type="string" calcext:value-type="string">
            <text:p>LM0295</text:p>
          </table:table-cell>
          <table:table-cell office:value-type="float" office:value="5" calcext:value-type="float">
            <text:p>5</text:p>
          </table:table-cell>
          <table:table-cell office:value-type="float" office:value="16.95" calcext:value-type="float">
            <text:p>16.95</text:p>
          </table:table-cell>
          <table:table-cell office:value-type="float" office:value="17.12" calcext:value-type="float">
            <text:p>17.12</text:p>
          </table:table-cell>
          <table:table-cell table:formula="of:=([.E1137]-[.D1137])/[.E1137]*100" office:value-type="float" office:value="0.992990654205617" calcext:value-type="float">
            <text:p>0.99299065420561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P</text:p>
          </table:table-cell>
          <table:table-cell office:value-type="string" calcext:value-type="string">
            <text:p>LM0258</text:p>
          </table:table-cell>
          <table:table-cell office:value-type="float" office:value="6" calcext:value-type="float">
            <text:p>6</text:p>
          </table:table-cell>
          <table:table-cell office:value-type="float" office:value="17.2" calcext:value-type="float">
            <text:p>17.2</text:p>
          </table:table-cell>
          <table:table-cell office:value-type="float" office:value="17.53" calcext:value-type="float">
            <text:p>17.53</text:p>
          </table:table-cell>
          <table:table-cell table:formula="of:=([.E1138]-[.D1138])/[.E1138]*100" office:value-type="float" office:value="1.88248716486025" calcext:value-type="float">
            <text:p>1.8824871648602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</text:p>
          </table:table-cell>
          <table:table-cell office:value-type="string" calcext:value-type="string">
            <text:p>LM0259</text:p>
          </table:table-cell>
          <table:table-cell office:value-type="float" office:value="6" calcext:value-type="float">
            <text:p>6</text:p>
          </table:table-cell>
          <table:table-cell office:value-type="float" office:value="24.78" calcext:value-type="float">
            <text:p>24.78</text:p>
          </table:table-cell>
          <table:table-cell office:value-type="float" office:value="24.62" calcext:value-type="float">
            <text:p>24.62</text:p>
          </table:table-cell>
          <table:table-cell table:formula="of:=([.E1139]-[.D1139])/[.E1139]*100" office:value-type="float" office:value="-0.649878147847279" calcext:value-type="float">
            <text:p>-0.649878147847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</text:p>
          </table:table-cell>
          <table:table-cell office:value-type="string" calcext:value-type="string">
            <text:p>LM0260</text:p>
          </table:table-cell>
          <table:table-cell office:value-type="float" office:value="6" calcext:value-type="float">
            <text:p>6</text:p>
          </table:table-cell>
          <table:table-cell office:value-type="float" office:value="18.56" calcext:value-type="float">
            <text:p>18.56</text:p>
          </table:table-cell>
          <table:table-cell office:value-type="float" office:value="20.11" calcext:value-type="float">
            <text:p>20.11</text:p>
          </table:table-cell>
          <table:table-cell table:formula="of:=([.E1140]-[.D1140])/[.E1140]*100" office:value-type="float" office:value="7.7076081551467" calcext:value-type="float">
            <text:p>7.7076081551467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S</text:p>
          </table:table-cell>
          <table:table-cell office:value-type="string" calcext:value-type="string">
            <text:p>LM0261</text:p>
          </table:table-cell>
          <table:table-cell office:value-type="float" office:value="6" calcext:value-type="float">
            <text:p>6</text:p>
          </table:table-cell>
          <table:table-cell office:value-type="float" office:value="15.17" calcext:value-type="float">
            <text:p>15.17</text:p>
          </table:table-cell>
          <table:table-cell office:value-type="float" office:value="15.38" calcext:value-type="float">
            <text:p>15.38</text:p>
          </table:table-cell>
          <table:table-cell table:formula="of:=([.E1141]-[.D1141])/[.E1141]*100" office:value-type="float" office:value="1.36540962288687" calcext:value-type="float">
            <text:p>1.36540962288687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</text:p>
          </table:table-cell>
          <table:table-cell office:value-type="string" calcext:value-type="string">
            <text:p>LM0262</text:p>
          </table:table-cell>
          <table:table-cell office:value-type="float" office:value="6" calcext:value-type="float">
            <text:p>6</text:p>
          </table:table-cell>
          <table:table-cell office:value-type="float" office:value="16.41" calcext:value-type="float">
            <text:p>16.41</text:p>
          </table:table-cell>
          <table:table-cell office:value-type="float" office:value="15.24" calcext:value-type="float">
            <text:p>15.24</text:p>
          </table:table-cell>
          <table:table-cell table:formula="of:=([.E1142]-[.D1142])/[.E1142]*100" office:value-type="float" office:value="-7.67716535433071" calcext:value-type="float">
            <text:p>-7.67716535433071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Q</text:p>
          </table:table-cell>
          <table:table-cell office:value-type="string" calcext:value-type="string">
            <text:p>LM0263</text:p>
          </table:table-cell>
          <table:table-cell office:value-type="float" office:value="6" calcext:value-type="float">
            <text:p>6</text:p>
          </table:table-cell>
          <table:table-cell office:value-type="float" office:value="17.91" calcext:value-type="float">
            <text:p>17.91</text:p>
          </table:table-cell>
          <table:table-cell office:value-type="float" office:value="18.47" calcext:value-type="float">
            <text:p>18.47</text:p>
          </table:table-cell>
          <table:table-cell table:formula="of:=([.E1143]-[.D1143])/[.E1143]*100" office:value-type="float" office:value="3.03194369247428" calcext:value-type="float">
            <text:p>3.03194369247428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P</text:p>
          </table:table-cell>
          <table:table-cell office:value-type="string" calcext:value-type="string">
            <text:p>LM0264</text:p>
          </table:table-cell>
          <table:table-cell office:value-type="float" office:value="6" calcext:value-type="float">
            <text:p>6</text:p>
          </table:table-cell>
          <table:table-cell office:value-type="float" office:value="14.28" calcext:value-type="float">
            <text:p>14.28</text:p>
          </table:table-cell>
          <table:table-cell office:value-type="float" office:value="17.69" calcext:value-type="float">
            <text:p>17.69</text:p>
          </table:table-cell>
          <table:table-cell table:formula="of:=([.E1144]-[.D1144])/[.E1144]*100" office:value-type="float" office:value="19.2764273600905" calcext:value-type="float">
            <text:p>19.2764273600905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W</text:p>
          </table:table-cell>
          <table:table-cell office:value-type="string" calcext:value-type="string">
            <text:p>LM0265</text:p>
          </table:table-cell>
          <table:table-cell office:value-type="float" office:value="6" calcext:value-type="float">
            <text:p>6</text:p>
          </table:table-cell>
          <table:table-cell office:value-type="float" office:value="22.88" calcext:value-type="float">
            <text:p>22.88</text:p>
          </table:table-cell>
          <table:table-cell office:value-type="float" office:value="23.29" calcext:value-type="float">
            <text:p>23.29</text:p>
          </table:table-cell>
          <table:table-cell table:formula="of:=([.E1145]-[.D1145])/[.E1145]*100" office:value-type="float" office:value="1.76041219407471" calcext:value-type="float">
            <text:p>1.7604121940747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</text:p>
          </table:table-cell>
          <table:table-cell office:value-type="string" calcext:value-type="string">
            <text:p>LM0266</text:p>
          </table:table-cell>
          <table:table-cell office:value-type="float" office:value="6" calcext:value-type="float">
            <text:p>6</text:p>
          </table:table-cell>
          <table:table-cell office:value-type="float" office:value="18.53" calcext:value-type="float">
            <text:p>18.53</text:p>
          </table:table-cell>
          <table:table-cell office:value-type="float" office:value="18.04" calcext:value-type="float">
            <text:p>18.04</text:p>
          </table:table-cell>
          <table:table-cell table:formula="of:=([.E1146]-[.D1146])/[.E1146]*100" office:value-type="float" office:value="-2.71618625277163" calcext:value-type="float">
            <text:p>-2.71618625277163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</text:p>
          </table:table-cell>
          <table:table-cell office:value-type="string" calcext:value-type="string">
            <text:p>LM0267</text:p>
          </table:table-cell>
          <table:table-cell office:value-type="float" office:value="6" calcext:value-type="float">
            <text:p>6</text:p>
          </table:table-cell>
          <table:table-cell office:value-type="float" office:value="29.54" calcext:value-type="float">
            <text:p>29.54</text:p>
          </table:table-cell>
          <table:table-cell office:value-type="float" office:value="26.73" calcext:value-type="float">
            <text:p>26.73</text:p>
          </table:table-cell>
          <table:table-cell table:formula="of:=([.E1147]-[.D1147])/[.E1147]*100" office:value-type="float" office:value="-10.512532734755" calcext:value-type="float">
            <text:p>-10.51253273475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</text:p>
          </table:table-cell>
          <table:table-cell office:value-type="string" calcext:value-type="string">
            <text:p>LM0268</text:p>
          </table:table-cell>
          <table:table-cell office:value-type="float" office:value="6" calcext:value-type="float">
            <text:p>6</text:p>
          </table:table-cell>
          <table:table-cell office:value-type="float" office:value="16.77" calcext:value-type="float">
            <text:p>16.77</text:p>
          </table:table-cell>
          <table:table-cell office:value-type="float" office:value="18.01" calcext:value-type="float">
            <text:p>18.01</text:p>
          </table:table-cell>
          <table:table-cell table:formula="of:=([.E1148]-[.D1148])/[.E1148]*100" office:value-type="float" office:value="6.88506385341478" calcext:value-type="float">
            <text:p>6.88506385341478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S</text:p>
          </table:table-cell>
          <table:table-cell office:value-type="string" calcext:value-type="string">
            <text:p>LM0269</text:p>
          </table:table-cell>
          <table:table-cell office:value-type="float" office:value="6" calcext:value-type="float">
            <text:p>6</text:p>
          </table:table-cell>
          <table:table-cell office:value-type="float" office:value="19.77" calcext:value-type="float">
            <text:p>19.77</text:p>
          </table:table-cell>
          <table:table-cell office:value-type="float" office:value="20.09" calcext:value-type="float">
            <text:p>20.09</text:p>
          </table:table-cell>
          <table:table-cell table:formula="of:=([.E1149]-[.D1149])/[.E1149]*100" office:value-type="float" office:value="1.59283225485316" calcext:value-type="float">
            <text:p>1.59283225485316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</text:p>
          </table:table-cell>
          <table:table-cell office:value-type="string" calcext:value-type="string">
            <text:p>LM0270</text:p>
          </table:table-cell>
          <table:table-cell office:value-type="float" office:value="6" calcext:value-type="float">
            <text:p>6</text:p>
          </table:table-cell>
          <table:table-cell office:value-type="float" office:value="20.77" calcext:value-type="float">
            <text:p>20.77</text:p>
          </table:table-cell>
          <table:table-cell office:value-type="float" office:value="19.14" calcext:value-type="float">
            <text:p>19.14</text:p>
          </table:table-cell>
          <table:table-cell table:formula="of:=([.E1150]-[.D1150])/[.E1150]*100" office:value-type="float" office:value="-8.51619644723092" calcext:value-type="float">
            <text:p>-8.51619644723092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</text:p>
          </table:table-cell>
          <table:table-cell office:value-type="string" calcext:value-type="string">
            <text:p>LM0271</text:p>
          </table:table-cell>
          <table:table-cell office:value-type="float" office:value="6" calcext:value-type="float">
            <text:p>6</text:p>
          </table:table-cell>
          <table:table-cell office:value-type="float" office:value="21.17" calcext:value-type="float">
            <text:p>21.17</text:p>
          </table:table-cell>
          <table:table-cell office:value-type="float" office:value="21.28" calcext:value-type="float">
            <text:p>21.28</text:p>
          </table:table-cell>
          <table:table-cell table:formula="of:=([.E1151]-[.D1151])/[.E1151]*100" office:value-type="float" office:value="0.51691729323308" calcext:value-type="float">
            <text:p>0.51691729323308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</text:p>
          </table:table-cell>
          <table:table-cell office:value-type="string" calcext:value-type="string">
            <text:p>LM0272</text:p>
          </table:table-cell>
          <table:table-cell office:value-type="float" office:value="6" calcext:value-type="float">
            <text:p>6</text:p>
          </table:table-cell>
          <table:table-cell office:value-type="float" office:value="16.87" calcext:value-type="float">
            <text:p>16.87</text:p>
          </table:table-cell>
          <table:table-cell office:value-type="float" office:value="16.13" calcext:value-type="float">
            <text:p>16.13</text:p>
          </table:table-cell>
          <table:table-cell table:formula="of:=([.E1152]-[.D1152])/[.E1152]*100" office:value-type="float" office:value="-4.58772473651582" calcext:value-type="float">
            <text:p>-4.58772473651582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</text:p>
          </table:table-cell>
          <table:table-cell office:value-type="string" calcext:value-type="string">
            <text:p>LM0273</text:p>
          </table:table-cell>
          <table:table-cell office:value-type="float" office:value="6" calcext:value-type="float">
            <text:p>6</text:p>
          </table:table-cell>
          <table:table-cell office:value-type="float" office:value="19.12" calcext:value-type="float">
            <text:p>19.12</text:p>
          </table:table-cell>
          <table:table-cell office:value-type="float" office:value="18.66" calcext:value-type="float">
            <text:p>18.66</text:p>
          </table:table-cell>
          <table:table-cell table:formula="of:=([.E1153]-[.D1153])/[.E1153]*100" office:value-type="float" office:value="-2.46516613076099" calcext:value-type="float">
            <text:p>-2.46516613076099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</text:p>
          </table:table-cell>
          <table:table-cell office:value-type="string" calcext:value-type="string">
            <text:p>LM0274</text:p>
          </table:table-cell>
          <table:table-cell office:value-type="float" office:value="6" calcext:value-type="float">
            <text:p>6</text:p>
          </table:table-cell>
          <table:table-cell office:value-type="float" office:value="25.41" calcext:value-type="float">
            <text:p>25.41</text:p>
          </table:table-cell>
          <table:table-cell office:value-type="float" office:value="24.65" calcext:value-type="float">
            <text:p>24.65</text:p>
          </table:table-cell>
          <table:table-cell table:formula="of:=([.E1154]-[.D1154])/[.E1154]*100" office:value-type="float" office:value="-3.08316430020285" calcext:value-type="float">
            <text:p>-3.08316430020285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W</text:p>
          </table:table-cell>
          <table:table-cell office:value-type="string" calcext:value-type="string">
            <text:p>LM0275</text:p>
          </table:table-cell>
          <table:table-cell office:value-type="float" office:value="6" calcext:value-type="float">
            <text:p>6</text:p>
          </table:table-cell>
          <table:table-cell office:value-type="float" office:value="19.22" calcext:value-type="float">
            <text:p>19.22</text:p>
          </table:table-cell>
          <table:table-cell office:value-type="float" office:value="19.4" calcext:value-type="float">
            <text:p>19.4</text:p>
          </table:table-cell>
          <table:table-cell table:formula="of:=([.E1155]-[.D1155])/[.E1155]*100" office:value-type="float" office:value="0.92783505154639" calcext:value-type="float">
            <text:p>0.92783505154639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K</text:p>
          </table:table-cell>
          <table:table-cell office:value-type="string" calcext:value-type="string">
            <text:p>LM027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4.31" calcext:value-type="float">
            <text:p>24.31</text:p>
          </table:table-cell>
          <table:table-cell table:formula="of:=([.E1156]-[.D1156])/[.E1156]*100" office:value-type="float" office:value="-6.95187165775402" calcext:value-type="float">
            <text:p>-6.95187165775402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W</text:p>
          </table:table-cell>
          <table:table-cell office:value-type="string" calcext:value-type="string">
            <text:p>LM0277</text:p>
          </table:table-cell>
          <table:table-cell office:value-type="float" office:value="6" calcext:value-type="float">
            <text:p>6</text:p>
          </table:table-cell>
          <table:table-cell office:value-type="float" office:value="19.22" calcext:value-type="float">
            <text:p>19.22</text:p>
          </table:table-cell>
          <table:table-cell office:value-type="float" office:value="19.36" calcext:value-type="float">
            <text:p>19.36</text:p>
          </table:table-cell>
          <table:table-cell table:formula="of:=([.E1157]-[.D1157])/[.E1157]*100" office:value-type="float" office:value="0.723140495867771" calcext:value-type="float">
            <text:p>0.723140495867771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U</text:p>
          </table:table-cell>
          <table:table-cell office:value-type="string" calcext:value-type="string">
            <text:p>LM0278</text:p>
          </table:table-cell>
          <table:table-cell office:value-type="float" office:value="6" calcext:value-type="float">
            <text:p>6</text:p>
          </table:table-cell>
          <table:table-cell office:value-type="float" office:value="17.39" calcext:value-type="float">
            <text:p>17.39</text:p>
          </table:table-cell>
          <table:table-cell office:value-type="float" office:value="17.54" calcext:value-type="float">
            <text:p>17.54</text:p>
          </table:table-cell>
          <table:table-cell table:formula="of:=([.E1158]-[.D1158])/[.E1158]*100" office:value-type="float" office:value="0.855188141391098" calcext:value-type="float">
            <text:p>0.855188141391098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LM0279</text:p>
          </table:table-cell>
          <table:table-cell office:value-type="float" office:value="6" calcext:value-type="float">
            <text:p>6</text:p>
          </table:table-cell>
          <table:table-cell office:value-type="float" office:value="13.23" calcext:value-type="float">
            <text:p>13.23</text:p>
          </table:table-cell>
          <table:table-cell office:value-type="float" office:value="13.43" calcext:value-type="float">
            <text:p>13.43</text:p>
          </table:table-cell>
          <table:table-cell table:formula="of:=([.E1159]-[.D1159])/[.E1159]*100" office:value-type="float" office:value="1.4892032762472" calcext:value-type="float">
            <text:p>1.489203276247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</text:p>
          </table:table-cell>
          <table:table-cell office:value-type="string" calcext:value-type="string">
            <text:p>LM0280</text:p>
          </table:table-cell>
          <table:table-cell office:value-type="float" office:value="6" calcext:value-type="float">
            <text:p>6</text:p>
          </table:table-cell>
          <table:table-cell office:value-type="float" office:value="16.84" calcext:value-type="float">
            <text:p>16.84</text:p>
          </table:table-cell>
          <table:table-cell office:value-type="float" office:value="16.32" calcext:value-type="float">
            <text:p>16.32</text:p>
          </table:table-cell>
          <table:table-cell table:formula="of:=([.E1160]-[.D1160])/[.E1160]*100" office:value-type="float" office:value="-3.18627450980392" calcext:value-type="float">
            <text:p>-3.18627450980392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X</text:p>
          </table:table-cell>
          <table:table-cell office:value-type="string" calcext:value-type="string">
            <text:p>LM0281</text:p>
          </table:table-cell>
          <table:table-cell office:value-type="float" office:value="6" calcext:value-type="float">
            <text:p>6</text:p>
          </table:table-cell>
          <table:table-cell office:value-type="float" office:value="13.93" calcext:value-type="float">
            <text:p>13.93</text:p>
          </table:table-cell>
          <table:table-cell office:value-type="float" office:value="14.41" calcext:value-type="float">
            <text:p>14.41</text:p>
          </table:table-cell>
          <table:table-cell table:formula="of:=([.E1161]-[.D1161])/[.E1161]*100" office:value-type="float" office:value="3.33102012491326" calcext:value-type="float">
            <text:p>3.33102012491326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</text:p>
          </table:table-cell>
          <table:table-cell office:value-type="string" calcext:value-type="string">
            <text:p>LM0282</text:p>
          </table:table-cell>
          <table:table-cell office:value-type="float" office:value="6" calcext:value-type="float">
            <text:p>6</text:p>
          </table:table-cell>
          <table:table-cell office:value-type="float" office:value="24.38" calcext:value-type="float">
            <text:p>24.38</text:p>
          </table:table-cell>
          <table:table-cell office:value-type="float" office:value="24.32" calcext:value-type="float">
            <text:p>24.32</text:p>
          </table:table-cell>
          <table:table-cell table:formula="of:=([.E1162]-[.D1162])/[.E1162]*100" office:value-type="float" office:value="-0.246710526315784" calcext:value-type="float">
            <text:p>-0.246710526315784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LM0283</text:p>
          </table:table-cell>
          <table:table-cell office:value-type="float" office:value="6" calcext:value-type="float">
            <text:p>6</text:p>
          </table:table-cell>
          <table:table-cell office:value-type="float" office:value="14.52" calcext:value-type="float">
            <text:p>14.52</text:p>
          </table:table-cell>
          <table:table-cell office:value-type="float" office:value="15.15" calcext:value-type="float">
            <text:p>15.15</text:p>
          </table:table-cell>
          <table:table-cell table:formula="of:=([.E1163]-[.D1163])/[.E1163]*100" office:value-type="float" office:value="4.15841584158416" calcext:value-type="float">
            <text:p>4.15841584158416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</text:p>
          </table:table-cell>
          <table:table-cell office:value-type="string" calcext:value-type="string">
            <text:p>LM0284</text:p>
          </table:table-cell>
          <table:table-cell office:value-type="float" office:value="6" calcext:value-type="float">
            <text:p>6</text:p>
          </table:table-cell>
          <table:table-cell office:value-type="float" office:value="19.11" calcext:value-type="float">
            <text:p>19.11</text:p>
          </table:table-cell>
          <table:table-cell office:value-type="float" office:value="21.53" calcext:value-type="float">
            <text:p>21.53</text:p>
          </table:table-cell>
          <table:table-cell table:formula="of:=([.E1164]-[.D1164])/[.E1164]*100" office:value-type="float" office:value="11.2401300510915" calcext:value-type="float">
            <text:p>11.2401300510915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</text:p>
          </table:table-cell>
          <table:table-cell office:value-type="string" calcext:value-type="string">
            <text:p>LM0285</text:p>
          </table:table-cell>
          <table:table-cell office:value-type="float" office:value="6" calcext:value-type="float">
            <text:p>6</text:p>
          </table:table-cell>
          <table:table-cell office:value-type="float" office:value="14.57" calcext:value-type="float">
            <text:p>14.57</text:p>
          </table:table-cell>
          <table:table-cell office:value-type="float" office:value="15.92" calcext:value-type="float">
            <text:p>15.92</text:p>
          </table:table-cell>
          <table:table-cell table:formula="of:=([.E1165]-[.D1165])/[.E1165]*100" office:value-type="float" office:value="8.47989949748744" calcext:value-type="float">
            <text:p>8.47989949748744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</text:p>
          </table:table-cell>
          <table:table-cell office:value-type="string" calcext:value-type="string">
            <text:p>LM0286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 office:value-type="float" office:value="15.42" calcext:value-type="float">
            <text:p>15.42</text:p>
          </table:table-cell>
          <table:table-cell table:formula="of:=([.E1166]-[.D1166])/[.E1166]*100" office:value-type="float" office:value="4.0207522697795" calcext:value-type="float">
            <text:p>4.0207522697795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</text:p>
          </table:table-cell>
          <table:table-cell office:value-type="string" calcext:value-type="string">
            <text:p>LM0287</text:p>
          </table:table-cell>
          <table:table-cell office:value-type="float" office:value="6" calcext:value-type="float">
            <text:p>6</text:p>
          </table:table-cell>
          <table:table-cell office:value-type="float" office:value="18.18" calcext:value-type="float">
            <text:p>18.18</text:p>
          </table:table-cell>
          <table:table-cell office:value-type="float" office:value="19.81" calcext:value-type="float">
            <text:p>19.81</text:p>
          </table:table-cell>
          <table:table-cell table:formula="of:=([.E1167]-[.D1167])/[.E1167]*100" office:value-type="float" office:value="8.22816759212519" calcext:value-type="float">
            <text:p>8.22816759212519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Q</text:p>
          </table:table-cell>
          <table:table-cell office:value-type="string" calcext:value-type="string">
            <text:p>LM0288</text:p>
          </table:table-cell>
          <table:table-cell office:value-type="float" office:value="6" calcext:value-type="float">
            <text:p>6</text:p>
          </table:table-cell>
          <table:table-cell office:value-type="float" office:value="16.69" calcext:value-type="float">
            <text:p>16.69</text:p>
          </table:table-cell>
          <table:table-cell office:value-type="float" office:value="17.29" calcext:value-type="float">
            <text:p>17.29</text:p>
          </table:table-cell>
          <table:table-cell table:formula="of:=([.E1168]-[.D1168])/[.E1168]*100" office:value-type="float" office:value="3.47021399652977" calcext:value-type="float">
            <text:p>3.47021399652977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Z</text:p>
          </table:table-cell>
          <table:table-cell office:value-type="string" calcext:value-type="string">
            <text:p>LM0289</text:p>
          </table:table-cell>
          <table:table-cell office:value-type="float" office:value="6" calcext:value-type="float">
            <text:p>6</text:p>
          </table:table-cell>
          <table:table-cell office:value-type="float" office:value="17.89" calcext:value-type="float">
            <text:p>17.89</text:p>
          </table:table-cell>
          <table:table-cell office:value-type="float" office:value="19.44" calcext:value-type="float">
            <text:p>19.44</text:p>
          </table:table-cell>
          <table:table-cell table:formula="of:=([.E1169]-[.D1169])/[.E1169]*100" office:value-type="float" office:value="7.97325102880659" calcext:value-type="float">
            <text:p>7.97325102880659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T</text:p>
          </table:table-cell>
          <table:table-cell office:value-type="string" calcext:value-type="string">
            <text:p>LM0291</text:p>
          </table:table-cell>
          <table:table-cell office:value-type="float" office:value="6" calcext:value-type="float">
            <text:p>6</text:p>
          </table:table-cell>
          <table:table-cell office:value-type="float" office:value="16.39" calcext:value-type="float">
            <text:p>16.39</text:p>
          </table:table-cell>
          <table:table-cell office:value-type="float" office:value="16.53" calcext:value-type="float">
            <text:p>16.53</text:p>
          </table:table-cell>
          <table:table-cell table:formula="of:=([.E1170]-[.D1170])/[.E1170]*100" office:value-type="float" office:value="0.846944948578346" calcext:value-type="float">
            <text:p>0.84694494857834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</text:p>
          </table:table-cell>
          <table:table-cell office:value-type="string" calcext:value-type="string">
            <text:p>LM0292</text:p>
          </table:table-cell>
          <table:table-cell office:value-type="float" office:value="6" calcext:value-type="float">
            <text:p>6</text:p>
          </table:table-cell>
          <table:table-cell office:value-type="float" office:value="21.2" calcext:value-type="float">
            <text:p>21.2</text:p>
          </table:table-cell>
          <table:table-cell office:value-type="float" office:value="20.56" calcext:value-type="float">
            <text:p>20.56</text:p>
          </table:table-cell>
          <table:table-cell table:formula="of:=([.E1171]-[.D1171])/[.E1171]*100" office:value-type="float" office:value="-3.11284046692607" calcext:value-type="float">
            <text:p>-3.11284046692607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</text:p>
          </table:table-cell>
          <table:table-cell office:value-type="string" calcext:value-type="string">
            <text:p>LM0293</text:p>
          </table:table-cell>
          <table:table-cell office:value-type="float" office:value="6" calcext:value-type="float">
            <text:p>6</text:p>
          </table:table-cell>
          <table:table-cell office:value-type="float" office:value="16.4" calcext:value-type="float">
            <text:p>16.4</text:p>
          </table:table-cell>
          <table:table-cell office:value-type="float" office:value="16.94" calcext:value-type="float">
            <text:p>16.94</text:p>
          </table:table-cell>
          <table:table-cell table:formula="of:=([.E1172]-[.D1172])/[.E1172]*100" office:value-type="float" office:value="3.18772136953957" calcext:value-type="float">
            <text:p>3.18772136953957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S</text:p>
          </table:table-cell>
          <table:table-cell office:value-type="string" calcext:value-type="string">
            <text:p>LM0294</text:p>
          </table:table-cell>
          <table:table-cell office:value-type="float" office:value="6" calcext:value-type="float">
            <text:p>6</text:p>
          </table:table-cell>
          <table:table-cell office:value-type="float" office:value="12.88" calcext:value-type="float">
            <text:p>12.88</text:p>
          </table:table-cell>
          <table:table-cell office:value-type="float" office:value="13.66" calcext:value-type="float">
            <text:p>13.66</text:p>
          </table:table-cell>
          <table:table-cell table:formula="of:=([.E1173]-[.D1173])/[.E1173]*100" office:value-type="float" office:value="5.71010248901903" calcext:value-type="float">
            <text:p>5.71010248901903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</text:p>
          </table:table-cell>
          <table:table-cell office:value-type="string" calcext:value-type="string">
            <text:p>LM0295</text:p>
          </table:table-cell>
          <table:table-cell office:value-type="float" office:value="6" calcext:value-type="float">
            <text:p>6</text:p>
          </table:table-cell>
          <table:table-cell office:value-type="float" office:value="16.79" calcext:value-type="float">
            <text:p>16.79</text:p>
          </table:table-cell>
          <table:table-cell office:value-type="float" office:value="17.12" calcext:value-type="float">
            <text:p>17.12</text:p>
          </table:table-cell>
          <table:table-cell table:formula="of:=([.E1174]-[.D1174])/[.E1174]*100" office:value-type="float" office:value="1.92757009345795" calcext:value-type="float">
            <text:p>1.92757009345795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F</text:p>
          </table:table-cell>
          <table:table-cell office:value-type="string" calcext:value-type="string">
            <text:p>LM0258</text:p>
          </table:table-cell>
          <table:table-cell office:value-type="float" office:value="7" calcext:value-type="float">
            <text:p>7</text:p>
          </table:table-cell>
          <table:table-cell office:value-type="float" office:value="17.63" calcext:value-type="float">
            <text:p>17.63</text:p>
          </table:table-cell>
          <table:table-cell office:value-type="float" office:value="17.53" calcext:value-type="float">
            <text:p>17.53</text:p>
          </table:table-cell>
          <table:table-cell table:formula="of:=([.E1175]-[.D1175])/[.E1175]*100" office:value-type="float" office:value="-0.570450656018242" calcext:value-type="float">
            <text:p>-0.570450656018242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W</text:p>
          </table:table-cell>
          <table:table-cell office:value-type="string" calcext:value-type="string">
            <text:p>LM0259</text:p>
          </table:table-cell>
          <table:table-cell office:value-type="float" office:value="7" calcext:value-type="float">
            <text:p>7</text:p>
          </table:table-cell>
          <table:table-cell office:value-type="float" office:value="25.72" calcext:value-type="float">
            <text:p>25.72</text:p>
          </table:table-cell>
          <table:table-cell office:value-type="float" office:value="24.62" calcext:value-type="float">
            <text:p>24.62</text:p>
          </table:table-cell>
          <table:table-cell table:formula="of:=([.E1176]-[.D1176])/[.E1176]*100" office:value-type="float" office:value="-4.46791226645003" calcext:value-type="float">
            <text:p>-4.46791226645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X</text:p>
          </table:table-cell>
          <table:table-cell office:value-type="string" calcext:value-type="string">
            <text:p>LM0260</text:p>
          </table:table-cell>
          <table:table-cell office:value-type="float" office:value="7" calcext:value-type="float">
            <text:p>7</text:p>
          </table:table-cell>
          <table:table-cell office:value-type="float" office:value="17.47" calcext:value-type="float">
            <text:p>17.47</text:p>
          </table:table-cell>
          <table:table-cell office:value-type="float" office:value="20.11" calcext:value-type="float">
            <text:p>20.11</text:p>
          </table:table-cell>
          <table:table-cell table:formula="of:=([.E1177]-[.D1177])/[.E1177]*100" office:value-type="float" office:value="13.1277971158628" calcext:value-type="float">
            <text:p>13.127797115862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M</text:p>
          </table:table-cell>
          <table:table-cell office:value-type="string" calcext:value-type="string">
            <text:p>LM0261</text:p>
          </table:table-cell>
          <table:table-cell office:value-type="float" office:value="7" calcext:value-type="float">
            <text:p>7</text:p>
          </table:table-cell>
          <table:table-cell office:value-type="float" office:value="15.76" calcext:value-type="float">
            <text:p>15.76</text:p>
          </table:table-cell>
          <table:table-cell office:value-type="float" office:value="15.38" calcext:value-type="float">
            <text:p>15.38</text:p>
          </table:table-cell>
          <table:table-cell table:formula="of:=([.E1178]-[.D1178])/[.E1178]*100" office:value-type="float" office:value="-2.4707412223667" calcext:value-type="float">
            <text:p>-2.4707412223667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Y</text:p>
          </table:table-cell>
          <table:table-cell office:value-type="string" calcext:value-type="string">
            <text:p>LM0262</text:p>
          </table:table-cell>
          <table:table-cell office:value-type="float" office:value="7" calcext:value-type="float">
            <text:p>7</text:p>
          </table:table-cell>
          <table:table-cell office:value-type="float" office:value="16.51" calcext:value-type="float">
            <text:p>16.51</text:p>
          </table:table-cell>
          <table:table-cell office:value-type="float" office:value="15.24" calcext:value-type="float">
            <text:p>15.24</text:p>
          </table:table-cell>
          <table:table-cell table:formula="of:=([.E1179]-[.D1179])/[.E1179]*100" office:value-type="float" office:value="-8.33333333333334" calcext:value-type="float">
            <text:p>-8.3333333333333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</text:p>
          </table:table-cell>
          <table:table-cell office:value-type="string" calcext:value-type="string">
            <text:p>LM0263</text:p>
          </table:table-cell>
          <table:table-cell office:value-type="float" office:value="7" calcext:value-type="float">
            <text:p>7</text:p>
          </table:table-cell>
          <table:table-cell office:value-type="float" office:value="18.95" calcext:value-type="float">
            <text:p>18.95</text:p>
          </table:table-cell>
          <table:table-cell office:value-type="float" office:value="18.47" calcext:value-type="float">
            <text:p>18.47</text:p>
          </table:table-cell>
          <table:table-cell table:formula="of:=([.E1180]-[.D1180])/[.E1180]*100" office:value-type="float" office:value="-2.59880887926367" calcext:value-type="float">
            <text:p>-2.59880887926367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J</text:p>
          </table:table-cell>
          <table:table-cell office:value-type="string" calcext:value-type="string">
            <text:p>LM0264</text:p>
          </table:table-cell>
          <table:table-cell office:value-type="float" office:value="7" calcext:value-type="float">
            <text:p>7</text:p>
          </table:table-cell>
          <table:table-cell office:value-type="float" office:value="15.77" calcext:value-type="float">
            <text:p>15.77</text:p>
          </table:table-cell>
          <table:table-cell office:value-type="float" office:value="17.69" calcext:value-type="float">
            <text:p>17.69</text:p>
          </table:table-cell>
          <table:table-cell table:formula="of:=([.E1181]-[.D1181])/[.E1181]*100" office:value-type="float" office:value="10.8535895986433" calcext:value-type="float">
            <text:p>10.8535895986433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X</text:p>
          </table:table-cell>
          <table:table-cell office:value-type="string" calcext:value-type="string">
            <text:p>LM0265</text:p>
          </table:table-cell>
          <table:table-cell office:value-type="float" office:value="7" calcext:value-type="float">
            <text:p>7</text:p>
          </table:table-cell>
          <table:table-cell office:value-type="float" office:value="22.58" calcext:value-type="float">
            <text:p>22.58</text:p>
          </table:table-cell>
          <table:table-cell office:value-type="float" office:value="23.29" calcext:value-type="float">
            <text:p>23.29</text:p>
          </table:table-cell>
          <table:table-cell table:formula="of:=([.E1182]-[.D1182])/[.E1182]*100" office:value-type="float" office:value="3.04851867754401" calcext:value-type="float">
            <text:p>3.0485186775440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V</text:p>
          </table:table-cell>
          <table:table-cell office:value-type="string" calcext:value-type="string">
            <text:p>LM0266</text:p>
          </table:table-cell>
          <table:table-cell office:value-type="float" office:value="7" calcext:value-type="float">
            <text:p>7</text:p>
          </table:table-cell>
          <table:table-cell office:value-type="float" office:value="18.86" calcext:value-type="float">
            <text:p>18.86</text:p>
          </table:table-cell>
          <table:table-cell office:value-type="float" office:value="18.04" calcext:value-type="float">
            <text:p>18.04</text:p>
          </table:table-cell>
          <table:table-cell table:formula="of:=([.E1183]-[.D1183])/[.E1183]*100" office:value-type="float" office:value="-4.54545454545455" calcext:value-type="float">
            <text:p>-4.54545454545455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R</text:p>
          </table:table-cell>
          <table:table-cell office:value-type="string" calcext:value-type="string">
            <text:p>LM0267</text:p>
          </table:table-cell>
          <table:table-cell office:value-type="float" office:value="7" calcext:value-type="float">
            <text:p>7</text:p>
          </table:table-cell>
          <table:table-cell office:value-type="float" office:value="29.51" calcext:value-type="float">
            <text:p>29.51</text:p>
          </table:table-cell>
          <table:table-cell office:value-type="float" office:value="26.73" calcext:value-type="float">
            <text:p>26.73</text:p>
          </table:table-cell>
          <table:table-cell table:formula="of:=([.E1184]-[.D1184])/[.E1184]*100" office:value-type="float" office:value="-10.4002992891882" calcext:value-type="float">
            <text:p>-10.4002992891882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</text:p>
          </table:table-cell>
          <table:table-cell office:value-type="string" calcext:value-type="string">
            <text:p>LM0268</text:p>
          </table:table-cell>
          <table:table-cell office:value-type="float" office:value="7" calcext:value-type="float">
            <text:p>7</text:p>
          </table:table-cell>
          <table:table-cell office:value-type="float" office:value="17.64" calcext:value-type="float">
            <text:p>17.64</text:p>
          </table:table-cell>
          <table:table-cell office:value-type="float" office:value="18.01" calcext:value-type="float">
            <text:p>18.01</text:p>
          </table:table-cell>
          <table:table-cell table:formula="of:=([.E1185]-[.D1185])/[.E1185]*100" office:value-type="float" office:value="2.05441421432538" calcext:value-type="float">
            <text:p>2.05441421432538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Y</text:p>
          </table:table-cell>
          <table:table-cell office:value-type="string" calcext:value-type="string">
            <text:p>LM0269</text:p>
          </table:table-cell>
          <table:table-cell office:value-type="float" office:value="7" calcext:value-type="float">
            <text:p>7</text:p>
          </table:table-cell>
          <table:table-cell office:value-type="float" office:value="20.33" calcext:value-type="float">
            <text:p>20.33</text:p>
          </table:table-cell>
          <table:table-cell office:value-type="float" office:value="20.09" calcext:value-type="float">
            <text:p>20.09</text:p>
          </table:table-cell>
          <table:table-cell table:formula="of:=([.E1186]-[.D1186])/[.E1186]*100" office:value-type="float" office:value="-1.19462419113986" calcext:value-type="float">
            <text:p>-1.19462419113986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Q</text:p>
          </table:table-cell>
          <table:table-cell office:value-type="string" calcext:value-type="string">
            <text:p>LM0270</text:p>
          </table:table-cell>
          <table:table-cell office:value-type="float" office:value="7" calcext:value-type="float">
            <text:p>7</text:p>
          </table:table-cell>
          <table:table-cell office:value-type="float" office:value="21.23" calcext:value-type="float">
            <text:p>21.23</text:p>
          </table:table-cell>
          <table:table-cell office:value-type="float" office:value="19.14" calcext:value-type="float">
            <text:p>19.14</text:p>
          </table:table-cell>
          <table:table-cell table:formula="of:=([.E1187]-[.D1187])/[.E1187]*100" office:value-type="float" office:value="-10.9195402298851" calcext:value-type="float">
            <text:p>-10.9195402298851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</text:p>
          </table:table-cell>
          <table:table-cell office:value-type="string" calcext:value-type="string">
            <text:p>LM0271</text:p>
          </table:table-cell>
          <table:table-cell office:value-type="float" office:value="7" calcext:value-type="float">
            <text:p>7</text:p>
          </table:table-cell>
          <table:table-cell office:value-type="float" office:value="22.61" calcext:value-type="float">
            <text:p>22.61</text:p>
          </table:table-cell>
          <table:table-cell office:value-type="float" office:value="21.28" calcext:value-type="float">
            <text:p>21.28</text:p>
          </table:table-cell>
          <table:table-cell table:formula="of:=([.E1188]-[.D1188])/[.E1188]*100" office:value-type="float" office:value="-6.24999999999999" calcext:value-type="float">
            <text:p>-6.24999999999999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V</text:p>
          </table:table-cell>
          <table:table-cell office:value-type="string" calcext:value-type="string">
            <text:p>LM0272</text:p>
          </table:table-cell>
          <table:table-cell office:value-type="float" office:value="7" calcext:value-type="float">
            <text:p>7</text:p>
          </table:table-cell>
          <table:table-cell office:value-type="float" office:value="17.3" calcext:value-type="float">
            <text:p>17.3</text:p>
          </table:table-cell>
          <table:table-cell office:value-type="float" office:value="16.13" calcext:value-type="float">
            <text:p>16.13</text:p>
          </table:table-cell>
          <table:table-cell table:formula="of:=([.E1189]-[.D1189])/[.E1189]*100" office:value-type="float" office:value="-7.25356478611284" calcext:value-type="float">
            <text:p>-7.25356478611284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N</text:p>
          </table:table-cell>
          <table:table-cell office:value-type="string" calcext:value-type="string">
            <text:p>LM0273</text:p>
          </table:table-cell>
          <table:table-cell office:value-type="float" office:value="7" calcext:value-type="float">
            <text:p>7</text:p>
          </table:table-cell>
          <table:table-cell office:value-type="float" office:value="19.85" calcext:value-type="float">
            <text:p>19.85</text:p>
          </table:table-cell>
          <table:table-cell office:value-type="float" office:value="18.66" calcext:value-type="float">
            <text:p>18.66</text:p>
          </table:table-cell>
          <table:table-cell table:formula="of:=([.E1190]-[.D1190])/[.E1190]*100" office:value-type="float" office:value="-6.37727759914256" calcext:value-type="float">
            <text:p>-6.37727759914256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</text:p>
          </table:table-cell>
          <table:table-cell office:value-type="string" calcext:value-type="string">
            <text:p>LM0274</text:p>
          </table:table-cell>
          <table:table-cell office:value-type="float" office:value="7" calcext:value-type="float">
            <text:p>7</text:p>
          </table:table-cell>
          <table:table-cell office:value-type="float" office:value="25.91" calcext:value-type="float">
            <text:p>25.91</text:p>
          </table:table-cell>
          <table:table-cell office:value-type="float" office:value="24.65" calcext:value-type="float">
            <text:p>24.65</text:p>
          </table:table-cell>
          <table:table-cell table:formula="of:=([.E1191]-[.D1191])/[.E1191]*100" office:value-type="float" office:value="-5.11156186612577" calcext:value-type="float">
            <text:p>-5.1115618661257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</text:p>
          </table:table-cell>
          <table:table-cell office:value-type="string" calcext:value-type="string">
            <text:p>LM0275</text:p>
          </table:table-cell>
          <table:table-cell office:value-type="float" office:value="7" calcext:value-type="float">
            <text:p>7</text:p>
          </table:table-cell>
          <table:table-cell office:value-type="float" office:value="19.32" calcext:value-type="float">
            <text:p>19.32</text:p>
          </table:table-cell>
          <table:table-cell office:value-type="float" office:value="19.4" calcext:value-type="float">
            <text:p>19.4</text:p>
          </table:table-cell>
          <table:table-cell table:formula="of:=([.E1192]-[.D1192])/[.E1192]*100" office:value-type="float" office:value="0.41237113402061" calcext:value-type="float">
            <text:p>0.4123711340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</text:p>
          </table:table-cell>
          <table:table-cell office:value-type="string" calcext:value-type="string">
            <text:p>LM0276</text:p>
          </table:table-cell>
          <table:table-cell office:value-type="float" office:value="7" calcext:value-type="float">
            <text:p>7</text:p>
          </table:table-cell>
          <table:table-cell office:value-type="float" office:value="26.62" calcext:value-type="float">
            <text:p>26.62</text:p>
          </table:table-cell>
          <table:table-cell office:value-type="float" office:value="24.31" calcext:value-type="float">
            <text:p>24.31</text:p>
          </table:table-cell>
          <table:table-cell table:formula="of:=([.E1193]-[.D1193])/[.E1193]*100" office:value-type="float" office:value="-9.50226244343892" calcext:value-type="float">
            <text:p>-9.50226244343892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W</text:p>
          </table:table-cell>
          <table:table-cell office:value-type="string" calcext:value-type="string">
            <text:p>LM0277</text:p>
          </table:table-cell>
          <table:table-cell office:value-type="float" office:value="7" calcext:value-type="float">
            <text:p>7</text:p>
          </table:table-cell>
          <table:table-cell office:value-type="float" office:value="19.62" calcext:value-type="float">
            <text:p>19.62</text:p>
          </table:table-cell>
          <table:table-cell office:value-type="float" office:value="19.36" calcext:value-type="float">
            <text:p>19.36</text:p>
          </table:table-cell>
          <table:table-cell table:formula="of:=([.E1194]-[.D1194])/[.E1194]*100" office:value-type="float" office:value="-1.34297520661158" calcext:value-type="float">
            <text:p>-1.3429752066115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LM0278</text:p>
          </table:table-cell>
          <table:table-cell office:value-type="float" office:value="7" calcext:value-type="float">
            <text:p>7</text:p>
          </table:table-cell>
          <table:table-cell office:value-type="float" office:value="17.72" calcext:value-type="float">
            <text:p>17.72</text:p>
          </table:table-cell>
          <table:table-cell office:value-type="float" office:value="17.54" calcext:value-type="float">
            <text:p>17.54</text:p>
          </table:table-cell>
          <table:table-cell table:formula="of:=([.E1195]-[.D1195])/[.E1195]*100" office:value-type="float" office:value="-1.02622576966933" calcext:value-type="float">
            <text:p>-1.02622576966933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S</text:p>
          </table:table-cell>
          <table:table-cell office:value-type="string" calcext:value-type="string">
            <text:p>LM0279</text:p>
          </table:table-cell>
          <table:table-cell office:value-type="float" office:value="7" calcext:value-type="float">
            <text:p>7</text:p>
          </table:table-cell>
          <table:table-cell office:value-type="float" office:value="13.68" calcext:value-type="float">
            <text:p>13.68</text:p>
          </table:table-cell>
          <table:table-cell office:value-type="float" office:value="13.43" calcext:value-type="float">
            <text:p>13.43</text:p>
          </table:table-cell>
          <table:table-cell table:formula="of:=([.E1196]-[.D1196])/[.E1196]*100" office:value-type="float" office:value="-1.86150409530901" calcext:value-type="float">
            <text:p>-1.86150409530901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LM0280</text:p>
          </table:table-cell>
          <table:table-cell office:value-type="float" office:value="7" calcext:value-type="float">
            <text:p>7</text:p>
          </table:table-cell>
          <table:table-cell office:value-type="float" office:value="16.31" calcext:value-type="float">
            <text:p>16.31</text:p>
          </table:table-cell>
          <table:table-cell office:value-type="float" office:value="16.32" calcext:value-type="float">
            <text:p>16.32</text:p>
          </table:table-cell>
          <table:table-cell table:formula="of:=([.E1197]-[.D1197])/[.E1197]*100" office:value-type="float" office:value="0.0612745098039311" calcext:value-type="float">
            <text:p>0.061274509803931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S</text:p>
          </table:table-cell>
          <table:table-cell office:value-type="string" calcext:value-type="string">
            <text:p>LM0281</text:p>
          </table:table-cell>
          <table:table-cell office:value-type="float" office:value="7" calcext:value-type="float">
            <text:p>7</text:p>
          </table:table-cell>
          <table:table-cell office:value-type="float" office:value="14.77" calcext:value-type="float">
            <text:p>14.77</text:p>
          </table:table-cell>
          <table:table-cell office:value-type="float" office:value="14.41" calcext:value-type="float">
            <text:p>14.41</text:p>
          </table:table-cell>
          <table:table-cell table:formula="of:=([.E1198]-[.D1198])/[.E1198]*100" office:value-type="float" office:value="-2.49826509368494" calcext:value-type="float">
            <text:p>-2.4982650936849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W</text:p>
          </table:table-cell>
          <table:table-cell office:value-type="string" calcext:value-type="string">
            <text:p>LM0282</text:p>
          </table:table-cell>
          <table:table-cell office:value-type="float" office:value="7" calcext:value-type="float">
            <text:p>7</text:p>
          </table:table-cell>
          <table:table-cell office:value-type="float" office:value="25.49" calcext:value-type="float">
            <text:p>25.49</text:p>
          </table:table-cell>
          <table:table-cell office:value-type="float" office:value="24.32" calcext:value-type="float">
            <text:p>24.32</text:p>
          </table:table-cell>
          <table:table-cell table:formula="of:=([.E1199]-[.D1199])/[.E1199]*100" office:value-type="float" office:value="-4.81085526315789" calcext:value-type="float">
            <text:p>-4.81085526315789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X</text:p>
          </table:table-cell>
          <table:table-cell office:value-type="string" calcext:value-type="string">
            <text:p>LM0283</text:p>
          </table:table-cell>
          <table:table-cell office:value-type="float" office:value="7" calcext:value-type="float">
            <text:p>7</text:p>
          </table:table-cell>
          <table:table-cell office:value-type="float" office:value="14.34" calcext:value-type="float">
            <text:p>14.34</text:p>
          </table:table-cell>
          <table:table-cell office:value-type="float" office:value="15.15" calcext:value-type="float">
            <text:p>15.15</text:p>
          </table:table-cell>
          <table:table-cell table:formula="of:=([.E1200]-[.D1200])/[.E1200]*100" office:value-type="float" office:value="5.34653465346535" calcext:value-type="float">
            <text:p>5.34653465346535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V</text:p>
          </table:table-cell>
          <table:table-cell office:value-type="string" calcext:value-type="string">
            <text:p>LM0284</text:p>
          </table:table-cell>
          <table:table-cell office:value-type="float" office:value="7" calcext:value-type="float">
            <text:p>7</text:p>
          </table:table-cell>
          <table:table-cell office:value-type="float" office:value="20.34" calcext:value-type="float">
            <text:p>20.34</text:p>
          </table:table-cell>
          <table:table-cell office:value-type="float" office:value="21.53" calcext:value-type="float">
            <text:p>21.53</text:p>
          </table:table-cell>
          <table:table-cell table:formula="of:=([.E1201]-[.D1201])/[.E1201]*100" office:value-type="float" office:value="5.52717138875988" calcext:value-type="float">
            <text:p>5.5271713887598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P</text:p>
          </table:table-cell>
          <table:table-cell office:value-type="string" calcext:value-type="string">
            <text:p>LM0285</text:p>
          </table:table-cell>
          <table:table-cell office:value-type="float" office:value="7" calcext:value-type="float">
            <text:p>7</text:p>
          </table:table-cell>
          <table:table-cell office:value-type="float" office:value="15.65" calcext:value-type="float">
            <text:p>15.65</text:p>
          </table:table-cell>
          <table:table-cell office:value-type="float" office:value="15.92" calcext:value-type="float">
            <text:p>15.92</text:p>
          </table:table-cell>
          <table:table-cell table:formula="of:=([.E1202]-[.D1202])/[.E1202]*100" office:value-type="float" office:value="1.69597989949748" calcext:value-type="float">
            <text:p>1.69597989949748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</text:p>
          </table:table-cell>
          <table:table-cell office:value-type="string" calcext:value-type="string">
            <text:p>LM0286</text:p>
          </table:table-cell>
          <table:table-cell office:value-type="float" office:value="7" calcext:value-type="float">
            <text:p>7</text:p>
          </table:table-cell>
          <table:table-cell office:value-type="float" office:value="16.46" calcext:value-type="float">
            <text:p>16.46</text:p>
          </table:table-cell>
          <table:table-cell office:value-type="float" office:value="15.42" calcext:value-type="float">
            <text:p>15.42</text:p>
          </table:table-cell>
          <table:table-cell table:formula="of:=([.E1203]-[.D1203])/[.E1203]*100" office:value-type="float" office:value="-6.74448767833982" calcext:value-type="float">
            <text:p>-6.7444876783398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Y</text:p>
          </table:table-cell>
          <table:table-cell office:value-type="string" calcext:value-type="string">
            <text:p>LM0287</text:p>
          </table:table-cell>
          <table:table-cell office:value-type="float" office:value="7" calcext:value-type="float">
            <text:p>7</text:p>
          </table:table-cell>
          <table:table-cell office:value-type="float" office:value="19.75" calcext:value-type="float">
            <text:p>19.75</text:p>
          </table:table-cell>
          <table:table-cell office:value-type="float" office:value="19.81" calcext:value-type="float">
            <text:p>19.81</text:p>
          </table:table-cell>
          <table:table-cell table:formula="of:=([.E1204]-[.D1204])/[.E1204]*100" office:value-type="float" office:value="0.302877334679448" calcext:value-type="float">
            <text:p>0.30287733467944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X</text:p>
          </table:table-cell>
          <table:table-cell office:value-type="string" calcext:value-type="string">
            <text:p>LM0288</text:p>
          </table:table-cell>
          <table:table-cell office:value-type="float" office:value="7" calcext:value-type="float">
            <text:p>7</text:p>
          </table:table-cell>
          <table:table-cell office:value-type="float" office:value="17.14" calcext:value-type="float">
            <text:p>17.14</text:p>
          </table:table-cell>
          <table:table-cell office:value-type="float" office:value="17.29" calcext:value-type="float">
            <text:p>17.29</text:p>
          </table:table-cell>
          <table:table-cell table:formula="of:=([.E1205]-[.D1205])/[.E1205]*100" office:value-type="float" office:value="0.867553499132438" calcext:value-type="float">
            <text:p>0.86755349913243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H</text:p>
          </table:table-cell>
          <table:table-cell office:value-type="string" calcext:value-type="string">
            <text:p>LM0289</text:p>
          </table:table-cell>
          <table:table-cell office:value-type="float" office:value="7" calcext:value-type="float">
            <text:p>7</text:p>
          </table:table-cell>
          <table:table-cell office:value-type="float" office:value="17.8" calcext:value-type="float">
            <text:p>17.8</text:p>
          </table:table-cell>
          <table:table-cell office:value-type="float" office:value="19.44" calcext:value-type="float">
            <text:p>19.44</text:p>
          </table:table-cell>
          <table:table-cell table:formula="of:=([.E1206]-[.D1206])/[.E1206]*100" office:value-type="float" office:value="8.43621399176955" calcext:value-type="float">
            <text:p>8.4362139917695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M</text:p>
          </table:table-cell>
          <table:table-cell office:value-type="string" calcext:value-type="string">
            <text:p>LM0291</text:p>
          </table:table-cell>
          <table:table-cell office:value-type="float" office:value="7" calcext:value-type="float">
            <text:p>7</text:p>
          </table:table-cell>
          <table:table-cell office:value-type="float" office:value="16.67" calcext:value-type="float">
            <text:p>16.67</text:p>
          </table:table-cell>
          <table:table-cell office:value-type="float" office:value="16.53" calcext:value-type="float">
            <text:p>16.53</text:p>
          </table:table-cell>
          <table:table-cell table:formula="of:=([.E1207]-[.D1207])/[.E1207]*100" office:value-type="float" office:value="-0.846944948578346" calcext:value-type="float">
            <text:p>-0.846944948578346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P</text:p>
          </table:table-cell>
          <table:table-cell office:value-type="string" calcext:value-type="string">
            <text:p>LM0292</text:p>
          </table:table-cell>
          <table:table-cell office:value-type="float" office:value="7" calcext:value-type="float">
            <text:p>7</text:p>
          </table:table-cell>
          <table:table-cell office:value-type="float" office:value="21.88" calcext:value-type="float">
            <text:p>21.88</text:p>
          </table:table-cell>
          <table:table-cell office:value-type="float" office:value="20.56" calcext:value-type="float">
            <text:p>20.56</text:p>
          </table:table-cell>
          <table:table-cell table:formula="of:=([.E1208]-[.D1208])/[.E1208]*100" office:value-type="float" office:value="-6.42023346303502" calcext:value-type="float">
            <text:p>-6.42023346303502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Z</text:p>
          </table:table-cell>
          <table:table-cell office:value-type="string" calcext:value-type="string">
            <text:p>LM0293</text:p>
          </table:table-cell>
          <table:table-cell office:value-type="float" office:value="7" calcext:value-type="float">
            <text:p>7</text:p>
          </table:table-cell>
          <table:table-cell office:value-type="float" office:value="16.93" calcext:value-type="float">
            <text:p>16.93</text:p>
          </table:table-cell>
          <table:table-cell office:value-type="float" office:value="16.94" calcext:value-type="float">
            <text:p>16.94</text:p>
          </table:table-cell>
          <table:table-cell table:formula="of:=([.E1209]-[.D1209])/[.E1209]*100" office:value-type="float" office:value="0.0590318772137046" calcext:value-type="float">
            <text:p>0.059031877213705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P</text:p>
          </table:table-cell>
          <table:table-cell office:value-type="string" calcext:value-type="string">
            <text:p>LM0294</text:p>
          </table:table-cell>
          <table:table-cell office:value-type="float" office:value="7" calcext:value-type="float">
            <text:p>7</text:p>
          </table:table-cell>
          <table:table-cell office:value-type="float" office:value="13.51" calcext:value-type="float">
            <text:p>13.51</text:p>
          </table:table-cell>
          <table:table-cell office:value-type="float" office:value="13.66" calcext:value-type="float">
            <text:p>13.66</text:p>
          </table:table-cell>
          <table:table-cell table:formula="of:=([.E1210]-[.D1210])/[.E1210]*100" office:value-type="float" office:value="1.09809663250366" calcext:value-type="float">
            <text:p>1.09809663250366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Y</text:p>
          </table:table-cell>
          <table:table-cell office:value-type="string" calcext:value-type="string">
            <text:p>LM0295</text:p>
          </table:table-cell>
          <table:table-cell office:value-type="float" office:value="7" calcext:value-type="float">
            <text:p>7</text:p>
          </table:table-cell>
          <table:table-cell office:value-type="float" office:value="17.37" calcext:value-type="float">
            <text:p>17.37</text:p>
          </table:table-cell>
          <table:table-cell office:value-type="float" office:value="17.12" calcext:value-type="float">
            <text:p>17.12</text:p>
          </table:table-cell>
          <table:table-cell table:formula="of:=([.E1211]-[.D1211])/[.E1211]*100" office:value-type="float" office:value="-1.46028037383178" calcext:value-type="float">
            <text:p>-1.46028037383178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Y</text:p>
          </table:table-cell>
          <table:table-cell office:value-type="string" calcext:value-type="string">
            <text:p>LM0258</text:p>
          </table:table-cell>
          <table:table-cell office:value-type="float" office:value="8" calcext:value-type="float">
            <text:p>8</text:p>
          </table:table-cell>
          <table:table-cell office:value-type="float" office:value="16.39" calcext:value-type="float">
            <text:p>16.39</text:p>
          </table:table-cell>
          <table:table-cell office:value-type="float" office:value="17.53" calcext:value-type="float">
            <text:p>17.53</text:p>
          </table:table-cell>
          <table:table-cell table:formula="of:=([.E1212]-[.D1212])/[.E1212]*100" office:value-type="float" office:value="6.5031374786081" calcext:value-type="float">
            <text:p>6.5031374786081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</text:p>
          </table:table-cell>
          <table:table-cell office:value-type="string" calcext:value-type="string">
            <text:p>LM0259</text:p>
          </table:table-cell>
          <table:table-cell office:value-type="float" office:value="8" calcext:value-type="float">
            <text:p>8</text:p>
          </table:table-cell>
          <table:table-cell office:value-type="float" office:value="25.21" calcext:value-type="float">
            <text:p>25.21</text:p>
          </table:table-cell>
          <table:table-cell office:value-type="float" office:value="24.62" calcext:value-type="float">
            <text:p>24.62</text:p>
          </table:table-cell>
          <table:table-cell table:formula="of:=([.E1213]-[.D1213])/[.E1213]*100" office:value-type="float" office:value="-2.39642567018684" calcext:value-type="float">
            <text:p>-2.39642567018684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</text:p>
          </table:table-cell>
          <table:table-cell office:value-type="string" calcext:value-type="string">
            <text:p>LM0260</text:p>
          </table:table-cell>
          <table:table-cell office:value-type="float" office:value="8" calcext:value-type="float">
            <text:p>8</text:p>
          </table:table-cell>
          <table:table-cell office:value-type="float" office:value="18.21" calcext:value-type="float">
            <text:p>18.21</text:p>
          </table:table-cell>
          <table:table-cell office:value-type="float" office:value="20.11" calcext:value-type="float">
            <text:p>20.11</text:p>
          </table:table-cell>
          <table:table-cell table:formula="of:=([.E1214]-[.D1214])/[.E1214]*100" office:value-type="float" office:value="9.44803580308304" calcext:value-type="float">
            <text:p>9.44803580308304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</text:p>
          </table:table-cell>
          <table:table-cell office:value-type="string" calcext:value-type="string">
            <text:p>LM0261</text:p>
          </table:table-cell>
          <table:table-cell office:value-type="float" office:value="8" calcext:value-type="float">
            <text:p>8</text:p>
          </table:table-cell>
          <table:table-cell office:value-type="float" office:value="16.48" calcext:value-type="float">
            <text:p>16.48</text:p>
          </table:table-cell>
          <table:table-cell office:value-type="float" office:value="15.38" calcext:value-type="float">
            <text:p>15.38</text:p>
          </table:table-cell>
          <table:table-cell table:formula="of:=([.E1215]-[.D1215])/[.E1215]*100" office:value-type="float" office:value="-7.15214564369311" calcext:value-type="float">
            <text:p>-7.15214564369311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LM0262</text:p>
          </table:table-cell>
          <table:table-cell office:value-type="float" office:value="8" calcext:value-type="float">
            <text:p>8</text:p>
          </table:table-cell>
          <table:table-cell office:value-type="float" office:value="16.2" calcext:value-type="float">
            <text:p>16.2</text:p>
          </table:table-cell>
          <table:table-cell office:value-type="float" office:value="15.24" calcext:value-type="float">
            <text:p>15.24</text:p>
          </table:table-cell>
          <table:table-cell table:formula="of:=([.E1216]-[.D1216])/[.E1216]*100" office:value-type="float" office:value="-6.29921259842519" calcext:value-type="float">
            <text:p>-6.29921259842519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</text:p>
          </table:table-cell>
          <table:table-cell office:value-type="string" calcext:value-type="string">
            <text:p>LM0263</text:p>
          </table:table-cell>
          <table:table-cell office:value-type="float" office:value="8" calcext:value-type="float">
            <text:p>8</text:p>
          </table:table-cell>
          <table:table-cell office:value-type="float" office:value="18.35" calcext:value-type="float">
            <text:p>18.35</text:p>
          </table:table-cell>
          <table:table-cell office:value-type="float" office:value="18.47" calcext:value-type="float">
            <text:p>18.47</text:p>
          </table:table-cell>
          <table:table-cell table:formula="of:=([.E1217]-[.D1217])/[.E1217]*100" office:value-type="float" office:value="0.649702219815904" calcext:value-type="float">
            <text:p>0.649702219815904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T</text:p>
          </table:table-cell>
          <table:table-cell office:value-type="string" calcext:value-type="string">
            <text:p>LM0264</text:p>
          </table:table-cell>
          <table:table-cell office:value-type="float" office:value="8" calcext:value-type="float">
            <text:p>8</text:p>
          </table:table-cell>
          <table:table-cell office:value-type="float" office:value="16.52" calcext:value-type="float">
            <text:p>16.52</text:p>
          </table:table-cell>
          <table:table-cell office:value-type="float" office:value="17.69" calcext:value-type="float">
            <text:p>17.69</text:p>
          </table:table-cell>
          <table:table-cell table:formula="of:=([.E1218]-[.D1218])/[.E1218]*100" office:value-type="float" office:value="6.61390616167327" calcext:value-type="float">
            <text:p>6.61390616167327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I</text:p>
          </table:table-cell>
          <table:table-cell office:value-type="string" calcext:value-type="string">
            <text:p>LM0265</text:p>
          </table:table-cell>
          <table:table-cell office:value-type="float" office:value="8" calcext:value-type="float">
            <text:p>8</text:p>
          </table:table-cell>
          <table:table-cell office:value-type="float" office:value="22.37" calcext:value-type="float">
            <text:p>22.37</text:p>
          </table:table-cell>
          <table:table-cell office:value-type="float" office:value="23.29" calcext:value-type="float">
            <text:p>23.29</text:p>
          </table:table-cell>
          <table:table-cell table:formula="of:=([.E1219]-[.D1219])/[.E1219]*100" office:value-type="float" office:value="3.95019321597251" calcext:value-type="float">
            <text:p>3.950193215972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V</text:p>
          </table:table-cell>
          <table:table-cell office:value-type="string" calcext:value-type="string">
            <text:p>LM0266</text:p>
          </table:table-cell>
          <table:table-cell office:value-type="float" office:value="8" calcext:value-type="float">
            <text:p>8</text:p>
          </table:table-cell>
          <table:table-cell office:value-type="float" office:value="19.24" calcext:value-type="float">
            <text:p>19.24</text:p>
          </table:table-cell>
          <table:table-cell office:value-type="float" office:value="18.04" calcext:value-type="float">
            <text:p>18.04</text:p>
          </table:table-cell>
          <table:table-cell table:formula="of:=([.E1220]-[.D1220])/[.E1220]*100" office:value-type="float" office:value="-6.65188470066519" calcext:value-type="float">
            <text:p>-6.65188470066519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T</text:p>
          </table:table-cell>
          <table:table-cell office:value-type="string" calcext:value-type="string">
            <text:p>LM0267</text:p>
          </table:table-cell>
          <table:table-cell office:value-type="float" office:value="8" calcext:value-type="float">
            <text:p>8</text:p>
          </table:table-cell>
          <table:table-cell office:value-type="float" office:value="29.66" calcext:value-type="float">
            <text:p>29.66</text:p>
          </table:table-cell>
          <table:table-cell office:value-type="float" office:value="26.73" calcext:value-type="float">
            <text:p>26.73</text:p>
          </table:table-cell>
          <table:table-cell table:formula="of:=([.E1221]-[.D1221])/[.E1221]*100" office:value-type="float" office:value="-10.9614665170221" calcext:value-type="float">
            <text:p>-10.961466517022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V</text:p>
          </table:table-cell>
          <table:table-cell office:value-type="string" calcext:value-type="string">
            <text:p>LM0268</text:p>
          </table:table-cell>
          <table:table-cell office:value-type="float" office:value="8" calcext:value-type="float">
            <text:p>8</text:p>
          </table:table-cell>
          <table:table-cell office:value-type="float" office:value="17.99" calcext:value-type="float">
            <text:p>17.99</text:p>
          </table:table-cell>
          <table:table-cell office:value-type="float" office:value="18.01" calcext:value-type="float">
            <text:p>18.01</text:p>
          </table:table-cell>
          <table:table-cell table:formula="of:=([.E1222]-[.D1222])/[.E1222]*100" office:value-type="float" office:value="0.111049416990578" calcext:value-type="float">
            <text:p>0.111049416990578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</text:p>
          </table:table-cell>
          <table:table-cell office:value-type="string" calcext:value-type="string">
            <text:p>LM0269</text:p>
          </table:table-cell>
          <table:table-cell office:value-type="float" office:value="8" calcext:value-type="float">
            <text:p>8</text:p>
          </table:table-cell>
          <table:table-cell office:value-type="float" office:value="20.26" calcext:value-type="float">
            <text:p>20.26</text:p>
          </table:table-cell>
          <table:table-cell office:value-type="float" office:value="20.09" calcext:value-type="float">
            <text:p>20.09</text:p>
          </table:table-cell>
          <table:table-cell table:formula="of:=([.E1223]-[.D1223])/[.E1223]*100" office:value-type="float" office:value="-0.84619213539075" calcext:value-type="float">
            <text:p>-0.8461921353907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Z</text:p>
          </table:table-cell>
          <table:table-cell office:value-type="string" calcext:value-type="string">
            <text:p>LM0270</text:p>
          </table:table-cell>
          <table:table-cell office:value-type="float" office:value="8" calcext:value-type="float">
            <text:p>8</text:p>
          </table:table-cell>
          <table:table-cell office:value-type="float" office:value="21.41" calcext:value-type="float">
            <text:p>21.41</text:p>
          </table:table-cell>
          <table:table-cell office:value-type="float" office:value="19.14" calcext:value-type="float">
            <text:p>19.14</text:p>
          </table:table-cell>
          <table:table-cell table:formula="of:=([.E1224]-[.D1224])/[.E1224]*100" office:value-type="float" office:value="-11.8599791013584" calcext:value-type="float">
            <text:p>-11.859979101358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</text:p>
          </table:table-cell>
          <table:table-cell office:value-type="string" calcext:value-type="string">
            <text:p>LM0271</text:p>
          </table:table-cell>
          <table:table-cell office:value-type="float" office:value="8" calcext:value-type="float">
            <text:p>8</text:p>
          </table:table-cell>
          <table:table-cell office:value-type="float" office:value="22.16" calcext:value-type="float">
            <text:p>22.16</text:p>
          </table:table-cell>
          <table:table-cell office:value-type="float" office:value="21.28" calcext:value-type="float">
            <text:p>21.28</text:p>
          </table:table-cell>
          <table:table-cell table:formula="of:=([.E1225]-[.D1225])/[.E1225]*100" office:value-type="float" office:value="-4.13533834586466" calcext:value-type="float">
            <text:p>-4.13533834586466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W</text:p>
          </table:table-cell>
          <table:table-cell office:value-type="string" calcext:value-type="string">
            <text:p>LM0272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16.13" calcext:value-type="float">
            <text:p>16.13</text:p>
          </table:table-cell>
          <table:table-cell table:formula="of:=([.E1226]-[.D1226])/[.E1226]*100" office:value-type="float" office:value="-7.8735275883447" calcext:value-type="float">
            <text:p>-7.8735275883447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</text:p>
          </table:table-cell>
          <table:table-cell office:value-type="string" calcext:value-type="string">
            <text:p>LM0273</text:p>
          </table:table-cell>
          <table:table-cell office:value-type="float" office:value="8" calcext:value-type="float">
            <text:p>8</text:p>
          </table:table-cell>
          <table:table-cell office:value-type="float" office:value="19.78" calcext:value-type="float">
            <text:p>19.78</text:p>
          </table:table-cell>
          <table:table-cell office:value-type="float" office:value="18.66" calcext:value-type="float">
            <text:p>18.66</text:p>
          </table:table-cell>
          <table:table-cell table:formula="of:=([.E1227]-[.D1227])/[.E1227]*100" office:value-type="float" office:value="-6.00214362272241" calcext:value-type="float">
            <text:p>-6.00214362272241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Z</text:p>
          </table:table-cell>
          <table:table-cell office:value-type="string" calcext:value-type="string">
            <text:p>LM0274</text:p>
          </table:table-cell>
          <table:table-cell office:value-type="float" office:value="8" calcext:value-type="float">
            <text:p>8</text:p>
          </table:table-cell>
          <table:table-cell office:value-type="float" office:value="26.01" calcext:value-type="float">
            <text:p>26.01</text:p>
          </table:table-cell>
          <table:table-cell office:value-type="float" office:value="24.65" calcext:value-type="float">
            <text:p>24.65</text:p>
          </table:table-cell>
          <table:table-cell table:formula="of:=([.E1228]-[.D1228])/[.E1228]*100" office:value-type="float" office:value="-5.51724137931036" calcext:value-type="float">
            <text:p>-5.51724137931036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</text:p>
          </table:table-cell>
          <table:table-cell office:value-type="string" calcext:value-type="string">
            <text:p>LM0275</text:p>
          </table:table-cell>
          <table:table-cell office:value-type="float" office:value="8" calcext:value-type="float">
            <text:p>8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" calcext:value-type="float">
            <text:p>19.4</text:p>
          </table:table-cell>
          <table:table-cell table:formula="of:=([.E1229]-[.D1229])/[.E1229]*100" office:value-type="float" office:value="1.340206185567" calcext:value-type="float">
            <text:p>1.340206185567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Z</text:p>
          </table:table-cell>
          <table:table-cell office:value-type="string" calcext:value-type="string">
            <text:p>LM0276</text:p>
          </table:table-cell>
          <table:table-cell office:value-type="float" office:value="8" calcext:value-type="float">
            <text:p>8</text:p>
          </table:table-cell>
          <table:table-cell office:value-type="float" office:value="27.27" calcext:value-type="float">
            <text:p>27.27</text:p>
          </table:table-cell>
          <table:table-cell office:value-type="float" office:value="24.31" calcext:value-type="float">
            <text:p>24.31</text:p>
          </table:table-cell>
          <table:table-cell table:formula="of:=([.E1230]-[.D1230])/[.E1230]*100" office:value-type="float" office:value="-12.1760592348828" calcext:value-type="float">
            <text:p>-12.1760592348828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</text:p>
          </table:table-cell>
          <table:table-cell office:value-type="string" calcext:value-type="string">
            <text:p>LM0277</text:p>
          </table:table-cell>
          <table:table-cell office:value-type="float" office:value="8" calcext:value-type="float">
            <text:p>8</text:p>
          </table:table-cell>
          <table:table-cell office:value-type="float" office:value="19.6" calcext:value-type="float">
            <text:p>19.6</text:p>
          </table:table-cell>
          <table:table-cell office:value-type="float" office:value="19.36" calcext:value-type="float">
            <text:p>19.36</text:p>
          </table:table-cell>
          <table:table-cell table:formula="of:=([.E1231]-[.D1231])/[.E1231]*100" office:value-type="float" office:value="-1.23966942148761" calcext:value-type="float">
            <text:p>-1.2396694214876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</text:p>
          </table:table-cell>
          <table:table-cell office:value-type="string" calcext:value-type="string">
            <text:p>LM0278</text:p>
          </table:table-cell>
          <table:table-cell office:value-type="float" office:value="8" calcext:value-type="float">
            <text:p>8</text:p>
          </table:table-cell>
          <table:table-cell office:value-type="float" office:value="18.41" calcext:value-type="float">
            <text:p>18.41</text:p>
          </table:table-cell>
          <table:table-cell office:value-type="float" office:value="17.54" calcext:value-type="float">
            <text:p>17.54</text:p>
          </table:table-cell>
          <table:table-cell table:formula="of:=([.E1232]-[.D1232])/[.E1232]*100" office:value-type="float" office:value="-4.96009122006842" calcext:value-type="float">
            <text:p>-4.96009122006842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N</text:p>
          </table:table-cell>
          <table:table-cell office:value-type="string" calcext:value-type="string">
            <text:p>LM0279</text:p>
          </table:table-cell>
          <table:table-cell office:value-type="float" office:value="8" calcext:value-type="float">
            <text:p>8</text:p>
          </table:table-cell>
          <table:table-cell office:value-type="float" office:value="14.42" calcext:value-type="float">
            <text:p>14.42</text:p>
          </table:table-cell>
          <table:table-cell office:value-type="float" office:value="13.43" calcext:value-type="float">
            <text:p>13.43</text:p>
          </table:table-cell>
          <table:table-cell table:formula="of:=([.E1233]-[.D1233])/[.E1233]*100" office:value-type="float" office:value="-7.37155621742368" calcext:value-type="float">
            <text:p>-7.37155621742368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</text:p>
          </table:table-cell>
          <table:table-cell office:value-type="string" calcext:value-type="string">
            <text:p>LM0280</text:p>
          </table:table-cell>
          <table:table-cell office:value-type="float" office:value="8" calcext:value-type="float">
            <text:p>8</text:p>
          </table:table-cell>
          <table:table-cell office:value-type="float" office:value="16.11" calcext:value-type="float">
            <text:p>16.11</text:p>
          </table:table-cell>
          <table:table-cell office:value-type="float" office:value="16.32" calcext:value-type="float">
            <text:p>16.32</text:p>
          </table:table-cell>
          <table:table-cell table:formula="of:=([.E1234]-[.D1234])/[.E1234]*100" office:value-type="float" office:value="1.28676470588236" calcext:value-type="float">
            <text:p>1.28676470588236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P</text:p>
          </table:table-cell>
          <table:table-cell office:value-type="string" calcext:value-type="string">
            <text:p>LM0281</text:p>
          </table:table-cell>
          <table:table-cell office:value-type="float" office:value="8" calcext:value-type="float">
            <text:p>8</text:p>
          </table:table-cell>
          <table:table-cell office:value-type="float" office:value="13.86" calcext:value-type="float">
            <text:p>13.86</text:p>
          </table:table-cell>
          <table:table-cell office:value-type="float" office:value="14.41" calcext:value-type="float">
            <text:p>14.41</text:p>
          </table:table-cell>
          <table:table-cell table:formula="of:=([.E1235]-[.D1235])/[.E1235]*100" office:value-type="float" office:value="3.81679389312978" calcext:value-type="float">
            <text:p>3.8167938931297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Z</text:p>
          </table:table-cell>
          <table:table-cell office:value-type="string" calcext:value-type="string">
            <text:p>LM0282</text:p>
          </table:table-cell>
          <table:table-cell office:value-type="float" office:value="8" calcext:value-type="float">
            <text:p>8</text:p>
          </table:table-cell>
          <table:table-cell office:value-type="float" office:value="25.3" calcext:value-type="float">
            <text:p>25.3</text:p>
          </table:table-cell>
          <table:table-cell office:value-type="float" office:value="24.32" calcext:value-type="float">
            <text:p>24.32</text:p>
          </table:table-cell>
          <table:table-cell table:formula="of:=([.E1236]-[.D1236])/[.E1236]*100" office:value-type="float" office:value="-4.0296052631579" calcext:value-type="float">
            <text:p>-4.0296052631579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Q</text:p>
          </table:table-cell>
          <table:table-cell office:value-type="string" calcext:value-type="string">
            <text:p>LM0283</text:p>
          </table:table-cell>
          <table:table-cell office:value-type="float" office:value="8" calcext:value-type="float">
            <text:p>8</text:p>
          </table:table-cell>
          <table:table-cell office:value-type="float" office:value="14.21" calcext:value-type="float">
            <text:p>14.21</text:p>
          </table:table-cell>
          <table:table-cell office:value-type="float" office:value="15.15" calcext:value-type="float">
            <text:p>15.15</text:p>
          </table:table-cell>
          <table:table-cell table:formula="of:=([.E1237]-[.D1237])/[.E1237]*100" office:value-type="float" office:value="6.2046204620462" calcext:value-type="float">
            <text:p>6.204620462046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</text:p>
          </table:table-cell>
          <table:table-cell office:value-type="string" calcext:value-type="string">
            <text:p>LM0284</text:p>
          </table:table-cell>
          <table:table-cell office:value-type="float" office:value="8" calcext:value-type="float">
            <text:p>8</text:p>
          </table:table-cell>
          <table:table-cell office:value-type="float" office:value="19.82" calcext:value-type="float">
            <text:p>19.82</text:p>
          </table:table-cell>
          <table:table-cell office:value-type="float" office:value="21.53" calcext:value-type="float">
            <text:p>21.53</text:p>
          </table:table-cell>
          <table:table-cell table:formula="of:=([.E1238]-[.D1238])/[.E1238]*100" office:value-type="float" office:value="7.94240594519276" calcext:value-type="float">
            <text:p>7.9424059451927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</text:p>
          </table:table-cell>
          <table:table-cell office:value-type="string" calcext:value-type="string">
            <text:p>LM0285</text:p>
          </table:table-cell>
          <table:table-cell office:value-type="float" office:value="8" calcext:value-type="float">
            <text:p>8</text:p>
          </table:table-cell>
          <table:table-cell office:value-type="float" office:value="15.02" calcext:value-type="float">
            <text:p>15.02</text:p>
          </table:table-cell>
          <table:table-cell office:value-type="float" office:value="15.92" calcext:value-type="float">
            <text:p>15.92</text:p>
          </table:table-cell>
          <table:table-cell table:formula="of:=([.E1239]-[.D1239])/[.E1239]*100" office:value-type="float" office:value="5.65326633165829" calcext:value-type="float">
            <text:p>5.65326633165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W</text:p>
          </table:table-cell>
          <table:table-cell office:value-type="string" calcext:value-type="string">
            <text:p>LM0286</text:p>
          </table:table-cell>
          <table:table-cell office:value-type="float" office:value="8" calcext:value-type="float">
            <text:p>8</text:p>
          </table:table-cell>
          <table:table-cell office:value-type="float" office:value="15.45" calcext:value-type="float">
            <text:p>15.45</text:p>
          </table:table-cell>
          <table:table-cell office:value-type="float" office:value="15.42" calcext:value-type="float">
            <text:p>15.42</text:p>
          </table:table-cell>
          <table:table-cell table:formula="of:=([.E1240]-[.D1240])/[.E1240]*100" office:value-type="float" office:value="-0.194552529182875" calcext:value-type="float">
            <text:p>-0.194552529182875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</text:p>
          </table:table-cell>
          <table:table-cell office:value-type="string" calcext:value-type="string">
            <text:p>LM0287</text:p>
          </table:table-cell>
          <table:table-cell office:value-type="float" office:value="8" calcext:value-type="float">
            <text:p>8</text:p>
          </table:table-cell>
          <table:table-cell office:value-type="float" office:value="19.72" calcext:value-type="float">
            <text:p>19.72</text:p>
          </table:table-cell>
          <table:table-cell office:value-type="float" office:value="19.81" calcext:value-type="float">
            <text:p>19.81</text:p>
          </table:table-cell>
          <table:table-cell table:formula="of:=([.E1241]-[.D1241])/[.E1241]*100" office:value-type="float" office:value="0.454316002019182" calcext:value-type="float">
            <text:p>0.454316002019182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</text:p>
          </table:table-cell>
          <table:table-cell office:value-type="string" calcext:value-type="string">
            <text:p>LM0288</text:p>
          </table:table-cell>
          <table:table-cell office:value-type="float" office:value="8" calcext:value-type="float">
            <text:p>8</text:p>
          </table:table-cell>
          <table:table-cell office:value-type="float" office:value="16.9" calcext:value-type="float">
            <text:p>16.9</text:p>
          </table:table-cell>
          <table:table-cell office:value-type="float" office:value="17.29" calcext:value-type="float">
            <text:p>17.29</text:p>
          </table:table-cell>
          <table:table-cell table:formula="of:=([.E1242]-[.D1242])/[.E1242]*100" office:value-type="float" office:value="2.25563909774436" calcext:value-type="float">
            <text:p>2.2556390977443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</text:p>
          </table:table-cell>
          <table:table-cell office:value-type="string" calcext:value-type="string">
            <text:p>LM0289</text:p>
          </table:table-cell>
          <table:table-cell office:value-type="float" office:value="8" calcext:value-type="float">
            <text:p>8</text:p>
          </table:table-cell>
          <table:table-cell office:value-type="float" office:value="17.75" calcext:value-type="float">
            <text:p>17.75</text:p>
          </table:table-cell>
          <table:table-cell office:value-type="float" office:value="19.44" calcext:value-type="float">
            <text:p>19.44</text:p>
          </table:table-cell>
          <table:table-cell table:formula="of:=([.E1243]-[.D1243])/[.E1243]*100" office:value-type="float" office:value="8.69341563786009" calcext:value-type="float">
            <text:p>8.69341563786009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</text:p>
          </table:table-cell>
          <table:table-cell office:value-type="string" calcext:value-type="string">
            <text:p>LM0291</text:p>
          </table:table-cell>
          <table:table-cell office:value-type="float" office:value="8" calcext:value-type="float">
            <text:p>8</text:p>
          </table:table-cell>
          <table:table-cell office:value-type="float" office:value="16.25" calcext:value-type="float">
            <text:p>16.25</text:p>
          </table:table-cell>
          <table:table-cell office:value-type="float" office:value="16.53" calcext:value-type="float">
            <text:p>16.53</text:p>
          </table:table-cell>
          <table:table-cell table:formula="of:=([.E1244]-[.D1244])/[.E1244]*100" office:value-type="float" office:value="1.69388989715669" calcext:value-type="float">
            <text:p>1.69388989715669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V</text:p>
          </table:table-cell>
          <table:table-cell office:value-type="string" calcext:value-type="string">
            <text:p>LM0292</text:p>
          </table:table-cell>
          <table:table-cell office:value-type="float" office:value="8" calcext:value-type="float">
            <text:p>8</text:p>
          </table:table-cell>
          <table:table-cell office:value-type="float" office:value="21.77" calcext:value-type="float">
            <text:p>21.77</text:p>
          </table:table-cell>
          <table:table-cell office:value-type="float" office:value="20.56" calcext:value-type="float">
            <text:p>20.56</text:p>
          </table:table-cell>
          <table:table-cell table:formula="of:=([.E1245]-[.D1245])/[.E1245]*100" office:value-type="float" office:value="-5.88521400778211" calcext:value-type="float">
            <text:p>-5.88521400778211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V</text:p>
          </table:table-cell>
          <table:table-cell office:value-type="string" calcext:value-type="string">
            <text:p>LM0293</text:p>
          </table:table-cell>
          <table:table-cell office:value-type="float" office:value="8" calcext:value-type="float">
            <text:p>8</text:p>
          </table:table-cell>
          <table:table-cell office:value-type="float" office:value="16.79" calcext:value-type="float">
            <text:p>16.79</text:p>
          </table:table-cell>
          <table:table-cell office:value-type="float" office:value="16.94" calcext:value-type="float">
            <text:p>16.94</text:p>
          </table:table-cell>
          <table:table-cell table:formula="of:=([.E1246]-[.D1246])/[.E1246]*100" office:value-type="float" office:value="0.885478158205443" calcext:value-type="float">
            <text:p>0.885478158205443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W</text:p>
          </table:table-cell>
          <table:table-cell office:value-type="string" calcext:value-type="string">
            <text:p>LM0294</text:p>
          </table:table-cell>
          <table:table-cell office:value-type="float" office:value="8" calcext:value-type="float">
            <text:p>8</text:p>
          </table:table-cell>
          <table:table-cell office:value-type="float" office:value="12.88" calcext:value-type="float">
            <text:p>12.88</text:p>
          </table:table-cell>
          <table:table-cell office:value-type="float" office:value="13.66" calcext:value-type="float">
            <text:p>13.66</text:p>
          </table:table-cell>
          <table:table-cell table:formula="of:=([.E1247]-[.D1247])/[.E1247]*100" office:value-type="float" office:value="5.71010248901903" calcext:value-type="float">
            <text:p>5.71010248901903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R</text:p>
          </table:table-cell>
          <table:table-cell office:value-type="string" calcext:value-type="string">
            <text:p>LM0295</text:p>
          </table:table-cell>
          <table:table-cell office:value-type="float" office:value="8" calcext:value-type="float">
            <text:p>8</text:p>
          </table:table-cell>
          <table:table-cell office:value-type="float" office:value="17.18" calcext:value-type="float">
            <text:p>17.18</text:p>
          </table:table-cell>
          <table:table-cell office:value-type="float" office:value="17.12" calcext:value-type="float">
            <text:p>17.12</text:p>
          </table:table-cell>
          <table:table-cell table:formula="of:=([.E1248]-[.D1248])/[.E1248]*100" office:value-type="float" office:value="-0.350467289719619" calcext:value-type="float">
            <text:p>-0.350467289719619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O</text:p>
          </table:table-cell>
          <table:table-cell office:value-type="string" calcext:value-type="string">
            <text:p>LM02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.53" calcext:value-type="float">
            <text:p>17.53</text:p>
          </table:table-cell>
          <table:table-cell table:formula="of:=([.E1249]-[.D1249])/[.E124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W</text:p>
          </table:table-cell>
          <table:table-cell office:value-type="string" calcext:value-type="string">
            <text:p>LM025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.62" calcext:value-type="float">
            <text:p>24.62</text:p>
          </table:table-cell>
          <table:table-cell table:formula="of:=([.E1250]-[.D1250])/[.E125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Z</text:p>
          </table:table-cell>
          <table:table-cell office:value-type="string" calcext:value-type="string">
            <text:p>LM026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.11" calcext:value-type="float">
            <text:p>20.11</text:p>
          </table:table-cell>
          <table:table-cell table:formula="of:=([.E1251]-[.D1251])/[.E125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U</text:p>
          </table:table-cell>
          <table:table-cell office:value-type="string" calcext:value-type="string">
            <text:p>LM026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.38" calcext:value-type="float">
            <text:p>15.38</text:p>
          </table:table-cell>
          <table:table-cell table:formula="of:=([.E1252]-[.D1252])/[.E125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W</text:p>
          </table:table-cell>
          <table:table-cell office:value-type="string" calcext:value-type="string">
            <text:p>LM02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E1253]-[.D1253])/[.E125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</text:p>
          </table:table-cell>
          <table:table-cell office:value-type="string" calcext:value-type="string">
            <text:p>LM02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.47" calcext:value-type="float">
            <text:p>18.47</text:p>
          </table:table-cell>
          <table:table-cell table:formula="of:=([.E1254]-[.D1254])/[.E125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Z</text:p>
          </table:table-cell>
          <table:table-cell office:value-type="string" calcext:value-type="string">
            <text:p>LM02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.69" calcext:value-type="float">
            <text:p>17.69</text:p>
          </table:table-cell>
          <table:table-cell table:formula="of:=([.E1255]-[.D1255])/[.E125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M026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.29" calcext:value-type="float">
            <text:p>23.29</text:p>
          </table:table-cell>
          <table:table-cell table:formula="of:=([.E1256]-[.D1256])/[.E125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</text:p>
          </table:table-cell>
          <table:table-cell office:value-type="string" calcext:value-type="string">
            <text:p>LM026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.04" calcext:value-type="float">
            <text:p>18.04</text:p>
          </table:table-cell>
          <table:table-cell table:formula="of:=([.E1257]-[.D1257])/[.E125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T</text:p>
          </table:table-cell>
          <table:table-cell office:value-type="string" calcext:value-type="string">
            <text:p>LM026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.73" calcext:value-type="float">
            <text:p>26.73</text:p>
          </table:table-cell>
          <table:table-cell table:formula="of:=([.E1258]-[.D1258])/[.E125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</text:p>
          </table:table-cell>
          <table:table-cell office:value-type="string" calcext:value-type="string">
            <text:p>LM02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.01" calcext:value-type="float">
            <text:p>18.01</text:p>
          </table:table-cell>
          <table:table-cell table:formula="of:=([.E1259]-[.D1259])/[.E125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L</text:p>
          </table:table-cell>
          <table:table-cell office:value-type="string" calcext:value-type="string">
            <text:p>LM02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.09" calcext:value-type="float">
            <text:p>20.09</text:p>
          </table:table-cell>
          <table:table-cell table:formula="of:=([.E1260]-[.D1260])/[.E126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R</text:p>
          </table:table-cell>
          <table:table-cell office:value-type="string" calcext:value-type="string">
            <text:p>LM027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.14" calcext:value-type="float">
            <text:p>19.14</text:p>
          </table:table-cell>
          <table:table-cell table:formula="of:=([.E1261]-[.D1261])/[.E126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</text:p>
          </table:table-cell>
          <table:table-cell office:value-type="string" calcext:value-type="string">
            <text:p>LM02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.28" calcext:value-type="float">
            <text:p>21.28</text:p>
          </table:table-cell>
          <table:table-cell table:formula="of:=([.E1262]-[.D1262])/[.E126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N</text:p>
          </table:table-cell>
          <table:table-cell office:value-type="string" calcext:value-type="string">
            <text:p>LM027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.13" calcext:value-type="float">
            <text:p>16.13</text:p>
          </table:table-cell>
          <table:table-cell table:formula="of:=([.E1263]-[.D1263])/[.E126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X</text:p>
          </table:table-cell>
          <table:table-cell office:value-type="string" calcext:value-type="string">
            <text:p>LM02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([.E1264]-[.D1264])/[.E126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Y</text:p>
          </table:table-cell>
          <table:table-cell office:value-type="string" calcext:value-type="string">
            <text:p>LM027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.65" calcext:value-type="float">
            <text:p>24.65</text:p>
          </table:table-cell>
          <table:table-cell table:formula="of:=([.E1265]-[.D1265])/[.E126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</text:p>
          </table:table-cell>
          <table:table-cell office:value-type="string" calcext:value-type="string">
            <text:p>LM02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.4" calcext:value-type="float">
            <text:p>19.4</text:p>
          </table:table-cell>
          <table:table-cell table:formula="of:=([.E1266]-[.D1266])/[.E126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X</text:p>
          </table:table-cell>
          <table:table-cell office:value-type="string" calcext:value-type="string">
            <text:p>LM02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.31" calcext:value-type="float">
            <text:p>24.31</text:p>
          </table:table-cell>
          <table:table-cell table:formula="of:=([.E1267]-[.D1267])/[.E126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</text:p>
          </table:table-cell>
          <table:table-cell office:value-type="string" calcext:value-type="string">
            <text:p>LM027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.36" calcext:value-type="float">
            <text:p>19.36</text:p>
          </table:table-cell>
          <table:table-cell table:formula="of:=([.E1268]-[.D1268])/[.E126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Y</text:p>
          </table:table-cell>
          <table:table-cell office:value-type="string" calcext:value-type="string">
            <text:p>LM027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.54" calcext:value-type="float">
            <text:p>17.54</text:p>
          </table:table-cell>
          <table:table-cell table:formula="of:=([.E1269]-[.D1269])/[.E126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Y</text:p>
          </table:table-cell>
          <table:table-cell office:value-type="string" calcext:value-type="string">
            <text:p>LM027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.43" calcext:value-type="float">
            <text:p>13.43</text:p>
          </table:table-cell>
          <table:table-cell table:formula="of:=([.E1270]-[.D1270])/[.E127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O</text:p>
          </table:table-cell>
          <table:table-cell office:value-type="string" calcext:value-type="string">
            <text:p>LM02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.32" calcext:value-type="float">
            <text:p>16.32</text:p>
          </table:table-cell>
          <table:table-cell table:formula="of:=([.E1271]-[.D1271])/[.E127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F</text:p>
          </table:table-cell>
          <table:table-cell office:value-type="string" calcext:value-type="string">
            <text:p>LM02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.41" calcext:value-type="float">
            <text:p>14.41</text:p>
          </table:table-cell>
          <table:table-cell table:formula="of:=([.E1272]-[.D1272])/[.E127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T</text:p>
          </table:table-cell>
          <table:table-cell office:value-type="string" calcext:value-type="string">
            <text:p>LM028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.32" calcext:value-type="float">
            <text:p>24.32</text:p>
          </table:table-cell>
          <table:table-cell table:formula="of:=([.E1273]-[.D1273])/[.E127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LM028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([.E1274]-[.D1274])/[.E127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O</text:p>
          </table:table-cell>
          <table:table-cell office:value-type="string" calcext:value-type="string">
            <text:p>LM028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.53" calcext:value-type="float">
            <text:p>21.53</text:p>
          </table:table-cell>
          <table:table-cell table:formula="of:=([.E1275]-[.D1275])/[.E127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</text:p>
          </table:table-cell>
          <table:table-cell office:value-type="string" calcext:value-type="string">
            <text:p>LM028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.92" calcext:value-type="float">
            <text:p>15.92</text:p>
          </table:table-cell>
          <table:table-cell table:formula="of:=([.E1276]-[.D1276])/[.E127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U</text:p>
          </table:table-cell>
          <table:table-cell office:value-type="string" calcext:value-type="string">
            <text:p>LM028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.42" calcext:value-type="float">
            <text:p>15.42</text:p>
          </table:table-cell>
          <table:table-cell table:formula="of:=([.E1277]-[.D1277])/[.E127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O</text:p>
          </table:table-cell>
          <table:table-cell office:value-type="string" calcext:value-type="string">
            <text:p>LM028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.81" calcext:value-type="float">
            <text:p>19.81</text:p>
          </table:table-cell>
          <table:table-cell table:formula="of:=([.E1278]-[.D1278])/[.E127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</text:p>
          </table:table-cell>
          <table:table-cell office:value-type="string" calcext:value-type="string">
            <text:p>LM028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.29" calcext:value-type="float">
            <text:p>17.29</text:p>
          </table:table-cell>
          <table:table-cell table:formula="of:=([.E1279]-[.D1279])/[.E127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</text:p>
          </table:table-cell>
          <table:table-cell office:value-type="string" calcext:value-type="string">
            <text:p>LM028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.44" calcext:value-type="float">
            <text:p>19.44</text:p>
          </table:table-cell>
          <table:table-cell table:formula="of:=([.E1280]-[.D1280])/[.E128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</text:p>
          </table:table-cell>
          <table:table-cell office:value-type="string" calcext:value-type="string">
            <text:p>LM029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E1281]-[.D1281])/[.E128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</text:p>
          </table:table-cell>
          <table:table-cell office:value-type="string" calcext:value-type="string">
            <text:p>LM029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.56" calcext:value-type="float">
            <text:p>20.56</text:p>
          </table:table-cell>
          <table:table-cell table:formula="of:=([.E1282]-[.D1282])/[.E128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</text:p>
          </table:table-cell>
          <table:table-cell office:value-type="string" calcext:value-type="string">
            <text:p>LM029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.94" calcext:value-type="float">
            <text:p>16.94</text:p>
          </table:table-cell>
          <table:table-cell table:formula="of:=([.E1283]-[.D1283])/[.E128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</text:p>
          </table:table-cell>
          <table:table-cell office:value-type="string" calcext:value-type="string">
            <text:p>LM02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.66" calcext:value-type="float">
            <text:p>13.66</text:p>
          </table:table-cell>
          <table:table-cell table:formula="of:=([.E1284]-[.D1284])/[.E128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W</text:p>
          </table:table-cell>
          <table:table-cell office:value-type="string" calcext:value-type="string">
            <text:p>LM029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.12" calcext:value-type="float">
            <text:p>17.12</text:p>
          </table:table-cell>
          <table:table-cell table:formula="of:=([.E1285]-[.D1285])/[.E128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Z</text:p>
          </table:table-cell>
          <table:table-cell office:value-type="string" calcext:value-type="string">
            <text:p>LM02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.53" calcext:value-type="float">
            <text:p>17.53</text:p>
          </table:table-cell>
          <table:table-cell table:formula="of:=([.E1286]-[.D1286])/[.E128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Z</text:p>
          </table:table-cell>
          <table:table-cell office:value-type="string" calcext:value-type="string">
            <text:p>LM02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.62" calcext:value-type="float">
            <text:p>24.62</text:p>
          </table:table-cell>
          <table:table-cell table:formula="of:=([.E1287]-[.D1287])/[.E128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P</text:p>
          </table:table-cell>
          <table:table-cell office:value-type="string" calcext:value-type="string">
            <text:p>LM02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.11" calcext:value-type="float">
            <text:p>20.11</text:p>
          </table:table-cell>
          <table:table-cell table:formula="of:=([.E1288]-[.D1288])/[.E128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LM02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.38" calcext:value-type="float">
            <text:p>15.38</text:p>
          </table:table-cell>
          <table:table-cell table:formula="of:=([.E1289]-[.D1289])/[.E128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</text:p>
          </table:table-cell>
          <table:table-cell office:value-type="string" calcext:value-type="string">
            <text:p>LM026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E1290]-[.D1290])/[.E129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Z</text:p>
          </table:table-cell>
          <table:table-cell office:value-type="string" calcext:value-type="string">
            <text:p>LM02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.47" calcext:value-type="float">
            <text:p>18.47</text:p>
          </table:table-cell>
          <table:table-cell table:formula="of:=([.E1291]-[.D1291])/[.E129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</text:p>
          </table:table-cell>
          <table:table-cell office:value-type="string" calcext:value-type="string">
            <text:p>LM02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.69" calcext:value-type="float">
            <text:p>17.69</text:p>
          </table:table-cell>
          <table:table-cell table:formula="of:=([.E1292]-[.D1292])/[.E129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</text:p>
          </table:table-cell>
          <table:table-cell office:value-type="string" calcext:value-type="string">
            <text:p>LM02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.29" calcext:value-type="float">
            <text:p>23.29</text:p>
          </table:table-cell>
          <table:table-cell table:formula="of:=([.E1293]-[.D1293])/[.E129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Z</text:p>
          </table:table-cell>
          <table:table-cell office:value-type="string" calcext:value-type="string">
            <text:p>LM02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.04" calcext:value-type="float">
            <text:p>18.04</text:p>
          </table:table-cell>
          <table:table-cell table:formula="of:=([.E1294]-[.D1294])/[.E129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</text:p>
          </table:table-cell>
          <table:table-cell office:value-type="string" calcext:value-type="string">
            <text:p>LM026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.73" calcext:value-type="float">
            <text:p>26.73</text:p>
          </table:table-cell>
          <table:table-cell table:formula="of:=([.E1295]-[.D1295])/[.E129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</text:p>
          </table:table-cell>
          <table:table-cell office:value-type="string" calcext:value-type="string">
            <text:p>LM026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.01" calcext:value-type="float">
            <text:p>18.01</text:p>
          </table:table-cell>
          <table:table-cell table:formula="of:=([.E1296]-[.D1296])/[.E129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W</text:p>
          </table:table-cell>
          <table:table-cell office:value-type="string" calcext:value-type="string">
            <text:p>LM02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.09" calcext:value-type="float">
            <text:p>20.09</text:p>
          </table:table-cell>
          <table:table-cell table:formula="of:=([.E1297]-[.D1297])/[.E129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</text:p>
          </table:table-cell>
          <table:table-cell office:value-type="string" calcext:value-type="string">
            <text:p>LM02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.14" calcext:value-type="float">
            <text:p>19.14</text:p>
          </table:table-cell>
          <table:table-cell table:formula="of:=([.E1298]-[.D1298])/[.E129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</text:p>
          </table:table-cell>
          <table:table-cell office:value-type="string" calcext:value-type="string">
            <text:p>LM02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.28" calcext:value-type="float">
            <text:p>21.28</text:p>
          </table:table-cell>
          <table:table-cell table:formula="of:=([.E1299]-[.D1299])/[.E129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V</text:p>
          </table:table-cell>
          <table:table-cell office:value-type="string" calcext:value-type="string">
            <text:p>LM02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.13" calcext:value-type="float">
            <text:p>16.13</text:p>
          </table:table-cell>
          <table:table-cell table:formula="of:=([.E1300]-[.D1300])/[.E130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U</text:p>
          </table:table-cell>
          <table:table-cell office:value-type="string" calcext:value-type="string">
            <text:p>LM027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([.E1301]-[.D1301])/[.E130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X</text:p>
          </table:table-cell>
          <table:table-cell office:value-type="string" calcext:value-type="string">
            <text:p>LM027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.65" calcext:value-type="float">
            <text:p>24.65</text:p>
          </table:table-cell>
          <table:table-cell table:formula="of:=([.E1302]-[.D1302])/[.E130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</text:p>
          </table:table-cell>
          <table:table-cell office:value-type="string" calcext:value-type="string">
            <text:p>LM02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.4" calcext:value-type="float">
            <text:p>19.4</text:p>
          </table:table-cell>
          <table:table-cell table:formula="of:=([.E1303]-[.D1303])/[.E130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</text:p>
          </table:table-cell>
          <table:table-cell office:value-type="string" calcext:value-type="string">
            <text:p>LM027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.31" calcext:value-type="float">
            <text:p>24.31</text:p>
          </table:table-cell>
          <table:table-cell table:formula="of:=([.E1304]-[.D1304])/[.E130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W</text:p>
          </table:table-cell>
          <table:table-cell office:value-type="string" calcext:value-type="string">
            <text:p>LM027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.36" calcext:value-type="float">
            <text:p>19.36</text:p>
          </table:table-cell>
          <table:table-cell table:formula="of:=([.E1305]-[.D1305])/[.E130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</text:p>
          </table:table-cell>
          <table:table-cell office:value-type="string" calcext:value-type="string">
            <text:p>LM02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.54" calcext:value-type="float">
            <text:p>17.54</text:p>
          </table:table-cell>
          <table:table-cell table:formula="of:=([.E1306]-[.D1306])/[.E130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</text:p>
          </table:table-cell>
          <table:table-cell office:value-type="string" calcext:value-type="string">
            <text:p>LM027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.43" calcext:value-type="float">
            <text:p>13.43</text:p>
          </table:table-cell>
          <table:table-cell table:formula="of:=([.E1307]-[.D1307])/[.E130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Z</text:p>
          </table:table-cell>
          <table:table-cell office:value-type="string" calcext:value-type="string">
            <text:p>LM02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.32" calcext:value-type="float">
            <text:p>16.32</text:p>
          </table:table-cell>
          <table:table-cell table:formula="of:=([.E1308]-[.D1308])/[.E130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J</text:p>
          </table:table-cell>
          <table:table-cell office:value-type="string" calcext:value-type="string">
            <text:p>LM028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.41" calcext:value-type="float">
            <text:p>14.41</text:p>
          </table:table-cell>
          <table:table-cell table:formula="of:=([.E1309]-[.D1309])/[.E130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X</text:p>
          </table:table-cell>
          <table:table-cell office:value-type="string" calcext:value-type="string">
            <text:p>LM02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.32" calcext:value-type="float">
            <text:p>24.32</text:p>
          </table:table-cell>
          <table:table-cell table:formula="of:=([.E1310]-[.D1310])/[.E131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S</text:p>
          </table:table-cell>
          <table:table-cell office:value-type="string" calcext:value-type="string">
            <text:p>LM028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([.E1311]-[.D1311])/[.E131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V</text:p>
          </table:table-cell>
          <table:table-cell office:value-type="string" calcext:value-type="string">
            <text:p>LM02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.53" calcext:value-type="float">
            <text:p>21.53</text:p>
          </table:table-cell>
          <table:table-cell table:formula="of:=([.E1312]-[.D1312])/[.E131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</text:p>
          </table:table-cell>
          <table:table-cell office:value-type="string" calcext:value-type="string">
            <text:p>LM02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.92" calcext:value-type="float">
            <text:p>15.92</text:p>
          </table:table-cell>
          <table:table-cell table:formula="of:=([.E1313]-[.D1313])/[.E131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Y</text:p>
          </table:table-cell>
          <table:table-cell office:value-type="string" calcext:value-type="string">
            <text:p>LM02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.42" calcext:value-type="float">
            <text:p>15.42</text:p>
          </table:table-cell>
          <table:table-cell table:formula="of:=([.E1314]-[.D1314])/[.E131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U</text:p>
          </table:table-cell>
          <table:table-cell office:value-type="string" calcext:value-type="string">
            <text:p>LM02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.81" calcext:value-type="float">
            <text:p>19.81</text:p>
          </table:table-cell>
          <table:table-cell table:formula="of:=([.E1315]-[.D1315])/[.E131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X</text:p>
          </table:table-cell>
          <table:table-cell office:value-type="string" calcext:value-type="string">
            <text:p>LM02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.29" calcext:value-type="float">
            <text:p>17.29</text:p>
          </table:table-cell>
          <table:table-cell table:formula="of:=([.E1316]-[.D1316])/[.E131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T</text:p>
          </table:table-cell>
          <table:table-cell office:value-type="string" calcext:value-type="string">
            <text:p>LM02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.44" calcext:value-type="float">
            <text:p>19.44</text:p>
          </table:table-cell>
          <table:table-cell table:formula="of:=([.E1317]-[.D1317])/[.E131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</text:p>
          </table:table-cell>
          <table:table-cell office:value-type="string" calcext:value-type="string">
            <text:p>LM029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E1318]-[.D1318])/[.E131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</text:p>
          </table:table-cell>
          <table:table-cell office:value-type="string" calcext:value-type="string">
            <text:p>LM029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.56" calcext:value-type="float">
            <text:p>20.56</text:p>
          </table:table-cell>
          <table:table-cell table:formula="of:=([.E1319]-[.D1319])/[.E131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S</text:p>
          </table:table-cell>
          <table:table-cell office:value-type="string" calcext:value-type="string">
            <text:p>LM029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.94" calcext:value-type="float">
            <text:p>16.94</text:p>
          </table:table-cell>
          <table:table-cell table:formula="of:=([.E1320]-[.D1320])/[.E132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</text:p>
          </table:table-cell>
          <table:table-cell office:value-type="string" calcext:value-type="string">
            <text:p>LM029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.66" calcext:value-type="float">
            <text:p>13.66</text:p>
          </table:table-cell>
          <table:table-cell table:formula="of:=([.E1321]-[.D1321])/[.E132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</text:p>
          </table:table-cell>
          <table:table-cell office:value-type="string" calcext:value-type="string">
            <text:p>LM029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.12" calcext:value-type="float">
            <text:p>17.12</text:p>
          </table:table-cell>
          <table:table-cell table:formula="of:=([.E1322]-[.D1322])/[.E132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</text:p>
          </table:table-cell>
          <table:table-cell office:value-type="string" calcext:value-type="string">
            <text:p>LM025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.53" calcext:value-type="float">
            <text:p>17.53</text:p>
          </table:table-cell>
          <table:table-cell table:formula="of:=([.E1323]-[.D1323])/[.E132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I</text:p>
          </table:table-cell>
          <table:table-cell office:value-type="string" calcext:value-type="string">
            <text:p>LM0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.62" calcext:value-type="float">
            <text:p>24.62</text:p>
          </table:table-cell>
          <table:table-cell table:formula="of:=([.E1324]-[.D1324])/[.E132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W</text:p>
          </table:table-cell>
          <table:table-cell office:value-type="string" calcext:value-type="string">
            <text:p>LM026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.11" calcext:value-type="float">
            <text:p>20.11</text:p>
          </table:table-cell>
          <table:table-cell table:formula="of:=([.E1325]-[.D1325])/[.E132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</text:p>
          </table:table-cell>
          <table:table-cell office:value-type="string" calcext:value-type="string">
            <text:p>LM026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.38" calcext:value-type="float">
            <text:p>15.38</text:p>
          </table:table-cell>
          <table:table-cell table:formula="of:=([.E1326]-[.D1326])/[.E132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</text:p>
          </table:table-cell>
          <table:table-cell office:value-type="string" calcext:value-type="string">
            <text:p>LM026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E1327]-[.D1327])/[.E132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Z</text:p>
          </table:table-cell>
          <table:table-cell office:value-type="string" calcext:value-type="string">
            <text:p>LM026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.47" calcext:value-type="float">
            <text:p>18.47</text:p>
          </table:table-cell>
          <table:table-cell table:formula="of:=([.E1328]-[.D1328])/[.E132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</text:p>
          </table:table-cell>
          <table:table-cell office:value-type="string" calcext:value-type="string">
            <text:p>LM02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.69" calcext:value-type="float">
            <text:p>17.69</text:p>
          </table:table-cell>
          <table:table-cell table:formula="of:=([.E1329]-[.D1329])/[.E132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S</text:p>
          </table:table-cell>
          <table:table-cell office:value-type="string" calcext:value-type="string">
            <text:p>LM02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3.29" calcext:value-type="float">
            <text:p>23.29</text:p>
          </table:table-cell>
          <table:table-cell table:formula="of:=([.E1330]-[.D1330])/[.E133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V</text:p>
          </table:table-cell>
          <table:table-cell office:value-type="string" calcext:value-type="string">
            <text:p>LM026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.04" calcext:value-type="float">
            <text:p>18.04</text:p>
          </table:table-cell>
          <table:table-cell table:formula="of:=([.E1331]-[.D1331])/[.E133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W</text:p>
          </table:table-cell>
          <table:table-cell office:value-type="string" calcext:value-type="string">
            <text:p>LM026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.73" calcext:value-type="float">
            <text:p>26.73</text:p>
          </table:table-cell>
          <table:table-cell table:formula="of:=([.E1332]-[.D1332])/[.E133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</text:p>
          </table:table-cell>
          <table:table-cell office:value-type="string" calcext:value-type="string">
            <text:p>LM026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.01" calcext:value-type="float">
            <text:p>18.01</text:p>
          </table:table-cell>
          <table:table-cell table:formula="of:=([.E1333]-[.D1333])/[.E133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M</text:p>
          </table:table-cell>
          <table:table-cell office:value-type="string" calcext:value-type="string">
            <text:p>LM0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.09" calcext:value-type="float">
            <text:p>20.09</text:p>
          </table:table-cell>
          <table:table-cell table:formula="of:=([.E1334]-[.D1334])/[.E133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</text:p>
          </table:table-cell>
          <table:table-cell office:value-type="string" calcext:value-type="string">
            <text:p>LM0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.14" calcext:value-type="float">
            <text:p>19.14</text:p>
          </table:table-cell>
          <table:table-cell table:formula="of:=([.E1335]-[.D1335])/[.E133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</text:p>
          </table:table-cell>
          <table:table-cell office:value-type="string" calcext:value-type="string">
            <text:p>LM02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1.28" calcext:value-type="float">
            <text:p>21.28</text:p>
          </table:table-cell>
          <table:table-cell table:formula="of:=([.E1336]-[.D1336])/[.E133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Y</text:p>
          </table:table-cell>
          <table:table-cell office:value-type="string" calcext:value-type="string">
            <text:p>LM02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.13" calcext:value-type="float">
            <text:p>16.13</text:p>
          </table:table-cell>
          <table:table-cell table:formula="of:=([.E1337]-[.D1337])/[.E133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Y</text:p>
          </table:table-cell>
          <table:table-cell office:value-type="string" calcext:value-type="string">
            <text:p>LM027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([.E1338]-[.D1338])/[.E133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</text:p>
          </table:table-cell>
          <table:table-cell office:value-type="string" calcext:value-type="string">
            <text:p>LM02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.65" calcext:value-type="float">
            <text:p>24.65</text:p>
          </table:table-cell>
          <table:table-cell table:formula="of:=([.E1339]-[.D1339])/[.E133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</text:p>
          </table:table-cell>
          <table:table-cell office:value-type="string" calcext:value-type="string">
            <text:p>LM027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.4" calcext:value-type="float">
            <text:p>19.4</text:p>
          </table:table-cell>
          <table:table-cell table:formula="of:=([.E1340]-[.D1340])/[.E134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U</text:p>
          </table:table-cell>
          <table:table-cell office:value-type="string" calcext:value-type="string">
            <text:p>LM02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.31" calcext:value-type="float">
            <text:p>24.31</text:p>
          </table:table-cell>
          <table:table-cell table:formula="of:=([.E1341]-[.D1341])/[.E134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</text:p>
          </table:table-cell>
          <table:table-cell office:value-type="string" calcext:value-type="string">
            <text:p>LM027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.36" calcext:value-type="float">
            <text:p>19.36</text:p>
          </table:table-cell>
          <table:table-cell table:formula="of:=([.E1342]-[.D1342])/[.E134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W</text:p>
          </table:table-cell>
          <table:table-cell office:value-type="string" calcext:value-type="string">
            <text:p>LM027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.54" calcext:value-type="float">
            <text:p>17.54</text:p>
          </table:table-cell>
          <table:table-cell table:formula="of:=([.E1343]-[.D1343])/[.E134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</text:p>
          </table:table-cell>
          <table:table-cell office:value-type="string" calcext:value-type="string">
            <text:p>LM027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.43" calcext:value-type="float">
            <text:p>13.43</text:p>
          </table:table-cell>
          <table:table-cell table:formula="of:=([.E1344]-[.D1344])/[.E134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X</text:p>
          </table:table-cell>
          <table:table-cell office:value-type="string" calcext:value-type="string">
            <text:p>LM02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.32" calcext:value-type="float">
            <text:p>16.32</text:p>
          </table:table-cell>
          <table:table-cell table:formula="of:=([.E1345]-[.D1345])/[.E134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LM028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.41" calcext:value-type="float">
            <text:p>14.41</text:p>
          </table:table-cell>
          <table:table-cell table:formula="of:=([.E1346]-[.D1346])/[.E134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N</text:p>
          </table:table-cell>
          <table:table-cell office:value-type="string" calcext:value-type="string">
            <text:p>LM02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.32" calcext:value-type="float">
            <text:p>24.32</text:p>
          </table:table-cell>
          <table:table-cell table:formula="of:=([.E1347]-[.D1347])/[.E134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</text:p>
          </table:table-cell>
          <table:table-cell office:value-type="string" calcext:value-type="string">
            <text:p>LM028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([.E1348]-[.D1348])/[.E134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</text:p>
          </table:table-cell>
          <table:table-cell office:value-type="string" calcext:value-type="string">
            <text:p>LM02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1.53" calcext:value-type="float">
            <text:p>21.53</text:p>
          </table:table-cell>
          <table:table-cell table:formula="of:=([.E1349]-[.D1349])/[.E134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O</text:p>
          </table:table-cell>
          <table:table-cell office:value-type="string" calcext:value-type="string">
            <text:p>LM028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.92" calcext:value-type="float">
            <text:p>15.92</text:p>
          </table:table-cell>
          <table:table-cell table:formula="of:=([.E1350]-[.D1350])/[.E135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</text:p>
          </table:table-cell>
          <table:table-cell office:value-type="string" calcext:value-type="string">
            <text:p>LM028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.42" calcext:value-type="float">
            <text:p>15.42</text:p>
          </table:table-cell>
          <table:table-cell table:formula="of:=([.E1351]-[.D1351])/[.E135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K</text:p>
          </table:table-cell>
          <table:table-cell office:value-type="string" calcext:value-type="string">
            <text:p>LM028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.81" calcext:value-type="float">
            <text:p>19.81</text:p>
          </table:table-cell>
          <table:table-cell table:formula="of:=([.E1352]-[.D1352])/[.E135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I</text:p>
          </table:table-cell>
          <table:table-cell office:value-type="string" calcext:value-type="string">
            <text:p>LM028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.29" calcext:value-type="float">
            <text:p>17.29</text:p>
          </table:table-cell>
          <table:table-cell table:formula="of:=([.E1353]-[.D1353])/[.E135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V</text:p>
          </table:table-cell>
          <table:table-cell office:value-type="string" calcext:value-type="string">
            <text:p>LM028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.44" calcext:value-type="float">
            <text:p>19.44</text:p>
          </table:table-cell>
          <table:table-cell table:formula="of:=([.E1354]-[.D1354])/[.E135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T</text:p>
          </table:table-cell>
          <table:table-cell office:value-type="string" calcext:value-type="string">
            <text:p>LM029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E1355]-[.D1355])/[.E135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LM029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.56" calcext:value-type="float">
            <text:p>20.56</text:p>
          </table:table-cell>
          <table:table-cell table:formula="of:=([.E1356]-[.D1356])/[.E135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</text:p>
          </table:table-cell>
          <table:table-cell office:value-type="string" calcext:value-type="string">
            <text:p>LM029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.94" calcext:value-type="float">
            <text:p>16.94</text:p>
          </table:table-cell>
          <table:table-cell table:formula="of:=([.E1357]-[.D1357])/[.E135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</text:p>
          </table:table-cell>
          <table:table-cell office:value-type="string" calcext:value-type="string">
            <text:p>LM029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.66" calcext:value-type="float">
            <text:p>13.66</text:p>
          </table:table-cell>
          <table:table-cell table:formula="of:=([.E1358]-[.D1358])/[.E135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LM029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.12" calcext:value-type="float">
            <text:p>17.12</text:p>
          </table:table-cell>
          <table:table-cell table:formula="of:=([.E1359]-[.D1359])/[.E135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7:19:23.674646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4T17:20:23.520048416</dc:date>
    <meta:editing-duration>PT10H58M17S</meta:editing-duration>
    <meta:editing-cycles>118</meta:editing-cycles>
    <meta:generator>LibreOffice/5.2.7.2$Linux_X86_64 LibreOffice_project/20m0$Build-2</meta:generator>
    <meta:document-statistic meta:table-count="1" meta:cell-count="11772" meta:object-count="0"/>
  </office:meta>
</office:document-meta>
</file>